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aksaman" svg:font-family="Laksama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2.2866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6327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3.1126in"/>
    </style:style>
    <style:style style:name="co12" style:family="table-column">
      <style:table-column-properties fo:break-before="auto" style:column-width="4.4209in"/>
    </style:style>
    <style:style style:name="co13" style:family="table-column">
      <style:table-column-properties fo:break-before="auto" style:column-width="2.3083in"/>
    </style:style>
    <style:style style:name="co14" style:family="table-column">
      <style:table-column-properties fo:break-before="auto" style:column-width="2.4154in"/>
    </style:style>
    <style:style style:name="co15" style:family="table-column">
      <style:table-column-properties fo:break-before="auto" style:column-width="13.1055in"/>
    </style:style>
    <style:style style:name="co16" style:family="table-column">
      <style:table-column-properties fo:break-before="auto" style:column-width="1.6756in"/>
    </style:style>
    <style:style style:name="co17" style:family="table-column">
      <style:table-column-properties fo:break-before="auto" style:column-width="2.4902in"/>
    </style:style>
    <style:style style:name="co18" style:family="table-column">
      <style:table-column-properties fo:break-before="auto" style:column-width="3.6807in"/>
    </style:style>
    <style:style style:name="co19" style:family="table-column">
      <style:table-column-properties fo:break-before="auto" style:column-width="3.6591in"/>
    </style:style>
    <style:style style:name="co20" style:family="table-column">
      <style:table-column-properties fo:break-before="auto" style:column-width="3.6272in"/>
    </style:style>
    <style:style style:name="co21" style:family="table-column">
      <style:table-column-properties fo:break-before="auto" style:column-width="2.3618in"/>
    </style:style>
    <style:style style:name="co22" style:family="table-column">
      <style:table-column-properties fo:break-before="auto" style:column-width="3.6701in"/>
    </style:style>
    <style:style style:name="co23" style:family="table-column">
      <style:table-column-properties fo:break-before="auto" style:column-width="3.702in"/>
    </style:style>
    <style:style style:name="co24" style:family="table-column">
      <style:table-column-properties fo:break-before="auto" style:column-width="3.8201in"/>
    </style:style>
    <style:style style:name="co25" style:family="table-column">
      <style:table-column-properties fo:break-before="auto" style:column-width="3.3693in"/>
    </style:style>
    <style:style style:name="co26" style:family="table-column">
      <style:table-column-properties fo:break-before="auto" style:column-width="4.6244in"/>
    </style:style>
    <style:style style:name="co27" style:family="table-column">
      <style:table-column-properties fo:break-before="auto" style:column-width="2.5016in"/>
    </style:style>
    <style:style style:name="co28" style:family="table-column">
      <style:table-column-properties fo:break-before="auto" style:column-width="2.8445in"/>
    </style:style>
    <style:style style:name="co29" style:family="table-column">
      <style:table-column-properties fo:break-before="auto" style:column-width="2.8547in"/>
    </style:style>
    <style:style style:name="co30" style:family="table-column">
      <style:table-column-properties fo:break-before="auto" style:column-width="1.9437in"/>
    </style:style>
    <style:style style:name="co31" style:family="table-column">
      <style:table-column-properties fo:break-before="auto" style:column-width="2.0189in"/>
    </style:style>
    <style:style style:name="co32" style:family="table-column">
      <style:table-column-properties fo:break-before="auto" style:column-width="1.9543in"/>
    </style:style>
    <style:style style:name="co33" style:family="table-column">
      <style:table-column-properties fo:break-before="auto" style:column-width="5.1709in"/>
    </style:style>
    <style:style style:name="co34" style:family="table-column">
      <style:table-column-properties fo:break-before="auto" style:column-width="3.0374in"/>
    </style:style>
    <style:style style:name="co35" style:family="table-column">
      <style:table-column-properties fo:break-before="auto" style:column-width="2.072in"/>
    </style:style>
    <style:style style:name="co36" style:family="table-column">
      <style:table-column-properties fo:break-before="auto" style:column-width="2.0291in"/>
    </style:style>
    <style:style style:name="co37" style:family="table-column">
      <style:table-column-properties fo:break-before="auto" style:column-width="2.0508in"/>
    </style:style>
    <style:style style:name="co38" style:family="table-column">
      <style:table-column-properties fo:break-before="auto" style:column-width="1.9654in"/>
    </style:style>
    <style:style style:name="co39" style:family="table-column">
      <style:table-column-properties fo:break-before="auto" style:column-width="1.0327in"/>
    </style:style>
    <style:style style:name="co40" style:family="table-column">
      <style:table-column-properties fo:break-before="auto" style:column-width="1.3756in"/>
    </style:style>
    <style:style style:name="co41" style:family="table-column">
      <style:table-column-properties fo:break-before="auto" style:column-width="2.222in"/>
    </style:style>
    <style:style style:name="co42" style:family="table-column">
      <style:table-column-properties fo:break-before="auto" style:column-width="3.7882in"/>
    </style:style>
    <style:style style:name="co43" style:family="table-column">
      <style:table-column-properties fo:break-before="auto" style:column-width="2.7799in"/>
    </style:style>
    <style:style style:name="co44" style:family="table-column">
      <style:table-column-properties fo:break-before="auto" style:column-width="2.9945in"/>
    </style:style>
    <style:style style:name="co45" style:family="table-column">
      <style:table-column-properties fo:break-before="auto" style:column-width="3.1661in"/>
    </style:style>
    <style:style style:name="co46" style:family="table-column">
      <style:table-column-properties fo:break-before="auto" style:column-width="1.2146in"/>
    </style:style>
    <style:style style:name="co47" style:family="table-column">
      <style:table-column-properties fo:break-before="auto" style:column-width="5.6752in"/>
    </style:style>
    <style:style style:name="co48" style:family="table-column">
      <style:table-column-properties fo:break-before="auto" style:column-width="1.611in"/>
    </style:style>
    <style:style style:name="co49" style:family="table-column">
      <style:table-column-properties fo:break-before="auto" style:column-width="2.5118in"/>
    </style:style>
    <style:style style:name="co50" style:family="table-column">
      <style:table-column-properties fo:break-before="auto" style:column-width="6.7043in"/>
    </style:style>
    <style:style style:name="co51" style:family="table-column">
      <style:table-column-properties fo:break-before="auto" style:column-width="3.9701in"/>
    </style:style>
    <style:style style:name="co52" style:family="table-column">
      <style:table-column-properties fo:break-before="auto" style:column-width="1.4937in"/>
    </style:style>
    <style:style style:name="co53" style:family="table-column">
      <style:table-column-properties fo:break-before="auto" style:column-width="1.1717in"/>
    </style:style>
    <style:style style:name="co54" style:family="table-column">
      <style:table-column-properties fo:break-before="auto" style:column-width="0.4217in"/>
    </style:style>
    <style:style style:name="co55" style:family="table-column">
      <style:table-column-properties fo:break-before="auto" style:column-width="2.6618in"/>
    </style:style>
    <style:style style:name="co56" style:family="table-column">
      <style:table-column-properties fo:break-before="auto" style:column-width="1.4291in"/>
    </style:style>
    <style:style style:name="co57" style:family="table-column">
      <style:table-column-properties fo:break-before="auto" style:column-width="0.5283in"/>
    </style:style>
    <style:style style:name="co5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0.99pt solid #000000" fo:border-left="none" fo:border-right="none" fo:border-top="none"/>
    </style:style>
    <style:style style:name="ce1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02_OCA_Bamako_Health_Facility_v_0_5_-_latest_version_-_EN_-_2021-02-26-03-45-0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1"/>
        <table:table-column table:style-name="co5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today</text:p>
          </table:table-cell>
          <table:table-cell office:value-type="string" calcext:value-type="string">
            <text:p>deviceid</text:p>
          </table:table-cell>
          <table:table-cell office:value-type="string" calcext:value-type="string">
            <text:p>simserial</text:p>
          </table:table-cell>
          <table:table-cell office:value-type="string" calcext:value-type="string">
            <text:p>subscriberid</text:p>
          </table:table-cell>
          <table:table-cell office:value-type="string" calcext:value-type="string">
            <text:p>Name of data collecto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mmune</text:p>
          </table:table-cell>
          <table:table-cell office:value-type="string" calcext:value-type="string">
            <text:p>Name of quartier</text:p>
          </table:table-cell>
          <table:table-cell table:number-columns-repeated="2" office:value-type="string" calcext:value-type="string">
            <text:p>Name of sector</text:p>
          </table:table-cell>
          <table:table-cell office:value-type="string" calcext:value-type="string">
            <text:p>Geopoint of health facility</text:p>
          </table:table-cell>
          <table:table-cell office:value-type="string" calcext:value-type="string">
            <text:p>_Geopoint of health facility_latitude</text:p>
          </table:table-cell>
          <table:table-cell office:value-type="string" calcext:value-type="string">
            <text:p>_Geopoint of health facility_longitude</text:p>
          </table:table-cell>
          <table:table-cell office:value-type="string" calcext:value-type="string">
            <text:p>_Geopoint of health facility_altitude</text:p>
          </table:table-cell>
          <table:table-cell office:value-type="string" calcext:value-type="string">
            <text:p>_Geopoint of health facility_precision</text:p>
          </table:table-cell>
          <table:table-cell office:value-type="string" calcext:value-type="string">
            <text:p>Nature of the facility</text:p>
          </table:table-cell>
          <table:table-cell office:value-type="string" calcext:value-type="string">
            <text:p>Type of the facility</text:p>
          </table:table-cell>
          <table:table-cell office:value-type="string" calcext:value-type="string">
            <text:p>What is the nature of the heath facility</text:p>
          </table:table-cell>
          <table:table-cell office:value-type="string" calcext:value-type="string">
            <text:p>What is the scope of services provided by health facility?</text:p>
          </table:table-cell>
          <table:table-cell office:value-type="string" calcext:value-type="string">
            <text:p>What is the ancillary services provided by health facility?</text:p>
          </table:table-cell>
          <table:table-cell office:value-type="string" calcext:value-type="string">
            <text:p>What is the type of the services provided by the facility?</text:p>
          </table:table-cell>
          <table:table-cell office:value-type="string" calcext:value-type="string">
            <text:p>Number of beds in the health facility</text:p>
          </table:table-cell>
          <table:table-cell office:value-type="string" calcext:value-type="string">
            <text:p>Average number of patients per day, disaggregated (total)</text:p>
          </table:table-cell>
          <table:table-cell office:value-type="string" calcext:value-type="string">
            <text:p>Average number of patients per day, disaggregated (male)</text:p>
          </table:table-cell>
          <table:table-cell office:value-type="string" calcext:value-type="string">
            <text:p>Average number of patients per day, disaggregated (female)</text:p>
          </table:table-cell>
          <table:table-cell office:value-type="string" calcext:value-type="string">
            <text:p>Does this medical facility offer emergency services?</text:p>
          </table:table-cell>
          <table:table-cell office:value-type="string" calcext:value-type="string">
            <text:p>Does this facility offer dispensing prescription medication? (in pharmacy)</text:p>
          </table:table-cell>
          <table:table-cell office:value-type="string" calcext:value-type="string">
            <text:p>Opening days and times</text:p>
          </table:table-cell>
          <table:table-cell office:value-type="string" calcext:value-type="string">
            <text:p>Opening days and times/Mo-Fri 07:30-13:30</text:p>
          </table:table-cell>
          <table:table-cell office:value-type="string" calcext:value-type="string">
            <text:p>Opening days and times/Mo-Sa 07:30-15:00</text:p>
          </table:table-cell>
          <table:table-cell office:value-type="string" calcext:value-type="string">
            <text:p>Opening days and times/Mo-Fri 08:00-17:00</text:p>
          </table:table-cell>
          <table:table-cell office:value-type="string" calcext:value-type="string">
            <text:p>Opening days and times/Mo-Fri 09:00-17:00</text:p>
          </table:table-cell>
          <table:table-cell office:value-type="string" calcext:value-type="string">
            <text:p>Opening days and times/Mo-Su 07:00-20:00</text:p>
          </table:table-cell>
          <table:table-cell office:value-type="string" calcext:value-type="string">
            <text:p>Opening days and times/Mo-Fri 07:00-13:30</text:p>
          </table:table-cell>
          <table:table-cell office:value-type="string" calcext:value-type="string">
            <text:p>Opening days and times/24/7</text:p>
          </table:table-cell>
          <table:table-cell office:value-type="string" calcext:value-type="string">
            <text:p>Opening days and times/Other</text:p>
          </table:table-cell>
          <table:table-cell office:value-type="string" calcext:value-type="string">
            <text:p>What type of operator is this?</text:p>
          </table:table-cell>
          <table:table-cell office:value-type="string" calcext:value-type="string">
            <text:p>What is the name of the operator?</text:p>
          </table:table-cell>
          <table:table-cell office:value-type="string" calcext:value-type="string">
            <text:p>What is the health care specialty of this facility</text:p>
          </table:table-cell>
          <table:table-cell office:value-type="string" calcext:value-type="string">
            <text:p>What is the number of doctors?</text:p>
          </table:table-cell>
          <table:table-cell office:value-type="string" calcext:value-type="string">
            <text:p>What is the number of nurses?</text:p>
          </table:table-cell>
          <table:table-cell office:value-type="string" calcext:value-type="string">
            <text:p>Phone number of health facility</text:p>
          </table:table-cell>
          <table:table-cell office:value-type="string" calcext:value-type="string">
            <text:p>Does the facility have toilets?</text:p>
          </table:table-cell>
          <table:table-cell office:value-type="string" calcext:value-type="string">
            <text:p>Type of facility</text:p>
          </table:table-cell>
          <table:table-cell office:value-type="string" calcext:value-type="string">
            <text:p>Is the facility usable</text:p>
          </table:table-cell>
          <table:table-cell office:value-type="string" calcext:value-type="string">
            <text:p>Is the facility separated boys/girls</text:p>
          </table:table-cell>
          <table:table-cell office:value-type="string" calcext:value-type="string">
            <text:p>Is the facility equiped for menstrual hygiene management</text:p>
          </table:table-cell>
          <table:table-cell office:value-type="string" calcext:value-type="string">
            <text:p>Is facility separated for staff and non staff?</text:p>
          </table:table-cell>
          <table:table-cell office:value-type="string" calcext:value-type="string">
            <text:p>Is <text:s/>the facility meet needs for limited mobility?</text:p>
          </table:table-cell>
          <table:table-cell office:value-type="string" calcext:value-type="string">
            <text:p>Is there existance of handwashing at the facility?</text:p>
          </table:table-cell>
          <table:table-cell office:value-type="string" calcext:value-type="string">
            <text:p>If yes, How many</text:p>
          </table:table-cell>
          <table:table-cell office:value-type="string" calcext:value-type="string">
            <text:p>Does the facility has Station with basin, soap and water / OR with alcohol-based hand rub</text:p>
          </table:table-cell>
          <table:table-cell office:value-type="string" calcext:value-type="string">
            <text:p>Is the station within 5 meters of toilets</text:p>
          </table:table-cell>
          <table:table-cell office:value-type="string" calcext:value-type="string">
            <text:p>Is there existance of a water point?</text:p>
          </table:table-cell>
          <table:table-cell office:value-type="string" calcext:value-type="string">
            <text:p>Is the facility improved?</text:p>
          </table:table-cell>
          <table:table-cell office:value-type="string" calcext:value-type="string">
            <text:p>Is water located on school premises?</text:p>
          </table:table-cell>
          <table:table-cell office:value-type="string" calcext:value-type="string">
            <text:p>WASH package management, O&amp;M and financing</text:p>
          </table:table-cell>
          <table:table-cell office:value-type="string" calcext:value-type="string">
            <text:p>Is there a dedicated person for maintenance/cleaning facilities</text:p>
          </table:table-cell>
          <table:table-cell office:value-type="string" calcext:value-type="string">
            <text:p>Frequency of cleaning</text:p>
          </table:table-cell>
          <table:table-cell office:value-type="string" calcext:value-type="string">
            <text:p>Latrine Emptying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_uuid</text:p>
          </table:table-cell>
          <table:table-cell table:style-name="Default" office:value-type="string" calcext:value-type="string">
            <text:p>_submission_time</text:p>
          </table:table-cell>
          <table:table-cell office:value-type="string" calcext:value-type="string">
            <text:p>_validation_status</text:p>
          </table:table-cell>
          <table:table-cell office:value-type="string" calcext:value-type="string">
            <text:p>_index</text:p>
          </table:table-cell>
        </table:table-row>
        <table:table-row table:style-name="ro1">
          <table:table-cell office:value-type="string" calcext:value-type="string">
            <text:p>2021-02-08T13:54:17.549Z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collect:YOr78JsZpLkhP6SJ</text:p>
          </table:table-cell>
          <table:table-cell table:number-columns-repeated="2"/>
          <table:table-cell office:value-type="string" calcext:value-type="string">
            <text:p>Mahamady Camar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Hamdallaye</text:p>
          </table:table-cell>
          <table:table-cell/>
          <table:table-cell office:value-type="string" calcext:value-type="string">
            <text:p>Clinique Kabala </text:p>
          </table:table-cell>
          <table:table-cell office:value-type="string" calcext:value-type="string">
            <text:p>12.6394259 -8.0237305 366.2478603924306 3.95</text:p>
          </table:table-cell>
          <table:table-cell office:value-type="float" office:value="12.6394259" calcext:value-type="float">
            <text:p>12.6394259</text:p>
          </table:table-cell>
          <table:table-cell office:value-type="float" office:value="-8.0237305" calcext:value-type="float">
            <text:p>-8.0237305</text:p>
          </table:table-cell>
          <table:table-cell office:value-type="float" office:value="366.247860392431" calcext:value-type="float">
            <text:p>366.247860392431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Clinique Kabala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table:number-columns-repeated="42"/>
          <table:table-cell office:value-type="float" office:value="186" calcext:value-type="float">
            <text:p>186</text:p>
          </table:table-cell>
          <table:table-cell office:value-type="string" calcext:value-type="string">
            <text:p>fb3ebb8c-cee6-4413-98b4-010ad5577b9c</text:p>
          </table:table-cell>
          <table:table-cell office:value-type="string" calcext:value-type="string">
            <text:p>2021-02-08T17:24: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-02-09T09:17:29.181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 terminus</text:p>
          </table:table-cell>
          <table:table-cell office:value-type="string" calcext:value-type="string">
            <text:p>12.642245 -8.0403767 362.9930099068132 1.58</text:p>
          </table:table-cell>
          <table:table-cell office:value-type="float" office:value="12.642245" calcext:value-type="float">
            <text:p>12.642245</text:p>
          </table:table-cell>
          <table:table-cell office:value-type="float" office:value="-8.0403767" calcext:value-type="float">
            <text:p>-8.0403767</text:p>
          </table:table-cell>
          <table:table-cell office:value-type="float" office:value="362.993009906813" calcext:value-type="float">
            <text:p>362.993009906813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Clinique m├Òdicale eurek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295502" calcext:value-type="float">
            <text:p>202955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table:number-columns-repeated="8"/>
          <table:table-cell office:value-type="float" office:value="310" calcext:value-type="float">
            <text:p>310</text:p>
          </table:table-cell>
          <table:table-cell office:value-type="string" calcext:value-type="string">
            <text:p>3eaacb0d-f9bb-4e48-b62e-fa46ca622ed7</text:p>
          </table:table-cell>
          <table:table-cell office:value-type="string" calcext:value-type="string">
            <text:p>2021-02-09T15:53:2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1-02-09T09:26:36.515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</text:p>
          </table:table-cell>
          <table:table-cell office:value-type="string" calcext:value-type="string">
            <text:p>12.6421583 -8.0360517 368.41571875217903 1.371</text:p>
          </table:table-cell>
          <table:table-cell office:value-type="float" office:value="12.6421583" calcext:value-type="float">
            <text:p>12.6421583</text:p>
          </table:table-cell>
          <table:table-cell office:value-type="float" office:value="-8.0360517" calcext:value-type="float">
            <text:p>-8.0360517</text:p>
          </table:table-cell>
          <table:table-cell office:value-type="float" office:value="368.415718752179" calcext:value-type="float">
            <text:p>368.415718752179</text:p>
          </table:table-cell>
          <table:table-cell office:value-type="float" office:value="1.371" calcext:value-type="float">
            <text:p>1.371</text:p>
          </table:table-cell>
          <table:table-cell office:value-type="string" calcext:value-type="string">
            <text:p>Clinique horizon sant├Ò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urgery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29674" calcext:value-type="float">
            <text:p>20296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string" calcext:value-type="string">
            <text:p>1914b79a-b7f4-474c-b00a-ab8e00145e32</text:p>
          </table:table-cell>
          <table:table-cell office:value-type="string" calcext:value-type="string">
            <text:p>2021-02-09T15:53:2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1-02-09T09:45:30.491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</text:p>
          </table:table-cell>
          <table:table-cell office:value-type="string" calcext:value-type="string">
            <text:p>12.64394 -8.032795 355.7945137865085 1.4</text:p>
          </table:table-cell>
          <table:table-cell office:value-type="float" office:value="12.64394" calcext:value-type="float">
            <text:p>12.64394</text:p>
          </table:table-cell>
          <table:table-cell office:value-type="float" office:value="-8.032795" calcext:value-type="float">
            <text:p>-8.032795</text:p>
          </table:table-cell>
          <table:table-cell office:value-type="float" office:value="355.794513786508" calcext:value-type="float">
            <text:p>355.79451378650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inique m├Òdicale sissmed sant├Ò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├Ò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74040" calcext:value-type="float">
            <text:p>207740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33b15ee-5bf9-47a6-b555-b7a08114a49a</text:p>
          </table:table-cell>
          <table:table-cell office:value-type="string" calcext:value-type="string">
            <text:p>2021-02-09T15:53: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-02-09T09:06:58.496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KvfuVGFOmCFXRwJk</text:p>
          </table:table-cell>
          <table:table-cell table:number-columns-repeated="2"/>
          <table:table-cell office:value-type="string" calcext:value-type="string">
            <text:p>Fatoumata Kayenta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Djikoroni-Para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12.6272883 -8.0159633 328.6 2.66</text:p>
          </table:table-cell>
          <table:table-cell office:value-type="float" office:value="12.6272883" calcext:value-type="float">
            <text:p>12.6272883</text:p>
          </table:table-cell>
          <table:table-cell office:value-type="float" office:value="-8.0159633" calcext:value-type="float">
            <text:p>-8.0159633</text:p>
          </table:table-cell>
          <table:table-cell office:value-type="float" office:value="328.6" calcext:value-type="float">
            <text:p>328.6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Clinique m├Òdicale Mosart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Pediatric car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Check Oumar Diallo</text:p>
          </table:table-cell>
          <table:table-cell office:value-type="string" calcext:value-type="string">
            <text:p>Paediatrics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793688" calcext:value-type="float">
            <text:p>207936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0e76e9bd-917e-4a43-aa0c-28a12a7f11b5</text:p>
          </table:table-cell>
          <table:table-cell office:value-type="string" calcext:value-type="string">
            <text:p>2021-02-09T16:19:32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1-02-09T14:38:41.160Z</text:p>
          </table:table-cell>
          <table:table-cell office:value-type="string" calcext:value-type="string">
            <text:p>2021-02-09</text:p>
          </table:table-cell>
          <table:table-cell office:value-type="float" office:value="357470096398437" calcext:value-type="float">
            <text:p>357470096398437</text:p>
          </table:table-cell>
          <table:table-cell office:value-type="float" office:value="8.92230205062059E+018" calcext:value-type="float">
            <text:p>8.92230205062059E+018</text:p>
          </table:table-cell>
          <table:table-cell office:value-type="float" office:value="610025062059459" calcext:value-type="float">
            <text:p>610025062059459</text:p>
          </table:table-cell>
          <table:table-cell office:value-type="string" calcext:value-type="string">
            <text:p>Kadidia Coulibal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8124889805913 -7.997382860630751 398.0 7.0</text:p>
          </table:table-cell>
          <table:table-cell office:value-type="float" office:value="12.5812488980591" calcext:value-type="float">
            <text:p>12.5812488980591</text:p>
          </table:table-cell>
          <table:table-cell office:value-type="float" office:value="-7.99738286063075" calcext:value-type="float">
            <text:p>-7.99738286063075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binet m├Òdical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Djinta Mamadou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916162" calcext:value-type="float">
            <text:p>769161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1608973-0505-4107-859a-38f73a70fc7b</text:p>
          </table:table-cell>
          <table:table-cell office:value-type="string" calcext:value-type="string">
            <text:p>2021-02-09T16:38:1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1-02-09T15:27:07.408Z</text:p>
          </table:table-cell>
          <table:table-cell office:value-type="string" calcext:value-type="string">
            <text:p>2021-02-09</text:p>
          </table:table-cell>
          <table:table-cell office:value-type="float" office:value="357470096398437" calcext:value-type="float">
            <text:p>357470096398437</text:p>
          </table:table-cell>
          <table:table-cell office:value-type="float" office:value="8.92230205062059E+018" calcext:value-type="float">
            <text:p>8.92230205062059E+018</text:p>
          </table:table-cell>
          <table:table-cell office:value-type="float" office:value="610025062059459" calcext:value-type="float">
            <text:p>610025062059459</text:p>
          </table:table-cell>
          <table:table-cell office:value-type="string" calcext:value-type="string">
            <text:p>Kadidia Coulibal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82093751989305 -7.998570743948221 404.0 5.0</text:p>
          </table:table-cell>
          <table:table-cell office:value-type="float" office:value="12.5820937519893" calcext:value-type="float">
            <text:p>12.5820937519893</text:p>
          </table:table-cell>
          <table:table-cell office:value-type="float" office:value="-7.99857074394822" calcext:value-type="float">
            <text:p>-7.99857074394822</text:p>
          </table:table-cell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binet m├Òdical "ASSO"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Abdoulaye Niab├Òl├Ò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6040693" calcext:value-type="float">
            <text:p>760406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53ae79bd-a39f-4995-b5c6-9a448ed78adc</text:p>
          </table:table-cell>
          <table:table-cell office:value-type="string" calcext:value-type="string">
            <text:p>2021-02-09T16:38:1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1-02-09T09:24:39.952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 30 m├¿tre</text:p>
          </table:table-cell>
          <table:table-cell office:value-type="string" calcext:value-type="string">
            <text:p>12.5696834 -7.9803283 345.6 3.66</text:p>
          </table:table-cell>
          <table:table-cell office:value-type="float" office:value="12.5696834" calcext:value-type="float">
            <text:p>12.5696834</text:p>
          </table:table-cell>
          <table:table-cell office:value-type="float" office:value="-7.9803283" calcext:value-type="float">
            <text:p>-7.9803283</text:p>
          </table:table-cell>
          <table:table-cell office:value-type="float" office:value="345.6" calcext:value-type="float">
            <text:p>345.6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Cabinet m├Òdica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M├Òdical Touroucina</text:p>
          </table:table-cell>
          <table:table-cell office:value-type="string" calcext:value-type="string">
            <text:p>Gener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777227" calcext:value-type="float">
            <text:p>207772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f087c0d1-0d1b-4ae1-a03e-d338e6c0ba76</text:p>
          </table:table-cell>
          <table:table-cell office:value-type="string" calcext:value-type="string">
            <text:p>2021-02-09T17:10:58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1-02-09T10:15:23.917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</text:p>
          </table:table-cell>
          <table:table-cell office:value-type="string" calcext:value-type="string">
            <text:p>12.567295 -7.9811617 356.0 3.985</text:p>
          </table:table-cell>
          <table:table-cell office:value-type="float" office:value="12.567295" calcext:value-type="float">
            <text:p>12.567295</text:p>
          </table:table-cell>
          <table:table-cell office:value-type="float" office:value="-7.9811617" calcext:value-type="float">
            <text:p>-7.9811617</text:p>
          </table:table-cell>
          <table:table-cell office:value-type="float" office:value="356" calcext:value-type="float">
            <text:p>356</text:p>
          </table:table-cell>
          <table:table-cell office:value-type="float" office:value="3.985" calcext:value-type="float">
            <text:p>3.985</text:p>
          </table:table-cell>
          <table:table-cell office:value-type="string" calcext:value-type="string">
            <text:p>Cabinet m├Òdical Doniya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16"/>
          <table:table-cell office:value-type="string" calcext:value-type="string">
            <text:p>Clinique m├Òdical</text:p>
          </table:table-cell>
          <table:table-cell office:value-type="string" calcext:value-type="string">
            <text:p>General</text:p>
          </table:table-cell>
          <table:table-cell table:number-columns-repeated="21"/>
          <table:table-cell office:value-type="float" office:value="421" calcext:value-type="float">
            <text:p>421</text:p>
          </table:table-cell>
          <table:table-cell office:value-type="string" calcext:value-type="string">
            <text:p>3a8c862d-777f-4306-847f-a65a2421cbd9</text:p>
          </table:table-cell>
          <table:table-cell office:value-type="string" calcext:value-type="string">
            <text:p>2021-02-09T17:11:01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21-02-09T10:18:51.194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tlhcKmXOf6vUj7hD</text:p>
          </table:table-cell>
          <table:table-cell table:number-columns-repeated="2"/>
          <table:table-cell office:value-type="string" calcext:value-type="string">
            <text:p>Mbaly Doumbi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Banconi</text:p>
          </table:table-cell>
          <table:table-cell office:value-type="string" calcext:value-type="string">
            <text:p>Banconi Dianguinebougou</text:p>
          </table:table-cell>
          <table:table-cell office:value-type="string" calcext:value-type="string">
            <text:p>Banconi dianguinebougou</text:p>
          </table:table-cell>
          <table:table-cell office:value-type="string" calcext:value-type="string">
            <text:p>12.6880344 -7.9608207 0.0 2299.999</text:p>
          </table:table-cell>
          <table:table-cell office:value-type="float" office:value="12.6880344" calcext:value-type="float">
            <text:p>12.6880344</text:p>
          </table:table-cell>
          <table:table-cell office:value-type="float" office:value="-7.9608207" calcext:value-type="float">
            <text:p>-7.9608207</text:p>
          </table:table-cell>
          <table:table-cell office:value-type="float" office:value="0" calcext:value-type="float">
            <text:p>0</text:p>
          </table:table-cell>
          <table:table-cell office:value-type="float" office:value="2299.999" calcext:value-type="float">
            <text:p>2299.999</text:p>
          </table:table-cell>
          <table:table-cell office:value-type="string" calcext:value-type="string">
            <text:p>Centre de sant├Ò cherifla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urgery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├Òd├Òration cherifla</text:p>
          </table:table-cell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775636" calcext:value-type="float">
            <text:p>207756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available when needed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7c713060-3f1c-4c23-80b1-ef974863497d</text:p>
          </table:table-cell>
          <table:table-cell office:value-type="string" calcext:value-type="string">
            <text:p>2021-02-09T17:35:57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1-02-09T09:42:05.399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laye</text:p>
          </table:table-cell>
          <table:table-cell office:value-type="string" calcext:value-type="string">
            <text:p>12.6439112 -8.0327677 384.0 5.8</text:p>
          </table:table-cell>
          <table:table-cell office:value-type="float" office:value="12.6439112" calcext:value-type="float">
            <text:p>12.6439112</text:p>
          </table:table-cell>
          <table:table-cell office:value-type="float" office:value="-8.0327677" calcext:value-type="float">
            <text:p>-8.0327677</text:p>
          </table:table-cell>
          <table:table-cell office:value-type="float" office:value="384" calcext:value-type="float">
            <text:p>38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linique m├Òdical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Haliou Sissako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74040" calcext:value-type="float">
            <text:p>207740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dba0fe9c-b76b-4e59-b498-a39d1754322e</text:p>
          </table:table-cell>
          <table:table-cell office:value-type="string" calcext:value-type="string">
            <text:p>2021-02-09T17:49:1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1-02-09T14:01:26.382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laye </text:p>
          </table:table-cell>
          <table:table-cell office:value-type="string" calcext:value-type="string">
            <text:p>12.6550461 -8.0456052 473.0 4.8</text:p>
          </table:table-cell>
          <table:table-cell office:value-type="float" office:value="12.6550461" calcext:value-type="float">
            <text:p>12.6550461</text:p>
          </table:table-cell>
          <table:table-cell office:value-type="float" office:value="-8.0456052" calcext:value-type="float">
            <text:p>-8.0456052</text:p>
          </table:table-cell>
          <table:table-cell office:value-type="float" office:value="473" calcext:value-type="float">
            <text:p>473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Clinique m├Òdical eurek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295502" calcext:value-type="float">
            <text:p>202955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table:number-columns-repeated="8"/>
          <table:table-cell office:value-type="float" office:value="491" calcext:value-type="float">
            <text:p>491</text:p>
          </table:table-cell>
          <table:table-cell office:value-type="string" calcext:value-type="string">
            <text:p>bafe5ded-053b-4759-9583-b1e063007c7b</text:p>
          </table:table-cell>
          <table:table-cell office:value-type="string" calcext:value-type="string">
            <text:p>2021-02-09T17:49:15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21-02-09T14:18:19.83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laye </text:p>
          </table:table-cell>
          <table:table-cell office:value-type="string" calcext:value-type="string">
            <text:p>12.6550713 -8.045629 473.0 7.333</text:p>
          </table:table-cell>
          <table:table-cell office:value-type="float" office:value="12.6550713" calcext:value-type="float">
            <text:p>12.6550713</text:p>
          </table:table-cell>
          <table:table-cell office:value-type="float" office:value="-8.045629" calcext:value-type="float">
            <text:p>-8.045629</text:p>
          </table:table-cell>
          <table:table-cell office:value-type="float" office:value="473" calcext:value-type="float">
            <text:p>473</text:p>
          </table:table-cell>
          <table:table-cell office:value-type="float" office:value="7.333" calcext:value-type="float">
            <text:p>7.333</text:p>
          </table:table-cell>
          <table:table-cell office:value-type="string" calcext:value-type="string">
            <text:p>Clinique horizon sant├Ò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urgery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296744" calcext:value-type="float">
            <text:p>202967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table:number-columns-repeated="6"/>
          <table:table-cell office:value-type="float" office:value="492" calcext:value-type="float">
            <text:p>492</text:p>
          </table:table-cell>
          <table:table-cell office:value-type="string" calcext:value-type="string">
            <text:p>b3cc6829-f7ec-4f49-a112-e3c6f1eaf896</text:p>
          </table:table-cell>
          <table:table-cell office:value-type="string" calcext:value-type="string">
            <text:p>2021-02-09T17:49:16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21-02-09T09:49:49.826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709361 -7.9886786 401.15502079243 4.5</text:p>
          </table:table-cell>
          <table:table-cell office:value-type="float" office:value="12.5709361" calcext:value-type="float">
            <text:p>12.5709361</text:p>
          </table:table-cell>
          <table:table-cell office:value-type="float" office:value="-7.9886786" calcext:value-type="float">
            <text:p>-7.9886786</text:p>
          </table:table-cell>
          <table:table-cell office:value-type="float" office:value="401.15502079243" calcext:value-type="float">
            <text:p>401.1550207924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linique m├Òdicale Maman Cl├Òmentine 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├Òmentine </text:p>
          </table:table-cell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529958" calcext:value-type="float">
            <text:p>785299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office:value-type="string" calcext:value-type="string">
            <text:p>9db77592-caf0-4c00-8fb2-8c6e0db1e971</text:p>
          </table:table-cell>
          <table:table-cell office:value-type="string" calcext:value-type="string">
            <text:p>2021-02-09T18:00:06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21-02-09T12:55:52.88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605758 -7.9918863 383.9272711655419 3.9</text:p>
          </table:table-cell>
          <table:table-cell office:value-type="float" office:value="12.5605758" calcext:value-type="float">
            <text:p>12.5605758</text:p>
          </table:table-cell>
          <table:table-cell office:value-type="float" office:value="-7.9918863" calcext:value-type="float">
            <text:p>-7.9918863</text:p>
          </table:table-cell>
          <table:table-cell office:value-type="float" office:value="383.927271165542" calcext:value-type="float">
            <text:p>383.92727116554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Òdical les Associates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vernement</text:p>
          </table:table-cell>
          <table:table-cell office:value-type="string" calcext:value-type="string">
            <text:p>Dr Niambele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169850" calcext:value-type="float">
            <text:p>76169850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502" calcext:value-type="float">
            <text:p>502</text:p>
          </table:table-cell>
          <table:table-cell office:value-type="string" calcext:value-type="string">
            <text:p>882e14bc-e8e8-4047-b9bb-3fa3f9dcd5cc</text:p>
          </table:table-cell>
          <table:table-cell office:value-type="string" calcext:value-type="string">
            <text:p>2021-02-09T18:00:09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1-02-09T15:04:09.495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Missira</text:p>
          </table:table-cell>
          <table:table-cell/>
          <table:table-cell office:value-type="string" calcext:value-type="string">
            <text:p>Missira 1 rue 12</text:p>
          </table:table-cell>
          <table:table-cell office:value-type="string" calcext:value-type="string">
            <text:p>12.6548926 -7.9856343 369.06 3.56</text:p>
          </table:table-cell>
          <table:table-cell office:value-type="float" office:value="12.6548926" calcext:value-type="float">
            <text:p>12.6548926</text:p>
          </table:table-cell>
          <table:table-cell office:value-type="float" office:value="-7.9856343" calcext:value-type="float">
            <text:p>-7.9856343</text:p>
          </table:table-cell>
          <table:table-cell office:value-type="float" office:value="369.06" calcext:value-type="float">
            <text:p>369.06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A.D.O.C iot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Medicin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.D.O.C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3041b08c-48c4-4b39-b7db-2f1127a4ef42</text:p>
          </table:table-cell>
          <table:table-cell office:value-type="string" calcext:value-type="string">
            <text:p>2021-02-09T18:16:47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1-02-09T09:49:19.643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Senou ladjibougou</text:p>
          </table:table-cell>
          <table:table-cell office:value-type="string" calcext:value-type="string">
            <text:p>12.5244617 -7.9285233 311.1600061035156 2.285</text:p>
          </table:table-cell>
          <table:table-cell office:value-type="float" office:value="12.5244617" calcext:value-type="float">
            <text:p>12.5244617</text:p>
          </table:table-cell>
          <table:table-cell office:value-type="float" office:value="-7.9285233" calcext:value-type="float">
            <text:p>-7.9285233</text:p>
          </table:table-cell>
          <table:table-cell office:value-type="float" office:value="311.160006103516" calcext:value-type="float">
            <text:p>311.160006103516</text:p>
          </table:table-cell>
          <table:table-cell office:value-type="float" office:value="2.285" calcext:value-type="float">
            <text:p>2.285</text:p>
          </table:table-cell>
          <table:table-cell office:value-type="string" calcext:value-type="string">
            <text:p>Cabinet medical pour sage femm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Pediatric care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me Sanogo Salimata Coulibaly</text:p>
          </table:table-cell>
          <table:table-cell office:value-type="string" calcext:value-type="string">
            <text:p>Paediatric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9234117" calcext:value-type="float">
            <text:p>792341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1c26040f-fb6d-4316-b367-6c0b4c18d12a</text:p>
          </table:table-cell>
          <table:table-cell office:value-type="string" calcext:value-type="string">
            <text:p>2021-02-09T19:25:40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21-02-09T11:28:10.990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Senou plateau </text:p>
          </table:table-cell>
          <table:table-cell office:value-type="string" calcext:value-type="string">
            <text:p>12.4980209 -7.9172826 429.27824202749747 2.316</text:p>
          </table:table-cell>
          <table:table-cell office:value-type="float" office:value="12.4980209" calcext:value-type="float">
            <text:p>12.4980209</text:p>
          </table:table-cell>
          <table:table-cell office:value-type="float" office:value="-7.9172826" calcext:value-type="float">
            <text:p>-7.9172826</text:p>
          </table:table-cell>
          <table:table-cell office:value-type="float" office:value="429.278242027498" calcext:value-type="float">
            <text:p>429.278242027498</text:p>
          </table:table-cell>
          <table:table-cell office:value-type="float" office:value="2.316" calcext:value-type="float">
            <text:p>2.316</text:p>
          </table:table-cell>
          <table:table-cell office:value-type="string" calcext:value-type="string">
            <text:p>CABINET M├ÊDICAL BONNE MER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Social ca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ocial_ca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039897" calcext:value-type="float">
            <text:p>760398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8ec606b6-4091-4500-b053-39d8854f040c</text:p>
          </table:table-cell>
          <table:table-cell office:value-type="string" calcext:value-type="string">
            <text:p>2021-02-09T20:30:35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21-02-09T11:50:46.355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Plateau </text:p>
          </table:table-cell>
          <table:table-cell office:value-type="string" calcext:value-type="string">
            <text:p>12.4973286 -7.9150254 443.5864177347256 3.15</text:p>
          </table:table-cell>
          <table:table-cell office:value-type="float" office:value="12.4973286" calcext:value-type="float">
            <text:p>12.4973286</text:p>
          </table:table-cell>
          <table:table-cell office:value-type="float" office:value="-7.9150254" calcext:value-type="float">
            <text:p>-7.9150254</text:p>
          </table:table-cell>
          <table:table-cell office:value-type="float" office:value="443.586417734726" calcext:value-type="float">
            <text:p>443.58641773472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Clinique m├Òdicale le plateau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ocial care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ocial_ca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386555" calcext:value-type="float">
            <text:p>793865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available when needed</text:p>
          </table:table-cell>
          <table:table-cell table:number-columns-repeated="4"/>
          <table:table-cell office:value-type="float" office:value="561" calcext:value-type="float">
            <text:p>561</text:p>
          </table:table-cell>
          <table:table-cell office:value-type="string" calcext:value-type="string">
            <text:p>1e98d18a-3fc2-4c67-ada4-0f21b6daaddc</text:p>
          </table:table-cell>
          <table:table-cell office:value-type="string" calcext:value-type="string">
            <text:p>2021-02-09T20:30:36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21-02-09T12:36:08.602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 table:number-columns-repeated="2"/>
          <table:table-cell office:value-type="string" calcext:value-type="string">
            <text:p>12.4960793 -7.911191 461.0718620372413 2.38</text:p>
          </table:table-cell>
          <table:table-cell office:value-type="float" office:value="12.4960793" calcext:value-type="float">
            <text:p>12.4960793</text:p>
          </table:table-cell>
          <table:table-cell office:value-type="float" office:value="-7.911191" calcext:value-type="float">
            <text:p>-7.911191</text:p>
          </table:table-cell>
          <table:table-cell office:value-type="float" office:value="461.071862037241" calcext:value-type="float">
            <text:p>461.071862037241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CABINET DE SOINS SANT├Ê PLUS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ocial ca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35165" calcext:value-type="float">
            <text:p>20735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Water point exists</text:p>
          </table:table-cell>
          <table:table-cell office:value-type="string" calcext:value-type="string">
            <text:p>not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office:value-type="string" calcext:value-type="string">
            <text:p>145734b5-3c5b-4855-b9ae-221e3d623bc6</text:p>
          </table:table-cell>
          <table:table-cell office:value-type="string" calcext:value-type="string">
            <text:p>2021-02-09T20:30:36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21-02-09T12:30:31.009Z</text:p>
          </table:table-cell>
          <table:table-cell office:value-type="string" calcext:value-type="string">
            <text:p>2021-02-09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Aci</text:p>
          </table:table-cell>
          <table:table-cell office:value-type="string" calcext:value-type="string">
            <text:p>12.556756666666669 -7.9860316666666655 375.5 7.2</text:p>
          </table:table-cell>
          <table:table-cell office:value-type="float" office:value="12.5567566666667" calcext:value-type="float">
            <text:p>12.5567566666667</text:p>
          </table:table-cell>
          <table:table-cell office:value-type="float" office:value="-7.98603166666667" calcext:value-type="float">
            <text:p>-7.98603166666667</text:p>
          </table:table-cell>
          <table:table-cell office:value-type="float" office:value="375.5" calcext:value-type="float">
            <text:p>375.5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abinet Medical le Cinquantenair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edical le cinquantenaire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870115" calcext:value-type="float">
            <text:p>928701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table:number-columns-repeated="2"/>
          <table:table-cell office:value-type="string" calcext:value-type="string">
            <text:p>No handwashing</text:p>
          </table:table-cell>
          <table:table-cell table:number-columns-repeated="3"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string" calcext:value-type="string">
            <text:p>9d60f59e-90aa-4a80-83ad-373b6f954310</text:p>
          </table:table-cell>
          <table:table-cell office:value-type="string" calcext:value-type="string">
            <text:p>2021-02-09T21:35:1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21-02-09T14:26:15.388Z</text:p>
          </table:table-cell>
          <table:table-cell office:value-type="string" calcext:value-type="string">
            <text:p>2021-02-09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ACI</text:p>
          </table:table-cell>
          <table:table-cell office:value-type="string" calcext:value-type="string">
            <text:p>12.550699999999999 -7.992876666666666 372.4 7.2</text:p>
          </table:table-cell>
          <table:table-cell office:value-type="float" office:value="12.5507" calcext:value-type="float">
            <text:p>12.5507</text:p>
          </table:table-cell>
          <table:table-cell office:value-type="float" office:value="-7.99287666666667" calcext:value-type="float">
            <text:p>-7.99287666666667</text:p>
          </table:table-cell>
          <table:table-cell office:value-type="float" office:value="372.4" calcext:value-type="float">
            <text:p>372.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abinet Medical ''Sante pour Tous''</text:p>
          </table:table-cell>
          <table:table-cell office:value-type="string" calcext:value-type="string">
            <text:p>Clinic</text:p>
          </table:table-cell>
          <table:table-cell table:number-columns-repeated="43"/>
          <table:table-cell office:value-type="float" office:value="567" calcext:value-type="float">
            <text:p>567</text:p>
          </table:table-cell>
          <table:table-cell office:value-type="string" calcext:value-type="string">
            <text:p>01d6ba35-8b8f-42a9-bcec-ed1cce56a07c</text:p>
          </table:table-cell>
          <table:table-cell office:value-type="string" calcext:value-type="string">
            <text:p>2021-02-09T21:35:14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21-02-09T11:38:41.323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no6U5V4eMLGVKt3U</text:p>
          </table:table-cell>
          <table:table-cell table:number-columns-repeated="2"/>
          <table:table-cell office:value-type="string" calcext:value-type="string">
            <text:p>Minata M Kon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 ACI</text:p>
          </table:table-cell>
          <table:table-cell office:value-type="string" calcext:value-type="string">
            <text:p>12.5668017 -7.9869 381.3600183105469 2.433</text:p>
          </table:table-cell>
          <table:table-cell office:value-type="float" office:value="12.5668017" calcext:value-type="float">
            <text:p>12.5668017</text:p>
          </table:table-cell>
          <table:table-cell office:value-type="float" office:value="-7.9869" calcext:value-type="float">
            <text:p>-7.9869</text:p>
          </table:table-cell>
          <table:table-cell office:value-type="float" office:value="381.360018310547" calcext:value-type="float">
            <text:p>381.360018310547</text:p>
          </table:table-cell>
          <table:table-cell office:value-type="float" office:value="2.433" calcext:value-type="float">
            <text:p>2.433</text:p>
          </table:table-cell>
          <table:table-cell office:value-type="string" calcext:value-type="string">
            <text:p>Clinique plan├¿te sant├Ò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ienta Lassina</text:p>
          </table:table-cell>
          <table:table-cell office:value-type="string" calcext:value-type="string">
            <text:p>General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9480070" calcext:value-type="float">
            <text:p>794800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67f3148-601c-4f42-8bcb-d63f3ef9c5cd</text:p>
          </table:table-cell>
          <table:table-cell office:value-type="string" calcext:value-type="string">
            <text:p>2021-02-09T22:41:3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21-02-09T13:16:54.502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no6U5V4eMLGVKt3U</text:p>
          </table:table-cell>
          <table:table-cell table:number-columns-repeated="2"/>
          <table:table-cell office:value-type="string" calcext:value-type="string">
            <text:p>Minata M Kon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 ACI</text:p>
          </table:table-cell>
          <table:table-cell office:value-type="string" calcext:value-type="string">
            <text:p>12.5614883 -7.989665 383.8600183105469 2.8</text:p>
          </table:table-cell>
          <table:table-cell office:value-type="float" office:value="12.5614883" calcext:value-type="float">
            <text:p>12.5614883</text:p>
          </table:table-cell>
          <table:table-cell office:value-type="float" office:value="-7.989665" calcext:value-type="float">
            <text:p>-7.989665</text:p>
          </table:table-cell>
          <table:table-cell office:value-type="float" office:value="383.860018310547" calcext:value-type="float">
            <text:p>383.86001831054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Clinique Oumou KHAL TAL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ntal car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me Keita Maman Sy</text:p>
          </table:table-cell>
          <table:table-cell office:value-type="string" calcext:value-type="string">
            <text:p>Gener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6795787" calcext:value-type="float">
            <text:p>667957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c95881de-b7d7-4bcd-bfac-d00a04faa99d</text:p>
          </table:table-cell>
          <table:table-cell office:value-type="string" calcext:value-type="string">
            <text:p>2021-02-09T22:41:47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1-02-09T14:59:53.196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no6U5V4eMLGVKt3U</text:p>
          </table:table-cell>
          <table:table-cell table:number-columns-repeated="2"/>
          <table:table-cell office:value-type="string" calcext:value-type="string">
            <text:p>Moussa Kodi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 ACI</text:p>
          </table:table-cell>
          <table:table-cell office:value-type="string" calcext:value-type="string">
            <text:p>12.5601516 -7.980815 383.8600183105469 1.94</text:p>
          </table:table-cell>
          <table:table-cell office:value-type="float" office:value="12.5601516" calcext:value-type="float">
            <text:p>12.5601516</text:p>
          </table:table-cell>
          <table:table-cell office:value-type="float" office:value="-7.980815" calcext:value-type="float">
            <text:p>-7.980815</text:p>
          </table:table-cell>
          <table:table-cell office:value-type="float" office:value="383.860018310547" calcext:value-type="float">
            <text:p>383.86001831054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Cabinet m├Òdica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ian├Ò Diarra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447982" calcext:value-type="float">
            <text:p>764479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62bb0c32-7ed9-4aa0-be62-16aff401ad8d</text:p>
          </table:table-cell>
          <table:table-cell office:value-type="string" calcext:value-type="string">
            <text:p>2021-02-09T22:41:5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1-02-09T12:00:28.154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MJ5leTIAnrD6YxEb</text:p>
          </table:table-cell>
          <table:table-cell table:number-columns-repeated="2"/>
          <table:table-cell office:value-type="string" calcext:value-type="string">
            <text:p>Issa Ke├»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648599 -7.9921198 381.1600061035156 3.94</text:p>
          </table:table-cell>
          <table:table-cell office:value-type="float" office:value="12.5648599" calcext:value-type="float">
            <text:p>12.5648599</text:p>
          </table:table-cell>
          <table:table-cell office:value-type="float" office:value="-7.9921198" calcext:value-type="float">
            <text:p>-7.9921198</text:p>
          </table:table-cell>
          <table:table-cell office:value-type="float" office:value="381.160006103516" calcext:value-type="float">
            <text:p>381.160006103516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Clinique Keba Dafe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Pediatric car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2056717" calcext:value-type="float">
            <text:p>720567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f7b77758-4c08-4168-bf87-2ccd64fc7e91</text:p>
          </table:table-cell>
          <table:table-cell office:value-type="string" calcext:value-type="string">
            <text:p>2021-02-10T08:31:03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21-02-09T10:22:57.452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Senou sibiribabougou</text:p>
          </table:table-cell>
          <table:table-cell office:value-type="string" calcext:value-type="string">
            <text:p>12.5272218 -7.9212651 379.1287862545162 7.4</text:p>
          </table:table-cell>
          <table:table-cell office:value-type="float" office:value="12.5272218" calcext:value-type="float">
            <text:p>12.5272218</text:p>
          </table:table-cell>
          <table:table-cell office:value-type="float" office:value="-7.9212651" calcext:value-type="float">
            <text:p>-7.9212651</text:p>
          </table:table-cell>
          <table:table-cell office:value-type="float" office:value="379.128786254516" calcext:value-type="float">
            <text:p>379.12878625451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Cabinet se soin D'ar Salam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jor Bourema Traor├Ò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096896" calcext:value-type="float">
            <text:p>740968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nual Emptier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a03b3cf-4dbc-4737-bfae-d0cf0ea8995a</text:p>
          </table:table-cell>
          <table:table-cell office:value-type="string" calcext:value-type="string">
            <text:p>2021-02-10T08:51:55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21-02-09T11:47:01.427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Senou sibiribabougou</text:p>
          </table:table-cell>
          <table:table-cell office:value-type="string" calcext:value-type="string">
            <text:p>12.5371483 -7.915675 386.2127563415122 7.2</text:p>
          </table:table-cell>
          <table:table-cell office:value-type="float" office:value="12.5371483" calcext:value-type="float">
            <text:p>12.5371483</text:p>
          </table:table-cell>
          <table:table-cell office:value-type="float" office:value="-7.915675" calcext:value-type="float">
            <text:p>-7.915675</text:p>
          </table:table-cell>
          <table:table-cell office:value-type="float" office:value="386.212756341512" calcext:value-type="float">
            <text:p>386.212756341512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abinet de soins Mah Dounamb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Second referral_hospital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426785" calcext:value-type="float">
            <text:p>764267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ae97fca6-bf9e-4875-8e35-7f988d067941</text:p>
          </table:table-cell>
          <table:table-cell office:value-type="string" calcext:value-type="string">
            <text:p>2021-02-10T08:51:5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21-02-09T11:32:22.065Z</text:p>
          </table:table-cell>
          <table:table-cell office:value-type="string" calcext:value-type="string">
            <text:p>2021-02-09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Senou sibiribagou</text:p>
          </table:table-cell>
          <table:table-cell office:value-type="string" calcext:value-type="string">
            <text:p>12.531994999999998 -7.913383333333333 388.8 1.2</text:p>
          </table:table-cell>
          <table:table-cell office:value-type="float" office:value="12.531995" calcext:value-type="float">
            <text:p>12.531995</text:p>
          </table:table-cell>
          <table:table-cell office:value-type="float" office:value="-7.91338333333333" calcext:value-type="float">
            <text:p>-7.91338333333333</text:p>
          </table:table-cell>
          <table:table-cell office:value-type="float" office:value="388.8" calcext:value-type="float">
            <text:p>388.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binet m├Òdical Al-Iklas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25aca8c2-1d90-43c0-b2c2-617517022986</text:p>
          </table:table-cell>
          <table:table-cell office:value-type="string" calcext:value-type="string">
            <text:p>2021-02-10T08:52:50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1-02-09T13:18:10.853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Diatoula</text:p>
          </table:table-cell>
          <table:table-cell office:value-type="string" calcext:value-type="string">
            <text:p>12.548935 -7.9025017 374.26001220703125 3.3</text:p>
          </table:table-cell>
          <table:table-cell office:value-type="float" office:value="12.548935" calcext:value-type="float">
            <text:p>12.548935</text:p>
          </table:table-cell>
          <table:table-cell office:value-type="float" office:value="-7.9025017" calcext:value-type="float">
            <text:p>-7.9025017</text:p>
          </table:table-cell>
          <table:table-cell office:value-type="float" office:value="374.260012207031" calcext:value-type="float">
            <text:p>374.26001220703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abinet B├ó Mariam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├ó Mariam</text:p>
          </table:table-cell>
          <table:table-cell office:value-type="string" calcext:value-type="string">
            <text:p>Wom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232290" calcext:value-type="float">
            <text:p>762322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d7686c5-5a4e-4607-a02d-7e8d839e2f02</text:p>
          </table:table-cell>
          <table:table-cell office:value-type="string" calcext:value-type="string">
            <text:p>2021-02-10T09:36:58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2021-02-10T11:13:38.609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 table:number-columns-repeated="2"/>
          <table:table-cell office:value-type="string" calcext:value-type="string">
            <text:p>12.662345 -7.97296 350.48946811244195 3.9</text:p>
          </table:table-cell>
          <table:table-cell office:value-type="float" office:value="12.662345" calcext:value-type="float">
            <text:p>12.662345</text:p>
          </table:table-cell>
          <table:table-cell office:value-type="float" office:value="-7.97296" calcext:value-type="float">
            <text:p>-7.97296</text:p>
          </table:table-cell>
          <table:table-cell office:value-type="float" office:value="350.489468112442" calcext:value-type="float">
            <text:p>350.48946811244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M├Òdicale</text:p>
            <text:p>LA PITI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edicin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munaut├Ò</text:p>
          </table:table-cell>
          <table:table-cell office:value-type="string" calcext:value-type="string">
            <text:p>Communit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575704" calcext:value-type="float">
            <text:p>665757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20a80a96-3c9b-449e-9b36-89e6ac4e1813</text:p>
          </table:table-cell>
          <table:table-cell office:value-type="string" calcext:value-type="string">
            <text:p>2021-02-10T11:19:2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21-02-10T11:12:26.122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/>
          <table:table-cell office:value-type="string" calcext:value-type="string">
            <text:p>Balobougou</text:p>
          </table:table-cell>
          <table:table-cell office:value-type="string" calcext:value-type="string">
            <text:p>12.6278541931806 -7.9210367607823455 341.8437051028013 4.9</text:p>
          </table:table-cell>
          <table:table-cell office:value-type="float" office:value="12.6278541931806" calcext:value-type="float">
            <text:p>12.6278541931806</text:p>
          </table:table-cell>
          <table:table-cell office:value-type="float" office:value="-7.92103676078235" calcext:value-type="float">
            <text:p>-7.92103676078235</text:p>
          </table:table-cell>
          <table:table-cell office:value-type="float" office:value="341.843705102801" calcext:value-type="float">
            <text:p>341.84370510280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Clinique M├Òdicale la r├Òf├Òrence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Martenal ca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Sanogo siaka Amara</text:p>
          </table:table-cell>
          <table:table-cell office:value-type="string" calcext:value-type="string">
            <text:p>Commun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32091" calcext:value-type="float">
            <text:p>207320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69534224-f184-4975-82aa-49b8a59c7d2b</text:p>
          </table:table-cell>
          <table:table-cell office:value-type="string" calcext:value-type="string">
            <text:p>2021-02-10T15:53:56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21-02-10T12:16:06.45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a183698a4c2d5250</text:p>
          </table:table-cell>
          <table:table-cell table:number-columns-repeated="2"/>
          <table:table-cell office:value-type="string" calcext:value-type="string">
            <text:p>Aissata Maig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Korofina-Sud</text:p>
          </table:table-cell>
          <table:table-cell/>
          <table:table-cell office:value-type="string" calcext:value-type="string">
            <text:p>Korofina sud </text:p>
          </table:table-cell>
          <table:table-cell office:value-type="string" calcext:value-type="string">
            <text:p>12.660854891873896 -7.955898893997073 558.0 20.0</text:p>
          </table:table-cell>
          <table:table-cell office:value-type="float" office:value="12.6608548918739" calcext:value-type="float">
            <text:p>12.6608548918739</text:p>
          </table:table-cell>
          <table:table-cell office:value-type="float" office:value="-7.95589889399707" calcext:value-type="float">
            <text:p>-7.95589889399707</text:p>
          </table:table-cell>
          <table:table-cell office:value-type="float" office:value="558" calcext:value-type="float">
            <text:p>5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inique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Sa 07:30-15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anacasse <text:s/>Boubacar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45635" calcext:value-type="float">
            <text:p>202456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1c7efc72-1ce5-49a5-83c4-be13ef51d8cf</text:p>
          </table:table-cell>
          <table:table-cell office:value-type="string" calcext:value-type="string">
            <text:p>2021-02-10T16:32:32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2021-02-10T13:01:22.49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a183698a4c2d5250</text:p>
          </table:table-cell>
          <table:table-cell table:number-columns-repeated="2"/>
          <table:table-cell office:value-type="string" calcext:value-type="string">
            <text:p/>
            <text:p>Aissata Maig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Korofina Nord</text:p>
          </table:table-cell>
          <table:table-cell/>
          <table:table-cell office:value-type="string" calcext:value-type="string">
            <text:p>Korofina nord</text:p>
          </table:table-cell>
          <table:table-cell office:value-type="string" calcext:value-type="string">
            <text:p>12.669816403649747 -7.95706070959568 394.0 8.0</text:p>
          </table:table-cell>
          <table:table-cell office:value-type="float" office:value="12.6698164036497" calcext:value-type="float">
            <text:p>12.6698164036497</text:p>
          </table:table-cell>
          <table:table-cell office:value-type="float" office:value="-7.95706070959568" calcext:value-type="float">
            <text:p>-7.95706070959568</text:p>
          </table:table-cell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inique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urgery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ientau <text:s/>sekou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800234" calcext:value-type="float">
            <text:p>208002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683a1784-bf5b-4252-9e7b-5809d1672598</text:p>
          </table:table-cell>
          <table:table-cell office:value-type="string" calcext:value-type="string">
            <text:p>2021-02-10T16:32:33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21-02-10T15:07:30.810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a183698a4c2d5250</text:p>
          </table:table-cell>
          <table:table-cell table:number-columns-repeated="2"/>
          <table:table-cell office:value-type="string" calcext:value-type="string">
            <text:p>Aissata Maig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Fadjiguila</text:p>
          </table:table-cell>
          <table:table-cell/>
          <table:table-cell office:value-type="string" calcext:value-type="string">
            <text:p>Fadjiguila </text:p>
          </table:table-cell>
          <table:table-cell office:value-type="string" calcext:value-type="string">
            <text:p>12.671977677382529 -7.950999001041055 360.0 6.0</text:p>
          </table:table-cell>
          <table:table-cell office:value-type="float" office:value="12.6719776773825" calcext:value-type="float">
            <text:p>12.6719776773825</text:p>
          </table:table-cell>
          <table:table-cell office:value-type="float" office:value="-7.95099900104106" calcext:value-type="float">
            <text:p>-7.95099900104106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inique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artenal car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ouhamed <text:s/>cisse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111558" calcext:value-type="float">
            <text:p>731115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b6707e1a-e45b-4927-b20d-1a1f4c023fa1</text:p>
          </table:table-cell>
          <table:table-cell office:value-type="string" calcext:value-type="string">
            <text:p>2021-02-10T16:32:35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21-02-10T11:23:16.160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rpvpthByLQPVYLdY</text:p>
          </table:table-cell>
          <table:table-cell table:number-columns-repeated="2"/>
          <table:table-cell office:value-type="string" calcext:value-type="string">
            <text:p>Kassim TRAORE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Sirakoro-Dounfing</text:p>
          </table:table-cell>
          <table:table-cell table:number-columns-repeated="2"/>
          <table:table-cell office:value-type="string" calcext:value-type="string">
            <text:p>12.689345 -8.052425 427.08630630499925 3.9</text:p>
          </table:table-cell>
          <table:table-cell office:value-type="float" office:value="12.689345" calcext:value-type="float">
            <text:p>12.689345</text:p>
          </table:table-cell>
          <table:table-cell office:value-type="float" office:value="-8.052425" calcext:value-type="float">
            <text:p>-8.052425</text:p>
          </table:table-cell>
          <table:table-cell office:value-type="float" office:value="427.086306304999" calcext:value-type="float">
            <text:p>427.08630630499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Òdical de Zirakoro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-Fri 08:00-17:00 Oth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├Òe 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803686" calcext:value-type="float">
            <text:p>68803686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839" calcext:value-type="float">
            <text:p>839</text:p>
          </table:table-cell>
          <table:table-cell office:value-type="string" calcext:value-type="string">
            <text:p>c9613873-66f6-4fbc-b3ab-328024ab02cd</text:p>
          </table:table-cell>
          <table:table-cell office:value-type="string" calcext:value-type="string">
            <text:p>2021-02-10T16:39:17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21-02-10T10:49:13.186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 bougoudani </text:p>
          </table:table-cell>
          <table:table-cell office:value-type="string" calcext:value-type="string">
            <text:p>12.6285416 -8.0466059 368.0 6.0</text:p>
          </table:table-cell>
          <table:table-cell office:value-type="float" office:value="12.6285416" calcext:value-type="float">
            <text:p>12.6285416</text:p>
          </table:table-cell>
          <table:table-cell office:value-type="float" office:value="-8.0466059" calcext:value-type="float">
            <text:p>-8.0466059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inique m├Òdical Salomon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table:number-columns-repeated="9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798490" calcext:value-type="float">
            <text:p>20798490</text:p>
          </table:table-cell>
          <table:table-cell table:number-columns-repeated="18"/>
          <table:table-cell office:value-type="float" office:value="848" calcext:value-type="float">
            <text:p>848</text:p>
          </table:table-cell>
          <table:table-cell office:value-type="string" calcext:value-type="string">
            <text:p>b332ee1d-ff50-44a2-a7d3-060e6a73acfd</text:p>
          </table:table-cell>
          <table:table-cell office:value-type="string" calcext:value-type="string">
            <text:p>2021-02-10T16:43:18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21-02-10T12:23:34.368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 </text:p>
          </table:table-cell>
          <table:table-cell office:value-type="string" calcext:value-type="string">
            <text:p>12.6318188 -8.0428925 378.0 8.166</text:p>
          </table:table-cell>
          <table:table-cell office:value-type="float" office:value="12.6318188" calcext:value-type="float">
            <text:p>12.6318188</text:p>
          </table:table-cell>
          <table:table-cell office:value-type="float" office:value="-8.0428925" calcext:value-type="float">
            <text:p>-8.0428925</text:p>
          </table:table-cell>
          <table:table-cell office:value-type="float" office:value="378" calcext:value-type="float">
            <text:p>378</text:p>
          </table:table-cell>
          <table:table-cell office:value-type="float" office:value="8.166" calcext:value-type="float">
            <text:p>8.166</text:p>
          </table:table-cell>
          <table:table-cell office:value-type="string" calcext:value-type="string">
            <text:p>Clinique m├Òdical Lafi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table:number-columns-repeated="9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1721629" calcext:value-type="float">
            <text:p>21721629</text:p>
          </table:table-cell>
          <table:table-cell table:number-columns-repeated="18"/>
          <table:table-cell office:value-type="float" office:value="853" calcext:value-type="float">
            <text:p>853</text:p>
          </table:table-cell>
          <table:table-cell office:value-type="string" calcext:value-type="string">
            <text:p>454e73fa-d192-4c57-a72d-d67bca3860a7</text:p>
          </table:table-cell>
          <table:table-cell office:value-type="string" calcext:value-type="string">
            <text:p>2021-02-10T16:43:21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21-02-10T13:02:08.971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 </text:p>
          </table:table-cell>
          <table:table-cell office:value-type="string" calcext:value-type="string">
            <text:p>12.6286551 -8.0374086 374.0 7.0</text:p>
          </table:table-cell>
          <table:table-cell office:value-type="float" office:value="12.6286551" calcext:value-type="float">
            <text:p>12.6286551</text:p>
          </table:table-cell>
          <table:table-cell office:value-type="float" office:value="-8.0374086" calcext:value-type="float">
            <text:p>-8.0374086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ique m├Òdical Yirib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007661" calcext:value-type="float">
            <text:p>760076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aa21d7c3-e4f8-499b-81fe-f003af64b1de</text:p>
          </table:table-cell>
          <table:table-cell office:value-type="string" calcext:value-type="string">
            <text:p>2021-02-10T16:43:21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21-02-10T14:50:17.47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 </text:p>
          </table:table-cell>
          <table:table-cell office:value-type="string" calcext:value-type="string">
            <text:p>12.627627 -8.0429691 378.0 19.0</text:p>
          </table:table-cell>
          <table:table-cell office:value-type="float" office:value="12.627627" calcext:value-type="float">
            <text:p>12.627627</text:p>
          </table:table-cell>
          <table:table-cell office:value-type="float" office:value="-8.0429691" calcext:value-type="float">
            <text:p>-8.0429691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inique m├Òdical Saiw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table:number-columns-repeated="5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275150" calcext:value-type="float">
            <text:p>76275150</text:p>
          </table:table-cell>
          <table:table-cell table:number-columns-repeated="18"/>
          <table:table-cell office:value-type="float" office:value="855" calcext:value-type="float">
            <text:p>855</text:p>
          </table:table-cell>
          <table:table-cell office:value-type="string" calcext:value-type="string">
            <text:p>44b2f400-00c1-4c1f-8379-dbe47811cea5</text:p>
          </table:table-cell>
          <table:table-cell office:value-type="string" calcext:value-type="string">
            <text:p>2021-02-10T16:43:22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21-02-10T15:11:49.734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 </text:p>
          </table:table-cell>
          <table:table-cell office:value-type="string" calcext:value-type="string">
            <text:p>12.6344255 -8.0382897 378.0 15.5</text:p>
          </table:table-cell>
          <table:table-cell office:value-type="float" office:value="12.6344255" calcext:value-type="float">
            <text:p>12.6344255</text:p>
          </table:table-cell>
          <table:table-cell office:value-type="float" office:value="-8.0382897" calcext:value-type="float">
            <text:p>-8.0382897</text:p>
          </table:table-cell>
          <table:table-cell office:value-type="float" office:value="378" calcext:value-type="float">
            <text:p>378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Clinique m├Òdical K├¿n├¿ya Ton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799152" calcext:value-type="float">
            <text:p>20799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fd5a1850-9881-4802-8b97-8aaff49ed7cf</text:p>
          </table:table-cell>
          <table:table-cell office:value-type="string" calcext:value-type="string">
            <text:p>2021-02-10T16:43:23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21-02-10T14:59:26.304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YOr78JsZpLkhP6SJ</text:p>
          </table:table-cell>
          <table:table-cell table:number-columns-repeated="2"/>
          <table:table-cell office:value-type="string" calcext:value-type="string">
            <text:p>Mahamady Camar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Kalabambougou</text:p>
          </table:table-cell>
          <table:table-cell/>
          <table:table-cell office:value-type="string" calcext:value-type="string">
            <text:p>Kalabambougou </text:p>
          </table:table-cell>
          <table:table-cell office:value-type="string" calcext:value-type="string">
            <text:p>12.5814249 -8.0581717 366.62113723036794 7.416</text:p>
          </table:table-cell>
          <table:table-cell office:value-type="float" office:value="12.5814249" calcext:value-type="float">
            <text:p>12.5814249</text:p>
          </table:table-cell>
          <table:table-cell office:value-type="float" office:value="-8.0581717" calcext:value-type="float">
            <text:p>-8.0581717</text:p>
          </table:table-cell>
          <table:table-cell office:value-type="float" office:value="366.621137230368" calcext:value-type="float">
            <text:p>366.621137230368</text:p>
          </table:table-cell>
          <table:table-cell office:value-type="float" office:value="7.416" calcext:value-type="float">
            <text:p>7.416</text:p>
          </table:table-cell>
          <table:table-cell office:value-type="string" calcext:value-type="string">
            <text:p>Clinique cabinet kanuya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ocial car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262906" calcext:value-type="float">
            <text:p>762629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b7244b86-0371-4548-aa0d-2b08fa392076</text:p>
          </table:table-cell>
          <table:table-cell office:value-type="string" calcext:value-type="string">
            <text:p>2021-02-10T16:52:31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21-02-10T12:46:47.57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 table:number-columns-repeated="2"/>
          <table:table-cell office:value-type="string" calcext:value-type="string">
            <text:p>12.5892804 -7.9954816 421.38115872229463 3.9</text:p>
          </table:table-cell>
          <table:table-cell office:value-type="float" office:value="12.5892804" calcext:value-type="float">
            <text:p>12.5892804</text:p>
          </table:table-cell>
          <table:table-cell office:value-type="float" office:value="-7.9954816" calcext:value-type="float">
            <text:p>-7.9954816</text:p>
          </table:table-cell>
          <table:table-cell office:value-type="float" office:value="421.381158722295" calcext:value-type="float">
            <text:p>421.38115872229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Òdical Djigi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General acute care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Pediatric car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madou Doumb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787478" calcext:value-type="float">
            <text:p>747874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4ab824f0-6dfa-4528-89ec-298d8c154501</text:p>
          </table:table-cell>
          <table:table-cell office:value-type="string" calcext:value-type="string">
            <text:p>2021-02-10T17:02:09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21-02-10T09:58:43.637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/>
          <table:table-cell office:value-type="string" calcext:value-type="string">
            <text:p>Salibougou</text:p>
          </table:table-cell>
          <table:table-cell office:value-type="string" calcext:value-type="string">
            <text:p>12.5935753 -8.0069567 343.1 3.26</text:p>
          </table:table-cell>
          <table:table-cell office:value-type="float" office:value="12.5935753" calcext:value-type="float">
            <text:p>12.5935753</text:p>
          </table:table-cell>
          <table:table-cell office:value-type="float" office:value="-8.0069567" calcext:value-type="float">
            <text:p>-8.0069567</text:p>
          </table:table-cell>
          <table:table-cell office:value-type="float" office:value="343.1" calcext:value-type="float">
            <text:p>343.1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Cabinet m├Òdical Bougouzie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├Òdical Bougouzie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0345741" calcext:value-type="float">
            <text:p>603457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f8e82fc2-a9f2-4ba5-9707-852fbb4406e7</text:p>
          </table:table-cell>
          <table:table-cell office:value-type="string" calcext:value-type="string">
            <text:p>2021-02-10T17:04:30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21-02-10T12:37:45.686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/>
          <table:table-cell office:value-type="string" calcext:value-type="string">
            <text:p>Sabalibougou</text:p>
          </table:table-cell>
          <table:table-cell office:value-type="string" calcext:value-type="string">
            <text:p>12.5849551 -8.0027982 355.2 3.166</text:p>
          </table:table-cell>
          <table:table-cell office:value-type="float" office:value="12.5849551" calcext:value-type="float">
            <text:p>12.5849551</text:p>
          </table:table-cell>
          <table:table-cell office:value-type="float" office:value="-8.0027982" calcext:value-type="float">
            <text:p>-8.0027982</text:p>
          </table:table-cell>
          <table:table-cell office:value-type="float" office:value="355.2" calcext:value-type="float">
            <text:p>355.2</text:p>
          </table:table-cell>
          <table:table-cell office:value-type="float" office:value="3.166" calcext:value-type="float">
            <text:p>3.166</text:p>
          </table:table-cell>
          <table:table-cell office:value-type="string" calcext:value-type="string">
            <text:p>Clinique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m├Òdical gu├Òrison Bama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682521" calcext:value-type="float">
            <text:p>666825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cd70d295-d497-4ed4-ba6b-505c49425ce8</text:p>
          </table:table-cell>
          <table:table-cell office:value-type="string" calcext:value-type="string">
            <text:p>2021-02-10T17:04:33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21-02-10T12:18:30.40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i8Dxlg3ikyybBVzX</text:p>
          </table:table-cell>
          <table:table-cell table:number-columns-repeated="2"/>
          <table:table-cell office:value-type="string" calcext:value-type="string">
            <text:p>Mbaly Doumbi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Korofina-Sud</text:p>
          </table:table-cell>
          <table:table-cell table:number-columns-repeated="2"/>
          <table:table-cell office:value-type="string" calcext:value-type="string">
            <text:p>12.6613289 -7.9561042 337.6 7.5</text:p>
          </table:table-cell>
          <table:table-cell office:value-type="float" office:value="12.6613289" calcext:value-type="float">
            <text:p>12.6613289</text:p>
          </table:table-cell>
          <table:table-cell office:value-type="float" office:value="-7.9561042" calcext:value-type="float">
            <text:p>-7.9561042</text:p>
          </table:table-cell>
          <table:table-cell office:value-type="float" office:value="337.6" calcext:value-type="float">
            <text:p>337.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Cabine dentair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migo Youssouf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649010" calcext:value-type="float">
            <text:p>646490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cf27d716-d859-4231-9569-6248904af1d0</text:p>
          </table:table-cell>
          <table:table-cell office:value-type="string" calcext:value-type="string">
            <text:p>2021-02-10T17:36:53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21-02-10T11:35:04.55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no6U5V4eMLGVKt3U</text:p>
          </table:table-cell>
          <table:table-cell table:number-columns-repeated="2"/>
          <table:table-cell office:value-type="string" calcext:value-type="string">
            <text:p>Minata M Kon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Torokorobougou</text:p>
          </table:table-cell>
          <table:table-cell table:number-columns-repeated="2"/>
          <table:table-cell office:value-type="string" calcext:value-type="string">
            <text:p>12.6030315 -8.0039164 375.6600061035156 1.95</text:p>
          </table:table-cell>
          <table:table-cell office:value-type="float" office:value="12.6030315" calcext:value-type="float">
            <text:p>12.6030315</text:p>
          </table:table-cell>
          <table:table-cell office:value-type="float" office:value="-8.0039164" calcext:value-type="float">
            <text:p>-8.0039164</text:p>
          </table:table-cell>
          <table:table-cell office:value-type="float" office:value="375.660006103516" calcext:value-type="float">
            <text:p>375.660006103516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Clinique m├Òdicale la paix Divine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Medicin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Oumar Camara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6441198" calcext:value-type="float">
            <text:p>764411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7333f9a4-3241-4b7d-a884-758be89becd8</text:p>
          </table:table-cell>
          <table:table-cell office:value-type="string" calcext:value-type="string">
            <text:p>2021-02-10T17:39:02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21-02-10T15:19:39.080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n5oaS9J0rPkZfkVZ</text:p>
          </table:table-cell>
          <table:table-cell table:number-columns-repeated="2"/>
          <table:table-cell office:value-type="string" calcext:value-type="string">
            <text:p>Bernard Ball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 table:number-columns-repeated="2"/>
          <table:table-cell office:value-type="string" calcext:value-type="string">
            <text:p>12.6053269 -7.9951424 377.8953721005613 2.56</text:p>
          </table:table-cell>
          <table:table-cell office:value-type="float" office:value="12.6053269" calcext:value-type="float">
            <text:p>12.6053269</text:p>
          </table:table-cell>
          <table:table-cell office:value-type="float" office:value="-7.9951424" calcext:value-type="float">
            <text:p>-7.9951424</text:p>
          </table:table-cell>
          <table:table-cell office:value-type="float" office:value="377.895372100561" calcext:value-type="float">
            <text:p>377.895372100561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Clinique m├Òdicale"ADA"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aouda Coulibaly</text:p>
          </table:table-cell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6762572" calcext:value-type="float">
            <text:p>767625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4320265b-b4f0-410c-b956-5db1b29572b0</text:p>
          </table:table-cell>
          <table:table-cell office:value-type="string" calcext:value-type="string">
            <text:p>2021-02-10T17:43:29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1-02-10T13:53:14.492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Concessions rurale </text:p>
          </table:table-cell>
          <table:table-cell office:value-type="string" calcext:value-type="string">
            <text:p>12.6283896 -7.9258438 429.76001220703125 2.95</text:p>
          </table:table-cell>
          <table:table-cell office:value-type="float" office:value="12.6283896" calcext:value-type="float">
            <text:p>12.6283896</text:p>
          </table:table-cell>
          <table:table-cell office:value-type="float" office:value="-7.9258438" calcext:value-type="float">
            <text:p>-7.9258438</text:p>
          </table:table-cell>
          <table:table-cell office:value-type="float" office:value="429.760012207031" calcext:value-type="float">
            <text:p>429.76001220703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CABINET M├ÊDICAL AKT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Social car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ocial_c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340051" calcext:value-type="float">
            <text:p>793400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a7c5557-f63f-41f6-99a1-73b4e269190b</text:p>
          </table:table-cell>
          <table:table-cell office:value-type="string" calcext:value-type="string">
            <text:p>2021-02-10T17:46:46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21-02-10T11:07:45.514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 Zrny</text:p>
          </table:table-cell>
          <table:table-cell office:value-type="string" calcext:value-type="string">
            <text:p>12.6029417 -7.9294167 355.8 2.7</text:p>
          </table:table-cell>
          <table:table-cell office:value-type="float" office:value="12.6029417" calcext:value-type="float">
            <text:p>12.6029417</text:p>
          </table:table-cell>
          <table:table-cell office:value-type="float" office:value="-7.9294167" calcext:value-type="float">
            <text:p>-7.9294167</text:p>
          </table:table-cell>
          <table:table-cell office:value-type="float" office:value="355.8" calcext:value-type="float">
            <text:p>355.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Cabinet M├Òdicale Teriy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Surge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S├Òkou Isma├½l Doucour├Ò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682820" calcext:value-type="float">
            <text:p>766828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e86724c-b850-4f37-9738-7467ed7d2e10</text:p>
          </table:table-cell>
          <table:table-cell office:value-type="string" calcext:value-type="string">
            <text:p>2021-02-10T18:22:17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21-02-10T10:50:17.881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8htkpzfiqj8dFVDp</text:p>
          </table:table-cell>
          <table:table-cell table:number-columns-repeated="2"/>
          <table:table-cell office:value-type="string" calcext:value-type="string">
            <text:p>Habibatou sanog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Sirakoro-Dounfing</text:p>
          </table:table-cell>
          <table:table-cell table:number-columns-repeated="2"/>
          <table:table-cell office:value-type="string" calcext:value-type="string">
            <text:p>12.6840167 -8.0538733 445.3600183105469 2.366</text:p>
          </table:table-cell>
          <table:table-cell office:value-type="float" office:value="12.6840167" calcext:value-type="float">
            <text:p>12.6840167</text:p>
          </table:table-cell>
          <table:table-cell office:value-type="float" office:value="-8.0538733" calcext:value-type="float">
            <text:p>-8.0538733</text:p>
          </table:table-cell>
          <table:table-cell office:value-type="float" office:value="445.360018310547" calcext:value-type="float">
            <text:p>445.360018310547</text:p>
          </table:table-cell>
          <table:table-cell office:value-type="float" office:value="2.366" calcext:value-type="float">
            <text:p>2.366</text:p>
          </table:table-cell>
          <table:table-cell/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ulibaly Abdoulaye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8438548" calcext:value-type="float">
            <text:p>784385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out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 existence of water point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Committee own funding for major repairs, construction of new faciliti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anual Emptier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655ce2b7-ebdf-4337-80c5-a74853ea53cf</text:p>
          </table:table-cell>
          <table:table-cell office:value-type="string" calcext:value-type="string">
            <text:p>2021-02-10T18:28:22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21-02-10T13:11:21.014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</text:p>
          </table:table-cell>
          <table:table-cell office:value-type="string" calcext:value-type="string">
            <text:p>12.6277883 -8.04178 349.1744460067709 1.433</text:p>
          </table:table-cell>
          <table:table-cell office:value-type="float" office:value="12.6277883" calcext:value-type="float">
            <text:p>12.6277883</text:p>
          </table:table-cell>
          <table:table-cell office:value-type="float" office:value="-8.04178" calcext:value-type="float">
            <text:p>-8.04178</text:p>
          </table:table-cell>
          <table:table-cell office:value-type="float" office:value="349.174446006771" calcext:value-type="float">
            <text:p>349.174446006771</text:p>
          </table:table-cell>
          <table:table-cell office:value-type="float" office:value="1.433" calcext:value-type="float">
            <text:p>1.433</text:p>
          </table:table-cell>
          <table:table-cell office:value-type="string" calcext:value-type="string">
            <text:p>Clinique m├Òdicale promesse sant├Ò</text:p>
          </table:table-cell>
          <table:table-cell office:value-type="string" calcext:value-type="string">
            <text:p>Clinic</text:p>
          </table:table-cell>
          <table:table-cell table:number-columns-repeated="19"/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70071227" calcext:value-type="float">
            <text:p>70071227</text:p>
          </table:table-cell>
          <table:table-cell table:number-columns-repeated="18"/>
          <table:table-cell office:value-type="float" office:value="1066" calcext:value-type="float">
            <text:p>1066</text:p>
          </table:table-cell>
          <table:table-cell office:value-type="string" calcext:value-type="string">
            <text:p>ac9da43d-f86f-4109-951c-0ac7048c3ec2</text:p>
          </table:table-cell>
          <table:table-cell office:value-type="string" calcext:value-type="string">
            <text:p>2021-02-10T19:03:48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21-02-10T13:56:36.181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 table:number-columns-repeated="2"/>
          <table:table-cell office:value-type="string" calcext:value-type="string">
            <text:p>12.6046461 -7.903107 336.7857626508803 7.433</text:p>
          </table:table-cell>
          <table:table-cell office:value-type="float" office:value="12.6046461" calcext:value-type="float">
            <text:p>12.6046461</text:p>
          </table:table-cell>
          <table:table-cell office:value-type="float" office:value="-7.903107" calcext:value-type="float">
            <text:p>-7.903107</text:p>
          </table:table-cell>
          <table:table-cell office:value-type="float" office:value="336.78576265088" calcext:value-type="float">
            <text:p>336.78576265088</text:p>
          </table:table-cell>
          <table:table-cell office:value-type="float" office:value="7.433" calcext:value-type="float">
            <text:p>7.433</text:p>
          </table:table-cell>
          <table:table-cell office:value-type="string" calcext:value-type="string">
            <text:p>Cabinet m├Òdical keneyasso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seriba fofana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228347" calcext:value-type="float">
            <text:p>762283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b0f24ab1-7564-406c-8c80-115095370a85</text:p>
          </table:table-cell>
          <table:table-cell office:value-type="string" calcext:value-type="string">
            <text:p>2021-02-10T19:11:46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21-02-10T15:40:42.54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 table:number-columns-repeated="2"/>
          <table:table-cell office:value-type="string" calcext:value-type="string">
            <text:p>12.6083167 -7.9040617 338.3259183026167 7.26</text:p>
          </table:table-cell>
          <table:table-cell office:value-type="float" office:value="12.6083167" calcext:value-type="float">
            <text:p>12.6083167</text:p>
          </table:table-cell>
          <table:table-cell office:value-type="float" office:value="-7.9040617" calcext:value-type="float">
            <text:p>-7.9040617</text:p>
          </table:table-cell>
          <table:table-cell office:value-type="float" office:value="338.325918302617" calcext:value-type="float">
            <text:p>338.325918302617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Cabinet m├Òdical Bethesd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ion├Ò David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232706" calcext:value-type="float">
            <text:p>662327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8c45d4ae-a5a1-4812-886f-4521e1bd66bb</text:p>
          </table:table-cell>
          <table:table-cell office:value-type="string" calcext:value-type="string">
            <text:p>2021-02-10T19:11:51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21-02-10T10:07:55.13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 table:number-columns-repeated="2"/>
          <table:table-cell office:value-type="string" calcext:value-type="string">
            <text:p>12.6181375 -7.9192106 361.4031547771763 4.775</text:p>
          </table:table-cell>
          <table:table-cell office:value-type="float" office:value="12.6181375" calcext:value-type="float">
            <text:p>12.6181375</text:p>
          </table:table-cell>
          <table:table-cell office:value-type="float" office:value="-7.9192106" calcext:value-type="float">
            <text:p>-7.9192106</text:p>
          </table:table-cell>
          <table:table-cell office:value-type="float" office:value="361.403154777176" calcext:value-type="float">
            <text:p>361.403154777176</text:p>
          </table:table-cell>
          <table:table-cell office:value-type="float" office:value="4.775" calcext:value-type="float">
            <text:p>4.775</text:p>
          </table:table-cell>
          <table:table-cell office:value-type="string" calcext:value-type="string">
            <text:p>Cliniqu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Coulibaly Demba</text:p>
          </table:table-cell>
          <table:table-cell office:value-type="string" calcext:value-type="string">
            <text:p>Emergenc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11106" calcext:value-type="float">
            <text:p>775111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7fea908f-eb41-4a91-af8c-5357076e299a</text:p>
          </table:table-cell>
          <table:table-cell office:value-type="string" calcext:value-type="string">
            <text:p>2021-02-10T19:32:08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21-02-10T12:31:59.647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Dougoukoro</text:p>
          </table:table-cell>
          <table:table-cell office:value-type="string" calcext:value-type="string">
            <text:p>12.6142717 -7.9094 336.65805354293775 3.1</text:p>
          </table:table-cell>
          <table:table-cell office:value-type="float" office:value="12.6142717" calcext:value-type="float">
            <text:p>12.6142717</text:p>
          </table:table-cell>
          <table:table-cell office:value-type="float" office:value="-7.9094" calcext:value-type="float">
            <text:p>-7.9094</text:p>
          </table:table-cell>
          <table:table-cell office:value-type="float" office:value="336.658053542938" calcext:value-type="float">
            <text:p>336.65805354293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Cabinet medical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Adama Traore</text:p>
          </table:table-cell>
          <table:table-cell office:value-type="string" calcext:value-type="string">
            <text:p>Emergenc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3639902" calcext:value-type="float">
            <text:p>63639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8fa19875-8efc-4c84-a7bd-ac4d149ae238</text:p>
          </table:table-cell>
          <table:table-cell office:value-type="string" calcext:value-type="string">
            <text:p>2021-02-10T19:32:17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21-02-10T14:36:16.366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/>
          <table:table-cell office:value-type="string" calcext:value-type="string">
            <text:p>Zerny</text:p>
          </table:table-cell>
          <table:table-cell office:value-type="string" calcext:value-type="string">
            <text:p>12.622528 -7.9115983 364.466099413669 4.14</text:p>
          </table:table-cell>
          <table:table-cell office:value-type="float" office:value="12.622528" calcext:value-type="float">
            <text:p>12.622528</text:p>
          </table:table-cell>
          <table:table-cell office:value-type="float" office:value="-7.9115983" calcext:value-type="float">
            <text:p>-7.9115983</text:p>
          </table:table-cell>
          <table:table-cell office:value-type="float" office:value="364.466099413669" calcext:value-type="float">
            <text:p>364.466099413669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Cabinet medical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Alamako Camara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062642" calcext:value-type="float">
            <text:p>660626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9a5a718a-56d0-47c0-b250-da6d8bb40992</text:p>
          </table:table-cell>
          <table:table-cell office:value-type="string" calcext:value-type="string">
            <text:p>2021-02-10T19:32:26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21-02-10T10:06:13.342Z</text:p>
          </table:table-cell>
          <table:table-cell office:value-type="string" calcext:value-type="string">
            <text:p>2021-02-10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 table:number-columns-repeated="2"/>
          <table:table-cell office:value-type="string" calcext:value-type="string">
            <text:p>12.602471666666668 -7.915526666666667 327.6 3.8</text:p>
          </table:table-cell>
          <table:table-cell office:value-type="float" office:value="12.6024716666667" calcext:value-type="float">
            <text:p>12.6024716666667</text:p>
          </table:table-cell>
          <table:table-cell office:value-type="float" office:value="-7.91552666666667" calcext:value-type="float">
            <text:p>-7.91552666666667</text:p>
          </table:table-cell>
          <table:table-cell office:value-type="float" office:value="327.6" calcext:value-type="float">
            <text:p>327.6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Cabinet de soins makalou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akary Macalou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050379" calcext:value-type="float">
            <text:p>720503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c28314bb-30c7-4da3-aa74-fdc3c389dbf7</text:p>
          </table:table-cell>
          <table:table-cell office:value-type="string" calcext:value-type="string">
            <text:p>2021-02-10T20:07:56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1-02-10T14:54:29.375Z</text:p>
          </table:table-cell>
          <table:table-cell office:value-type="string" calcext:value-type="string">
            <text:p>2021-02-10</text:p>
          </table:table-cell>
          <table:table-cell office:value-type="float" office:value="358005081343540" calcext:value-type="float">
            <text:p>358005081343540</text:p>
          </table:table-cell>
          <table:table-cell table:number-columns-repeated="2"/>
          <table:table-cell office:value-type="string" calcext:value-type="string">
            <text:p>Mouss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Korofina Nord</text:p>
          </table:table-cell>
          <table:table-cell/>
          <table:table-cell office:value-type="string" calcext:value-type="string">
            <text:p>korofina nord</text:p>
          </table:table-cell>
          <table:table-cell office:value-type="string" calcext:value-type="string">
            <text:p>12.668291666666669 -7.952496666666667 340.0 7.6</text:p>
          </table:table-cell>
          <table:table-cell office:value-type="float" office:value="12.6682916666667" calcext:value-type="float">
            <text:p>12.6682916666667</text:p>
          </table:table-cell>
          <table:table-cell office:value-type="float" office:value="-7.95249666666667" calcext:value-type="float">
            <text:p>-7.95249666666667</text:p>
          </table:table-cell>
          <table:table-cell office:value-type="float" office:value="340" calcext:value-type="float">
            <text:p>340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Clinique eaux claires AY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urgery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issa Konat├Ò</text:p>
          </table:table-cell>
          <table:table-cell office:value-type="string" calcext:value-type="string">
            <text:p>Genera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7340263" calcext:value-type="float">
            <text:p>773402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77ab2cac-8c01-4a9d-a603-bdefdb76b0bd</text:p>
          </table:table-cell>
          <table:table-cell office:value-type="string" calcext:value-type="string">
            <text:p>2021-02-10T20:11:32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21-02-10T12:56:19.21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 zerny</text:p>
          </table:table-cell>
          <table:table-cell office:value-type="string" calcext:value-type="string">
            <text:p>12.59493 -7.9260533 367.06 4.016</text:p>
          </table:table-cell>
          <table:table-cell office:value-type="float" office:value="12.59493" calcext:value-type="float">
            <text:p>12.59493</text:p>
          </table:table-cell>
          <table:table-cell office:value-type="float" office:value="-7.9260533" calcext:value-type="float">
            <text:p>-7.9260533</text:p>
          </table:table-cell>
          <table:table-cell office:value-type="float" office:value="367.06" calcext:value-type="float">
            <text:p>367.06</text:p>
          </table:table-cell>
          <table:table-cell office:value-type="float" office:value="4.016" calcext:value-type="float">
            <text:p>4.016</text:p>
          </table:table-cell>
          <table:table-cell office:value-type="string" calcext:value-type="string">
            <text:p>Centre m├Òdical(Alliance)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eydou TRAORE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903471" calcext:value-type="float">
            <text:p>659034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3b26a90b-f7b0-4655-9180-a737e9155840</text:p>
          </table:table-cell>
          <table:table-cell office:value-type="string" calcext:value-type="string">
            <text:p>2021-02-10T22:42:57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2021-02-15T09:46:33.774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  <text:p/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12.6659667 -7.978495 365.48301669728244 3.9</text:p>
          </table:table-cell>
          <table:table-cell office:value-type="float" office:value="12.6659667" calcext:value-type="float">
            <text:p>12.6659667</text:p>
          </table:table-cell>
          <table:table-cell office:value-type="float" office:value="-7.978495" calcext:value-type="float">
            <text:p>-7.978495</text:p>
          </table:table-cell>
          <table:table-cell office:value-type="float" office:value="365.483016697282" calcext:value-type="float">
            <text:p>365.48301669728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Medico Chirugical </text:p>
            <text:p>Wass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urger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munaut├Ò</text:p>
            <text:p/>
          </table:table-cell>
          <table:table-cell office:value-type="string" calcext:value-type="string">
            <text:p>Communit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6767228" calcext:value-type="float">
            <text:p>667672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a8ef112-14e1-4786-92a1-140a1bab3726</text:p>
          </table:table-cell>
          <table:table-cell office:value-type="string" calcext:value-type="string">
            <text:p>2021-02-15T09:56:39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21-02-15T13:44:17.719Z</text:p>
          </table:table-cell>
          <table:table-cell office:value-type="string" calcext:value-type="string">
            <text:p>2021-02-15</text:p>
          </table:table-cell>
          <table:table-cell office:value-type="float" office:value="358005081307784" calcext:value-type="float">
            <text:p>358005081307784</text:p>
          </table:table-cell>
          <table:table-cell office:value-type="float" office:value="8.92230130906177E+019" calcext:value-type="float">
            <text:p>8.92230130906177E+019</text:p>
          </table:table-cell>
          <table:table-cell office:value-type="float" office:value="610010101772776" calcext:value-type="float">
            <text:p>610010101772776</text:p>
          </table:table-cell>
          <table:table-cell office:value-type="string" calcext:value-type="string">
            <text:p>Ali badara Kon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Koulouba</text:p>
          </table:table-cell>
          <table:table-cell/>
          <table:table-cell office:value-type="string" calcext:value-type="string">
            <text:p>Route de kati</text:p>
          </table:table-cell>
          <table:table-cell office:value-type="string" calcext:value-type="string">
            <text:p>12.672805000000002 -8.006296666666666 443.0 1.2</text:p>
          </table:table-cell>
          <table:table-cell office:value-type="float" office:value="12.672805" calcext:value-type="float">
            <text:p>12.672805</text:p>
          </table:table-cell>
          <table:table-cell office:value-type="float" office:value="-8.00629666666667" calcext:value-type="float">
            <text:p>-8.00629666666667</text:p>
          </table:table-cell>
          <table:table-cell office:value-type="float" office:value="443" calcext:value-type="float">
            <text:p>44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linic priv├Òe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urgery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m├Òdicale keneya 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206666" calcext:value-type="float">
            <text:p>702066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3fc8e706-719b-44a5-afec-977200eefe81</text:p>
          </table:table-cell>
          <table:table-cell office:value-type="string" calcext:value-type="string">
            <text:p>2021-02-15T13:59:45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21-02-15T14:20:33.044Z</text:p>
          </table:table-cell>
          <table:table-cell office:value-type="string" calcext:value-type="string">
            <text:p>2021-02-15</text:p>
          </table:table-cell>
          <table:table-cell office:value-type="float" office:value="358005081307784" calcext:value-type="float">
            <text:p>358005081307784</text:p>
          </table:table-cell>
          <table:table-cell office:value-type="float" office:value="8.92230130906177E+019" calcext:value-type="float">
            <text:p>8.92230130906177E+019</text:p>
          </table:table-cell>
          <table:table-cell office:value-type="float" office:value="610010101772776" calcext:value-type="float">
            <text:p>610010101772776</text:p>
          </table:table-cell>
          <table:table-cell office:value-type="string" calcext:value-type="string">
            <text:p>Ali badara <text:s/>Kone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Koulouba</text:p>
          </table:table-cell>
          <table:table-cell/>
          <table:table-cell office:value-type="string" calcext:value-type="string">
            <text:p>Secteur Sekoubougouni </text:p>
          </table:table-cell>
          <table:table-cell office:value-type="string" calcext:value-type="string">
            <text:p>12.681506666666667 -8.004593333333334 515.5 4.5</text:p>
          </table:table-cell>
          <table:table-cell office:value-type="float" office:value="12.6815066666667" calcext:value-type="float">
            <text:p>12.6815066666667</text:p>
          </table:table-cell>
          <table:table-cell office:value-type="float" office:value="-8.00459333333333" calcext:value-type="float">
            <text:p>-8.00459333333333</text:p>
          </table:table-cell>
          <table:table-cell office:value-type="float" office:value="515.5" calcext:value-type="float">
            <text:p>515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abinet m├Òdical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riam Tangara 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604964" calcext:value-type="float">
            <text:p>716049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istence of water poi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8f8549fb-7619-4395-9dc7-909da9acf320</text:p>
          </table:table-cell>
          <table:table-cell office:value-type="string" calcext:value-type="string">
            <text:p>2021-02-15T14:45:12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21-02-15T09:28:34.789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kZCwpco2LamgRepp</text:p>
          </table:table-cell>
          <table:table-cell table:number-columns-repeated="2"/>
          <table:table-cell office:value-type="string" calcext:value-type="string">
            <text:p>Bakary <text:s/>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Rue goudron m├Ònant ├á la place CAN</text:p>
          </table:table-cell>
          <table:table-cell office:value-type="string" calcext:value-type="string">
            <text:p>12.62855684964414 -8.037493555434162 367.5769551207068 4.0</text:p>
          </table:table-cell>
          <table:table-cell office:value-type="float" office:value="12.6285568496441" calcext:value-type="float">
            <text:p>12.6285568496441</text:p>
          </table:table-cell>
          <table:table-cell office:value-type="float" office:value="-8.03749355543416" calcext:value-type="float">
            <text:p>-8.03749355543416</text:p>
          </table:table-cell>
          <table:table-cell office:value-type="float" office:value="367.576955120707" calcext:value-type="float">
            <text:p>367.576955120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inique M├Òdicale Yirib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artenal car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M├Òdicale Yiriba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76007661" calcext:value-type="float">
            <text:p>760076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fad037ff-dcfd-4f32-a566-bf97e61db2ef</text:p>
          </table:table-cell>
          <table:table-cell office:value-type="string" calcext:value-type="string">
            <text:p>2021-02-15T15:56:30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21-02-15T10:15:04.049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kZCwpco2LamgRepp</text:p>
          </table:table-cell>
          <table:table-cell table:number-columns-repeated="2"/>
          <table:table-cell office:value-type="string" calcext:value-type="string">
            <text:p>Bakary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 en face du Lyc├Òe Mamadou Sarrr</text:p>
          </table:table-cell>
          <table:table-cell office:value-type="string" calcext:value-type="string">
            <text:p>12.63437267203591 -8.03829839104856 379.655736395241 6.0</text:p>
          </table:table-cell>
          <table:table-cell office:value-type="float" office:value="12.6343726720359" calcext:value-type="float">
            <text:p>12.6343726720359</text:p>
          </table:table-cell>
          <table:table-cell office:value-type="float" office:value="-8.03829839104856" calcext:value-type="float">
            <text:p>-8.03829839104856</text:p>
          </table:table-cell>
          <table:table-cell office:value-type="float" office:value="379.655736395241" calcext:value-type="float">
            <text:p>379.655736395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inique M├Òdicale "K├¿n├¿ya Ton"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M├Òdicale "k├¿n├¿ya Ton"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799152" calcext:value-type="float">
            <text:p>20799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2b35323c-f58f-488d-aeba-92159b9cc329</text:p>
          </table:table-cell>
          <table:table-cell office:value-type="string" calcext:value-type="string">
            <text:p>2021-02-15T15:56:31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21-02-15T10:59:48.776Z</text:p>
          </table:table-cell>
          <table:table-cell office:value-type="string" calcext:value-type="string">
            <text:p>2021-02-15</text:p>
          </table:table-cell>
          <table:table-cell office:value-type="float" office:value="358005080629725" calcext:value-type="float">
            <text:p>358005080629725</text:p>
          </table:table-cell>
          <table:table-cell table:number-columns-repeated="2"/>
          <table:table-cell office:value-type="string" calcext:value-type="string">
            <text:p>Hamidou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Nafadji</text:p>
          </table:table-cell>
          <table:table-cell/>
          <table:table-cell office:value-type="string" calcext:value-type="string">
            <text:p>Nafadji</text:p>
          </table:table-cell>
          <table:table-cell office:value-type="string" calcext:value-type="string">
            <text:p>12.689128333333334 -7.948885 331.3 4.9</text:p>
          </table:table-cell>
          <table:table-cell office:value-type="float" office:value="12.6891283333333" calcext:value-type="float">
            <text:p>12.6891283333333</text:p>
          </table:table-cell>
          <table:table-cell office:value-type="float" office:value="-7.948885" calcext:value-type="float">
            <text:p>-7.948885</text:p>
          </table:table-cell>
          <table:table-cell office:value-type="float" office:value="331.3" calcext:value-type="float">
            <text:p>331.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olyclinique DHM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IALL Almou Allaye</text:p>
          </table:table-cell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4949594" calcext:value-type="float">
            <text:p>949495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da75749c-b5c5-48e1-9fc5-f796e33e368c</text:p>
          </table:table-cell>
          <table:table-cell office:value-type="string" calcext:value-type="string">
            <text:p>2021-02-15T16:03:47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1-02-15T08:40:16.92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 aci 2000</text:p>
          </table:table-cell>
          <table:table-cell office:value-type="string" calcext:value-type="string">
            <text:p>12.6252944 -8.03644 349.517170636712 2.433</text:p>
          </table:table-cell>
          <table:table-cell office:value-type="float" office:value="12.6252944" calcext:value-type="float">
            <text:p>12.6252944</text:p>
          </table:table-cell>
          <table:table-cell office:value-type="float" office:value="-8.03644" calcext:value-type="float">
            <text:p>-8.03644</text:p>
          </table:table-cell>
          <table:table-cell office:value-type="float" office:value="349.517170636712" calcext:value-type="float">
            <text:p>349.517170636712</text:p>
          </table:table-cell>
          <table:table-cell office:value-type="float" office:value="2.433" calcext:value-type="float">
            <text:p>2.433</text:p>
          </table:table-cell>
          <table:table-cell office:value-type="string" calcext:value-type="string">
            <text:p>Optique 2000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no beds</text:p>
          </table:table-cell>
          <table:table-cell table:number-columns-repeated="7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66942718" calcext:value-type="float">
            <text:p>66942718</text:p>
          </table:table-cell>
          <table:table-cell table:number-columns-repeated="18"/>
          <table:table-cell office:value-type="float" office:value="1444" calcext:value-type="float">
            <text:p>1444</text:p>
          </table:table-cell>
          <table:table-cell office:value-type="string" calcext:value-type="string">
            <text:p>dc775bb4-7ae0-4e55-a3fc-8a06a28da150</text:p>
          </table:table-cell>
          <table:table-cell office:value-type="string" calcext:value-type="string">
            <text:p>2021-02-15T16:26:58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21-02-15T10:34:28.021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 aci 2000</text:p>
          </table:table-cell>
          <table:table-cell office:value-type="string" calcext:value-type="string">
            <text:p>12.63339 -8.03377 334.7589219766951 2.683</text:p>
          </table:table-cell>
          <table:table-cell office:value-type="float" office:value="12.63339" calcext:value-type="float">
            <text:p>12.63339</text:p>
          </table:table-cell>
          <table:table-cell office:value-type="float" office:value="-8.03377" calcext:value-type="float">
            <text:p>-8.03377</text:p>
          </table:table-cell>
          <table:table-cell office:value-type="float" office:value="334.758921976695" calcext:value-type="float">
            <text:p>334.758921976695</text:p>
          </table:table-cell>
          <table:table-cell office:value-type="float" office:value="2.683" calcext:value-type="float">
            <text:p>2.683</text:p>
          </table:table-cell>
          <table:table-cell office:value-type="string" calcext:value-type="string">
            <text:p>Laboratoire biom├Òdicale le diafounou sarl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no beds</text:p>
          </table:table-cell>
          <table:table-cell/>
          <table:table-cell office:value-type="string" calcext:value-type="string">
            <text:p>Laborato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embele lamine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295252" calcext:value-type="float">
            <text:p>202952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6d6e6b5c-1f9b-476f-9403-474c8abaa10c</text:p>
          </table:table-cell>
          <table:table-cell office:value-type="string" calcext:value-type="string">
            <text:p>2021-02-15T16:27:01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21-02-15T10:38:10.44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 aci 2000</text:p>
          </table:table-cell>
          <table:table-cell office:value-type="string" calcext:value-type="string">
            <text:p>12.63339 -8.03377 332.6410884221088 1.4</text:p>
          </table:table-cell>
          <table:table-cell office:value-type="float" office:value="12.63339" calcext:value-type="float">
            <text:p>12.63339</text:p>
          </table:table-cell>
          <table:table-cell office:value-type="float" office:value="-8.03377" calcext:value-type="float">
            <text:p>-8.03377</text:p>
          </table:table-cell>
          <table:table-cell office:value-type="float" office:value="332.641088422109" calcext:value-type="float">
            <text:p>332.64108842210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inique m├Òdicale fertili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embele lamine</text:p>
          </table:table-cell>
          <table:table-cell office:value-type="string" calcext:value-type="string">
            <text:p>Genera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0295252" calcext:value-type="float">
            <text:p>702952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d59ee9e-7f9c-4b07-b296-ca9cbae49f42</text:p>
          </table:table-cell>
          <table:table-cell office:value-type="string" calcext:value-type="string">
            <text:p>2021-02-15T16:27:02</text:p>
          </table:table-cell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21-02-15T15:10:59.755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 aci</text:p>
          </table:table-cell>
          <table:table-cell office:value-type="string" calcext:value-type="string">
            <text:p>12.629115 -8.036109 336.4136706150818 7.7</text:p>
          </table:table-cell>
          <table:table-cell office:value-type="float" office:value="12.629115" calcext:value-type="float">
            <text:p>12.629115</text:p>
          </table:table-cell>
          <table:table-cell office:value-type="float" office:value="-8.036109" calcext:value-type="float">
            <text:p>-8.036109</text:p>
          </table:table-cell>
          <table:table-cell office:value-type="float" office:value="336.413670615082" calcext:value-type="float">
            <text:p>336.41367061508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Clinique m├Òdicale yiriba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007661" calcext:value-type="float">
            <text:p>76007661</text:p>
          </table:table-cell>
          <table:table-cell table:number-columns-repeated="18"/>
          <table:table-cell office:value-type="float" office:value="1458" calcext:value-type="float">
            <text:p>1458</text:p>
          </table:table-cell>
          <table:table-cell office:value-type="string" calcext:value-type="string">
            <text:p>3cf45968-2078-457c-b222-35d8702ba906</text:p>
          </table:table-cell>
          <table:table-cell office:value-type="string" calcext:value-type="string">
            <text:p>2021-02-15T16:27:10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21-02-15T15:24:08.396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 aci 2000</text:p>
          </table:table-cell>
          <table:table-cell office:value-type="string" calcext:value-type="string">
            <text:p>12.6309539 -8.0354382 348.04523954829546 800.0</text:p>
          </table:table-cell>
          <table:table-cell office:value-type="float" office:value="12.6309539" calcext:value-type="float">
            <text:p>12.6309539</text:p>
          </table:table-cell>
          <table:table-cell office:value-type="float" office:value="-8.0354382" calcext:value-type="float">
            <text:p>-8.0354382</text:p>
          </table:table-cell>
          <table:table-cell office:value-type="float" office:value="348.045239548295" calcext:value-type="float">
            <text:p>348.04523954829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linique effica sant├Ò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Abdoulaye Dembele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96705" calcext:value-type="float">
            <text:p>202967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b9c91d98-8521-4ae6-b14c-08cdf23ead21</text:p>
          </table:table-cell>
          <table:table-cell office:value-type="string" calcext:value-type="string">
            <text:p>2021-02-15T16:27:11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21-02-15T12:08:10.315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6026466 -7.9464379 364.8407350558366 96.0</text:p>
          </table:table-cell>
          <table:table-cell office:value-type="float" office:value="12.6026466" calcext:value-type="float">
            <text:p>12.6026466</text:p>
          </table:table-cell>
          <table:table-cell office:value-type="float" office:value="-7.9464379" calcext:value-type="float">
            <text:p>-7.9464379</text:p>
          </table:table-cell>
          <table:table-cell office:value-type="float" office:value="364.840735055837" calcext:value-type="float">
            <text:p>364.84073505583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linique M├Òdical Sinc├Òrit├Ò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e Hamidou Sangar├Ò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471198" calcext:value-type="float">
            <text:p>754711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5459dac3-474e-4130-9f41-180620aeb789</text:p>
          </table:table-cell>
          <table:table-cell office:value-type="string" calcext:value-type="string">
            <text:p>2021-02-15T16:28:27</text:p>
          </table:table-cell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21-02-15T13:32:17.626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Magnabougou projet</text:p>
          </table:table-cell>
          <table:table-cell office:value-type="string" calcext:value-type="string">
            <text:p>12.6038013 -7.9522148 342.7059175775847 7.82</text:p>
          </table:table-cell>
          <table:table-cell office:value-type="float" office:value="12.6038013" calcext:value-type="float">
            <text:p>12.6038013</text:p>
          </table:table-cell>
          <table:table-cell office:value-type="float" office:value="-7.9522148" calcext:value-type="float">
            <text:p>-7.9522148</text:p>
          </table:table-cell>
          <table:table-cell office:value-type="float" office:value="342.705917577585" calcext:value-type="float">
            <text:p>342.705917577585</text:p>
          </table:table-cell>
          <table:table-cell office:value-type="float" office:value="7.82" calcext:value-type="float">
            <text:p>7.82</text:p>
          </table:table-cell>
          <table:table-cell office:value-type="string" calcext:value-type="string">
            <text:p>Clinique m├Òdical plus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e Mariko Diakaidia</text:p>
          </table:table-cell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03131" calcext:value-type="float">
            <text:p>20203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23ba51ce-f529-4161-92cc-d10de31dc4bf</text:p>
          </table:table-cell>
          <table:table-cell office:value-type="string" calcext:value-type="string">
            <text:p>2021-02-15T16:28:30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21-02-15T13:50:47.407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/>
          <table:table-cell office:value-type="string" calcext:value-type="string">
            <text:p>Banankabougou</text:p>
          </table:table-cell>
          <table:table-cell office:value-type="string" calcext:value-type="string">
            <text:p>12.605996 -7.9481832 331.1534869615363 7.6</text:p>
          </table:table-cell>
          <table:table-cell office:value-type="float" office:value="12.605996" calcext:value-type="float">
            <text:p>12.605996</text:p>
          </table:table-cell>
          <table:table-cell office:value-type="float" office:value="-7.9481832" calcext:value-type="float">
            <text:p>-7.9481832</text:p>
          </table:table-cell>
          <table:table-cell office:value-type="float" office:value="331.153486961536" calcext:value-type="float">
            <text:p>331.153486961536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Clinique Madi Bah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e boure├»ma afo Traor├Ò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317030" calcext:value-type="float">
            <text:p>763170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3f6f2515-579f-47ca-89f0-cb89664fd07c</text:p>
          </table:table-cell>
          <table:table-cell office:value-type="string" calcext:value-type="string">
            <text:p>2021-02-15T16:28:31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21-02-15T09:33:58.783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laye ACI </text:p>
          </table:table-cell>
          <table:table-cell office:value-type="string" calcext:value-type="string">
            <text:p>12.6300856 -8.0351271 374.63769580649773 7.5</text:p>
          </table:table-cell>
          <table:table-cell office:value-type="float" office:value="12.6300856" calcext:value-type="float">
            <text:p>12.6300856</text:p>
          </table:table-cell>
          <table:table-cell office:value-type="float" office:value="-8.0351271" calcext:value-type="float">
            <text:p>-8.0351271</text:p>
          </table:table-cell>
          <table:table-cell office:value-type="float" office:value="374.637695806498" calcext:value-type="float">
            <text:p>374.63769580649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Clinique m├Òdical Layidou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Pediatric car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Lamine Camara</text:p>
          </table:table-cell>
          <table:table-cell office:value-type="string" calcext:value-type="string">
            <text:p>Paediatric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957499" calcext:value-type="float">
            <text:p>679574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1487" calcext:value-type="float">
            <text:p>1487</text:p>
          </table:table-cell>
          <table:table-cell office:value-type="string" calcext:value-type="string">
            <text:p>83e53abb-ebc8-46ea-8ad9-174f36f6150c</text:p>
          </table:table-cell>
          <table:table-cell office:value-type="string" calcext:value-type="string">
            <text:p>2021-02-15T16:33:26</text:p>
          </table:table-cell>
          <table:table-cell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21-02-15T13:06:15.031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laye ACI </text:p>
          </table:table-cell>
          <table:table-cell office:value-type="string" calcext:value-type="string">
            <text:p>12.6405122 -8.0252681 377.2742894224924 6.0</text:p>
          </table:table-cell>
          <table:table-cell office:value-type="float" office:value="12.6405122" calcext:value-type="float">
            <text:p>12.6405122</text:p>
          </table:table-cell>
          <table:table-cell office:value-type="float" office:value="-8.0252681" calcext:value-type="float">
            <text:p>-8.0252681</text:p>
          </table:table-cell>
          <table:table-cell office:value-type="float" office:value="377.274289422492" calcext:value-type="float">
            <text:p>377.2742894224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inique m├Òdical le Defi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Pediatric care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Modibo Soumar├Ò </text:p>
          </table:table-cell>
          <table:table-cell office:value-type="string" calcext:value-type="string">
            <text:p>Wome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91542" calcext:value-type="float">
            <text:p>202915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1494" calcext:value-type="float">
            <text:p>1494</text:p>
          </table:table-cell>
          <table:table-cell office:value-type="string" calcext:value-type="string">
            <text:p>71cd4f96-83da-4475-a9ac-cd06ea3041ba</text:p>
          </table:table-cell>
          <table:table-cell office:value-type="string" calcext:value-type="string">
            <text:p>2021-02-15T16:33:32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21-02-15T11:01:24.16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/>
          <table:table-cell office:value-type="string" calcext:value-type="string">
            <text:p>Moussabougou SEMA </text:p>
          </table:table-cell>
          <table:table-cell office:value-type="string" calcext:value-type="string">
            <text:p>12.633080314258587 -7.911469046383105 356.0717567401007 4.9</text:p>
          </table:table-cell>
          <table:table-cell office:value-type="float" office:value="12.6330803142586" calcext:value-type="float">
            <text:p>12.6330803142586</text:p>
          </table:table-cell>
          <table:table-cell office:value-type="float" office:value="-7.91146904638311" calcext:value-type="float">
            <text:p>-7.91146904638311</text:p>
          </table:table-cell>
          <table:table-cell office:value-type="float" office:value="356.071756740101" calcext:value-type="float">
            <text:p>356.07175674010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Clinique Wagadou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Fatoumata Doumbia 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057945" calcext:value-type="float">
            <text:p>660579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36e582dc-61cf-4f24-89c3-e3e25c2e81ce</text:p>
          </table:table-cell>
          <table:table-cell office:value-type="string" calcext:value-type="string">
            <text:p>2021-02-15T16:44:20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21-02-15T11:15:06.392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 Ext-sud </text:p>
          </table:table-cell>
          <table:table-cell office:value-type="string" calcext:value-type="string">
            <text:p>12.5721749 -7.9989494 373.2409286075794 4.5</text:p>
          </table:table-cell>
          <table:table-cell office:value-type="float" office:value="12.5721749" calcext:value-type="float">
            <text:p>12.5721749</text:p>
          </table:table-cell>
          <table:table-cell office:value-type="float" office:value="-7.9989494" calcext:value-type="float">
            <text:p>-7.9989494</text:p>
          </table:table-cell>
          <table:table-cell office:value-type="float" office:value="373.240928607579" calcext:value-type="float">
            <text:p>373.24092860757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abinet m├Òdical SIANWA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Kamant├Ò Moussa 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028400" calcext:value-type="float">
            <text:p>760284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183cc4b6-ae5a-4dde-b50c-9d1e5c7fa6ef</text:p>
          </table:table-cell>
          <table:table-cell office:value-type="string" calcext:value-type="string">
            <text:p>2021-02-15T16:47:19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21-02-15T15:45:56.558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Issa ke├»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Gantiguibougou</text:p>
          </table:table-cell>
          <table:table-cell table:number-columns-repeated="2"/>
          <table:table-cell office:value-type="string" calcext:value-type="string">
            <text:p>12.5594846 -8.0024116 370.427031868435 3.9</text:p>
          </table:table-cell>
          <table:table-cell office:value-type="float" office:value="12.5594846" calcext:value-type="float">
            <text:p>12.5594846</text:p>
          </table:table-cell>
          <table:table-cell office:value-type="float" office:value="-8.0024116" calcext:value-type="float">
            <text:p>-8.0024116</text:p>
          </table:table-cell>
          <table:table-cell office:value-type="float" office:value="370.427031868435" calcext:value-type="float">
            <text:p>370.42703186843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AMBAOBOU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04755" calcext:value-type="float">
            <text:p>6304755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611" calcext:value-type="float">
            <text:p>1611</text:p>
          </table:table-cell>
          <table:table-cell office:value-type="string" calcext:value-type="string">
            <text:p>d19f43e1-47f1-4182-897f-f534ce49d281</text:p>
          </table:table-cell>
          <table:table-cell office:value-type="string" calcext:value-type="string">
            <text:p>2021-02-15T16:47:41</text:p>
          </table:table-cell>
          <table:table-cell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21-02-15T14:23:07.356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FHdsKPpeR8jLHo9P</text:p>
          </table:table-cell>
          <table:table-cell table:number-columns-repeated="2"/>
          <table:table-cell office:value-type="string" calcext:value-type="string">
            <text:p>Salimata Trao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Koulouba</text:p>
          </table:table-cell>
          <table:table-cell/>
          <table:table-cell office:value-type="string" calcext:value-type="string">
            <text:p>Secteur sekoubougouni </text:p>
          </table:table-cell>
          <table:table-cell office:value-type="string" calcext:value-type="string">
            <text:p>12.6813056 -8.0048617 548.6259953150567 9.52</text:p>
          </table:table-cell>
          <table:table-cell office:value-type="float" office:value="12.6813056" calcext:value-type="float">
            <text:p>12.6813056</text:p>
          </table:table-cell>
          <table:table-cell office:value-type="float" office:value="-8.0048617" calcext:value-type="float">
            <text:p>-8.0048617</text:p>
          </table:table-cell>
          <table:table-cell office:value-type="float" office:value="548.625995315057" calcext:value-type="float">
            <text:p>548.625995315057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"Cabinet m├Òdicale Seydou Bamako"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Surger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Seydou Diawara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709090" calcext:value-type="float">
            <text:p>677090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ad62a571-8faf-40a3-ba95-76c8f089f7d1</text:p>
          </table:table-cell>
          <table:table-cell office:value-type="string" calcext:value-type="string">
            <text:p>2021-02-15T17:02:43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21-02-15T12:29:02.523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yj2h1Rz8Ksd54l2S</text:p>
          </table:table-cell>
          <table:table-cell table:number-columns-repeated="2"/>
          <table:table-cell office:value-type="string" calcext:value-type="string">
            <text:p>Th├Òophile D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Magnabougou fassokanu</text:p>
          </table:table-cell>
          <table:table-cell office:value-type="string" calcext:value-type="string">
            <text:p>12.6129531 -7.9676496 339.0852792765702 3.26</text:p>
          </table:table-cell>
          <table:table-cell office:value-type="float" office:value="12.6129531" calcext:value-type="float">
            <text:p>12.6129531</text:p>
          </table:table-cell>
          <table:table-cell office:value-type="float" office:value="-7.9676496" calcext:value-type="float">
            <text:p>-7.9676496</text:p>
          </table:table-cell>
          <table:table-cell office:value-type="float" office:value="339.08527927657" calcext:value-type="float">
            <text:p>339.08527927657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Clinique M├Òdicale ESTHER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200390" calcext:value-type="float">
            <text:p>202003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 least once a week</text:p>
          </table:table-cell>
          <table:table-cell office:value-type="string" calcext:value-type="string">
            <text:p>Other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8e5dcd7c-582f-4dee-b547-f444e59d2c53</text:p>
          </table:table-cell>
          <table:table-cell office:value-type="string" calcext:value-type="string">
            <text:p>2021-02-15T17:12:20</text:p>
          </table:table-cell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1-02-15T10:00:06.982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Quinzambougou</text:p>
          </table:table-cell>
          <table:table-cell/>
          <table:table-cell office:value-type="string" calcext:value-type="string">
            <text:p>Clinique Aldi</text:p>
          </table:table-cell>
          <table:table-cell office:value-type="string" calcext:value-type="string">
            <text:p>12.6481491 -7.9817793 359.26001220703125 20.0</text:p>
          </table:table-cell>
          <table:table-cell office:value-type="float" office:value="12.6481491" calcext:value-type="float">
            <text:p>12.6481491</text:p>
          </table:table-cell>
          <table:table-cell office:value-type="float" office:value="-7.9817793" calcext:value-type="float">
            <text:p>-7.9817793</text:p>
          </table:table-cell>
          <table:table-cell office:value-type="float" office:value="359.260012207031" calcext:value-type="float">
            <text:p>359.2600122070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inique priv├Ò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Aldi</text:p>
          </table:table-cell>
          <table:table-cell office:value-type="string" calcext:value-type="string">
            <text:p>Mental health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5249777" calcext:value-type="float">
            <text:p>752497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32618ff4-730f-4f69-aee1-6b10e5d12d40</text:p>
          </table:table-cell>
          <table:table-cell office:value-type="string" calcext:value-type="string">
            <text:p>2021-02-15T17:19:34</text:p>
          </table:table-cell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21-02-15T10:12:35.71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Gantiguibougou</text:p>
          </table:table-cell>
          <table:table-cell/>
          <table:table-cell office:value-type="string" calcext:value-type="string">
            <text:p>Garantiguibougou</text:p>
          </table:table-cell>
          <table:table-cell office:value-type="string" calcext:value-type="string">
            <text:p>12.5596917 -8.003235 380.6 3.06</text:p>
          </table:table-cell>
          <table:table-cell office:value-type="float" office:value="12.5596917" calcext:value-type="float">
            <text:p>12.5596917</text:p>
          </table:table-cell>
          <table:table-cell office:value-type="float" office:value="-8.003235" calcext:value-type="float">
            <text:p>-8.003235</text:p>
          </table:table-cell>
          <table:table-cell office:value-type="float" office:value="380.6" calcext:value-type="float">
            <text:p>380.6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Clinique m├Òdica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H24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5356149" calcext:value-type="float">
            <text:p>75356149</text:p>
          </table:table-cell>
          <table:table-cell table:number-columns-repeated="18"/>
          <table:table-cell office:value-type="float" office:value="1702" calcext:value-type="float">
            <text:p>1702</text:p>
          </table:table-cell>
          <table:table-cell office:value-type="string" calcext:value-type="string">
            <text:p>5f9c6dd5-fd77-4b8c-bf49-08589bd2ed0b</text:p>
          </table:table-cell>
          <table:table-cell office:value-type="string" calcext:value-type="string">
            <text:p>2021-02-15T17:23:13</text:p>
          </table:table-cell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21-02-15T11:46:55.959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Gantiguibougou</text:p>
          </table:table-cell>
          <table:table-cell/>
          <table:table-cell office:value-type="string" calcext:value-type="string">
            <text:p>3e plaque</text:p>
          </table:table-cell>
          <table:table-cell office:value-type="string" calcext:value-type="string">
            <text:p>12.5663819 -8.0019492 356.7 3.3</text:p>
          </table:table-cell>
          <table:table-cell office:value-type="float" office:value="12.5663819" calcext:value-type="float">
            <text:p>12.5663819</text:p>
          </table:table-cell>
          <table:table-cell office:value-type="float" office:value="-8.0019492" calcext:value-type="float">
            <text:p>-8.0019492</text:p>
          </table:table-cell>
          <table:table-cell office:value-type="float" office:value="356.7" calcext:value-type="float">
            <text:p>356.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linique m├Òdica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├Òdical Drabo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208788" calcext:value-type="float">
            <text:p>912087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b2ac0c7b-8245-4c17-8adf-e64555c97a64</text:p>
          </table:table-cell>
          <table:table-cell office:value-type="string" calcext:value-type="string">
            <text:p>2021-02-15T17:23:31</text:p>
          </table:table-cell>
          <table:table-cell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21-02-15T15:35:11.824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Gantiguibougou</text:p>
          </table:table-cell>
          <table:table-cell/>
          <table:table-cell office:value-type="string" calcext:value-type="string">
            <text:p>Jakarta terrain</text:p>
          </table:table-cell>
          <table:table-cell office:value-type="string" calcext:value-type="string">
            <text:p>12.5755783 -8.0005417 363.7 2.98</text:p>
          </table:table-cell>
          <table:table-cell office:value-type="float" office:value="12.5755783" calcext:value-type="float">
            <text:p>12.5755783</text:p>
          </table:table-cell>
          <table:table-cell office:value-type="float" office:value="-8.0005417" calcext:value-type="float">
            <text:p>-8.0005417</text:p>
          </table:table-cell>
          <table:table-cell office:value-type="float" office:value="363.7" calcext:value-type="float">
            <text:p>363.7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Cabinet m├Òdica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├Òdical NAATA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961306" calcext:value-type="float">
            <text:p>669613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c1b6c4a7-4870-4a2d-9e0e-6f062adb3fd0</text:p>
          </table:table-cell>
          <table:table-cell office:value-type="string" calcext:value-type="string">
            <text:p>2021-02-15T17:23:45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21-02-15T16:02:17.846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Golf</text:p>
          </table:table-cell>
          <table:table-cell office:value-type="string" calcext:value-type="string">
            <text:p>12.5736183 -8.0037983 373.4 3.466</text:p>
          </table:table-cell>
          <table:table-cell office:value-type="float" office:value="12.5736183" calcext:value-type="float">
            <text:p>12.5736183</text:p>
          </table:table-cell>
          <table:table-cell office:value-type="float" office:value="-8.0037983" calcext:value-type="float">
            <text:p>-8.0037983</text:p>
          </table:table-cell>
          <table:table-cell office:value-type="float" office:value="373.4" calcext:value-type="float">
            <text:p>373.4</text:p>
          </table:table-cell>
          <table:table-cell office:value-type="float" office:value="3.466" calcext:value-type="float">
            <text:p>3.466</text:p>
          </table:table-cell>
          <table:table-cell office:value-type="string" calcext:value-type="string">
            <text:p>Clinique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├Òdical Hawa Sow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463551" calcext:value-type="float">
            <text:p>764635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d4d55a60-34ff-4e82-95d5-5b17ded667e4</text:p>
          </table:table-cell>
          <table:table-cell office:value-type="string" calcext:value-type="string">
            <text:p>2021-02-15T17:23:49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21-02-15T16:26:33.663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</text:p>
          </table:table-cell>
          <table:table-cell office:value-type="string" calcext:value-type="string">
            <text:p>12.5737767 -8.0024633 370.1 3.3</text:p>
          </table:table-cell>
          <table:table-cell office:value-type="float" office:value="12.5737767" calcext:value-type="float">
            <text:p>12.5737767</text:p>
          </table:table-cell>
          <table:table-cell office:value-type="float" office:value="-8.0024633" calcext:value-type="float">
            <text:p>-8.0024633</text:p>
          </table:table-cell>
          <table:table-cell office:value-type="float" office:value="370.1" calcext:value-type="float">
            <text:p>370.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abinet m├Òdical le Guide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├Òdical le Guide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208511" calcext:value-type="float">
            <text:p>732085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155ff289-6f0c-4834-a848-09374a8101df</text:p>
          </table:table-cell>
          <table:table-cell office:value-type="string" calcext:value-type="string">
            <text:p>2021-02-15T17:23:53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21-02-15T10:49:28.229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8htkpzfiqj8dFVDp</text:p>
          </table:table-cell>
          <table:table-cell table:number-columns-repeated="2"/>
          <table:table-cell office:value-type="string" calcext:value-type="string">
            <text:p>Habibatou sanog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Sokonafing</text:p>
          </table:table-cell>
          <table:table-cell table:number-columns-repeated="2"/>
          <table:table-cell office:value-type="string" calcext:value-type="string">
            <text:p>12.6699817 -8.0149617 445.8600183105469 3.9</text:p>
          </table:table-cell>
          <table:table-cell office:value-type="float" office:value="12.6699817" calcext:value-type="float">
            <text:p>12.6699817</text:p>
          </table:table-cell>
          <table:table-cell office:value-type="float" office:value="-8.0149617" calcext:value-type="float">
            <text:p>-8.0149617</text:p>
          </table:table-cell>
          <table:table-cell office:value-type="float" office:value="445.860018310547" calcext:value-type="float">
            <text:p>445.86001831054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m├Òdicale (sant├Ò pour tous)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ocial_c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Committee own funding for major repairs,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c1537434-a92e-4d5a-84b7-10e1a011affd</text:p>
          </table:table-cell>
          <table:table-cell office:value-type="string" calcext:value-type="string">
            <text:p>2021-02-15T18:41:06</text:p>
          </table:table-cell>
          <table:table-cell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21-02-15T10:35:46.031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Attbougou 108</text:p>
          </table:table-cell>
          <table:table-cell office:value-type="string" calcext:value-type="string">
            <text:p>12.58512 -7.922135 364.07561218754245 3.7</text:p>
          </table:table-cell>
          <table:table-cell office:value-type="float" office:value="12.58512" calcext:value-type="float">
            <text:p>12.58512</text:p>
          </table:table-cell>
          <table:table-cell office:value-type="float" office:value="-7.922135" calcext:value-type="float">
            <text:p>-7.922135</text:p>
          </table:table-cell>
          <table:table-cell office:value-type="float" office:value="364.075612187542" calcext:value-type="float">
            <text:p>364.07561218754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Cabinet m├Òdical <text:s/>Agn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kassambara Amadoun 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639025" calcext:value-type="float">
            <text:p>756390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087a8dee-9331-44db-9d34-a26212f325a6</text:p>
          </table:table-cell>
          <table:table-cell office:value-type="string" calcext:value-type="string">
            <text:p>2021-02-15T18:48:47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21-02-15T11:53:27.826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 </text:p>
          </table:table-cell>
          <table:table-cell office:value-type="string" calcext:value-type="string">
            <text:p>12.5818983 -7.9211917 381.26528018501597 4.38</text:p>
          </table:table-cell>
          <table:table-cell office:value-type="float" office:value="12.5818983" calcext:value-type="float">
            <text:p>12.5818983</text:p>
          </table:table-cell>
          <table:table-cell office:value-type="float" office:value="-7.9211917" calcext:value-type="float">
            <text:p>-7.9211917</text:p>
          </table:table-cell>
          <table:table-cell office:value-type="float" office:value="381.265280185016" calcext:value-type="float">
            <text:p>381.265280185016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Le Domaine, <text:s/>Centre m├Òdical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533320" calcext:value-type="float">
            <text:p>945333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26815a2e-75fb-4532-a9df-e87f0aa81ce7</text:p>
          </table:table-cell>
          <table:table-cell office:value-type="string" calcext:value-type="string">
            <text:p>2021-02-15T18:48:54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21-02-15T10:12:02.151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6067684 -7.9345086 376.06 3.9</text:p>
          </table:table-cell>
          <table:table-cell office:value-type="float" office:value="12.6067684" calcext:value-type="float">
            <text:p>12.6067684</text:p>
          </table:table-cell>
          <table:table-cell office:value-type="float" office:value="-7.9345086" calcext:value-type="float">
            <text:p>-7.9345086</text:p>
          </table:table-cell>
          <table:table-cell office:value-type="float" office:value="376.06" calcext:value-type="float">
            <text:p>376.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ÊDICAL BINTOUL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ocial car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ocial_c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121263" calcext:value-type="float">
            <text:p>721212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float" office:value="1864" calcext:value-type="float">
            <text:p>1864</text:p>
          </table:table-cell>
          <table:table-cell office:value-type="string" calcext:value-type="string">
            <text:p>3aef7b53-bacc-436d-8681-bff27eea5408</text:p>
          </table:table-cell>
          <table:table-cell office:value-type="string" calcext:value-type="string">
            <text:p>2021-02-15T19:08:08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21-02-15T11:11:46.813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6042814 -7.9448405 376.06 3.9</text:p>
          </table:table-cell>
          <table:table-cell office:value-type="float" office:value="12.6042814" calcext:value-type="float">
            <text:p>12.6042814</text:p>
          </table:table-cell>
          <table:table-cell office:value-type="float" office:value="-7.9448405" calcext:value-type="float">
            <text:p>-7.9448405</text:p>
          </table:table-cell>
          <table:table-cell office:value-type="float" office:value="376.06" calcext:value-type="float">
            <text:p>376.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ÊDICAL GALIEN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Social car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011567" calcext:value-type="float">
            <text:p>760115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float" office:value="1872" calcext:value-type="float">
            <text:p>1872</text:p>
          </table:table-cell>
          <table:table-cell office:value-type="string" calcext:value-type="string">
            <text:p>605a5c0c-0862-4603-bc9d-9cada91239f8</text:p>
          </table:table-cell>
          <table:table-cell office:value-type="string" calcext:value-type="string">
            <text:p>2021-02-15T19:08:13</text:p>
          </table:table-cell>
          <table:table-cell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21-02-15T11:23:10.726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606285 -7.947099 376.06 3.9</text:p>
          </table:table-cell>
          <table:table-cell office:value-type="float" office:value="12.606285" calcext:value-type="float">
            <text:p>12.606285</text:p>
          </table:table-cell>
          <table:table-cell office:value-type="float" office:value="-7.947099" calcext:value-type="float">
            <text:p>-7.947099</text:p>
          </table:table-cell>
          <table:table-cell office:value-type="float" office:value="376.06" calcext:value-type="float">
            <text:p>376.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m├Òdicale bien-├¬tre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5049918" calcext:value-type="float">
            <text:p>750499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1874" calcext:value-type="float">
            <text:p>1874</text:p>
          </table:table-cell>
          <table:table-cell office:value-type="string" calcext:value-type="string">
            <text:p>6ebc32f9-6fd7-4736-8aaa-86d934a6d31e</text:p>
          </table:table-cell>
          <table:table-cell office:value-type="string" calcext:value-type="string">
            <text:p>2021-02-15T19:08:14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21-02-15T13:30:30.789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Dian├Ògu├Òla</text:p>
          </table:table-cell>
          <table:table-cell table:number-columns-repeated="2"/>
          <table:table-cell office:value-type="string" calcext:value-type="string">
            <text:p>12.6216769 -7.9481391 376.06 3.9</text:p>
          </table:table-cell>
          <table:table-cell office:value-type="float" office:value="12.6216769" calcext:value-type="float">
            <text:p>12.6216769</text:p>
          </table:table-cell>
          <table:table-cell office:value-type="float" office:value="-7.9481391" calcext:value-type="float">
            <text:p>-7.9481391</text:p>
          </table:table-cell>
          <table:table-cell office:value-type="float" office:value="376.06" calcext:value-type="float">
            <text:p>376.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ÊDICAL baminat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387513" calcext:value-type="float">
            <text:p>763875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string" calcext:value-type="string">
            <text:p>be94f189-4a72-478f-8259-93cc25d0a067</text:p>
          </table:table-cell>
          <table:table-cell office:value-type="string" calcext:value-type="string">
            <text:p>2021-02-15T19:08:28</text:p>
          </table:table-cell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21-02-15T10:07:34.507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 Sud</text:p>
          </table:table-cell>
          <table:table-cell office:value-type="string" calcext:value-type="string">
            <text:p>12.5887117 -7.9252033 342.9 2.1</text:p>
          </table:table-cell>
          <table:table-cell office:value-type="float" office:value="12.5887117" calcext:value-type="float">
            <text:p>12.5887117</text:p>
          </table:table-cell>
          <table:table-cell office:value-type="float" office:value="-7.9252033" calcext:value-type="float">
            <text:p>-7.9252033</text:p>
          </table:table-cell>
          <table:table-cell office:value-type="float" office:value="342.9" calcext:value-type="float">
            <text:p>342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entre M├Òdical le bonheur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Mariko Amara</text:p>
          </table:table-cell>
          <table:table-cell office:value-type="string" calcext:value-type="string">
            <text:p>General</text:p>
          </table:table-cell>
          <table:table-cell office:value-type="float" office:value="66770058" calcext:value-type="float">
            <text:p>66770058</text:p>
          </table:table-cell>
          <table:table-cell office:value-type="float" office:value="3" calcext:value-type="float">
            <text:p>3</text:p>
          </table:table-cell>
          <table:table-cell office:value-type="float" office:value="66770058" calcext:value-type="float">
            <text:p>66770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a5ed8bd5-cb5f-4327-9d87-078f0e86f2f8</text:p>
          </table:table-cell>
          <table:table-cell office:value-type="string" calcext:value-type="string">
            <text:p>2021-02-15T19:24:22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21-02-15T15:43:29.672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</text:p>
          </table:table-cell>
          <table:table-cell office:value-type="string" calcext:value-type="string">
            <text:p>12.6026369 -7.9157199 339.2 3.7</text:p>
          </table:table-cell>
          <table:table-cell office:value-type="float" office:value="12.6026369" calcext:value-type="float">
            <text:p>12.6026369</text:p>
          </table:table-cell>
          <table:table-cell office:value-type="float" office:value="-7.9157199" calcext:value-type="float">
            <text:p>-7.9157199</text:p>
          </table:table-cell>
          <table:table-cell office:value-type="float" office:value="339.2" calcext:value-type="float">
            <text:p>339.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Cabinet de soins "Macalou"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edici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Bacary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025192" calcext:value-type="float">
            <text:p>760251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b57adb0a-1cc6-4926-b35d-b5212f22e35d</text:p>
          </table:table-cell>
          <table:table-cell office:value-type="string" calcext:value-type="string">
            <text:p>2021-02-15T19:25:00</text:p>
          </table:table-cell>
          <table:table-cell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21-02-15T13:46:55.679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Dian├Ògu├Òla</text:p>
          </table:table-cell>
          <table:table-cell table:number-columns-repeated="2"/>
          <table:table-cell office:value-type="string" calcext:value-type="string">
            <text:p>12.6184667 -7.9494483 345.0584660853137 2.333</text:p>
          </table:table-cell>
          <table:table-cell office:value-type="float" office:value="12.6184667" calcext:value-type="float">
            <text:p>12.6184667</text:p>
          </table:table-cell>
          <table:table-cell office:value-type="float" office:value="-7.9494483" calcext:value-type="float">
            <text:p>-7.9494483</text:p>
          </table:table-cell>
          <table:table-cell office:value-type="float" office:value="345.058466085314" calcext:value-type="float">
            <text:p>345.058466085314</text:p>
          </table:table-cell>
          <table:table-cell office:value-type="float" office:value="2.333" calcext:value-type="float">
            <text:p>2.333</text:p>
          </table:table-cell>
          <table:table-cell office:value-type="string" calcext:value-type="string">
            <text:p>Cabinet m├Òdical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Social ca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196070" calcext:value-type="float">
            <text:p>751960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9a53d8ef-c995-4189-a25b-f956659369fb</text:p>
          </table:table-cell>
          <table:table-cell office:value-type="string" calcext:value-type="string">
            <text:p>2021-02-15T21:13:11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21-02-15T10:01:08.485Z</text:p>
          </table:table-cell>
          <table:table-cell office:value-type="string" calcext:value-type="string">
            <text:p>2021-02-15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Gantiguibougou</text:p>
          </table:table-cell>
          <table:table-cell table:number-columns-repeated="2"/>
          <table:table-cell office:value-type="string" calcext:value-type="string">
            <text:p>12.559454999999998 -8.002276666666667 364.4 7.4</text:p>
          </table:table-cell>
          <table:table-cell office:value-type="float" office:value="12.559455" calcext:value-type="float">
            <text:p>12.559455</text:p>
          </table:table-cell>
          <table:table-cell office:value-type="float" office:value="-8.00227666666667" calcext:value-type="float">
            <text:p>-8.00227666666667</text:p>
          </table:table-cell>
          <table:table-cell office:value-type="float" office:value="364.4" calcext:value-type="float">
            <text:p>364.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Clinique Ambaobou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oussa Guindo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304755" calcext:value-type="float">
            <text:p>763047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ff819a62-8394-409f-8121-e7f81387c697</text:p>
          </table:table-cell>
          <table:table-cell office:value-type="string" calcext:value-type="string">
            <text:p>2021-02-15T21:32:22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21-02-15T11:27:45.024Z</text:p>
          </table:table-cell>
          <table:table-cell office:value-type="string" calcext:value-type="string">
            <text:p>2021-02-15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Gantiguibougou</text:p>
          </table:table-cell>
          <table:table-cell table:number-columns-repeated="2"/>
          <table:table-cell office:value-type="string" calcext:value-type="string">
            <text:p>12.568811666666667 -8.002061666666666 349.3 7.4</text:p>
          </table:table-cell>
          <table:table-cell office:value-type="float" office:value="12.5688116666667" calcext:value-type="float">
            <text:p>12.5688116666667</text:p>
          </table:table-cell>
          <table:table-cell office:value-type="float" office:value="-8.00206166666667" calcext:value-type="float">
            <text:p>-8.00206166666667</text:p>
          </table:table-cell>
          <table:table-cell office:value-type="float" office:value="349.3" calcext:value-type="float">
            <text:p>349.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Clinique de la Premiere plaqu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table:number-columns-repeated="3"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58642fe2-7bc4-4f6b-a610-b52302416df2</text:p>
          </table:table-cell>
          <table:table-cell office:value-type="string" calcext:value-type="string">
            <text:p>2021-02-15T21:32:23</text:p>
          </table:table-cell>
          <table:table-cell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21-02-15T13:24:06.491Z</text:p>
          </table:table-cell>
          <table:table-cell office:value-type="string" calcext:value-type="string">
            <text:p>2021-02-15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Fatoumata CISSE</text:p>
          </table:table-cell>
          <table:table-cell office:value-type="string" calcext:value-type="string">
            <text:p>12.575798333333333 -8.004621666666667 362.5 7.6</text:p>
          </table:table-cell>
          <table:table-cell office:value-type="float" office:value="12.5757983333333" calcext:value-type="float">
            <text:p>12.5757983333333</text:p>
          </table:table-cell>
          <table:table-cell office:value-type="float" office:value="-8.00462166666667" calcext:value-type="float">
            <text:p>-8.00462166666667</text:p>
          </table:table-cell>
          <table:table-cell office:value-type="float" office:value="362.5" calcext:value-type="float">
            <text:p>362.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Clinique Medicplus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heik Hamala Sissoko</text:p>
          </table:table-cell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8768796" calcext:value-type="float">
            <text:p>787687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9e5d786a-3709-4cf1-83d8-c2382a51d41f</text:p>
          </table:table-cell>
          <table:table-cell office:value-type="string" calcext:value-type="string">
            <text:p>2021-02-15T21:32:23</text:p>
          </table:table-cell>
          <table:table-cell/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21-02-15T14:41:23.735Z</text:p>
          </table:table-cell>
          <table:table-cell office:value-type="string" calcext:value-type="string">
            <text:p>2021-02-15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 table:number-columns-repeated="2"/>
          <table:table-cell office:value-type="string" calcext:value-type="string">
            <text:p>12.578508333333332 -8.0004 354.6 7.7</text:p>
          </table:table-cell>
          <table:table-cell office:value-type="float" office:value="12.5785083333333" calcext:value-type="float">
            <text:p>12.5785083333333</text:p>
          </table:table-cell>
          <table:table-cell office:value-type="float" office:value="-8.0004" calcext:value-type="float">
            <text:p>-8.0004</text:p>
          </table:table-cell>
          <table:table-cell office:value-type="float" office:value="354.6" calcext:value-type="float">
            <text:p>354.6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Clinique Medical Saha Djik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octeur Mama Mounkoro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494270" calcext:value-type="float">
            <text:p>794942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ebad1392-681c-447c-8080-a4b392cff12f</text:p>
          </table:table-cell>
          <table:table-cell office:value-type="string" calcext:value-type="string">
            <text:p>2021-02-15T21:36:05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21-02-15T15:12:23.604Z</text:p>
          </table:table-cell>
          <table:table-cell office:value-type="string" calcext:value-type="string">
            <text:p>2021-02-15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Djakarta Terrain</text:p>
          </table:table-cell>
          <table:table-cell office:value-type="string" calcext:value-type="string">
            <text:p>12.578361666666668 -7.99982 360.7 7.4</text:p>
          </table:table-cell>
          <table:table-cell office:value-type="float" office:value="12.5783616666667" calcext:value-type="float">
            <text:p>12.5783616666667</text:p>
          </table:table-cell>
          <table:table-cell office:value-type="float" office:value="-7.99982" calcext:value-type="float">
            <text:p>-7.99982</text:p>
          </table:table-cell>
          <table:table-cell office:value-type="float" office:value="360.7" calcext:value-type="float">
            <text:p>360.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Clinique Medical le Sacerdoce</text:p>
          </table:table-cell>
          <table:table-cell office:value-type="string" calcext:value-type="string">
            <text:p>Clinic</text:p>
          </table:table-cell>
          <table:table-cell table:number-columns-repeated="20"/>
          <table:table-cell office:value-type="string" calcext:value-type="string">
            <text:p>Ils disent que le chef est sorti par consequent ils ne peuvent pas donner les infos</text:p>
          </table:table-cell>
          <table:table-cell table:number-columns-repeated="22"/>
          <table:table-cell office:value-type="float" office:value="2087" calcext:value-type="float">
            <text:p>2087</text:p>
          </table:table-cell>
          <table:table-cell office:value-type="string" calcext:value-type="string">
            <text:p>8c386fa0-91ed-4a09-accb-37bf5b281b70</text:p>
          </table:table-cell>
          <table:table-cell office:value-type="string" calcext:value-type="string">
            <text:p>2021-02-15T21:36:07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21-02-15T09:58:33.788Z</text:p>
          </table:table-cell>
          <table:table-cell office:value-type="string" calcext:value-type="string">
            <text:p>2021-02-15</text:p>
          </table:table-cell>
          <table:table-cell office:value-type="float" office:value="358005080018564" calcext:value-type="float">
            <text:p>358005080018564</text:p>
          </table:table-cell>
          <table:table-cell office:value-type="float" office:value="8.92240102046798E+018" calcext:value-type="float">
            <text:p>8.92240102046798E+018</text:p>
          </table:table-cell>
          <table:table-cell office:value-type="float" office:value="611012046797398" calcext:value-type="float">
            <text:p>611012046797398</text:p>
          </table:table-cell>
          <table:table-cell office:value-type="string" calcext:value-type="string">
            <text:p>Bangaly Diaki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Quinzambougou</text:p>
          </table:table-cell>
          <table:table-cell/>
          <table:table-cell office:value-type="string" calcext:value-type="string">
            <text:p>Quinzambougou</text:p>
          </table:table-cell>
          <table:table-cell office:value-type="string" calcext:value-type="string">
            <text:p>12.652344999999999 -7.987341666666667 348.6 5.8</text:p>
          </table:table-cell>
          <table:table-cell office:value-type="float" office:value="12.652345" calcext:value-type="float">
            <text:p>12.652345</text:p>
          </table:table-cell>
          <table:table-cell office:value-type="float" office:value="-7.98734166666667" calcext:value-type="float">
            <text:p>-7.98734166666667</text:p>
          </table:table-cell>
          <table:table-cell office:value-type="float" office:value="348.6" calcext:value-type="float">
            <text:p>348.6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linique priv├Ò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Aldi</text:p>
          </table:table-cell>
          <table:table-cell office:value-type="string" calcext:value-type="string">
            <text:p>General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5249777" calcext:value-type="float">
            <text:p>752497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a6303e34-4c94-41e9-ac72-e79f3100fdd1</text:p>
          </table:table-cell>
          <table:table-cell office:value-type="string" calcext:value-type="string">
            <text:p>2021-02-15T22:27:32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21-02-15T12:57:22.49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5918857 -7.9512748 374.61098368382335 3.9</text:p>
          </table:table-cell>
          <table:table-cell office:value-type="float" office:value="12.5918857" calcext:value-type="float">
            <text:p>12.5918857</text:p>
          </table:table-cell>
          <table:table-cell office:value-type="float" office:value="-7.9512748" calcext:value-type="float">
            <text:p>-7.9512748</text:p>
          </table:table-cell>
          <table:table-cell office:value-type="float" office:value="374.610983683823" calcext:value-type="float">
            <text:p>374.61098368382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m├Òdicale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Surge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6286745" calcext:value-type="float">
            <text:p>762867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aab67cef-0278-4bdd-9534-b4dd0de0f559</text:p>
          </table:table-cell>
          <table:table-cell office:value-type="string" calcext:value-type="string">
            <text:p>2021-02-16T07:21:38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2021-02-16T10:17:17.609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 table:number-columns-repeated="2"/>
          <table:table-cell office:value-type="string" calcext:value-type="string">
            <text:p>12.6680097 -7.9703475 372.4599938964844 3.9</text:p>
          </table:table-cell>
          <table:table-cell office:value-type="float" office:value="12.6680097" calcext:value-type="float">
            <text:p>12.6680097</text:p>
          </table:table-cell>
          <table:table-cell office:value-type="float" office:value="-7.9703475" calcext:value-type="float">
            <text:p>-7.9703475</text:p>
          </table:table-cell>
          <table:table-cell office:value-type="float" office:value="372.459993896484" calcext:value-type="float">
            <text:p>372.45999389648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</text:p>
            <text:p>INE CHALAHOU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Surger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munaut├Ò</text:p>
          </table:table-cell>
          <table:table-cell office:value-type="string" calcext:value-type="string">
            <text:p>Communit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086794" calcext:value-type="float">
            <text:p>750867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7c0d9793-3c6f-4297-b087-493fe013f9dc</text:p>
          </table:table-cell>
          <table:table-cell office:value-type="string" calcext:value-type="string">
            <text:p>2021-02-16T10:25:51</text:p>
          </table:table-cell>
          <table:table-cell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21-02-16T09:45:24.975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Faso kanu </text:p>
          </table:table-cell>
          <table:table-cell office:value-type="string" calcext:value-type="string">
            <text:p>12.614309435105259 -7.963470092083238 376.1502846945077 4.9</text:p>
          </table:table-cell>
          <table:table-cell office:value-type="float" office:value="12.6143094351053" calcext:value-type="float">
            <text:p>12.6143094351053</text:p>
          </table:table-cell>
          <table:table-cell office:value-type="float" office:value="-7.96347009208324" calcext:value-type="float">
            <text:p>-7.96347009208324</text:p>
          </table:table-cell>
          <table:table-cell office:value-type="float" office:value="376.150284694508" calcext:value-type="float">
            <text:p>376.15028469450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Tembely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6714462" calcext:value-type="float">
            <text:p>667144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2d83e618-cc79-4358-bc60-4f1103e4a055</text:p>
          </table:table-cell>
          <table:table-cell office:value-type="string" calcext:value-type="string">
            <text:p>2021-02-16T15:48:37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21-02-16T10:06:01.400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Faso kanu </text:p>
          </table:table-cell>
          <table:table-cell office:value-type="string" calcext:value-type="string">
            <text:p>12.61686563813904 -7.964615214209057 366.15093434322625 4.9</text:p>
          </table:table-cell>
          <table:table-cell office:value-type="float" office:value="12.616865638139" calcext:value-type="float">
            <text:p>12.616865638139</text:p>
          </table:table-cell>
          <table:table-cell office:value-type="float" office:value="-7.96461521420906" calcext:value-type="float">
            <text:p>-7.96461521420906</text:p>
          </table:table-cell>
          <table:table-cell office:value-type="float" office:value="366.150934343226" calcext:value-type="float">
            <text:p>366.15093434322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Clinique ogon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Martenal car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Sekou oumar Togo 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406400" calcext:value-type="float">
            <text:p>794064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17c47494-e5e7-4763-b668-d286255bca4b</text:p>
          </table:table-cell>
          <table:table-cell office:value-type="string" calcext:value-type="string">
            <text:p>2021-02-16T15:48:38</text:p>
          </table:table-cell>
          <table:table-cell/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21-02-16T11:39:19.572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Faso kanu </text:p>
          </table:table-cell>
          <table:table-cell office:value-type="string" calcext:value-type="string">
            <text:p>12.611448297446481 -7.968895145181893 377.23416497185826 4.9</text:p>
          </table:table-cell>
          <table:table-cell office:value-type="float" office:value="12.6114482974465" calcext:value-type="float">
            <text:p>12.6114482974465</text:p>
          </table:table-cell>
          <table:table-cell office:value-type="float" office:value="-7.96889514518189" calcext:value-type="float">
            <text:p>-7.96889514518189</text:p>
          </table:table-cell>
          <table:table-cell office:value-type="float" office:value="377.234164971858" calcext:value-type="float">
            <text:p>377.2341649718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Clinique safari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Aboubacrine Maiga 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9091440" calcext:value-type="float">
            <text:p>790914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efc56ca0-ed60-406a-a4db-78a481df88a9</text:p>
          </table:table-cell>
          <table:table-cell office:value-type="string" calcext:value-type="string">
            <text:p>2021-02-16T15:48:44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21-02-16T11:30:56.507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no6U5V4eMLGVKt3U</text:p>
          </table:table-cell>
          <table:table-cell table:number-columns-repeated="2"/>
          <table:table-cell office:value-type="string" calcext:value-type="string">
            <text:p>Minata M Kon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 table:number-columns-repeated="2"/>
          <table:table-cell office:value-type="string" calcext:value-type="string">
            <text:p>12.5923349 -7.9821483 366.56 2.066</text:p>
          </table:table-cell>
          <table:table-cell office:value-type="float" office:value="12.5923349" calcext:value-type="float">
            <text:p>12.5923349</text:p>
          </table:table-cell>
          <table:table-cell office:value-type="float" office:value="-7.9821483" calcext:value-type="float">
            <text:p>-7.9821483</text:p>
          </table:table-cell>
          <table:table-cell office:value-type="float" office:value="366.56" calcext:value-type="float">
            <text:p>366.56</text:p>
          </table:table-cell>
          <table:table-cell office:value-type="float" office:value="2.066" calcext:value-type="float">
            <text:p>2.066</text:p>
          </table:table-cell>
          <table:table-cell office:value-type="string" calcext:value-type="string">
            <text:p>Cabinet M├Òdical <text:s/>Baraka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madoun Ciss├Ò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704214" calcext:value-type="float">
            <text:p>707042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5286a8da-9d2c-4f7b-82c8-e4a13550afb0</text:p>
          </table:table-cell>
          <table:table-cell office:value-type="string" calcext:value-type="string">
            <text:p>2021-02-16T16:19:48</text:p>
          </table:table-cell>
          <table:table-cell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21-02-16T10:11:57.960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094409 -7.9585445 381.8600183105469 3.9</text:p>
          </table:table-cell>
          <table:table-cell office:value-type="float" office:value="12.6094409" calcext:value-type="float">
            <text:p>12.6094409</text:p>
          </table:table-cell>
          <table:table-cell office:value-type="float" office:value="-7.9585445" calcext:value-type="float">
            <text:p>-7.9585445</text:p>
          </table:table-cell>
          <table:table-cell office:value-type="float" office:value="381.860018310547" calcext:value-type="float">
            <text:p>381.86001831054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de la cot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04045" calcext:value-type="float">
            <text:p>202040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2728" calcext:value-type="float">
            <text:p>2728</text:p>
          </table:table-cell>
          <table:table-cell office:value-type="string" calcext:value-type="string">
            <text:p>853ce05d-6608-4f50-8b82-89cf017ef0bd</text:p>
          </table:table-cell>
          <table:table-cell office:value-type="string" calcext:value-type="string">
            <text:p>2021-02-16T16:34:08</text:p>
          </table:table-cell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21-02-16T10:44:33.558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Projet </text:p>
          </table:table-cell>
          <table:table-cell office:value-type="string" calcext:value-type="string">
            <text:p>12.6081935 -7.9541658 381.8600183105469 3.9</text:p>
          </table:table-cell>
          <table:table-cell office:value-type="float" office:value="12.6081935" calcext:value-type="float">
            <text:p>12.6081935</text:p>
          </table:table-cell>
          <table:table-cell office:value-type="float" office:value="-7.9541658" calcext:value-type="float">
            <text:p>-7.9541658</text:p>
          </table:table-cell>
          <table:table-cell office:value-type="float" office:value="381.860018310547" calcext:value-type="float">
            <text:p>381.86001831054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ÊDICAL LONGUE VI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table:number-columns-repeated="6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300370" calcext:value-type="float">
            <text:p>683003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2730" calcext:value-type="float">
            <text:p>2730</text:p>
          </table:table-cell>
          <table:table-cell office:value-type="string" calcext:value-type="string">
            <text:p>8b68ad1e-1253-47a6-bd29-3842ac4fb07f</text:p>
          </table:table-cell>
          <table:table-cell office:value-type="string" calcext:value-type="string">
            <text:p>2021-02-16T16:34:09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21-02-16T12:04:31.866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okorodji</text:p>
          </table:table-cell>
          <table:table-cell table:number-columns-repeated="2"/>
          <table:table-cell office:value-type="string" calcext:value-type="string">
            <text:p>12.6069271 -7.9507266 381.8600183105469 4.0</text:p>
          </table:table-cell>
          <table:table-cell office:value-type="float" office:value="12.6069271" calcext:value-type="float">
            <text:p>12.6069271</text:p>
          </table:table-cell>
          <table:table-cell office:value-type="float" office:value="-7.9507266" calcext:value-type="float">
            <text:p>-7.9507266</text:p>
          </table:table-cell>
          <table:table-cell office:value-type="float" office:value="381.860018310547" calcext:value-type="float">
            <text:p>381.8600183105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inique m├Òdicale AL HAMDOULAYE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table:number-columns-repeated="6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1762963" calcext:value-type="float">
            <text:p>617629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2738" calcext:value-type="float">
            <text:p>2738</text:p>
          </table:table-cell>
          <table:table-cell office:value-type="string" calcext:value-type="string">
            <text:p>a2fbcd68-6d8f-4edc-927f-46bf26a656f5</text:p>
          </table:table-cell>
          <table:table-cell office:value-type="string" calcext:value-type="string">
            <text:p>2021-02-16T16:34:14</text:p>
          </table:table-cell>
          <table:table-cell/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21-02-16T09:56:22.959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 aci 2000</text:p>
          </table:table-cell>
          <table:table-cell office:value-type="string" calcext:value-type="string">
            <text:p>12.6231867 -8.0336782 344.82922576856214 1.4</text:p>
          </table:table-cell>
          <table:table-cell office:value-type="float" office:value="12.6231867" calcext:value-type="float">
            <text:p>12.6231867</text:p>
          </table:table-cell>
          <table:table-cell office:value-type="float" office:value="-8.0336782" calcext:value-type="float">
            <text:p>-8.0336782</text:p>
          </table:table-cell>
          <table:table-cell office:value-type="float" office:value="344.829225768562" calcext:value-type="float">
            <text:p>344.82922576856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inique seyn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Martenal car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76111103" calcext:value-type="float">
            <text:p>76111103</text:p>
          </table:table-cell>
          <table:table-cell table:number-columns-repeated="18"/>
          <table:table-cell office:value-type="float" office:value="2935" calcext:value-type="float">
            <text:p>2935</text:p>
          </table:table-cell>
          <table:table-cell office:value-type="string" calcext:value-type="string">
            <text:p>beb10f43-9ff1-48ed-805f-8a0c358c2312</text:p>
          </table:table-cell>
          <table:table-cell office:value-type="string" calcext:value-type="string">
            <text:p>2021-02-16T19:24:33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21-02-16T11:31:34.962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 table:number-columns-repeated="2"/>
          <table:table-cell office:value-type="string" calcext:value-type="string">
            <text:p>12.5972733 -7.9895133 364.4 3.24</text:p>
          </table:table-cell>
          <table:table-cell office:value-type="float" office:value="12.5972733" calcext:value-type="float">
            <text:p>12.5972733</text:p>
          </table:table-cell>
          <table:table-cell office:value-type="float" office:value="-7.9895133" calcext:value-type="float">
            <text:p>-7.9895133</text:p>
          </table:table-cell>
          <table:table-cell office:value-type="float" office:value="364.4" calcext:value-type="float">
            <text:p>364.4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Cabinet m├Òdical nationa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├Òdical national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077718" calcext:value-type="float">
            <text:p>760777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/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63d17609-dca5-4a9a-a6a1-7556079cb6de</text:p>
          </table:table-cell>
          <table:table-cell office:value-type="string" calcext:value-type="string">
            <text:p>2021-02-16T19:25:04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21-02-16T12:31:37.835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/>
          <table:table-cell office:value-type="string" calcext:value-type="string">
            <text:p>Daoudabougou</text:p>
          </table:table-cell>
          <table:table-cell office:value-type="string" calcext:value-type="string">
            <text:p>12.5966267 -7.98527 356.3 3.68</text:p>
          </table:table-cell>
          <table:table-cell office:value-type="float" office:value="12.5966267" calcext:value-type="float">
            <text:p>12.5966267</text:p>
          </table:table-cell>
          <table:table-cell office:value-type="float" office:value="-7.98527" calcext:value-type="float">
            <text:p>-7.98527</text:p>
          </table:table-cell>
          <table:table-cell office:value-type="float" office:value="356.3" calcext:value-type="float">
            <text:p>356.3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Cabinet m├Òdica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├Òdical Espoirs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9222239" calcext:value-type="float">
            <text:p>792222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2b4890f5-5243-4df9-b8dd-17e1eaa0f0a7</text:p>
          </table:table-cell>
          <table:table-cell office:value-type="string" calcext:value-type="string">
            <text:p>2021-02-16T19:25:09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21-02-16T15:39:03.641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/>
          <table:table-cell office:value-type="string" calcext:value-type="string">
            <text:p>Daoudabougou petit march├Ò</text:p>
          </table:table-cell>
          <table:table-cell office:value-type="string" calcext:value-type="string">
            <text:p>12.601205 -7.9910283 371.1 3.18</text:p>
          </table:table-cell>
          <table:table-cell office:value-type="float" office:value="12.601205" calcext:value-type="float">
            <text:p>12.601205</text:p>
          </table:table-cell>
          <table:table-cell office:value-type="float" office:value="-7.9910283" calcext:value-type="float">
            <text:p>-7.9910283</text:p>
          </table:table-cell>
          <table:table-cell office:value-type="float" office:value="371.1" calcext:value-type="float">
            <text:p>371.1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Centre m├Òdica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umar bakayoko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313d5478-d098-43bd-8dae-5bf08ee1113a</text:p>
          </table:table-cell>
          <table:table-cell office:value-type="string" calcext:value-type="string">
            <text:p>2021-02-16T19:25:33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21-02-16T12:27:06.531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</text:p>
          </table:table-cell>
          <table:table-cell office:value-type="string" calcext:value-type="string">
            <text:p>12.5883867 -7.97485 337.11313958342 2.5</text:p>
          </table:table-cell>
          <table:table-cell office:value-type="float" office:value="12.5883867" calcext:value-type="float">
            <text:p>12.5883867</text:p>
          </table:table-cell>
          <table:table-cell office:value-type="float" office:value="-7.97485" calcext:value-type="float">
            <text:p>-7.97485</text:p>
          </table:table-cell>
          <table:table-cell office:value-type="float" office:value="337.11313958342" calcext:value-type="float">
            <text:p>337.1131395834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entre de sant├Ò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Mental car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109881" calcext:value-type="float">
            <text:p>761098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50756296-61e9-4d01-9320-1a818f87d2ed</text:p>
          </table:table-cell>
          <table:table-cell office:value-type="string" calcext:value-type="string">
            <text:p>2021-02-16T19:49:55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21-02-16T10:06:07.986Z</text:p>
          </table:table-cell>
          <table:table-cell office:value-type="string" calcext:value-type="string">
            <text:p>2021-02-16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 table:number-columns-repeated="2"/>
          <table:table-cell office:value-type="string" calcext:value-type="string">
            <text:p>12.601573333333333 -7.984176666666667 356.7 7.4</text:p>
          </table:table-cell>
          <table:table-cell office:value-type="float" office:value="12.6015733333333" calcext:value-type="float">
            <text:p>12.6015733333333</text:p>
          </table:table-cell>
          <table:table-cell office:value-type="float" office:value="-7.98417666666667" calcext:value-type="float">
            <text:p>-7.98417666666667</text:p>
          </table:table-cell>
          <table:table-cell office:value-type="float" office:value="356.7" calcext:value-type="float">
            <text:p>356.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Cabinet medical Vision Sante</text:p>
          </table:table-cell>
          <table:table-cell office:value-type="string" calcext:value-type="string">
            <text:p>Clinic</text:p>
          </table:table-cell>
          <table:table-cell table:number-columns-repeated="20"/>
          <table:table-cell office:value-type="string" calcext:value-type="string">
            <text:p>Ferm├Ò</text:p>
          </table:table-cell>
          <table:table-cell table:number-columns-repeated="22"/>
          <table:table-cell office:value-type="float" office:value="3118" calcext:value-type="float">
            <text:p>3118</text:p>
          </table:table-cell>
          <table:table-cell office:value-type="string" calcext:value-type="string">
            <text:p>d36a9017-f6b5-47ca-b0b8-6d5a80665ebb</text:p>
          </table:table-cell>
          <table:table-cell office:value-type="string" calcext:value-type="string">
            <text:p>2021-02-16T21:00:31</text:p>
          </table:table-cell>
          <table:table-cell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21-02-16T10:37:46.937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ogoniko</text:p>
          </table:table-cell>
          <table:table-cell table:number-columns-repeated="2"/>
          <table:table-cell office:value-type="string" calcext:value-type="string">
            <text:p>12.6074583 -7.9686783 339.0628100275262 7.483</text:p>
          </table:table-cell>
          <table:table-cell office:value-type="float" office:value="12.6074583" calcext:value-type="float">
            <text:p>12.6074583</text:p>
          </table:table-cell>
          <table:table-cell office:value-type="float" office:value="-7.9686783" calcext:value-type="float">
            <text:p>-7.9686783</text:p>
          </table:table-cell>
          <table:table-cell office:value-type="float" office:value="339.062810027526" calcext:value-type="float">
            <text:p>339.062810027526</text:p>
          </table:table-cell>
          <table:table-cell office:value-type="float" office:value="7.483" calcext:value-type="float">
            <text:p>7.483</text:p>
          </table:table-cell>
          <table:table-cell office:value-type="string" calcext:value-type="string">
            <text:p>Cabinet m├Òdical Fay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6181265" calcext:value-type="float">
            <text:p>66181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652dc5ab-5004-496d-ae0b-2f0c68f9c7ae</text:p>
          </table:table-cell>
          <table:table-cell office:value-type="string" calcext:value-type="string">
            <text:p>2021-02-16T21:35:25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21-02-16T12:44:46.577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117083 -7.9570983 348.48186843812425 7.283</text:p>
          </table:table-cell>
          <table:table-cell office:value-type="float" office:value="12.6117083" calcext:value-type="float">
            <text:p>12.6117083</text:p>
          </table:table-cell>
          <table:table-cell office:value-type="float" office:value="-7.9570983" calcext:value-type="float">
            <text:p>-7.9570983</text:p>
          </table:table-cell>
          <table:table-cell office:value-type="float" office:value="348.481868438124" calcext:value-type="float">
            <text:p>348.481868438124</text:p>
          </table:table-cell>
          <table:table-cell office:value-type="float" office:value="7.283" calcext:value-type="float">
            <text:p>7.283</text:p>
          </table:table-cell>
          <table:table-cell office:value-type="string" calcext:value-type="string">
            <text:p>Clinique m├Òdical hongou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455321" calcext:value-type="float">
            <text:p>664553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55610110-3d9e-4dc6-a4aa-57e7a4052a11</text:p>
          </table:table-cell>
          <table:table-cell office:value-type="string" calcext:value-type="string">
            <text:p>2021-02-16T21:35:31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21-02-16T11:24:07.928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ema</text:p>
          </table:table-cell>
          <table:table-cell office:value-type="string" calcext:value-type="string">
            <text:p>12.586861 -7.950828 347.5394836603447 4.7</text:p>
          </table:table-cell>
          <table:table-cell office:value-type="float" office:value="12.586861" calcext:value-type="float">
            <text:p>12.586861</text:p>
          </table:table-cell>
          <table:table-cell office:value-type="float" office:value="-7.950828" calcext:value-type="float">
            <text:p>-7.950828</text:p>
          </table:table-cell>
          <table:table-cell office:value-type="float" office:value="347.539483660345" calcext:value-type="float">
            <text:p>347.53948366034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Clinique M├Òdicale Teneni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urgery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 Oth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Teneni Doumbia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849287" calcext:value-type="float">
            <text:p>738492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table:number-columns-repeated="2"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4b5134e7-4498-45ca-89ab-c55af3572792</text:p>
          </table:table-cell>
          <table:table-cell office:value-type="string" calcext:value-type="string">
            <text:p>2021-02-16T22:36:12</text:p>
          </table:table-cell>
          <table:table-cell/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21-02-16T14:20:06.748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ema</text:p>
          </table:table-cell>
          <table:table-cell office:value-type="string" calcext:value-type="string">
            <text:p>12.5784264 -7.9488811 396.67585176558083 4.983</text:p>
          </table:table-cell>
          <table:table-cell office:value-type="float" office:value="12.5784264" calcext:value-type="float">
            <text:p>12.5784264</text:p>
          </table:table-cell>
          <table:table-cell office:value-type="float" office:value="-7.9488811" calcext:value-type="float">
            <text:p>-7.9488811</text:p>
          </table:table-cell>
          <table:table-cell office:value-type="float" office:value="396.675851765581" calcext:value-type="float">
            <text:p>396.675851765581</text:p>
          </table:table-cell>
          <table:table-cell office:value-type="float" office:value="4.983" calcext:value-type="float">
            <text:p>4.983</text:p>
          </table:table-cell>
          <table:table-cell office:value-type="string" calcext:value-type="string">
            <text:p>Cabinet Bar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Surgery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Diakit├Ò Abass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6744990" calcext:value-type="float">
            <text:p>667449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c25da0d7-057f-4464-bb56-671876a7c9db</text:p>
          </table:table-cell>
          <table:table-cell office:value-type="string" calcext:value-type="string">
            <text:p>2021-02-16T22:36:14</text:p>
          </table:table-cell>
          <table:table-cell/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21-02-16T09:57:26.028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 table:number-columns-repeated="2"/>
          <table:table-cell office:value-type="string" calcext:value-type="string">
            <text:p>12.593795 -7.9601633 352.8404742659962 3.9</text:p>
          </table:table-cell>
          <table:table-cell office:value-type="float" office:value="12.593795" calcext:value-type="float">
            <text:p>12.593795</text:p>
          </table:table-cell>
          <table:table-cell office:value-type="float" office:value="-7.9601633" calcext:value-type="float">
            <text:p>-7.9601633</text:p>
          </table:table-cell>
          <table:table-cell office:value-type="float" office:value="352.840474265996" calcext:value-type="float">
            <text:p>352.84047426599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Commun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938888" calcext:value-type="float">
            <text:p>659388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7d133012-9a50-414a-8260-dc096dada708</text:p>
          </table:table-cell>
          <table:table-cell office:value-type="string" calcext:value-type="string">
            <text:p>2021-02-17T08:07:19</text:p>
          </table:table-cell>
          <table:table-cell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21-02-16T15:09:31.239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 </text:p>
          </table:table-cell>
          <table:table-cell office:value-type="string" calcext:value-type="string">
            <text:p>12.602855 -7.9725317 361.5179020512506 3.9</text:p>
          </table:table-cell>
          <table:table-cell office:value-type="float" office:value="12.602855" calcext:value-type="float">
            <text:p>12.602855</text:p>
          </table:table-cell>
          <table:table-cell office:value-type="float" office:value="-7.9725317" calcext:value-type="float">
            <text:p>-7.9725317</text:p>
          </table:table-cell>
          <table:table-cell office:value-type="float" office:value="361.517902051251" calcext:value-type="float">
            <text:p>361.51790205125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Òdical de la cit├Ò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778751" calcext:value-type="float">
            <text:p>207787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7349636f-1121-4f1c-87bb-c79645ded512</text:p>
          </table:table-cell>
          <table:table-cell office:value-type="string" calcext:value-type="string">
            <text:p>2021-02-17T08:07:45</text:p>
          </table:table-cell>
          <table:table-cell/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21-02-16T15:50:50.716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 </text:p>
          </table:table-cell>
          <table:table-cell office:value-type="string" calcext:value-type="string">
            <text:p>12.5880843 -7.971898 331.32042266377033 4.157</text:p>
          </table:table-cell>
          <table:table-cell office:value-type="float" office:value="12.5880843" calcext:value-type="float">
            <text:p>12.5880843</text:p>
          </table:table-cell>
          <table:table-cell office:value-type="float" office:value="-7.971898" calcext:value-type="float">
            <text:p>-7.971898</text:p>
          </table:table-cell>
          <table:table-cell office:value-type="float" office:value="331.32042266377" calcext:value-type="float">
            <text:p>331.32042266377</text:p>
          </table:table-cell>
          <table:table-cell office:value-type="float" office:value="4.157" calcext:value-type="float">
            <text:p>4.157</text:p>
          </table:table-cell>
          <table:table-cell office:value-type="string" calcext:value-type="string">
            <text:p>Clinique Dr Mall├Ò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Mall├Ò</text:p>
          </table:table-cell>
          <table:table-cell office:value-type="string" calcext:value-type="string">
            <text:p>Gene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03309" calcext:value-type="float">
            <text:p>202033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46" calcext:value-type="float">
            <text:p>3246</text:p>
          </table:table-cell>
          <table:table-cell office:value-type="string" calcext:value-type="string">
            <text:p>ec718a7f-6e39-4a00-906e-065d8e9e9744</text:p>
          </table:table-cell>
          <table:table-cell office:value-type="string" calcext:value-type="string">
            <text:p>2021-02-17T08:07:49</text:p>
          </table:table-cell>
          <table:table-cell/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21-02-16T16:04:39.709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 </text:p>
          </table:table-cell>
          <table:table-cell office:value-type="string" calcext:value-type="string">
            <text:p>12.587088 -7.9766137 363.00046089464917 3.542</text:p>
          </table:table-cell>
          <table:table-cell office:value-type="float" office:value="12.587088" calcext:value-type="float">
            <text:p>12.587088</text:p>
          </table:table-cell>
          <table:table-cell office:value-type="float" office:value="-7.9766137" calcext:value-type="float">
            <text:p>-7.9766137</text:p>
          </table:table-cell>
          <table:table-cell office:value-type="float" office:value="363.000460894649" calcext:value-type="float">
            <text:p>363.000460894649</text:p>
          </table:table-cell>
          <table:table-cell office:value-type="float" office:value="3.542" calcext:value-type="float">
            <text:p>3.542</text:p>
          </table:table-cell>
          <table:table-cell office:value-type="string" calcext:value-type="string">
            <text:p>Clinique m├Òdicale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urger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1723507" calcext:value-type="float">
            <text:p>917235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8918c54d-fc44-451f-b02d-a33bcc59f513</text:p>
          </table:table-cell>
          <table:table-cell office:value-type="string" calcext:value-type="string">
            <text:p>2021-02-17T08:07:51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021-02-15T11:01:44.559Z</text:p>
          </table:table-cell>
          <table:table-cell office:value-type="string" calcext:value-type="string">
            <text:p>2021-02-15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597986666666667 -7.9454433333333325 346.4 1.9</text:p>
          </table:table-cell>
          <table:table-cell office:value-type="float" office:value="12.5979866666667" calcext:value-type="float">
            <text:p>12.5979866666667</text:p>
          </table:table-cell>
          <table:table-cell office:value-type="float" office:value="-7.94544333333333" calcext:value-type="float">
            <text:p>-7.94544333333333</text:p>
          </table:table-cell>
          <table:table-cell office:value-type="float" office:value="346.4" calcext:value-type="float">
            <text:p>346.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linique m├Òdical "Banan"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table:number-columns-repeated="2"/>
          <table:table-cell office:value-type="string" calcext:value-type="string">
            <text:p>Martenal care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Camara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a27de4b8-df5c-4eb9-bf1b-1b4bf4b6cec4</text:p>
          </table:table-cell>
          <table:table-cell office:value-type="string" calcext:value-type="string">
            <text:p>2021-02-17T08:34:42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21-02-15T15:36:41.061Z</text:p>
          </table:table-cell>
          <table:table-cell office:value-type="string" calcext:value-type="string">
            <text:p>2021-02-15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06338333333333 -7.956213333333333 352.0 1.2</text:p>
          </table:table-cell>
          <table:table-cell office:value-type="float" office:value="12.6063383333333" calcext:value-type="float">
            <text:p>12.6063383333333</text:p>
          </table:table-cell>
          <table:table-cell office:value-type="float" office:value="-7.95621333333333" calcext:value-type="float">
            <text:p>-7.95621333333333</text:p>
          </table:table-cell>
          <table:table-cell office:value-type="float" office:value="352" calcext:value-type="float">
            <text:p>3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linique M├Òdical la Solidarit├Ò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00999" calcext:value-type="float">
            <text:p>202009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5efc3fec-3236-4b5d-8278-2e20a4781f0d</text:p>
          </table:table-cell>
          <table:table-cell office:value-type="string" calcext:value-type="string">
            <text:p>2021-02-17T08:35:00</text:p>
          </table:table-cell>
          <table:table-cell/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21-02-16T11:02:28.310Z</text:p>
          </table:table-cell>
          <table:table-cell office:value-type="string" calcext:value-type="string">
            <text:p>2021-02-16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ogoniko</text:p>
          </table:table-cell>
          <table:table-cell table:number-columns-repeated="2"/>
          <table:table-cell office:value-type="string" calcext:value-type="string">
            <text:p>12.604191666666669 -7.966555 335.1 1.4</text:p>
          </table:table-cell>
          <table:table-cell office:value-type="float" office:value="12.6041916666667" calcext:value-type="float">
            <text:p>12.6041916666667</text:p>
          </table:table-cell>
          <table:table-cell office:value-type="float" office:value="-7.966555" calcext:value-type="float">
            <text:p>-7.966555</text:p>
          </table:table-cell>
          <table:table-cell office:value-type="float" office:value="335.1" calcext:value-type="float">
            <text:p>335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linique Atlas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urgery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4529721" calcext:value-type="float">
            <text:p>74529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2661f4ae-d8e9-4737-b167-fb9fc0733b43</text:p>
          </table:table-cell>
          <table:table-cell office:value-type="string" calcext:value-type="string">
            <text:p>2021-02-17T08:35:09</text:p>
          </table:table-cell>
          <table:table-cell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21-02-16T12:58:04.364Z</text:p>
          </table:table-cell>
          <table:table-cell office:value-type="string" calcext:value-type="string">
            <text:p>2021-02-16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1262 -7.957531666666667 339.6 1.5</text:p>
          </table:table-cell>
          <table:table-cell office:value-type="float" office:value="12.61262" calcext:value-type="float">
            <text:p>12.61262</text:p>
          </table:table-cell>
          <table:table-cell office:value-type="float" office:value="-7.95753166666667" calcext:value-type="float">
            <text:p>-7.95753166666667</text:p>
          </table:table-cell>
          <table:table-cell office:value-type="float" office:value="339.6" calcext:value-type="float">
            <text:p>339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abinet M├Òdical Renaissance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Surger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Zanga Coulibaly</text:p>
          </table:table-cell>
          <table:table-cell office:value-type="string" calcext:value-type="string">
            <text:p>Gene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738603" calcext:value-type="float">
            <text:p>20738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e5adb45a-2984-4e2c-93c6-12c3cbd6c4a1</text:p>
          </table:table-cell>
          <table:table-cell office:value-type="string" calcext:value-type="string">
            <text:p>2021-02-17T08:35:18</text:p>
          </table:table-cell>
          <table:table-cell/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21-02-16T11:55:07.630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├¿ Sema </text:p>
          </table:table-cell>
          <table:table-cell office:value-type="string" calcext:value-type="string">
            <text:p>12.580975 -7.9544099 375.7021180736821 4.9</text:p>
          </table:table-cell>
          <table:table-cell office:value-type="float" office:value="12.580975" calcext:value-type="float">
            <text:p>12.580975</text:p>
          </table:table-cell>
          <table:table-cell office:value-type="float" office:value="-7.9544099" calcext:value-type="float">
            <text:p>-7.9544099</text:p>
          </table:table-cell>
          <table:table-cell office:value-type="float" office:value="375.702118073682" calcext:value-type="float">
            <text:p>375.702118073682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Cabinet m├Òdical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ekaye Diakit├Ò 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37455" calcext:value-type="float">
            <text:p>207374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91e28a7b-8dfc-43a7-9513-6274cfd4885c</text:p>
          </table:table-cell>
          <table:table-cell office:value-type="string" calcext:value-type="string">
            <text:p>2021-02-17T09:07:19</text:p>
          </table:table-cell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21-02-16T12:00:01.810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Magnambougou extension</text:p>
          </table:table-cell>
          <table:table-cell office:value-type="string" calcext:value-type="string">
            <text:p>12.6067282 -7.9517684 349.1049899061528 2.266</text:p>
          </table:table-cell>
          <table:table-cell office:value-type="float" office:value="12.6067282" calcext:value-type="float">
            <text:p>12.6067282</text:p>
          </table:table-cell>
          <table:table-cell office:value-type="float" office:value="-7.9517684" calcext:value-type="float">
            <text:p>-7.9517684</text:p>
          </table:table-cell>
          <table:table-cell office:value-type="float" office:value="349.104989906153" calcext:value-type="float">
            <text:p>349.104989906153</text:p>
          </table:table-cell>
          <table:table-cell office:value-type="float" office:value="2.266" calcext:value-type="float">
            <text:p>2.266</text:p>
          </table:table-cell>
          <table:table-cell office:value-type="string" calcext:value-type="string">
            <text:p>Cabinet m├Òdical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Social ca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bba327da-1d64-44fa-86d2-be730e735af4</text:p>
          </table:table-cell>
          <table:table-cell office:value-type="string" calcext:value-type="string">
            <text:p>2021-02-17T09:44:51</text:p>
          </table:table-cell>
          <table:table-cell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2021-02-16T12:29:20.634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Dian├Ògu├Òla</text:p>
          </table:table-cell>
          <table:table-cell table:number-columns-repeated="2"/>
          <table:table-cell office:value-type="string" calcext:value-type="string">
            <text:p>12.615122 -7.9514439 339.75115291559194 1.983</text:p>
          </table:table-cell>
          <table:table-cell office:value-type="float" office:value="12.615122" calcext:value-type="float">
            <text:p>12.615122</text:p>
          </table:table-cell>
          <table:table-cell office:value-type="float" office:value="-7.9514439" calcext:value-type="float">
            <text:p>-7.9514439</text:p>
          </table:table-cell>
          <table:table-cell office:value-type="float" office:value="339.751152915592" calcext:value-type="float">
            <text:p>339.751152915592</text:p>
          </table:table-cell>
          <table:table-cell office:value-type="float" office:value="1.983" calcext:value-type="float">
            <text:p>1.983</text:p>
          </table:table-cell>
          <table:table-cell office:value-type="string" calcext:value-type="string">
            <text:p>Cabinet m├Òdical OUIDAH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oFam</text:p>
          </table:table-cell>
          <table:table-cell office:value-type="string" calcext:value-type="string">
            <text:p>Wom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133840" calcext:value-type="float">
            <text:p>761338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5661225a-148a-49d0-93d8-cd03b7620e4c</text:p>
          </table:table-cell>
          <table:table-cell office:value-type="string" calcext:value-type="string">
            <text:p>2021-02-17T09:44:53</text:p>
          </table:table-cell>
          <table:table-cell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21-02-16T12:50:51.459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okorodji</text:p>
          </table:table-cell>
          <table:table-cell table:number-columns-repeated="2"/>
          <table:table-cell office:value-type="string" calcext:value-type="string">
            <text:p>12.6133281 -7.954615 370.9599938964844 1.933</text:p>
          </table:table-cell>
          <table:table-cell office:value-type="float" office:value="12.6133281" calcext:value-type="float">
            <text:p>12.6133281</text:p>
          </table:table-cell>
          <table:table-cell office:value-type="float" office:value="-7.954615" calcext:value-type="float">
            <text:p>-7.954615</text:p>
          </table:table-cell>
          <table:table-cell office:value-type="float" office:value="370.959993896484" calcext:value-type="float">
            <text:p>370.959993896484</text:p>
          </table:table-cell>
          <table:table-cell office:value-type="float" office:value="1.933" calcext:value-type="float">
            <text:p>1.933</text:p>
          </table:table-cell>
          <table:table-cell office:value-type="string" calcext:value-type="string">
            <text:p>Cabinet m├Òdical COUMB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ocial_ca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521765" calcext:value-type="float">
            <text:p>765217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8570e039-b5f9-4b29-8690-3e5e47b1de29</text:p>
          </table:table-cell>
          <table:table-cell office:value-type="string" calcext:value-type="string">
            <text:p>2021-02-17T09:44:53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21-02-17T09:59:57.042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EMA I</text:p>
          </table:table-cell>
          <table:table-cell/>
          <table:table-cell office:value-type="string" calcext:value-type="string">
            <text:p>Sema 1</text:p>
          </table:table-cell>
          <table:table-cell office:value-type="string" calcext:value-type="string">
            <text:p>12.621045 -7.9894318 333.2 4.0</text:p>
          </table:table-cell>
          <table:table-cell office:value-type="float" office:value="12.621045" calcext:value-type="float">
            <text:p>12.621045</text:p>
          </table:table-cell>
          <table:table-cell office:value-type="float" office:value="-7.9894318" calcext:value-type="float">
            <text:p>-7.9894318</text:p>
          </table:table-cell>
          <table:table-cell office:value-type="float" office:value="333.2" calcext:value-type="float">
            <text:p>333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inique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Pape</text:p>
          </table:table-cell>
          <table:table-cell office:value-type="string" calcext:value-type="string">
            <text:p>Genera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8489" calcext:value-type="float">
            <text:p>2022848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ad3f8fc5-cf19-43c1-99f6-b42b2167d1eb</text:p>
          </table:table-cell>
          <table:table-cell office:value-type="string" calcext:value-type="string">
            <text:p>2021-02-17T17:58:43</text:p>
          </table:table-cell>
          <table:table-cell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21-02-17T11:05:18.002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EMA I</text:p>
          </table:table-cell>
          <table:table-cell table:number-columns-repeated="2"/>
          <table:table-cell office:value-type="string" calcext:value-type="string">
            <text:p>12.6193717 -7.9884494 331.7 3.1</text:p>
          </table:table-cell>
          <table:table-cell office:value-type="float" office:value="12.6193717" calcext:value-type="float">
            <text:p>12.6193717</text:p>
          </table:table-cell>
          <table:table-cell office:value-type="float" office:value="-7.9884494" calcext:value-type="float">
            <text:p>-7.9884494</text:p>
          </table:table-cell>
          <table:table-cell office:value-type="float" office:value="331.7" calcext:value-type="float">
            <text:p>331.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Centre m├Òdica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entre M├Òdical Kader Samak├Ò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833333" calcext:value-type="float">
            <text:p>908333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345e3ba9-62fb-4132-96f4-3ea55d8a3eff</text:p>
          </table:table-cell>
          <table:table-cell office:value-type="string" calcext:value-type="string">
            <text:p>2021-02-17T17:59:11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21-02-17T10:42:17.684Z</text:p>
          </table:table-cell>
          <table:table-cell office:value-type="string" calcext:value-type="string">
            <text:p>2021-02-17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EMA I</text:p>
          </table:table-cell>
          <table:table-cell table:number-columns-repeated="2"/>
          <table:table-cell office:value-type="string" calcext:value-type="string">
            <text:p>12.618976666666667 -7.989398333333332 351.4 7.1</text:p>
          </table:table-cell>
          <table:table-cell office:value-type="float" office:value="12.6189766666667" calcext:value-type="float">
            <text:p>12.6189766666667</text:p>
          </table:table-cell>
          <table:table-cell office:value-type="float" office:value="-7.98939833333333" calcext:value-type="float">
            <text:p>-7.98939833333333</text:p>
          </table:table-cell>
          <table:table-cell office:value-type="float" office:value="351.4" calcext:value-type="float">
            <text:p>351.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Cabinet Medical Djiguiy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Yes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Alain Coulibaly</text:p>
          </table:table-cell>
          <table:table-cell office:value-type="string" calcext:value-type="string">
            <text:p>Commun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363593" calcext:value-type="float">
            <text:p>933635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3ec8cee5-eeca-4196-ac9c-dc9d56c22fa8</text:p>
          </table:table-cell>
          <table:table-cell office:value-type="string" calcext:value-type="string">
            <text:p>2021-02-17T18:02:39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21-02-17T12:52:50.958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n5oaS9J0rPkZfkVZ</text:p>
          </table:table-cell>
          <table:table-cell table:number-columns-repeated="2"/>
          <table:table-cell office:value-type="string" calcext:value-type="string">
            <text:p>Bernard Ball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EMA I</text:p>
          </table:table-cell>
          <table:table-cell table:number-columns-repeated="2"/>
          <table:table-cell office:value-type="string" calcext:value-type="string">
            <text:p>12.6210485 -7.9895985 356.5915799440793 2.471</text:p>
          </table:table-cell>
          <table:table-cell office:value-type="float" office:value="12.6210485" calcext:value-type="float">
            <text:p>12.6210485</text:p>
          </table:table-cell>
          <table:table-cell office:value-type="float" office:value="-7.9895985" calcext:value-type="float">
            <text:p>-7.9895985</text:p>
          </table:table-cell>
          <table:table-cell office:value-type="float" office:value="356.591579944079" calcext:value-type="float">
            <text:p>356.591579944079</text:p>
          </table:table-cell>
          <table:table-cell office:value-type="float" office:value="2.471" calcext:value-type="float">
            <text:p>2.471</text:p>
          </table:table-cell>
          <table:table-cell office:value-type="string" calcext:value-type="string">
            <text:p>Clinique pape</text:p>
          </table:table-cell>
          <table:table-cell office:value-type="string" calcext:value-type="string">
            <text:p>Clinic</text:p>
          </table:table-cell>
          <table:table-cell table:number-columns-repeated="43"/>
          <table:table-cell office:value-type="float" office:value="3913" calcext:value-type="float">
            <text:p>3913</text:p>
          </table:table-cell>
          <table:table-cell office:value-type="string" calcext:value-type="string">
            <text:p>2639cf7d-e7af-422c-84c4-ac4c489a50fe</text:p>
          </table:table-cell>
          <table:table-cell office:value-type="string" calcext:value-type="string">
            <text:p>2021-02-17T19:38:41</text:p>
          </table:table-cell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021-02-17T12:59:16.527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yj2h1Rz8Ksd54l2S</text:p>
          </table:table-cell>
          <table:table-cell table:number-columns-repeated="2"/>
          <table:table-cell office:value-type="string" calcext:value-type="string">
            <text:p>Th├Òophile D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je sokoro</text:p>
          </table:table-cell>
          <table:table-cell office:value-type="string" calcext:value-type="string">
            <text:p>12.5738917 -7.956805 374.3975098786449 2.46</text:p>
          </table:table-cell>
          <table:table-cell office:value-type="float" office:value="12.5738917" calcext:value-type="float">
            <text:p>12.5738917</text:p>
          </table:table-cell>
          <table:table-cell office:value-type="float" office:value="-7.956805" calcext:value-type="float">
            <text:p>-7.956805</text:p>
          </table:table-cell>
          <table:table-cell office:value-type="float" office:value="374.397509878645" calcext:value-type="float">
            <text:p>374.397509878645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Cabinet m├Òdical Horony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2cbd044d-24d0-4b9e-8112-f16a7a3ea3b8</text:p>
          </table:table-cell>
          <table:table-cell office:value-type="string" calcext:value-type="string">
            <text:p>2021-02-17T20:37:21</text:p>
          </table:table-cell>
          <table:table-cell/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21-02-17T15:23:01.062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yj2h1Rz8Ksd54l2S</text:p>
          </table:table-cell>
          <table:table-cell table:number-columns-repeated="2"/>
          <table:table-cell office:value-type="string" calcext:value-type="string">
            <text:p>Th├Òophile D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je carrefour iJZA</text:p>
          </table:table-cell>
          <table:table-cell office:value-type="string" calcext:value-type="string">
            <text:p>12.5904833 -7.9541953 365.64106773536895 2.24</text:p>
          </table:table-cell>
          <table:table-cell office:value-type="float" office:value="12.5904833" calcext:value-type="float">
            <text:p>12.5904833</text:p>
          </table:table-cell>
          <table:table-cell office:value-type="float" office:value="-7.9541953" calcext:value-type="float">
            <text:p>-7.9541953</text:p>
          </table:table-cell>
          <table:table-cell office:value-type="float" office:value="365.641067735369" calcext:value-type="float">
            <text:p>365.641067735369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Cabinet m├Òdical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Groupe M├Òdical.Sante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726260" calcext:value-type="float">
            <text:p>767262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4491a60a-b362-42b1-b7a4-fbdd7c997766</text:p>
          </table:table-cell>
          <table:table-cell office:value-type="string" calcext:value-type="string">
            <text:p>2021-02-17T20:37:26</text:p>
          </table:table-cell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21-02-17T12:21:42.736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Koko</text:p>
          </table:table-cell>
          <table:table-cell office:value-type="string" calcext:value-type="string">
            <text:p>12.5706417 -7.9635733 365.1955446693459 7.3</text:p>
          </table:table-cell>
          <table:table-cell office:value-type="float" office:value="12.5706417" calcext:value-type="float">
            <text:p>12.5706417</text:p>
          </table:table-cell>
          <table:table-cell office:value-type="float" office:value="-7.9635733" calcext:value-type="float">
            <text:p>-7.9635733</text:p>
          </table:table-cell>
          <table:table-cell office:value-type="float" office:value="365.195544669346" calcext:value-type="float">
            <text:p>365.195544669346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abinet Djiguiya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Kant├Ò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1fd36cb7-0d2f-45a1-a8ac-9b91b8c9cff8</text:p>
          </table:table-cell>
          <table:table-cell office:value-type="string" calcext:value-type="string">
            <text:p>2021-02-17T21:14:03</text:p>
          </table:table-cell>
          <table:table-cell/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21-02-17T12:35:00.680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 table:number-columns-repeated="2"/>
          <table:table-cell office:value-type="string" calcext:value-type="string">
            <text:p>12.5737668 -7.9662143 354.6991438926751 7.462</text:p>
          </table:table-cell>
          <table:table-cell office:value-type="float" office:value="12.5737668" calcext:value-type="float">
            <text:p>12.5737668</text:p>
          </table:table-cell>
          <table:table-cell office:value-type="float" office:value="-7.9662143" calcext:value-type="float">
            <text:p>-7.9662143</text:p>
          </table:table-cell>
          <table:table-cell office:value-type="float" office:value="354.699143892675" calcext:value-type="float">
            <text:p>354.699143892675</text:p>
          </table:table-cell>
          <table:table-cell office:value-type="float" office:value="7.462" calcext:value-type="float">
            <text:p>7.462</text:p>
          </table:table-cell>
          <table:table-cell office:value-type="string" calcext:value-type="string">
            <text:p>Cabinet m├Òdical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Keita Mahamadou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278312" calcext:value-type="float">
            <text:p>76278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136d2994-b1ef-4905-87bc-3b8a981ed98d</text:p>
          </table:table-cell>
          <table:table-cell office:value-type="string" calcext:value-type="string">
            <text:p>2021-02-17T21:14:04</text:p>
          </table:table-cell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21-02-17T11:10:27.970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 table:number-columns-repeated="2"/>
          <table:table-cell office:value-type="string" calcext:value-type="string">
            <text:p>12.5758133 -7.9581317 362.04570394398866 1.983</text:p>
          </table:table-cell>
          <table:table-cell office:value-type="float" office:value="12.5758133" calcext:value-type="float">
            <text:p>12.5758133</text:p>
          </table:table-cell>
          <table:table-cell office:value-type="float" office:value="-7.9581317" calcext:value-type="float">
            <text:p>-7.9581317</text:p>
          </table:table-cell>
          <table:table-cell office:value-type="float" office:value="362.045703943989" calcext:value-type="float">
            <text:p>362.045703943989</text:p>
          </table:table-cell>
          <table:table-cell office:value-type="float" office:value="1.983" calcext:value-type="float">
            <text:p>1.983</text:p>
          </table:table-cell>
          <table:table-cell office:value-type="string" calcext:value-type="string">
            <text:p>Cabinet m├Òdical ESPOIR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Specialized</text:p>
          </table:table-cell>
          <table:table-cell/>
          <table:table-cell office:value-type="string" calcext:value-type="string">
            <text:p>Social care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ocial_ca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711517" calcext:value-type="float">
            <text:p>667115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55ea036a-688a-4c7a-9642-ef8765b6edb0</text:p>
          </table:table-cell>
          <table:table-cell office:value-type="string" calcext:value-type="string">
            <text:p>2021-02-17T21:18:35</text:p>
          </table:table-cell>
          <table:table-cell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21-02-17T10:40:05.955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dalabougou</text:p>
          </table:table-cell>
          <table:table-cell table:number-columns-repeated="2"/>
          <table:table-cell office:value-type="string" calcext:value-type="string">
            <text:p>12.6204519 -7.9920846 378.4599938964844 3.9</text:p>
          </table:table-cell>
          <table:table-cell office:value-type="float" office:value="12.6204519" calcext:value-type="float">
            <text:p>12.6204519</text:p>
          </table:table-cell>
          <table:table-cell office:value-type="float" office:value="-7.9920846" calcext:value-type="float">
            <text:p>-7.9920846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ophtalmologue 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 Aliou B├ó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130506" calcext:value-type="float">
            <text:p>761305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5fe5701a-95cd-44a8-b589-5d145dba68c3</text:p>
          </table:table-cell>
          <table:table-cell office:value-type="string" calcext:value-type="string">
            <text:p>2021-02-17T21:53:16</text:p>
          </table:table-cell>
          <table:table-cell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2021-02-17T10:16:06.291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 table:number-columns-repeated="2"/>
          <table:table-cell office:value-type="string" calcext:value-type="string">
            <text:p>12.5839543 -7.9593651 375.76001220703125 3.72</text:p>
          </table:table-cell>
          <table:table-cell office:value-type="float" office:value="12.5839543" calcext:value-type="float">
            <text:p>12.5839543</text:p>
          </table:table-cell>
          <table:table-cell office:value-type="float" office:value="-7.9593651" calcext:value-type="float">
            <text:p>-7.9593651</text:p>
          </table:table-cell>
          <table:table-cell office:value-type="float" office:value="375.760012207031" calcext:value-type="float">
            <text:p>375.760012207031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CLINIQUE COLMED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00359" calcext:value-type="float">
            <text:p>202003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4073" calcext:value-type="float">
            <text:p>4073</text:p>
          </table:table-cell>
          <table:table-cell office:value-type="string" calcext:value-type="string">
            <text:p>2f75b2c1-8774-42ee-be81-35fbbc71a172</text:p>
          </table:table-cell>
          <table:table-cell office:value-type="string" calcext:value-type="string">
            <text:p>2021-02-17T23:02:35</text:p>
          </table:table-cell>
          <table:table-cell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21-02-17T12:41:00.072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Koko </text:p>
          </table:table-cell>
          <table:table-cell office:value-type="string" calcext:value-type="string">
            <text:p>12.5677753 -7.97561 368.4599938964844 3.9</text:p>
          </table:table-cell>
          <table:table-cell office:value-type="float" office:value="12.5677753" calcext:value-type="float">
            <text:p>12.5677753</text:p>
          </table:table-cell>
          <table:table-cell office:value-type="float" office:value="-7.97561" calcext:value-type="float">
            <text:p>-7.97561</text:p>
          </table:table-cell>
          <table:table-cell office:value-type="float" office:value="368.459993896484" calcext:value-type="float">
            <text:p>368.45999389648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m├Òdicale et <text:s/>d'accouchement 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e &amp; Ma</text:p>
          </table:table-cell>
          <table:table-cell office:value-type="string" calcext:value-type="string">
            <text:p>Wom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3434351" calcext:value-type="float">
            <text:p>734343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82224a8d-147f-4464-aeac-1be8265496ba</text:p>
          </table:table-cell>
          <table:table-cell office:value-type="string" calcext:value-type="string">
            <text:p>2021-02-18T09:35:46</text:p>
          </table:table-cell>
          <table:table-cell/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21-02-18T13:35:31.107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AdfiW4ZdTTGYwc43</text:p>
          </table:table-cell>
          <table:table-cell table:number-columns-repeated="2"/>
          <table:table-cell office:value-type="string" calcext:value-type="string">
            <text:p>Ann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S├Òb├Òninkoro</text:p>
          </table:table-cell>
          <table:table-cell/>
          <table:table-cell office:value-type="string" calcext:value-type="string">
            <text:p>Sebenikoro zone de Recasement</text:p>
          </table:table-cell>
          <table:table-cell office:value-type="string" calcext:value-type="string">
            <text:p>12.5944268 -8.0642916 357.088533180995 11.6</text:p>
          </table:table-cell>
          <table:table-cell office:value-type="float" office:value="12.5944268" calcext:value-type="float">
            <text:p>12.5944268</text:p>
          </table:table-cell>
          <table:table-cell office:value-type="float" office:value="-8.0642916" calcext:value-type="float">
            <text:p>-8.0642916</text:p>
          </table:table-cell>
          <table:table-cell office:value-type="float" office:value="357.088533180995" calcext:value-type="float">
            <text:p>357.088533180995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Clinique m├Òdicale Gu├Òrison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ocial care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733534" calcext:value-type="float">
            <text:p>207335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ba47c707-c65f-40f9-b414-eeea5c9c12d1</text:p>
          </table:table-cell>
          <table:table-cell office:value-type="string" calcext:value-type="string">
            <text:p>2021-02-18T15:52:23</text:p>
          </table:table-cell>
          <table:table-cell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21-02-18T09:06:53.930Z</text:p>
          </table:table-cell>
          <table:table-cell office:value-type="string" calcext:value-type="string">
            <text:p>2021-02-18</text:p>
          </table:table-cell>
          <table:table-cell office:value-type="float" office:value="357470096398437" calcext:value-type="float">
            <text:p>357470096398437</text:p>
          </table:table-cell>
          <table:table-cell office:value-type="float" office:value="8.92230205062059E+018" calcext:value-type="float">
            <text:p>8.92230205062059E+018</text:p>
          </table:table-cell>
          <table:table-cell office:value-type="float" office:value="610025062059459" calcext:value-type="float">
            <text:p>610025062059459</text:p>
          </table:table-cell>
          <table:table-cell office:value-type="string" calcext:value-type="string">
            <text:p>Kadidia Coulibal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 table:number-columns-repeated="2"/>
          <table:table-cell office:value-type="string" calcext:value-type="string">
            <text:p>12.597457277588546 -8.020439548417926 373.0 5.0</text:p>
          </table:table-cell>
          <table:table-cell office:value-type="float" office:value="12.5974572775885" calcext:value-type="float">
            <text:p>12.5974572775885</text:p>
          </table:table-cell>
          <table:table-cell office:value-type="float" office:value="-8.02043954841793" calcext:value-type="float">
            <text:p>-8.02043954841793</text:p>
          </table:table-cell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e m├Òdical 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1"/>
          <table:table-cell office:value-type="float" office:value="4620" calcext:value-type="float">
            <text:p>4620</text:p>
          </table:table-cell>
          <table:table-cell office:value-type="string" calcext:value-type="string">
            <text:p>1bfda651-1a71-403a-8cb9-82b0c4ca38eb</text:p>
          </table:table-cell>
          <table:table-cell office:value-type="string" calcext:value-type="string">
            <text:p>2021-02-18T15:55:48</text:p>
          </table:table-cell>
          <table:table-cell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2021-02-18T11:20:00.835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Issa ke├»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ACI</text:p>
          </table:table-cell>
          <table:table-cell office:value-type="string" calcext:value-type="string">
            <text:p>12.5917663 -8.0228231 378.4599938964844 3.9</text:p>
          </table:table-cell>
          <table:table-cell office:value-type="float" office:value="12.5917663" calcext:value-type="float">
            <text:p>12.5917663</text:p>
          </table:table-cell>
          <table:table-cell office:value-type="float" office:value="-8.0228231" calcext:value-type="float">
            <text:p>-8.0228231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linique <text:s/>m├Òdicale YOUMA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boubacar Diallo</text:p>
          </table:table-cell>
          <table:table-cell office:value-type="string" calcext:value-type="string">
            <text:p>Emergenc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791148" calcext:value-type="float">
            <text:p>207911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744" calcext:value-type="float">
            <text:p>4744</text:p>
          </table:table-cell>
          <table:table-cell office:value-type="string" calcext:value-type="string">
            <text:p>37afb257-53ab-47f7-b260-eaac32238665</text:p>
          </table:table-cell>
          <table:table-cell office:value-type="string" calcext:value-type="string">
            <text:p>2021-02-18T16:45:04</text:p>
          </table:table-cell>
          <table:table-cell/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21-02-18T12:35:14.189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ACI</text:p>
          </table:table-cell>
          <table:table-cell office:value-type="string" calcext:value-type="string">
            <text:p>12.5964292 -8.0257559 378.4599938964844 7.1</text:p>
          </table:table-cell>
          <table:table-cell office:value-type="float" office:value="12.5964292" calcext:value-type="float">
            <text:p>12.5964292</text:p>
          </table:table-cell>
          <table:table-cell office:value-type="float" office:value="-8.0257559" calcext:value-type="float">
            <text:p>-8.0257559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Clinique m├Òdicale KALA JATA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IABAT├Ê IDRISSA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288514" calcext:value-type="float">
            <text:p>202885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601dc5a9-26ff-4a0a-a78a-f28d793e394c</text:p>
          </table:table-cell>
          <table:table-cell office:value-type="string" calcext:value-type="string">
            <text:p>2021-02-18T16:45:09</text:p>
          </table:table-cell>
          <table:table-cell/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21-02-18T12:19:44.192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S├Òb├Òninkoro</text:p>
          </table:table-cell>
          <table:table-cell/>
          <table:table-cell office:value-type="string" calcext:value-type="string">
            <text:p>Sema2</text:p>
          </table:table-cell>
          <table:table-cell office:value-type="string" calcext:value-type="string">
            <text:p>12.5790131 -8.0726718 356.9471277186019 7.7</text:p>
          </table:table-cell>
          <table:table-cell office:value-type="float" office:value="12.5790131" calcext:value-type="float">
            <text:p>12.5790131</text:p>
          </table:table-cell>
          <table:table-cell office:value-type="float" office:value="-8.0726718" calcext:value-type="float">
            <text:p>-8.0726718</text:p>
          </table:table-cell>
          <table:table-cell office:value-type="float" office:value="356.947127718602" calcext:value-type="float">
            <text:p>356.94712771860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Cabinet le Carrefour Mandingue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ocial car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Faguimba keita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221581" calcext:value-type="float">
            <text:p>762215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ff87167f-c0da-4feb-833e-2ba2a07734a8</text:p>
          </table:table-cell>
          <table:table-cell office:value-type="string" calcext:value-type="string">
            <text:p>2021-02-18T16:54:20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21-02-18T13:37:35.792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Sebenikoro</text:p>
          </table:table-cell>
          <table:table-cell office:value-type="string" calcext:value-type="string">
            <text:p>12.5881067 -8.06504 352.7774897621945 5.675</text:p>
          </table:table-cell>
          <table:table-cell office:value-type="float" office:value="12.5881067" calcext:value-type="float">
            <text:p>12.5881067</text:p>
          </table:table-cell>
          <table:table-cell office:value-type="float" office:value="-8.06504" calcext:value-type="float">
            <text:p>-8.06504</text:p>
          </table:table-cell>
          <table:table-cell office:value-type="float" office:value="352.777489762194" calcext:value-type="float">
            <text:p>352.777489762194</text:p>
          </table:table-cell>
          <table:table-cell office:value-type="float" office:value="5.675" calcext:value-type="float">
            <text:p>5.675</text:p>
          </table:table-cell>
          <table:table-cell office:value-type="string" calcext:value-type="string">
            <text:p>Cabinet m├Òdical"Awa camara"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Surgery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ni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4495899" calcext:value-type="float">
            <text:p>744958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No existence of water point</text:p>
          </table:table-cell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87f6c2d0-9c59-4b63-b501-5f566ea5b9b7</text:p>
          </table:table-cell>
          <table:table-cell office:value-type="string" calcext:value-type="string">
            <text:p>2021-02-18T16:54:23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21-02-18T10:58:12.669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Golf</text:p>
          </table:table-cell>
          <table:table-cell office:value-type="string" calcext:value-type="string">
            <text:p>12.5827922 -8.0161232 371.3 3.12</text:p>
          </table:table-cell>
          <table:table-cell office:value-type="float" office:value="12.5827922" calcext:value-type="float">
            <text:p>12.5827922</text:p>
          </table:table-cell>
          <table:table-cell office:value-type="float" office:value="-8.0161232" calcext:value-type="float">
            <text:p>-8.0161232</text:p>
          </table:table-cell>
          <table:table-cell office:value-type="float" office:value="371.3" calcext:value-type="float">
            <text:p>371.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Clinique hombori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Hombori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84131" calcext:value-type="float">
            <text:p>20284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293dc119-4b9e-4b0b-a6e3-328af43de9d6</text:p>
          </table:table-cell>
          <table:table-cell office:value-type="string" calcext:value-type="string">
            <text:p>2021-02-18T17:22:16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21-02-18T12:13:26.508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Golf</text:p>
          </table:table-cell>
          <table:table-cell office:value-type="string" calcext:value-type="string">
            <text:p>12.5770433 -8.008165 360.4 3.266</text:p>
          </table:table-cell>
          <table:table-cell office:value-type="float" office:value="12.5770433" calcext:value-type="float">
            <text:p>12.5770433</text:p>
          </table:table-cell>
          <table:table-cell office:value-type="float" office:value="-8.008165" calcext:value-type="float">
            <text:p>-8.008165</text:p>
          </table:table-cell>
          <table:table-cell office:value-type="float" office:value="360.4" calcext:value-type="float">
            <text:p>360.4</text:p>
          </table:table-cell>
          <table:table-cell office:value-type="float" office:value="3.266" calcext:value-type="float">
            <text:p>3.266</text:p>
          </table:table-cell>
          <table:table-cell office:value-type="string" calcext:value-type="string">
            <text:p>Embrace Relief M├Òdical center Golf</text:p>
          </table:table-cell>
          <table:table-cell office:value-type="string" calcext:value-type="string">
            <text:p>Clinic</text:p>
          </table:table-cell>
          <table:table-cell table:number-columns-repeated="43"/>
          <table:table-cell office:value-type="float" office:value="4929" calcext:value-type="float">
            <text:p>4929</text:p>
          </table:table-cell>
          <table:table-cell office:value-type="string" calcext:value-type="string">
            <text:p>ddcb9eac-3dfc-4dec-9590-8473d4c92e75</text:p>
          </table:table-cell>
          <table:table-cell office:value-type="string" calcext:value-type="string">
            <text:p>2021-02-18T17:22:49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21-02-18T12:26:05.946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Golf</text:p>
          </table:table-cell>
          <table:table-cell office:value-type="string" calcext:value-type="string">
            <text:p>12.57803 -8.0074233 367.1 3.34</text:p>
          </table:table-cell>
          <table:table-cell office:value-type="float" office:value="12.57803" calcext:value-type="float">
            <text:p>12.57803</text:p>
          </table:table-cell>
          <table:table-cell office:value-type="float" office:value="-8.0074233" calcext:value-type="float">
            <text:p>-8.0074233</text:p>
          </table:table-cell>
          <table:table-cell office:value-type="float" office:value="367.1" calcext:value-type="float">
            <text:p>367.1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Cabinet des soins du Golf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de soins du Golf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572836" calcext:value-type="float">
            <text:p>925728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fee0502b-f880-402e-8d3e-a65a21860644</text:p>
          </table:table-cell>
          <table:table-cell office:value-type="string" calcext:value-type="string">
            <text:p>2021-02-18T17:22:49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21-02-18T14:50:28.827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Golf</text:p>
          </table:table-cell>
          <table:table-cell office:value-type="string" calcext:value-type="string">
            <text:p>12.58497 -8.0122083 383.3 2.966</text:p>
          </table:table-cell>
          <table:table-cell office:value-type="float" office:value="12.58497" calcext:value-type="float">
            <text:p>12.58497</text:p>
          </table:table-cell>
          <table:table-cell office:value-type="float" office:value="-8.0122083" calcext:value-type="float">
            <text:p>-8.0122083</text:p>
          </table:table-cell>
          <table:table-cell office:value-type="float" office:value="383.3" calcext:value-type="float">
            <text:p>383.3</text:p>
          </table:table-cell>
          <table:table-cell office:value-type="float" office:value="2.966" calcext:value-type="float">
            <text:p>2.966</text:p>
          </table:table-cell>
          <table:table-cell office:value-type="string" calcext:value-type="string">
            <text:p>Clinique m├Òdical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M├Òdical Wassa</text:p>
          </table:table-cell>
          <table:table-cell office:value-type="string" calcext:value-type="string">
            <text:p>Genera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6773519" calcext:value-type="float">
            <text:p>667735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bdaeb164-1638-4b2a-823c-f201ba6fb222</text:p>
          </table:table-cell>
          <table:table-cell office:value-type="string" calcext:value-type="string">
            <text:p>2021-02-18T17:23:08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21-02-18T10:42:24.929Z</text:p>
          </table:table-cell>
          <table:table-cell office:value-type="string" calcext:value-type="string">
            <text:p>2021-02-18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Aci</text:p>
          </table:table-cell>
          <table:table-cell office:value-type="string" calcext:value-type="string">
            <text:p>12.581355 -8.017556666666668 370.8 7.5</text:p>
          </table:table-cell>
          <table:table-cell office:value-type="float" office:value="12.581355" calcext:value-type="float">
            <text:p>12.581355</text:p>
          </table:table-cell>
          <table:table-cell office:value-type="float" office:value="-8.01755666666667" calcext:value-type="float">
            <text:p>-8.01755666666667</text:p>
          </table:table-cell>
          <table:table-cell office:value-type="float" office:value="370.8" calcext:value-type="float">
            <text:p>370.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Clinique Medical Nouvel Esppoir</text:p>
          </table:table-cell>
          <table:table-cell office:value-type="string" calcext:value-type="string">
            <text:p>Clinic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5125" calcext:value-type="float">
            <text:p>5125</text:p>
          </table:table-cell>
          <table:table-cell office:value-type="string" calcext:value-type="string">
            <text:p>ca1cfb1f-00cf-45a0-9dba-eadd3c3622f7</text:p>
          </table:table-cell>
          <table:table-cell office:value-type="string" calcext:value-type="string">
            <text:p>2021-02-18T22:17:28</text:p>
          </table:table-cell>
          <table:table-cell/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2021-02-18T11:12:28.883Z</text:p>
          </table:table-cell>
          <table:table-cell office:value-type="string" calcext:value-type="string">
            <text:p>2021-02-18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ACi Sud</text:p>
          </table:table-cell>
          <table:table-cell office:value-type="string" calcext:value-type="string">
            <text:p>12.582293333333332 -8.01513 366.8 7.4</text:p>
          </table:table-cell>
          <table:table-cell office:value-type="float" office:value="12.5822933333333" calcext:value-type="float">
            <text:p>12.5822933333333</text:p>
          </table:table-cell>
          <table:table-cell office:value-type="float" office:value="-8.01513" calcext:value-type="float">
            <text:p>-8.01513</text:p>
          </table:table-cell>
          <table:table-cell office:value-type="float" office:value="366.8" calcext:value-type="float">
            <text:p>366.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Cabinet de Soin Soungoura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15"/>
          <table:table-cell office:value-type="string" calcext:value-type="string">
            <text:p>Private</text:p>
          </table:table-cell>
          <table:table-cell table:number-columns-repeated="23"/>
          <table:table-cell office:value-type="float" office:value="5127" calcext:value-type="float">
            <text:p>5127</text:p>
          </table:table-cell>
          <table:table-cell office:value-type="string" calcext:value-type="string">
            <text:p>716b6907-401a-4a79-9f22-a7f4aafccde4</text:p>
          </table:table-cell>
          <table:table-cell office:value-type="string" calcext:value-type="string">
            <text:p>2021-02-18T22:17:29</text:p>
          </table:table-cell>
          <table:table-cell/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2021-02-18T09:48:26.454Z</text:p>
          </table:table-cell>
          <table:table-cell office:value-type="string" calcext:value-type="string">
            <text:p>2021-02-18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 table:number-columns-repeated="2"/>
          <table:table-cell office:value-type="string" calcext:value-type="string">
            <text:p>12.582923333333333 -8.018823333333334 348.9 7.4</text:p>
          </table:table-cell>
          <table:table-cell office:value-type="float" office:value="12.5829233333333" calcext:value-type="float">
            <text:p>12.5829233333333</text:p>
          </table:table-cell>
          <table:table-cell office:value-type="float" office:value="-8.01882333333333" calcext:value-type="float">
            <text:p>-8.01882333333333</text:p>
          </table:table-cell>
          <table:table-cell office:value-type="float" office:value="348.9" calcext:value-type="float">
            <text:p>348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Clinique Medical Tehillan Medical Center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Medical Tehillah Medical Center</text:p>
          </table:table-cell>
          <table:table-cell office:value-type="string" calcext:value-type="string">
            <text:p>Gener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6902560" calcext:value-type="float">
            <text:p>669025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table:number-columns-repeated="4"/>
          <table:table-cell office:value-type="float" office:value="5171" calcext:value-type="float">
            <text:p>5171</text:p>
          </table:table-cell>
          <table:table-cell office:value-type="string" calcext:value-type="string">
            <text:p>c3ff5e93-037c-4697-8d13-d555e7f80aa6</text:p>
          </table:table-cell>
          <table:table-cell office:value-type="string" calcext:value-type="string">
            <text:p>2021-02-18T22:18:0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2021-02-08T14:27:48.807Z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3b5bbe021a1812db</text:p>
          </table:table-cell>
          <table:table-cell table:number-columns-repeated="2"/>
          <table:table-cell office:value-type="string" calcext:value-type="string">
            <text:p>Mme Aminata Diaw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Taliko</text:p>
          </table:table-cell>
          <table:table-cell/>
          <table:table-cell office:value-type="string" calcext:value-type="string">
            <text:p>Taliko boudougani</text:p>
          </table:table-cell>
          <table:table-cell office:value-type="string" calcext:value-type="string">
            <text:p>12.629912509582937 -8.053631214424968 373.0 3.5</text:p>
          </table:table-cell>
          <table:table-cell office:value-type="float" office:value="12.6299125095829" calcext:value-type="float">
            <text:p>12.6299125095829</text:p>
          </table:table-cell>
          <table:table-cell office:value-type="float" office:value="-8.05363121442497" calcext:value-type="float">
            <text:p>-8.05363121442497</text:p>
          </table:table-cell>
          <table:table-cell office:value-type="float" office:value="373" calcext:value-type="float">
            <text:p>37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acola B5</text:p>
          </table:table-cell>
          <table:table-cell office:value-type="string" calcext:value-type="string">
            <text:p>Community health center</text:p>
          </table:table-cell>
          <table:table-cell/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7:30-13:30 24/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sacola B5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ff3cfada-aeeb-4f4b-aed0-c705991102c5</text:p>
          </table:table-cell>
          <table:table-cell office:value-type="string" calcext:value-type="string">
            <text:p>2021-02-08T17:04:2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2-09T15:01:59.862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YOr78JsZpLkhP6SJ</text:p>
          </table:table-cell>
          <table:table-cell table:number-columns-repeated="2"/>
          <table:table-cell office:value-type="string" calcext:value-type="string">
            <text:p>Mahamady Camar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Sibiribougou</text:p>
          </table:table-cell>
          <table:table-cell/>
          <table:table-cell office:value-type="string" calcext:value-type="string">
            <text:p>Sibiribougou</text:p>
          </table:table-cell>
          <table:table-cell office:value-type="string" calcext:value-type="string">
            <text:p>12.5827617 -8.0713024 369.8094579873966 7.5</text:p>
          </table:table-cell>
          <table:table-cell office:value-type="float" office:value="12.5827617" calcext:value-type="float">
            <text:p>12.5827617</text:p>
          </table:table-cell>
          <table:table-cell office:value-type="float" office:value="-8.0713024" calcext:value-type="float">
            <text:p>-8.0713024</text:p>
          </table:table-cell>
          <table:table-cell office:value-type="float" office:value="369.809457987397" calcext:value-type="float">
            <text:p>369.80945798739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Communit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92285" calcext:value-type="float">
            <text:p>207922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f884d98-0d81-4076-8551-863700c46efa</text:p>
          </table:table-cell>
          <table:table-cell office:value-type="string" calcext:value-type="string">
            <text:p>2021-02-09T16:19:3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1-02-09T15:20:57.57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YOr78JsZpLkhP6SJ</text:p>
          </table:table-cell>
          <table:table-cell table:number-columns-repeated="2"/>
          <table:table-cell office:value-type="string" calcext:value-type="string">
            <text:p>Mahamady Camar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Sibiribougou</text:p>
          </table:table-cell>
          <table:table-cell/>
          <table:table-cell office:value-type="string" calcext:value-type="string">
            <text:p>Sibiribougou</text:p>
          </table:table-cell>
          <table:table-cell office:value-type="string" calcext:value-type="string">
            <text:p>12.5829693 -8.0710282 348.88298071296254 7.833</text:p>
          </table:table-cell>
          <table:table-cell office:value-type="float" office:value="12.5829693" calcext:value-type="float">
            <text:p>12.5829693</text:p>
          </table:table-cell>
          <table:table-cell office:value-type="float" office:value="-8.0710282" calcext:value-type="float">
            <text:p>-8.0710282</text:p>
          </table:table-cell>
          <table:table-cell office:value-type="float" office:value="348.882980712963" calcext:value-type="float">
            <text:p>348.882980712963</text:p>
          </table:table-cell>
          <table:table-cell office:value-type="float" office:value="7.833" calcext:value-type="float">
            <text:p>7.833</text:p>
          </table:table-cell>
          <table:table-cell office:value-type="string" calcext:value-type="string">
            <text:p>Centre de sant├Ò 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Communit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792285" calcext:value-type="float">
            <text:p>207922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48a357b-e65d-465a-82cf-5d18442606c1</text:p>
          </table:table-cell>
          <table:table-cell office:value-type="string" calcext:value-type="string">
            <text:p>2021-02-09T16:19:3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1-02-09T09:09:27.006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a183698a4c2d5250</text:p>
          </table:table-cell>
          <table:table-cell table:number-columns-repeated="2"/>
          <table:table-cell office:value-type="string" calcext:value-type="string">
            <text:p>Aissata Maig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Banconi</text:p>
          </table:table-cell>
          <table:table-cell office:value-type="string" calcext:value-type="string">
            <text:p>Banconi Flabougou</text:p>
          </table:table-cell>
          <table:table-cell office:value-type="string" calcext:value-type="string">
            <text:p>Bonconi flabougou </text:p>
          </table:table-cell>
          <table:table-cell office:value-type="string" calcext:value-type="string">
            <text:p>12.669931151904166 -7.96331662684679 374.0 5.0</text:p>
          </table:table-cell>
          <table:table-cell office:value-type="float" office:value="12.6699311519042" calcext:value-type="float">
            <text:p>12.6699311519042</text:p>
          </table:table-cell>
          <table:table-cell office:value-type="float" office:value="-7.96331662684679" calcext:value-type="float">
            <text:p>-7.96331662684679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acoba 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minaute </text:p>
          </table:table-cell>
          <table:table-cell office:value-type="string" calcext:value-type="string">
            <text:p>Communit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43372" calcext:value-type="float">
            <text:p>202433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3a571229-0213-466d-aff8-03aca2add4f9</text:p>
          </table:table-cell>
          <table:table-cell office:value-type="string" calcext:value-type="string">
            <text:p>2021-02-09T16:30:2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1-02-09T10:06:15.977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a183698a4c2d5250</text:p>
          </table:table-cell>
          <table:table-cell table:number-columns-repeated="2"/>
          <table:table-cell office:value-type="string" calcext:value-type="string">
            <text:p>Aissata Maig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Banconi</text:p>
          </table:table-cell>
          <table:table-cell office:value-type="string" calcext:value-type="string">
            <text:p>Banconi Dianguinebougou</text:p>
          </table:table-cell>
          <table:table-cell office:value-type="string" calcext:value-type="string">
            <text:p>Bonconi dianguinebougou</text:p>
          </table:table-cell>
          <table:table-cell office:value-type="string" calcext:value-type="string">
            <text:p>12.681733290664852 -7.961015962064266 385.0 5.0</text:p>
          </table:table-cell>
          <table:table-cell office:value-type="float" office:value="12.6817332906649" calcext:value-type="float">
            <text:p>12.6817332906649</text:p>
          </table:table-cell>
          <table:table-cell office:value-type="float" office:value="-7.96101596206427" calcext:value-type="float">
            <text:p>-7.96101596206427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OM 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mmunaut├Ò 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083116" calcext:value-type="float">
            <text:p>790831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istence of water point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9f9c91a-eb41-408c-bfc4-ce9da402421e</text:p>
          </table:table-cell>
          <table:table-cell office:value-type="string" calcext:value-type="string">
            <text:p>2021-02-09T16:30:3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1-02-09T11:48:32.376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a183698a4c2d5250</text:p>
          </table:table-cell>
          <table:table-cell table:number-columns-repeated="2"/>
          <table:table-cell office:value-type="string" calcext:value-type="string">
            <text:p>Aissata Maig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Sikoroni</text:p>
          </table:table-cell>
          <table:table-cell/>
          <table:table-cell office:value-type="string" calcext:value-type="string">
            <text:p>Sikoroni</text:p>
          </table:table-cell>
          <table:table-cell office:value-type="string" calcext:value-type="string">
            <text:p>12.674685409292579 -7.976318383589387 350.0 9.5</text:p>
          </table:table-cell>
          <table:table-cell office:value-type="float" office:value="12.6746854092926" calcext:value-type="float">
            <text:p>12.6746854092926</text:p>
          </table:table-cell>
          <table:table-cell office:value-type="float" office:value="-7.97631838358939" calcext:value-type="float">
            <text:p>-7.97631838358939</text:p>
          </table:table-cell>
          <table:table-cell office:value-type="float" office:value="350" calcext:value-type="float">
            <text:p>35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scom Mekin Sikoroni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/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mmunaut├Ò </text:p>
          </table:table-cell>
          <table:table-cell office:value-type="string" calcext:value-type="string">
            <text:p>Commun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30888" calcext:value-type="float">
            <text:p>207308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2beaa46f-1903-473a-bae2-37c14a58c47c</text:p>
          </table:table-cell>
          <table:table-cell office:value-type="string" calcext:value-type="string">
            <text:p>2021-02-09T16:30:3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1-02-09T12:29:06.739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rpvpthByLQPVYLdY</text:p>
          </table:table-cell>
          <table:table-cell table:number-columns-repeated="2"/>
          <table:table-cell office:value-type="string" calcext:value-type="string">
            <text:p>Kassim TRAORE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Same</text:p>
          </table:table-cell>
          <table:table-cell table:number-columns-repeated="2"/>
          <table:table-cell office:value-type="string" calcext:value-type="string">
            <text:p>12.666599 -8.0414902 379.83120949395186 4.7</text:p>
          </table:table-cell>
          <table:table-cell office:value-type="float" office:value="12.666599" calcext:value-type="float">
            <text:p>12.666599</text:p>
          </table:table-cell>
          <table:table-cell office:value-type="float" office:value="-8.0414902" calcext:value-type="float">
            <text:p>-8.0414902</text:p>
          </table:table-cell>
          <table:table-cell office:value-type="float" office:value="379.831209493952" calcext:value-type="float">
            <text:p>379.831209493952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SACODES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Second referral_hospital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SACODES 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e92ea54-bca8-495a-955b-43b1bb39e92b</text:p>
          </table:table-cell>
          <table:table-cell office:value-type="string" calcext:value-type="string">
            <text:p>2021-02-09T16:42:56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1-02-09T13:13:17.735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yj2h1Rz8Ksd54l2S</text:p>
          </table:table-cell>
          <table:table-cell table:number-columns-repeated="2"/>
          <table:table-cell office:value-type="string" calcext:value-type="string">
            <text:p>Th├Òophile D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Senou CSCOM</text:p>
          </table:table-cell>
          <table:table-cell office:value-type="string" calcext:value-type="string">
            <text:p>12.5195775 -7.929601 350.7 4.0</text:p>
          </table:table-cell>
          <table:table-cell office:value-type="float" office:value="12.5195775" calcext:value-type="float">
            <text:p>12.5195775</text:p>
          </table:table-cell>
          <table:table-cell office:value-type="float" office:value="-7.929601" calcext:value-type="float">
            <text:p>-7.929601</text:p>
          </table:table-cell>
          <table:table-cell office:value-type="float" office:value="350.7" calcext:value-type="float">
            <text:p>350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ntre de sant├Ò publique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uminaute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6199591" calcext:value-type="float">
            <text:p>761995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92687c1e-44bd-4862-841a-8be0ac52a954</text:p>
          </table:table-cell>
          <table:table-cell office:value-type="string" calcext:value-type="string">
            <text:p>2021-02-09T17:14:49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1-02-09T10:44:07.094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gpB4BSgVXdaUJ74i</text:p>
          </table:table-cell>
          <table:table-cell table:number-columns-repeated="2"/>
          <table:table-cell office:value-type="string" calcext:value-type="string">
            <text:p>Bintou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Badialan III</text:p>
          </table:table-cell>
          <table:table-cell table:number-columns-repeated="2"/>
          <table:table-cell office:value-type="string" calcext:value-type="string">
            <text:p>12.65212 -8.0232267 347.2 3.9</text:p>
          </table:table-cell>
          <table:table-cell office:value-type="float" office:value="12.65212" calcext:value-type="float">
            <text:p>12.65212</text:p>
          </table:table-cell>
          <table:table-cell office:value-type="float" office:value="-8.0232267" calcext:value-type="float">
            <text:p>-8.0232267</text:p>
          </table:table-cell>
          <table:table-cell office:value-type="float" office:value="347.2" calcext:value-type="float">
            <text:p>347.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Asaco bakon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6417" calcext:value-type="float">
            <text:p>202264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6697d68d-c2ad-45bf-ae7e-06ae4676c255</text:p>
          </table:table-cell>
          <table:table-cell office:value-type="string" calcext:value-type="string">
            <text:p>2021-02-09T17:31:20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1-02-09T17:01:28.104Z</text:p>
          </table:table-cell>
          <table:table-cell office:value-type="string" calcext:value-type="string">
            <text:p>2021-02-09</text:p>
          </table:table-cell>
          <table:table-cell office:value-type="float" office:value="358005081307784" calcext:value-type="float">
            <text:p>358005081307784</text:p>
          </table:table-cell>
          <table:table-cell office:value-type="float" office:value="8.92230130906177E+019" calcext:value-type="float">
            <text:p>8.92230130906177E+019</text:p>
          </table:table-cell>
          <table:table-cell office:value-type="float" office:value="610010101772776" calcext:value-type="float">
            <text:p>610010101772776</text:p>
          </table:table-cell>
          <table:table-cell office:value-type="string" calcext:value-type="string">
            <text:p>Ali balata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Niomirambougou</text:p>
          </table:table-cell>
          <table:table-cell/>
          <table:table-cell office:value-type="string" calcext:value-type="string">
            <text:p>Secteur3</text:p>
          </table:table-cell>
          <table:table-cell office:value-type="string" calcext:value-type="string">
            <text:p>12.651943333333334 -8.023351666666667 347.3 4.7</text:p>
          </table:table-cell>
          <table:table-cell office:value-type="float" office:value="12.6519433333333" calcext:value-type="float">
            <text:p>12.6519433333333</text:p>
          </table:table-cell>
          <table:table-cell office:value-type="float" office:value="-8.02335166666667" calcext:value-type="float">
            <text:p>-8.02335166666667</text:p>
          </table:table-cell>
          <table:table-cell office:value-type="float" office:value="347.3" calcext:value-type="float">
            <text:p>347.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SACOBAKON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r Allassane Traore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6417" calcext:value-type="float">
            <text:p>202264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4bc18a4e-8046-4bb7-9d3f-18c0405eecc8</text:p>
          </table:table-cell>
          <table:table-cell office:value-type="string" calcext:value-type="string">
            <text:p>2021-02-09T17:40:0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1-02-09T10:43:51.317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vVhQZ4mHlgvFXsPp</text:p>
          </table:table-cell>
          <table:table-cell table:number-columns-repeated="2"/>
          <table:table-cell office:value-type="string" calcext:value-type="string">
            <text:p>Ballo Seyd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Badialan III</text:p>
          </table:table-cell>
          <table:table-cell/>
          <table:table-cell office:value-type="string" calcext:value-type="string">
            <text:p>Badialan III</text:p>
          </table:table-cell>
          <table:table-cell office:value-type="string" calcext:value-type="string">
            <text:p>12.6521054 -8.0232202 380.0920687479181 2.283</text:p>
          </table:table-cell>
          <table:table-cell office:value-type="float" office:value="12.6521054" calcext:value-type="float">
            <text:p>12.6521054</text:p>
          </table:table-cell>
          <table:table-cell office:value-type="float" office:value="-8.0232202" calcext:value-type="float">
            <text:p>-8.0232202</text:p>
          </table:table-cell>
          <table:table-cell office:value-type="float" office:value="380.092068747918" calcext:value-type="float">
            <text:p>380.092068747918</text:p>
          </table:table-cell>
          <table:table-cell office:value-type="float" office:value="2.283" calcext:value-type="float">
            <text:p>2.283</text:p>
          </table:table-cell>
          <table:table-cell office:value-type="string" calcext:value-type="string">
            <text:p>Asaco bakon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6417" calcext:value-type="float">
            <text:p>202264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233bb46f-720f-45e7-b3ce-092d4a196179</text:p>
          </table:table-cell>
          <table:table-cell office:value-type="string" calcext:value-type="string">
            <text:p>2021-02-09T17:45:01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1-02-09T11:55:30.712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Missira</text:p>
          </table:table-cell>
          <table:table-cell/>
          <table:table-cell office:value-type="string" calcext:value-type="string">
            <text:p>Missira 1</text:p>
          </table:table-cell>
          <table:table-cell office:value-type="string" calcext:value-type="string">
            <text:p>12.6577673 -7.9857706 369.06 10.642</text:p>
          </table:table-cell>
          <table:table-cell office:value-type="float" office:value="12.6577673" calcext:value-type="float">
            <text:p>12.6577673</text:p>
          </table:table-cell>
          <table:table-cell office:value-type="float" office:value="-7.9857706" calcext:value-type="float">
            <text:p>-7.9857706</text:p>
          </table:table-cell>
          <table:table-cell office:value-type="float" office:value="369.06" calcext:value-type="float">
            <text:p>369.06</text:p>
          </table:table-cell>
          <table:table-cell office:value-type="float" office:value="10.642" calcext:value-type="float">
            <text:p>10.642</text:p>
          </table:table-cell>
          <table:table-cell office:value-type="string" calcext:value-type="string">
            <text:p>Cscom ASACOMI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OUVERNEMENT du mali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99cd963b-c2ef-4d5f-b76b-171b880a88eb</text:p>
          </table:table-cell>
          <table:table-cell office:value-type="string" calcext:value-type="string">
            <text:p>2021-02-09T18:16:46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1-02-09T17:01:00.90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FHdsKPpeR8jLHo9P</text:p>
          </table:table-cell>
          <table:table-cell table:number-columns-repeated="2"/>
          <table:table-cell office:value-type="string" calcext:value-type="string">
            <text:p>Salimata Trao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Niomirambougou</text:p>
          </table:table-cell>
          <table:table-cell/>
          <table:table-cell office:value-type="string" calcext:value-type="string">
            <text:p>Secteur III</text:p>
          </table:table-cell>
          <table:table-cell office:value-type="string" calcext:value-type="string">
            <text:p>12.6519417 -8.02333 346.7004536063838 3.28</text:p>
          </table:table-cell>
          <table:table-cell office:value-type="float" office:value="12.6519417" calcext:value-type="float">
            <text:p>12.6519417</text:p>
          </table:table-cell>
          <table:table-cell office:value-type="float" office:value="-8.02333" calcext:value-type="float">
            <text:p>-8.02333</text:p>
          </table:table-cell>
          <table:table-cell office:value-type="float" office:value="346.700453606384" calcext:value-type="float">
            <text:p>346.700453606384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Asacobakon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r Alassane Traor├Ò.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6417" calcext:value-type="float">
            <text:p>202264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table:number-columns-repeated="4"/>
          <table:table-cell office:value-type="float" office:value="537" calcext:value-type="float">
            <text:p>537</text:p>
          </table:table-cell>
          <table:table-cell office:value-type="string" calcext:value-type="string">
            <text:p>e15f67f0-8070-4c0d-ad58-40005dcfc96d</text:p>
          </table:table-cell>
          <table:table-cell office:value-type="string" calcext:value-type="string">
            <text:p>2021-02-09T18:49:11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21-02-09T11:58:07.490Z</text:p>
          </table:table-cell>
          <table:table-cell office:value-type="string" calcext:value-type="string">
            <text:p>2021-02-09</text:p>
          </table:table-cell>
          <table:table-cell office:value-type="float" office:value="358005080018564" calcext:value-type="float">
            <text:p>358005080018564</text:p>
          </table:table-cell>
          <table:table-cell office:value-type="float" office:value="8.92240102046798E+018" calcext:value-type="float">
            <text:p>8.92240102046798E+018</text:p>
          </table:table-cell>
          <table:table-cell office:value-type="float" office:value="611012046797398" calcext:value-type="float">
            <text:p>611012046797398</text:p>
          </table:table-cell>
          <table:table-cell office:value-type="string" calcext:value-type="string">
            <text:p>Bangaly Diakite chef de groupe CII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Missira</text:p>
          </table:table-cell>
          <table:table-cell/>
          <table:table-cell office:value-type="string" calcext:value-type="string">
            <text:p>Missira rue 14</text:p>
          </table:table-cell>
          <table:table-cell office:value-type="string" calcext:value-type="string">
            <text:p>12.657815000000001 -7.98574 330.4 4.2</text:p>
          </table:table-cell>
          <table:table-cell office:value-type="float" office:value="12.657815" calcext:value-type="float">
            <text:p>12.657815</text:p>
          </table:table-cell>
          <table:table-cell office:value-type="float" office:value="-7.98574" calcext:value-type="float">
            <text:p>-7.98574</text:p>
          </table:table-cell>
          <table:table-cell office:value-type="float" office:value="330.4" calcext:value-type="float">
            <text:p>330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scom missira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Second referral_hospital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ocial ca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Gouvernement du Mali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409f9d31-48c3-442a-b5d9-1920fba7b0d5</text:p>
          </table:table-cell>
          <table:table-cell office:value-type="string" calcext:value-type="string">
            <text:p>2021-02-09T18:50:39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21-02-09T09:21:00.980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no6U5V4eMLGVKt3U</text:p>
          </table:table-cell>
          <table:table-cell table:number-columns-repeated="2"/>
          <table:table-cell office:value-type="string" calcext:value-type="string">
            <text:p>Minata M Kon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 ACI</text:p>
          </table:table-cell>
          <table:table-cell office:value-type="string" calcext:value-type="string">
            <text:p>12.5715479 -7.9840646 377.56 2.8</text:p>
          </table:table-cell>
          <table:table-cell office:value-type="float" office:value="12.5715479" calcext:value-type="float">
            <text:p>12.5715479</text:p>
          </table:table-cell>
          <table:table-cell office:value-type="float" office:value="-7.9840646" calcext:value-type="float">
            <text:p>-7.9840646</text:p>
          </table:table-cell>
          <table:table-cell office:value-type="float" office:value="377.56" calcext:value-type="float">
            <text:p>377.5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CSCOM DE ASACOKALKO</text:p>
          </table:table-cell>
          <table:table-cell office:value-type="string" calcext:value-type="string">
            <text:p>Community health center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SACO</text:p>
          </table:table-cell>
          <table:table-cell office:value-type="string" calcext:value-type="string">
            <text:p>Community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6778052" calcext:value-type="float">
            <text:p>667780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5e1be24e-4d7f-431e-ade5-dafbec6fc95e</text:p>
          </table:table-cell>
          <table:table-cell office:value-type="string" calcext:value-type="string">
            <text:p>2021-02-09T22:41:30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21-02-09T11:16:03.134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o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Senou Lafiabougou</text:p>
          </table:table-cell>
          <table:table-cell office:value-type="string" calcext:value-type="string">
            <text:p>12.537095 -7.9156683 385.4 4.894</text:p>
          </table:table-cell>
          <table:table-cell office:value-type="float" office:value="12.537095" calcext:value-type="float">
            <text:p>12.537095</text:p>
          </table:table-cell>
          <table:table-cell office:value-type="float" office:value="-7.9156683" calcext:value-type="float">
            <text:p>-7.9156683</text:p>
          </table:table-cell>
          <table:table-cell office:value-type="float" office:value="385.4" calcext:value-type="float">
            <text:p>385.4</text:p>
          </table:table-cell>
          <table:table-cell office:value-type="float" office:value="4.894" calcext:value-type="float">
            <text:p>4.894</text:p>
          </table:table-cell>
          <table:table-cell office:value-type="string" calcext:value-type="string">
            <text:p>Cabinet de soin m├Òdical Douala Bagayoko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h Douala Bagayoko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426785" calcext:value-type="float">
            <text:p>764267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 handwashing</text:p>
          </table:table-cell>
          <table:table-cell table:number-columns-repeated="2"/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021dfb63-790b-4c22-b7ee-a4ffbaa0e08b</text:p>
          </table:table-cell>
          <table:table-cell office:value-type="string" calcext:value-type="string">
            <text:p>2021-02-10T09:27:07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21-02-10T09:07:47.409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FHdsKPpeR8jLHo9P</text:p>
          </table:table-cell>
          <table:table-cell table:number-columns-repeated="2"/>
          <table:table-cell office:value-type="string" calcext:value-type="string">
            <text:p>Salimata Trao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Koulouba</text:p>
          </table:table-cell>
          <table:table-cell table:number-columns-repeated="2"/>
          <table:table-cell office:value-type="string" calcext:value-type="string">
            <text:p>12.6650867 -8.0084558 499.2352319720021 4.883</text:p>
          </table:table-cell>
          <table:table-cell office:value-type="float" office:value="12.6650867" calcext:value-type="float">
            <text:p>12.6650867</text:p>
          </table:table-cell>
          <table:table-cell office:value-type="float" office:value="-8.0084558" calcext:value-type="float">
            <text:p>-8.0084558</text:p>
          </table:table-cell>
          <table:table-cell office:value-type="float" office:value="499.235231972002" calcext:value-type="float">
            <text:p>499.235231972002</text:p>
          </table:table-cell>
          <table:table-cell office:value-type="float" office:value="4.883" calcext:value-type="float">
            <text:p>4.883</text:p>
          </table:table-cell>
          <table:table-cell office:value-type="string" calcext:value-type="string">
            <text:p>Asaco koulou- point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r Guido jean baptiste</text:p>
          </table:table-cell>
          <table:table-cell office:value-type="string" calcext:value-type="string">
            <text:p>Commun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198899" calcext:value-type="float">
            <text:p>641988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16"/>
          <table:table-cell office:value-type="float" office:value="707" calcext:value-type="float">
            <text:p>707</text:p>
          </table:table-cell>
          <table:table-cell office:value-type="string" calcext:value-type="string">
            <text:p>3671597c-ee01-48c6-bca3-61c783a673d0</text:p>
          </table:table-cell>
          <table:table-cell office:value-type="string" calcext:value-type="string">
            <text:p>2021-02-10T12:00:08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21-02-10T13:50:00.519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Quinzambougou</text:p>
          </table:table-cell>
          <table:table-cell/>
          <table:table-cell office:value-type="string" calcext:value-type="string">
            <text:p>Quinzambougou </text:p>
          </table:table-cell>
          <table:table-cell office:value-type="string" calcext:value-type="string">
            <text:p>12.6548809 -7.9851665 360.0663024744353 6.583</text:p>
          </table:table-cell>
          <table:table-cell office:value-type="float" office:value="12.6548809" calcext:value-type="float">
            <text:p>12.6548809</text:p>
          </table:table-cell>
          <table:table-cell office:value-type="float" office:value="-7.9851665" calcext:value-type="float">
            <text:p>-7.9851665</text:p>
          </table:table-cell>
          <table:table-cell office:value-type="float" office:value="360.066302474435" calcext:value-type="float">
            <text:p>360.066302474435</text:p>
          </table:table-cell>
          <table:table-cell office:value-type="float" office:value="6.583" calcext:value-type="float">
            <text:p>6.583</text:p>
          </table:table-cell>
          <table:table-cell/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Social car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OUVERNEMENT du mali 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216608" calcext:value-type="float">
            <text:p>202166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c70ea962-08e7-422b-b24f-d80fa1b5898f</text:p>
          </table:table-cell>
          <table:table-cell office:value-type="string" calcext:value-type="string">
            <text:p>2021-02-10T15:42:41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21-02-10T11:57:19.017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 table:number-columns-repeated="2"/>
          <table:table-cell office:value-type="string" calcext:value-type="string">
            <text:p>12.631963159691763 -7.920769623293923 341.07869136240333 4.9</text:p>
          </table:table-cell>
          <table:table-cell office:value-type="float" office:value="12.6319631596918" calcext:value-type="float">
            <text:p>12.6319631596918</text:p>
          </table:table-cell>
          <table:table-cell office:value-type="float" office:value="-7.92076962329392" calcext:value-type="float">
            <text:p>-7.92076962329392</text:p>
          </table:table-cell>
          <table:table-cell office:value-type="float" office:value="341.078691362403" calcext:value-type="float">
            <text:p>341.07869136240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ASCOMISSABOUGOU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278351" calcext:value-type="float">
            <text:p>762783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d700ebb7-b7b8-4a9f-a4c4-d98347bbdc6c</text:p>
          </table:table-cell>
          <table:table-cell office:value-type="string" calcext:value-type="string">
            <text:p>2021-02-10T15:53:58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21-02-10T13:53:03.528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 table:number-columns-repeated="2"/>
          <table:table-cell office:value-type="string" calcext:value-type="string">
            <text:p>12.633030412017794 -7.912060282577657 351.6756730666384 4.9</text:p>
          </table:table-cell>
          <table:table-cell office:value-type="float" office:value="12.6330304120178" calcext:value-type="float">
            <text:p>12.6330304120178</text:p>
          </table:table-cell>
          <table:table-cell office:value-type="float" office:value="-7.91206028257766" calcext:value-type="float">
            <text:p>-7.91206028257766</text:p>
          </table:table-cell>
          <table:table-cell office:value-type="float" office:value="351.675673066638" calcext:value-type="float">
            <text:p>351.67567306663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pharmacie Priv├Ò H├┤pital du Mali </text:p>
          </table:table-cell>
          <table:table-cell office:value-type="string" calcext:value-type="string">
            <text:p>Community health center</text:p>
          </table:table-cell>
          <table:table-cell/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Medici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Lassine Soumano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577531" calcext:value-type="float">
            <text:p>655775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1debb6e2-ffec-47dc-b533-735e73f6618c</text:p>
          </table:table-cell>
          <table:table-cell office:value-type="string" calcext:value-type="string">
            <text:p>2021-02-10T15:54:0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1-02-10T09:44:47.169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Asacoyir</text:p>
          </table:table-cell>
          <table:table-cell office:value-type="string" calcext:value-type="string">
            <text:p>12.6088983 -7.9168567 326.1 3.9</text:p>
          </table:table-cell>
          <table:table-cell office:value-type="float" office:value="12.6088983" calcext:value-type="float">
            <text:p>12.6088983</text:p>
          </table:table-cell>
          <table:table-cell office:value-type="float" office:value="-7.9168567" calcext:value-type="float">
            <text:p>-7.9168567</text:p>
          </table:table-cell>
          <table:table-cell office:value-type="float" office:value="326.1" calcext:value-type="float">
            <text:p>326.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entre de soin communautaire 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airie</text:p>
          </table:table-cell>
          <table:table-cell office:value-type="string" calcext:value-type="string">
            <text:p>General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4419335" calcext:value-type="float">
            <text:p>944193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7db29fb-2f63-4eb9-82b3-c547fc4f258b</text:p>
          </table:table-cell>
          <table:table-cell office:value-type="string" calcext:value-type="string">
            <text:p>2021-02-10T16:10:35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1-02-10T11:30:00.214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Secteur CSK</text:p>
          </table:table-cell>
          <table:table-cell office:value-type="string" calcext:value-type="string">
            <text:p>12.6180733 -7.9124383 333.2 3.9</text:p>
          </table:table-cell>
          <table:table-cell office:value-type="float" office:value="12.6180733" calcext:value-type="float">
            <text:p>12.6180733</text:p>
          </table:table-cell>
          <table:table-cell office:value-type="float" office:value="-7.9124383" calcext:value-type="float">
            <text:p>-7.9124383</text:p>
          </table:table-cell>
          <table:table-cell office:value-type="float" office:value="333.2" calcext:value-type="float">
            <text:p>333.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Keneya de Yirimadjo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Soumaila Diallo</text:p>
          </table:table-cell>
          <table:table-cell office:value-type="string" calcext:value-type="string">
            <text:p>Commun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391127" calcext:value-type="float">
            <text:p>793911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e27857e7-9870-4bc9-bfa1-5250d4c3d824</text:p>
          </table:table-cell>
          <table:table-cell office:value-type="string" calcext:value-type="string">
            <text:p>2021-02-10T16:10:37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21-02-10T14:10:03.137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Secteur CSK</text:p>
          </table:table-cell>
          <table:table-cell office:value-type="string" calcext:value-type="string">
            <text:p>12.6200501 -7.9116584 332.4 3.9</text:p>
          </table:table-cell>
          <table:table-cell office:value-type="float" office:value="12.6200501" calcext:value-type="float">
            <text:p>12.6200501</text:p>
          </table:table-cell>
          <table:table-cell office:value-type="float" office:value="-7.9116584" calcext:value-type="float">
            <text:p>-7.9116584</text:p>
          </table:table-cell>
          <table:table-cell office:value-type="float" office:value="332.4" calcext:value-type="float">
            <text:p>332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de soin m├Òdical 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bdoulaye Djimd├Ò</text:p>
          </table:table-cell>
          <table:table-cell office:value-type="string" calcext:value-type="string">
            <text:p>Commun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911508" calcext:value-type="float">
            <text:p>719115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handwashing</text:p>
          </table:table-cell>
          <table:table-cell table:number-columns-repeated="2"/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344fc7c4-e780-4084-b8e6-6331463949e8</text:p>
          </table:table-cell>
          <table:table-cell office:value-type="string" calcext:value-type="string">
            <text:p>2021-02-10T16:10:44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21-02-10T10:18:50.862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vVhQZ4mHlgvFXsPp</text:p>
          </table:table-cell>
          <table:table-cell table:number-columns-repeated="2"/>
          <table:table-cell office:value-type="string" calcext:value-type="string">
            <text:p>Ballo Seyd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Bamako Coura Bolibana</text:p>
          </table:table-cell>
          <table:table-cell/>
          <table:table-cell office:value-type="string" calcext:value-type="string">
            <text:p>Bko coura bolibana</text:p>
          </table:table-cell>
          <table:table-cell office:value-type="string" calcext:value-type="string">
            <text:p>12.6386899 -8.0018074 369.8375693299438 3.48</text:p>
          </table:table-cell>
          <table:table-cell office:value-type="float" office:value="12.6386899" calcext:value-type="float">
            <text:p>12.6386899</text:p>
          </table:table-cell>
          <table:table-cell office:value-type="float" office:value="-8.0018074" calcext:value-type="float">
            <text:p>-8.0018074</text:p>
          </table:table-cell>
          <table:table-cell office:value-type="float" office:value="369.837569329944" calcext:value-type="float">
            <text:p>369.837569329944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Cscom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Second referral_hospital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scom</text:p>
          </table:table-cell>
          <table:table-cell office:value-type="string" calcext:value-type="string">
            <text:p>Commun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25585" calcext:value-type="float">
            <text:p>207255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3bed97a1-4378-4415-98df-3ede533de275</text:p>
          </table:table-cell>
          <table:table-cell office:value-type="string" calcext:value-type="string">
            <text:p>2021-02-10T17:09:59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21-02-10T11:03:39.65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no6U5V4eMLGVKt3U</text:p>
          </table:table-cell>
          <table:table-cell table:number-columns-repeated="2"/>
          <table:table-cell office:value-type="string" calcext:value-type="string">
            <text:p>Moussa Kodi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/>
          <table:table-cell office:value-type="string" calcext:value-type="string">
            <text:p>Secteur 3</text:p>
          </table:table-cell>
          <table:table-cell office:value-type="string" calcext:value-type="string">
            <text:p>12.5989783 -8.00475 375.6600061035156 1.78</text:p>
          </table:table-cell>
          <table:table-cell office:value-type="float" office:value="12.5989783" calcext:value-type="float">
            <text:p>12.5989783</text:p>
          </table:table-cell>
          <table:table-cell office:value-type="float" office:value="-8.00475" calcext:value-type="float">
            <text:p>-8.00475</text:p>
          </table:table-cell>
          <table:table-cell office:value-type="float" office:value="375.660006103516" calcext:value-type="float">
            <text:p>375.660006103516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ASACOSAB</text:p>
          </table:table-cell>
          <table:table-cell office:value-type="string" calcext:value-type="string">
            <text:p>Community health center</text:p>
          </table:table-cell>
          <table:table-cell/>
          <table:table-cell office:value-type="string" calcext:value-type="string">
            <text:p>Hospic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SACOSAB3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df81401-1862-4e57-903c-81280f7eaea1</text:p>
          </table:table-cell>
          <table:table-cell office:value-type="string" calcext:value-type="string">
            <text:p>2021-02-10T17:39:02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21-02-10T09:28:31.255Z</text:p>
          </table:table-cell>
          <table:table-cell office:value-type="string" calcext:value-type="string">
            <text:p>2021-02-10</text:p>
          </table:table-cell>
          <table:table-cell office:value-type="float" office:value="358005080018564" calcext:value-type="float">
            <text:p>358005080018564</text:p>
          </table:table-cell>
          <table:table-cell office:value-type="float" office:value="8.92240102046798E+018" calcext:value-type="float">
            <text:p>8.92240102046798E+018</text:p>
          </table:table-cell>
          <table:table-cell office:value-type="float" office:value="611012046797398" calcext:value-type="float">
            <text:p>611012046797398</text:p>
          </table:table-cell>
          <table:table-cell office:value-type="string" calcext:value-type="string">
            <text:p>Bangaly Diakite chef de group CII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Bakaribougou</text:p>
          </table:table-cell>
          <table:table-cell/>
          <table:table-cell office:value-type="string" calcext:value-type="string">
            <text:p>Bakaribougou rue 364</text:p>
          </table:table-cell>
          <table:table-cell office:value-type="string" calcext:value-type="string">
            <text:p>12.653426666666666 -7.974258333333334 309.5 3.0</text:p>
          </table:table-cell>
          <table:table-cell office:value-type="float" office:value="12.6534266666667" calcext:value-type="float">
            <text:p>12.6534266666667</text:p>
          </table:table-cell>
          <table:table-cell office:value-type="float" office:value="-7.97425833333333" calcext:value-type="float">
            <text:p>-7.97425833333333</text:p>
          </table:table-cell>
          <table:table-cell office:value-type="float" office:value="309.5" calcext:value-type="float">
            <text:p>309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Com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Second referral_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mminautaire ASACO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147037" calcext:value-type="float">
            <text:p>761470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ee8f669e-4ba3-42f1-aa48-da7b73c483df</text:p>
          </table:table-cell>
          <table:table-cell office:value-type="string" calcext:value-type="string">
            <text:p>2021-02-10T19:02:50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21-02-10T11:51:23.296Z</text:p>
          </table:table-cell>
          <table:table-cell office:value-type="string" calcext:value-type="string">
            <text:p>2021-02-10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 table:number-columns-repeated="2"/>
          <table:table-cell office:value-type="string" calcext:value-type="string">
            <text:p>12.60904 -7.916663333333334 335.2 2.3</text:p>
          </table:table-cell>
          <table:table-cell office:value-type="float" office:value="12.60904" calcext:value-type="float">
            <text:p>12.60904</text:p>
          </table:table-cell>
          <table:table-cell office:value-type="float" office:value="-7.91666333333333" calcext:value-type="float">
            <text:p>-7.91666333333333</text:p>
          </table:table-cell>
          <table:table-cell office:value-type="float" office:value="335.2" calcext:value-type="float">
            <text:p>33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ACOYirimadjo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airie</text:p>
          </table:table-cell>
          <table:table-cell office:value-type="string" calcext:value-type="string">
            <text:p>Commun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451217" calcext:value-type="float">
            <text:p>764512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1d8f5b5c-5d6f-4b67-9ae1-926c33ae5597</text:p>
          </table:table-cell>
          <table:table-cell office:value-type="string" calcext:value-type="string">
            <text:p>2021-02-10T20:07:59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21-02-10T09:34:03.727Z</text:p>
          </table:table-cell>
          <table:table-cell office:value-type="string" calcext:value-type="string">
            <text:p>2021-02-10</text:p>
          </table:table-cell>
          <table:table-cell office:value-type="float" office:value="358005081343540" calcext:value-type="float">
            <text:p>358005081343540</text:p>
          </table:table-cell>
          <table:table-cell table:number-columns-repeated="2"/>
          <table:table-cell office:value-type="string" calcext:value-type="string">
            <text:p>Mouss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Korofina-Sud</text:p>
          </table:table-cell>
          <table:table-cell/>
          <table:table-cell office:value-type="string" calcext:value-type="string">
            <text:p>Korofina sud</text:p>
          </table:table-cell>
          <table:table-cell office:value-type="string" calcext:value-type="string">
            <text:p>12.659638333333332 -7.9581583333333334 341.8 7.6</text:p>
          </table:table-cell>
          <table:table-cell office:value-type="float" office:value="12.6596383333333" calcext:value-type="float">
            <text:p>12.6596383333333</text:p>
          </table:table-cell>
          <table:table-cell office:value-type="float" office:value="-7.95815833333333" calcext:value-type="float">
            <text:p>-7.95815833333333</text:p>
          </table:table-cell>
          <table:table-cell office:value-type="float" office:value="341.8" calcext:value-type="float">
            <text:p>341.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Asacokossa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Second referral_hospital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scom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6176630" calcext:value-type="float">
            <text:p>761766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c2acbbde-f9df-4bc3-a5e9-a04da841e8c2</text:p>
          </table:table-cell>
          <table:table-cell office:value-type="string" calcext:value-type="string">
            <text:p>2021-02-10T20:11:27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21-02-10T11:01:46.592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 zerny</text:p>
          </table:table-cell>
          <table:table-cell office:value-type="string" calcext:value-type="string">
            <text:p>12.6017 -7.928265 367.06 4.7</text:p>
          </table:table-cell>
          <table:table-cell office:value-type="float" office:value="12.6017" calcext:value-type="float">
            <text:p>12.6017</text:p>
          </table:table-cell>
          <table:table-cell office:value-type="float" office:value="-7.928265" calcext:value-type="float">
            <text:p>-7.928265</text:p>
          </table:table-cell>
          <table:table-cell office:value-type="float" office:value="367.06" calcext:value-type="float">
            <text:p>367.0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Cabinet m├Òdical <text:s/>succ├¿s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Social ca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Sa 07:30-15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madou <text:s/>Barry</text:p>
          </table:table-cell>
          <table:table-cell office:value-type="string" calcext:value-type="string">
            <text:p>Gener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879716" calcext:value-type="float">
            <text:p>638797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df6a955b-a714-4b7f-9c69-59110ae7fad8</text:p>
          </table:table-cell>
          <table:table-cell office:value-type="string" calcext:value-type="string">
            <text:p>2021-02-10T22:42:46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21-02-10T09:49:30.882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MJ5leTIAnrD6YxEb</text:p>
          </table:table-cell>
          <table:table-cell table:number-columns-repeated="2"/>
          <table:table-cell office:value-type="string" calcext:value-type="string">
            <text:p>Issa Ke├»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 table:number-columns-repeated="2"/>
          <table:table-cell office:value-type="string" calcext:value-type="string">
            <text:p>12.5931664 -8.0028089 376.64927708594416 7.4</text:p>
          </table:table-cell>
          <table:table-cell office:value-type="float" office:value="12.5931664" calcext:value-type="float">
            <text:p>12.5931664</text:p>
          </table:table-cell>
          <table:table-cell office:value-type="float" office:value="-8.0028089" calcext:value-type="float">
            <text:p>-8.0028089</text:p>
          </table:table-cell>
          <table:table-cell office:value-type="float" office:value="376.649277085944" calcext:value-type="float">
            <text:p>376.64927708594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SACOMSAB I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sacomsab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c9f2dac5-b9d0-4e96-abaa-e7c73b655689</text:p>
          </table:table-cell>
          <table:table-cell office:value-type="string" calcext:value-type="string">
            <text:p>2021-02-11T11:28:06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21-02-15T13:59:59.877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Issa ke├»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Gantiguibougou</text:p>
          </table:table-cell>
          <table:table-cell table:number-columns-repeated="2"/>
          <table:table-cell office:value-type="string" calcext:value-type="string">
            <text:p>12.5631501 -8.000174 371.303769749671 4.75</text:p>
          </table:table-cell>
          <table:table-cell office:value-type="float" office:value="12.5631501" calcext:value-type="float">
            <text:p>12.5631501</text:p>
          </table:table-cell>
          <table:table-cell office:value-type="float" office:value="-8.000174" calcext:value-type="float">
            <text:p>-8.000174</text:p>
          </table:table-cell>
          <table:table-cell office:value-type="float" office:value="371.303769749671" calcext:value-type="float">
            <text:p>371.303769749671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SACOMGA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artenal car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490954" calcext:value-type="float">
            <text:p>764909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7becc4ec-4553-42de-868d-46ba8634a449</text:p>
          </table:table-cell>
          <table:table-cell office:value-type="string" calcext:value-type="string">
            <text:p>2021-02-15T16:47:32</text:p>
          </table:table-cell>
          <table:table-cell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21-02-15T10:14:53.603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n5oaS9J0rPkZfkVZ</text:p>
          </table:table-cell>
          <table:table-cell table:number-columns-repeated="2"/>
          <table:table-cell office:value-type="string" calcext:value-type="string">
            <text:p>Bernard Ball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Torokorobougou</text:p>
          </table:table-cell>
          <table:table-cell table:number-columns-repeated="2"/>
          <table:table-cell office:value-type="string" calcext:value-type="string">
            <text:p>12.6067576 -8.0024841 388.6182768333295 2.86</text:p>
          </table:table-cell>
          <table:table-cell office:value-type="float" office:value="12.6067576" calcext:value-type="float">
            <text:p>12.6067576</text:p>
          </table:table-cell>
          <table:table-cell office:value-type="float" office:value="-8.0024841" calcext:value-type="float">
            <text:p>-8.0024841</text:p>
          </table:table-cell>
          <table:table-cell office:value-type="float" office:value="388.618276833329" calcext:value-type="float">
            <text:p>388.618276833329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Centre de sant├Ò communautaire Abdou Toungara</text:p>
          </table:table-cell>
          <table:table-cell office:value-type="string" calcext:value-type="string">
            <text:p>Community health center</text:p>
          </table:table-cell>
          <table:table-cell/>
          <table:table-cell office:value-type="string" calcext:value-type="string">
            <text:p>All</text:p>
          </table:table-cell>
          <table:table-cell table:number-columns-repeated="6"/>
          <table:table-cell table:number-columns-repeated="2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Community</text:p>
          </table:table-cell>
          <table:table-cell office:value-type="string" calcext:value-type="string">
            <text:p>Abdou Toungara</text:p>
          </table:table-cell>
          <table:table-cell office:value-type="string" calcext:value-type="string">
            <text:p>Community</text:p>
          </table:table-cell>
          <table:table-cell table:number-columns-repeated="21"/>
          <table:table-cell office:value-type="float" office:value="1614" calcext:value-type="float">
            <text:p>1614</text:p>
          </table:table-cell>
          <table:table-cell office:value-type="string" calcext:value-type="string">
            <text:p>383a3e0e-1ddc-4cc1-a5eb-702228931983</text:p>
          </table:table-cell>
          <table:table-cell office:value-type="string" calcext:value-type="string">
            <text:p>2021-02-15T16:47:49</text:p>
          </table:table-cell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21-02-15T09:29:41.686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Att bougou 759 logements</text:p>
          </table:table-cell>
          <table:table-cell office:value-type="string" calcext:value-type="string">
            <text:p>12.5956767 -7.9210033 343.0 2.44</text:p>
          </table:table-cell>
          <table:table-cell office:value-type="float" office:value="12.5956767" calcext:value-type="float">
            <text:p>12.5956767</text:p>
          </table:table-cell>
          <table:table-cell office:value-type="float" office:value="-7.9210033" calcext:value-type="float">
            <text:p>-7.9210033</text:p>
          </table:table-cell>
          <table:table-cell office:value-type="float" office:value="343" calcext:value-type="float">
            <text:p>343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Asacosy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Second referral_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r. Assitan Kon├Ò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541907" calcext:value-type="float">
            <text:p>725419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6b147c4e-bfd5-474c-a35d-f68f051b6a60</text:p>
          </table:table-cell>
          <table:table-cell office:value-type="string" calcext:value-type="string">
            <text:p>2021-02-15T19:24:20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21-02-15T12:47:13.321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Dian├Ògu├Òla</text:p>
          </table:table-cell>
          <table:table-cell table:number-columns-repeated="2"/>
          <table:table-cell office:value-type="string" calcext:value-type="string">
            <text:p>12.6165167 -7.9497033 340.9836083752321 2.1</text:p>
          </table:table-cell>
          <table:table-cell office:value-type="float" office:value="12.6165167" calcext:value-type="float">
            <text:p>12.6165167</text:p>
          </table:table-cell>
          <table:table-cell office:value-type="float" office:value="-7.9497033" calcext:value-type="float">
            <text:p>-7.9497033</text:p>
          </table:table-cell>
          <table:table-cell office:value-type="float" office:value="340.983608375232" calcext:value-type="float">
            <text:p>340.98360837523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ASACOSODIA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ocial ca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cility without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2034" calcext:value-type="float">
            <text:p>2034</text:p>
          </table:table-cell>
          <table:table-cell office:value-type="string" calcext:value-type="string">
            <text:p>eafbde92-262e-4c1e-ab1e-9ee28e3bf30e</text:p>
          </table:table-cell>
          <table:table-cell office:value-type="string" calcext:value-type="string">
            <text:p>2021-02-15T21:13:08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21-02-15T09:54:30.496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/>
          <table:table-cell office:value-type="string" calcext:value-type="string">
            <text:p>Banankabougou</text:p>
          </table:table-cell>
          <table:table-cell office:value-type="string" calcext:value-type="string">
            <text:p>12.5958958 -7.9429022 362.0303051344289 4.324</text:p>
          </table:table-cell>
          <table:table-cell office:value-type="float" office:value="12.5958958" calcext:value-type="float">
            <text:p>12.5958958</text:p>
          </table:table-cell>
          <table:table-cell office:value-type="float" office:value="-7.9429022" calcext:value-type="float">
            <text:p>-7.9429022</text:p>
          </table:table-cell>
          <table:table-cell office:value-type="float" office:value="362.030305134429" calcext:value-type="float">
            <text:p>362.030305134429</text:p>
          </table:table-cell>
          <table:table-cell office:value-type="float" office:value="4.324" calcext:value-type="float">
            <text:p>4.324</text:p>
          </table:table-cell>
          <table:table-cell office:value-type="string" calcext:value-type="string">
            <text:p>Cabinet m├Òdical de soin et ophtalmologie 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tador Sidib├Ò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411405" calcext:value-type="float">
            <text:p>764114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1c7cc580-f5ab-4b57-a7db-20a240afbe89</text:p>
          </table:table-cell>
          <table:table-cell office:value-type="string" calcext:value-type="string">
            <text:p>2021-02-16T07:21:27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21-02-15T12:20:44.363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5915956 -7.9474567 362.2063125424252 3.9</text:p>
          </table:table-cell>
          <table:table-cell office:value-type="float" office:value="12.5915956" calcext:value-type="float">
            <text:p>12.5915956</text:p>
          </table:table-cell>
          <table:table-cell office:value-type="float" office:value="-7.9474567" calcext:value-type="float">
            <text:p>-7.9474567</text:p>
          </table:table-cell>
          <table:table-cell office:value-type="float" office:value="362.206312542425" calcext:value-type="float">
            <text:p>362.20631254242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entre de sant├Ò communautaire 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airie de la commune 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201302" calcext:value-type="float">
            <text:p>202013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29e6a949-ff76-443f-b68b-d18fbdcb4962</text:p>
          </table:table-cell>
          <table:table-cell office:value-type="string" calcext:value-type="string">
            <text:p>2021-02-16T07:21:37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2021-02-16T09:45:35.789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 table:number-columns-repeated="2"/>
          <table:table-cell office:value-type="string" calcext:value-type="string">
            <text:p>12.6699221 -7.977385 376.56 3.9</text:p>
          </table:table-cell>
          <table:table-cell office:value-type="float" office:value="12.6699221" calcext:value-type="float">
            <text:p>12.6699221</text:p>
          </table:table-cell>
          <table:table-cell office:value-type="float" office:value="-7.977385" calcext:value-type="float">
            <text:p>-7.977385</text:p>
          </table:table-cell>
          <table:table-cell office:value-type="float" office:value="376.56" calcext:value-type="float">
            <text:p>376.5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entre de Sant├Ò ├Êvang├Òlique    </text:p>
            <text:p>                   ADD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Second referral_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ediatric car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mmunaut├Ò</text:p>
          </table:table-cell>
          <table:table-cell office:value-type="string" calcext:value-type="string">
            <text:p>Community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fbedad81-b23b-420c-9863-e3de53c96db4</text:p>
          </table:table-cell>
          <table:table-cell office:value-type="string" calcext:value-type="string">
            <text:p>2021-02-16T09:52:36</text:p>
          </table:table-cell>
          <table:table-cell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21-02-16T11:00:24.774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no6U5V4eMLGVKt3U</text:p>
          </table:table-cell>
          <table:table-cell table:number-columns-repeated="2"/>
          <table:table-cell office:value-type="string" calcext:value-type="string">
            <text:p>Minata M Kon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 table:number-columns-repeated="2"/>
          <table:table-cell office:value-type="string" calcext:value-type="string">
            <text:p>12.5976993 -7.9785232 366.56 1.816</text:p>
          </table:table-cell>
          <table:table-cell office:value-type="float" office:value="12.5976993" calcext:value-type="float">
            <text:p>12.5976993</text:p>
          </table:table-cell>
          <table:table-cell office:value-type="float" office:value="-7.9785232" calcext:value-type="float">
            <text:p>-7.9785232</text:p>
          </table:table-cell>
          <table:table-cell office:value-type="float" office:value="366.56" calcext:value-type="float">
            <text:p>366.56</text:p>
          </table:table-cell>
          <table:table-cell office:value-type="float" office:value="1.816" calcext:value-type="float">
            <text:p>1.816</text:p>
          </table:table-cell>
          <table:table-cell office:value-type="string" calcext:value-type="string">
            <text:p>CSCOM CSCODA</text:p>
          </table:table-cell>
          <table:table-cell office:value-type="string" calcext:value-type="string">
            <text:p>Community health center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SCADA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be05b04e-f597-4364-8a43-226239e461db</text:p>
          </table:table-cell>
          <table:table-cell office:value-type="string" calcext:value-type="string">
            <text:p>2021-02-16T16:19:46</text:p>
          </table:table-cell>
          <table:table-cell/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21-02-16T15:00:16.103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 table:number-columns-repeated="2"/>
          <table:table-cell office:value-type="string" calcext:value-type="string">
            <text:p>12.6039102 -7.9869606 378.4599938964844 3.9</text:p>
          </table:table-cell>
          <table:table-cell office:value-type="float" office:value="12.6039102" calcext:value-type="float">
            <text:p>12.6039102</text:p>
          </table:table-cell>
          <table:table-cell office:value-type="float" office:value="-7.9869606" calcext:value-type="float">
            <text:p>-7.9869606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entre de Sant├Ò Communautaire de DAOUDABOUGOU 3├¿me AIRE</text:p>
          </table:table-cell>
          <table:table-cell office:value-type="string" calcext:value-type="string">
            <text:p>Community health center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 mairie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de5a558a-a2d1-43f7-a474-b4aea4b54ef4</text:p>
          </table:table-cell>
          <table:table-cell office:value-type="string" calcext:value-type="string">
            <text:p>2021-02-16T18:17:33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21-02-16T09:07:21.025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/>
          <table:table-cell office:value-type="string" calcext:value-type="string">
            <text:p>Daoudabougou</text:p>
          </table:table-cell>
          <table:table-cell office:value-type="string" calcext:value-type="string">
            <text:p>12.6023579 -7.9809551 336.7 4.883</text:p>
          </table:table-cell>
          <table:table-cell office:value-type="float" office:value="12.6023579" calcext:value-type="float">
            <text:p>12.6023579</text:p>
          </table:table-cell>
          <table:table-cell office:value-type="float" office:value="-7.9809551" calcext:value-type="float">
            <text:p>-7.9809551</text:p>
          </table:table-cell>
          <table:table-cell office:value-type="float" office:value="336.7" calcext:value-type="float">
            <text:p>336.7</text:p>
          </table:table-cell>
          <table:table-cell office:value-type="float" office:value="4.883" calcext:value-type="float">
            <text:p>4.883</text:p>
          </table:table-cell>
          <table:table-cell office:value-type="string" calcext:value-type="string">
            <text:p>Centre de sant├Ò communautaire</text:p>
          </table:table-cell>
          <table:table-cell office:value-type="string" calcext:value-type="string">
            <text:p>Community health center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entre de sant├Ò communautaire de Daouda (ADASCO)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03532" calcext:value-type="float">
            <text:p>202035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3a8208f2-eeed-4ed1-9a53-e07694b939de</text:p>
          </table:table-cell>
          <table:table-cell office:value-type="string" calcext:value-type="string">
            <text:p>2021-02-16T19:23:53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21-02-16T13:46:43.725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899312 -7.9886663 351.3 3.72</text:p>
          </table:table-cell>
          <table:table-cell office:value-type="float" office:value="12.5899312" calcext:value-type="float">
            <text:p>12.5899312</text:p>
          </table:table-cell>
          <table:table-cell office:value-type="float" office:value="-7.9886663" calcext:value-type="float">
            <text:p>-7.9886663</text:p>
          </table:table-cell>
          <table:table-cell office:value-type="float" office:value="351.3" calcext:value-type="float">
            <text:p>351.3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Centre de Sant├Ò communautaire de kalaban coura</text:p>
          </table:table-cell>
          <table:table-cell office:value-type="string" calcext:value-type="string">
            <text:p>Community health center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entre de Sant├Ò communautaire kalaban coura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82074" calcext:value-type="float">
            <text:p>202820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0405c159-6e3f-40a0-a1be-e0321d233514</text:p>
          </table:table-cell>
          <table:table-cell office:value-type="string" calcext:value-type="string">
            <text:p>2021-02-16T19:25:22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21-02-16T09:42:36.411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Socoro</text:p>
          </table:table-cell>
          <table:table-cell office:value-type="string" calcext:value-type="string">
            <text:p>12.5926067 -7.958505 349.97592446082035 2.516</text:p>
          </table:table-cell>
          <table:table-cell office:value-type="float" office:value="12.5926067" calcext:value-type="float">
            <text:p>12.5926067</text:p>
          </table:table-cell>
          <table:table-cell office:value-type="float" office:value="-7.958505" calcext:value-type="float">
            <text:p>-7.958505</text:p>
          </table:table-cell>
          <table:table-cell office:value-type="float" office:value="349.97592446082" calcext:value-type="float">
            <text:p>349.97592446082</text:p>
          </table:table-cell>
          <table:table-cell office:value-type="float" office:value="2.516" calcext:value-type="float">
            <text:p>2.516</text:p>
          </table:table-cell>
          <table:table-cell office:value-type="string" calcext:value-type="string">
            <text:p>Centre de sant├Ò communautaire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mmunaut├Ò</text:p>
          </table:table-cell>
          <table:table-cell office:value-type="string" calcext:value-type="string">
            <text:p>Communit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788843" calcext:value-type="float">
            <text:p>79788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75cef7d2-f284-4dcb-9d00-2bf7df818b80</text:p>
          </table:table-cell>
          <table:table-cell office:value-type="string" calcext:value-type="string">
            <text:p>2021-02-16T19:49:43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21-02-16T09:29:39.635Z</text:p>
          </table:table-cell>
          <table:table-cell office:value-type="string" calcext:value-type="string">
            <text:p>2021-02-16</text:p>
          </table:table-cell>
          <table:table-cell office:value-type="float" office:value="358005080018564" calcext:value-type="float">
            <text:p>358005080018564</text:p>
          </table:table-cell>
          <table:table-cell office:value-type="float" office:value="8.92240102046798E+018" calcext:value-type="float">
            <text:p>8.92240102046798E+018</text:p>
          </table:table-cell>
          <table:table-cell office:value-type="float" office:value="611012046797398" calcext:value-type="float">
            <text:p>611012046797398</text:p>
          </table:table-cell>
          <table:table-cell office:value-type="string" calcext:value-type="string">
            <text:p>Bangaly Diakite chef de groupe CII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Bozola</text:p>
          </table:table-cell>
          <table:table-cell table:number-columns-repeated="2"/>
          <table:table-cell office:value-type="string" calcext:value-type="string">
            <text:p>12.641141666666666 -7.990161666666667 319.4 2.9</text:p>
          </table:table-cell>
          <table:table-cell office:value-type="float" office:value="12.6411416666667" calcext:value-type="float">
            <text:p>12.6411416666667</text:p>
          </table:table-cell>
          <table:table-cell office:value-type="float" office:value="-7.99016166666667" calcext:value-type="float">
            <text:p>-7.99016166666667</text:p>
          </table:table-cell>
          <table:table-cell office:value-type="float" office:value="319.4" calcext:value-type="float">
            <text:p>319.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com de Bozola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Mo-Fri 07:30-13:3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saco de Bozola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770021" calcext:value-type="float">
            <text:p>207700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9ce199c7-ee79-41d9-9a61-7c6894ace2fe</text:p>
          </table:table-cell>
          <table:table-cell office:value-type="string" calcext:value-type="string">
            <text:p>2021-02-16T20:18:33</text:p>
          </table:table-cell>
          <table:table-cell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21-02-16T09:44:07.446Z</text:p>
          </table:table-cell>
          <table:table-cell office:value-type="string" calcext:value-type="string">
            <text:p>2021-02-16</text:p>
          </table:table-cell>
          <table:table-cell office:value-type="float" office:value="358005080018564" calcext:value-type="float">
            <text:p>358005080018564</text:p>
          </table:table-cell>
          <table:table-cell office:value-type="float" office:value="8.92240102046798E+018" calcext:value-type="float">
            <text:p>8.92240102046798E+018</text:p>
          </table:table-cell>
          <table:table-cell office:value-type="float" office:value="611012046797398" calcext:value-type="float">
            <text:p>611012046797398</text:p>
          </table:table-cell>
          <table:table-cell office:value-type="string" calcext:value-type="string">
            <text:p>Bangaly Diakite chef de groupe CII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Bozola</text:p>
          </table:table-cell>
          <table:table-cell table:number-columns-repeated="2"/>
          <table:table-cell office:value-type="string" calcext:value-type="string">
            <text:p>12.641228333333334 -7.989965000000001 318.9 3.8</text:p>
          </table:table-cell>
          <table:table-cell office:value-type="float" office:value="12.6412283333333" calcext:value-type="float">
            <text:p>12.6412283333333</text:p>
          </table:table-cell>
          <table:table-cell office:value-type="float" office:value="-7.989965" calcext:value-type="float">
            <text:p>-7.989965</text:p>
          </table:table-cell>
          <table:table-cell office:value-type="float" office:value="318.9" calcext:value-type="float">
            <text:p>318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Cscom de Bozola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7:30-13:30 Othe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saco Bozola</text:p>
          </table:table-cell>
          <table:table-cell office:value-type="string" calcext:value-type="string">
            <text:p>Communit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6046695" calcext:value-type="float">
            <text:p>760466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36a3ed36-03fa-46cd-a495-f80f3721af4e</text:p>
          </table:table-cell>
          <table:table-cell office:value-type="string" calcext:value-type="string">
            <text:p>2021-02-16T20:18:34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21-02-16T16:15:51.444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 </text:p>
          </table:table-cell>
          <table:table-cell office:value-type="string" calcext:value-type="string">
            <text:p>12.5846478 -7.976464 364.75912835493557 3.9</text:p>
          </table:table-cell>
          <table:table-cell office:value-type="float" office:value="12.5846478" calcext:value-type="float">
            <text:p>12.5846478</text:p>
          </table:table-cell>
          <table:table-cell office:value-type="float" office:value="-7.976464" calcext:value-type="float">
            <text:p>-7.976464</text:p>
          </table:table-cell>
          <table:table-cell office:value-type="float" office:value="364.759128354936" calcext:value-type="float">
            <text:p>364.75912835493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Òdical 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Phelix Sanou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03265" calcext:value-type="float">
            <text:p>20203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f30542f6-30c2-4b61-b7ba-04e77f7f12df</text:p>
          </table:table-cell>
          <table:table-cell office:value-type="string" calcext:value-type="string">
            <text:p>2021-02-17T08:07:53</text:p>
          </table:table-cell>
          <table:table-cell/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021-02-17T10:53:57.211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ZmcbjTvJ92OWd2Nb</text:p>
          </table:table-cell>
          <table:table-cell table:number-columns-repeated="2"/>
          <table:table-cell office:value-type="string" calcext:value-type="string">
            <text:p>Ibrahim tou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TSF</text:p>
          </table:table-cell>
          <table:table-cell table:number-columns-repeated="2"/>
          <table:table-cell office:value-type="string" calcext:value-type="string">
            <text:p>12.6466861 -7.973691 377.3145913379469 5.0</text:p>
          </table:table-cell>
          <table:table-cell office:value-type="float" office:value="12.6466861" calcext:value-type="float">
            <text:p>12.6466861</text:p>
          </table:table-cell>
          <table:table-cell office:value-type="float" office:value="-7.973691" calcext:value-type="float">
            <text:p>-7.973691</text:p>
          </table:table-cell>
          <table:table-cell office:value-type="float" office:value="377.314591337947" calcext:value-type="float">
            <text:p>377.3145913379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ntre Valentin depablo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ocial car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Community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211855" calcext:value-type="float">
            <text:p>20211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available when needed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09b554b7-d7a5-4a75-a7f2-72983a0e609b</text:p>
          </table:table-cell>
          <table:table-cell office:value-type="string" calcext:value-type="string">
            <text:p>2021-02-17T16:45:17</text:p>
          </table:table-cell>
          <table:table-cell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021-02-17T10:18:28.912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Niarela</text:p>
          </table:table-cell>
          <table:table-cell table:number-columns-repeated="2"/>
          <table:table-cell office:value-type="string" calcext:value-type="string">
            <text:p>12.6435347 -7.9830597 367.403472304901 2.733</text:p>
          </table:table-cell>
          <table:table-cell office:value-type="float" office:value="12.6435347" calcext:value-type="float">
            <text:p>12.6435347</text:p>
          </table:table-cell>
          <table:table-cell office:value-type="float" office:value="-7.9830597" calcext:value-type="float">
            <text:p>-7.9830597</text:p>
          </table:table-cell>
          <table:table-cell office:value-type="float" office:value="367.403472304901" calcext:value-type="float">
            <text:p>367.403472304901</text:p>
          </table:table-cell>
          <table:table-cell office:value-type="float" office:value="2.733" calcext:value-type="float">
            <text:p>2.733</text:p>
          </table:table-cell>
          <table:table-cell/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OUVERNEMENT du mali </text:p>
          </table:table-cell>
          <table:table-cell office:value-type="string" calcext:value-type="string">
            <text:p>Communit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214487" calcext:value-type="float">
            <text:p>202144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dd78bec8-f891-40a1-8062-4c958de6f908</text:p>
          </table:table-cell>
          <table:table-cell office:value-type="string" calcext:value-type="string">
            <text:p>2021-02-17T17:04:03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21-02-17T10:25:44.700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Koko</text:p>
          </table:table-cell>
          <table:table-cell office:value-type="string" calcext:value-type="string">
            <text:p>12.5728783 -7.9760233 368.4599938964844 3.9</text:p>
          </table:table-cell>
          <table:table-cell office:value-type="float" office:value="12.5728783" calcext:value-type="float">
            <text:p>12.5728783</text:p>
          </table:table-cell>
          <table:table-cell office:value-type="float" office:value="-7.9760233" calcext:value-type="float">
            <text:p>-7.9760233</text:p>
          </table:table-cell>
          <table:table-cell office:value-type="float" office:value="368.459993896484" calcext:value-type="float">
            <text:p>368.45999389648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soin m├Òdical Youssouf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Youssouf Togora</text:p>
          </table:table-cell>
          <table:table-cell office:value-type="string" calcext:value-type="string">
            <text:p>Communit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466214" calcext:value-type="float">
            <text:p>764662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313" calcext:value-type="float">
            <text:p>4313</text:p>
          </table:table-cell>
          <table:table-cell office:value-type="string" calcext:value-type="string">
            <text:p>dd92eebf-4b83-40c2-9c04-bf2421fe4869</text:p>
          </table:table-cell>
          <table:table-cell office:value-type="string" calcext:value-type="string">
            <text:p>2021-02-18T09:35:28</text:p>
          </table:table-cell>
          <table:table-cell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2021-02-18T09:32:57.039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a183698a4c2d5250</text:p>
          </table:table-cell>
          <table:table-cell table:number-columns-repeated="2"/>
          <table:table-cell office:value-type="string" calcext:value-type="string">
            <text:p>Aissata Maig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Sotuba</text:p>
          </table:table-cell>
          <table:table-cell/>
          <table:table-cell office:value-type="string" calcext:value-type="string">
            <text:p>Sotuba </text:p>
          </table:table-cell>
          <table:table-cell office:value-type="string" calcext:value-type="string">
            <text:p>12.665190054103732 -7.919766353443265 350.0 4.0</text:p>
          </table:table-cell>
          <table:table-cell office:value-type="float" office:value="12.6651900541037" calcext:value-type="float">
            <text:p>12.6651900541037</text:p>
          </table:table-cell>
          <table:table-cell office:value-type="float" office:value="-7.91976635344327" calcext:value-type="float">
            <text:p>-7.91976635344327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om 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munaut├Ò 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6781349" calcext:value-type="float">
            <text:p>667813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534" calcext:value-type="float">
            <text:p>4534</text:p>
          </table:table-cell>
          <table:table-cell office:value-type="string" calcext:value-type="string">
            <text:p>f69c839a-ae5d-40d9-9579-a4dd2b33832b</text:p>
          </table:table-cell>
          <table:table-cell office:value-type="string" calcext:value-type="string">
            <text:p>2021-02-18T14:37:42</text:p>
          </table:table-cell>
          <table:table-cell/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2021-02-18T09:05:12.866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37iYIf9mujLgP7FW</text:p>
          </table:table-cell>
          <table:table-cell table:number-columns-repeated="2"/>
          <table:table-cell office:value-type="string" calcext:value-type="string">
            <text:p>ALOU SOW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Djikoroni-Para</text:p>
          </table:table-cell>
          <table:table-cell/>
          <table:table-cell office:value-type="string" calcext:value-type="string">
            <text:p>Troukabougou</text:p>
          </table:table-cell>
          <table:table-cell office:value-type="string" calcext:value-type="string">
            <text:p>12.6251767 -8.0177083 357.06 3.9</text:p>
          </table:table-cell>
          <table:table-cell office:value-type="float" office:value="12.6251767" calcext:value-type="float">
            <text:p>12.6251767</text:p>
          </table:table-cell>
          <table:table-cell office:value-type="float" office:value="-8.0177083" calcext:value-type="float">
            <text:p>-8.0177083</text:p>
          </table:table-cell>
          <table:table-cell office:value-type="float" office:value="357.06" calcext:value-type="float">
            <text:p>357.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entre de Sant├Ò ESPOIR</text:p>
          </table:table-cell>
          <table:table-cell office:value-type="string" calcext:value-type="string">
            <text:p>Community health center</text:p>
          </table:table-cell>
          <table:table-cell office:value-type="string" calcext:value-type="string">
            <text:p>Tertiary hospital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ntensive care uni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o-Sa 07:30-15:00 O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731" calcext:value-type="float">
            <text:p>4731</text:p>
          </table:table-cell>
          <table:table-cell office:value-type="string" calcext:value-type="string">
            <text:p>d1c055cd-3bf4-4dcd-bc73-8636e1ba38c8</text:p>
          </table:table-cell>
          <table:table-cell office:value-type="string" calcext:value-type="string">
            <text:p>2021-02-18T16:41:33</text:p>
          </table:table-cell>
          <table:table-cell/>
          <table:table-cell office:value-type="float" office:value="387" calcext:value-type="float">
            <text:p>387</text:p>
          </table:table-cell>
        </table:table-row>
        <table:table-row table:style-name="ro1" table:visibility="filter">
          <table:table-cell office:value-type="string" calcext:value-type="string">
            <text:p>2021-02-09T12:36:17.797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<text:s/>Fatouma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Senou Diatoula</text:p>
          </table:table-cell>
          <table:table-cell office:value-type="string" calcext:value-type="string">
            <text:p>12.5307133 -7.8994333 374.26001220703125 3.4</text:p>
          </table:table-cell>
          <table:table-cell office:value-type="float" office:value="12.5307133" calcext:value-type="float">
            <text:p>12.5307133</text:p>
          </table:table-cell>
          <table:table-cell office:value-type="float" office:value="-7.8994333" calcext:value-type="float">
            <text:p>-7.8994333</text:p>
          </table:table-cell>
          <table:table-cell office:value-type="float" office:value="374.260012207031" calcext:value-type="float">
            <text:p>374.26001220703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abinet de soins 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edicin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 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jibril Kouyat├Ò 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809083" calcext:value-type="float">
            <text:p>768090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6294d8e9-8abe-4ba8-bf75-3fb701801a97</text:p>
          </table:table-cell>
          <table:table-cell office:value-type="string" calcext:value-type="string">
            <text:p>2021-02-10T09:36:57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2021-02-10T11:02:24.174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/>
          <table:table-cell office:value-type="string" calcext:value-type="string">
            <text:p>Balobougou</text:p>
          </table:table-cell>
          <table:table-cell office:value-type="string" calcext:value-type="string">
            <text:p>12.622960590988061 -7.920827696053781 370.3857617806643 4.9</text:p>
          </table:table-cell>
          <table:table-cell office:value-type="float" office:value="12.6229605909881" calcext:value-type="float">
            <text:p>12.6229605909881</text:p>
          </table:table-cell>
          <table:table-cell office:value-type="float" office:value="-7.92082769605378" calcext:value-type="float">
            <text:p>-7.92082769605378</text:p>
          </table:table-cell>
          <table:table-cell office:value-type="float" office:value="370.385761780664" calcext:value-type="float">
            <text:p>370.38576178066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r. Soumaoro seydou 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553079" calcext:value-type="float">
            <text:p>775530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cf51310b-80e1-40d0-842f-b6c296ff51a4</text:p>
          </table:table-cell>
          <table:table-cell office:value-type="string" calcext:value-type="string">
            <text:p>2021-02-10T15:53:56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2021-02-10T11:32:26.62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 table:number-columns-repeated="2"/>
          <table:table-cell office:value-type="string" calcext:value-type="string">
            <text:p>12.62972949157423 -7.921067947096683 353.5573148727417 4.9</text:p>
          </table:table-cell>
          <table:table-cell office:value-type="float" office:value="12.6297294915742" calcext:value-type="float">
            <text:p>12.6297294915742</text:p>
          </table:table-cell>
          <table:table-cell office:value-type="float" office:value="-7.92106794709668" calcext:value-type="float">
            <text:p>-7.92106794709668</text:p>
          </table:table-cell>
          <table:table-cell office:value-type="float" office:value="353.557314872742" calcext:value-type="float">
            <text:p>353.557314872742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, la pyramide 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Martenal ca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r. Mory camara</text:p>
          </table:table-cell>
          <table:table-cell office:value-type="string" calcext:value-type="string">
            <text:p>Commun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889695" calcext:value-type="float">
            <text:p>78896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421d0c7e-f8b5-47ea-9528-6ee59c789b4e</text:p>
          </table:table-cell>
          <table:table-cell office:value-type="string" calcext:value-type="string">
            <text:p>2021-02-10T15:53:57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2021-02-10T12:14:40.261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Issa Ke├»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 table:number-columns-repeated="2"/>
          <table:table-cell office:value-type="string" calcext:value-type="string">
            <text:p>12.5923284 -7.9940594 426.886482194713 3.9</text:p>
          </table:table-cell>
          <table:table-cell office:value-type="float" office:value="12.5923284" calcext:value-type="float">
            <text:p>12.5923284</text:p>
          </table:table-cell>
          <table:table-cell office:value-type="float" office:value="-7.9940594" calcext:value-type="float">
            <text:p>-7.9940594</text:p>
          </table:table-cell>
          <table:table-cell office:value-type="float" office:value="426.886482194713" calcext:value-type="float">
            <text:p>426.88648219471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de Soins (Fanta Dabo)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urge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Ke├»ta El Hadji</text:p>
          </table:table-cell>
          <table:table-cell office:value-type="string" calcext:value-type="string">
            <text:p>Gene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340713" calcext:value-type="float">
            <text:p>793407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 existence of water poi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f3f72e37-6c7b-4803-911c-f05ceed797aa</text:p>
          </table:table-cell>
          <table:table-cell office:value-type="string" calcext:value-type="string">
            <text:p>2021-02-10T17:02:08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 table:visibility="filter">
          <table:table-cell office:value-type="string" calcext:value-type="string">
            <text:p>2021-02-10T12:54:45.425Z</text:p>
          </table:table-cell>
          <table:table-cell office:value-type="string" calcext:value-type="string">
            <text:p>2021-02-10</text:p>
          </table:table-cell>
          <table:table-cell office:value-type="float" office:value="357470096398437" calcext:value-type="float">
            <text:p>357470096398437</text:p>
          </table:table-cell>
          <table:table-cell office:value-type="float" office:value="8.92230205062059E+018" calcext:value-type="float">
            <text:p>8.92230205062059E+018</text:p>
          </table:table-cell>
          <table:table-cell office:value-type="float" office:value="610025062059459" calcext:value-type="float">
            <text:p>610025062059459</text:p>
          </table:table-cell>
          <table:table-cell office:value-type="string" calcext:value-type="string">
            <text:p>Kadidia Coulibal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 table:number-columns-repeated="2"/>
          <table:table-cell office:value-type="string" calcext:value-type="string">
            <text:p>12.598415580578148 -7.996121635660529 410.0 5.0</text:p>
          </table:table-cell>
          <table:table-cell office:value-type="float" office:value="12.5984155805781" calcext:value-type="float">
            <text:p>12.5984155805781</text:p>
          </table:table-cell>
          <table:table-cell office:value-type="float" office:value="-7.99612163566053" calcext:value-type="float">
            <text:p>-7.99612163566053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binet m├Òdical 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Yamoussa Demb├Òl├Ò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b8ec22ee-3a94-49d0-9bbd-12dbf0ea1984</text:p>
          </table:table-cell>
          <table:table-cell office:value-type="string" calcext:value-type="string">
            <text:p>2021-02-10T17:05:43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 table:visibility="filter">
          <table:table-cell office:value-type="string" calcext:value-type="string">
            <text:p>2021-02-10T13:31:23.740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n5oaS9J0rPkZfkVZ</text:p>
          </table:table-cell>
          <table:table-cell table:number-columns-repeated="2"/>
          <table:table-cell office:value-type="string" calcext:value-type="string">
            <text:p>Bernard Ball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/>
          <table:table-cell office:value-type="string" calcext:value-type="string">
            <text:p>Sabalibougou Plateau</text:p>
          </table:table-cell>
          <table:table-cell office:value-type="string" calcext:value-type="string">
            <text:p>12.599736 -7.9967038 381.5046186050863 2.35</text:p>
          </table:table-cell>
          <table:table-cell office:value-type="float" office:value="12.599736" calcext:value-type="float">
            <text:p>12.599736</text:p>
          </table:table-cell>
          <table:table-cell office:value-type="float" office:value="-7.9967038" calcext:value-type="float">
            <text:p>-7.9967038</text:p>
          </table:table-cell>
          <table:table-cell office:value-type="float" office:value="381.504618605086" calcext:value-type="float">
            <text:p>381.50461860508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Cabinet de soin Amadou Baba Traor├Ò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Traor├Ò mamadou</text:p>
          </table:table-cell>
          <table:table-cell office:value-type="string" calcext:value-type="string">
            <text:p>Gener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247441" calcext:value-type="float">
            <text:p>442474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bb595a6d-2a9d-40b2-b281-174d59589472</text:p>
          </table:table-cell>
          <table:table-cell office:value-type="string" calcext:value-type="string">
            <text:p>2021-02-10T17:43:22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 table:visibility="filter">
          <table:table-cell office:value-type="string" calcext:value-type="string">
            <text:p>2021-02-10T11:54:27.084Z</text:p>
          </table:table-cell>
          <table:table-cell office:value-type="string" calcext:value-type="string">
            <text:p>2021-02-10</text:p>
          </table:table-cell>
          <table:table-cell office:value-type="float" office:value="358005081343540" calcext:value-type="float">
            <text:p>358005081343540</text:p>
          </table:table-cell>
          <table:table-cell table:number-columns-repeated="2"/>
          <table:table-cell office:value-type="string" calcext:value-type="string">
            <text:p>Mouss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Korofina Nord</text:p>
          </table:table-cell>
          <table:table-cell table:number-columns-repeated="2"/>
          <table:table-cell office:value-type="string" calcext:value-type="string">
            <text:p>12.666690000000001 -7.9528516666666675 342.1 7.5</text:p>
          </table:table-cell>
          <table:table-cell office:value-type="float" office:value="12.66669" calcext:value-type="float">
            <text:p>12.66669</text:p>
          </table:table-cell>
          <table:table-cell office:value-type="float" office:value="-7.95285166666667" calcext:value-type="float">
            <text:p>-7.95285166666667</text:p>
          </table:table-cell>
          <table:table-cell office:value-type="float" office:value="342.1" calcext:value-type="float">
            <text:p>342.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Cabinet dentaire matou</text:p>
          </table:table-cell>
          <table:table-cell office:value-type="string" calcext:value-type="string">
            <text:p>Dental</text:p>
          </table:table-cell>
          <table:table-cell table:number-columns-repeated="8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dame ly ouleymatou sang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785045" calcext:value-type="float">
            <text:p>747850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4ccdca98-3906-40fc-840d-4e97ecdb95fe</text:p>
          </table:table-cell>
          <table:table-cell office:value-type="string" calcext:value-type="string">
            <text:p>2021-02-10T20:11:28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 table:visibility="filter">
          <table:table-cell office:value-type="string" calcext:value-type="string">
            <text:p>2021-02-15T09:45:40.267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/>
          <table:table-cell office:value-type="string" calcext:value-type="string">
            <text:p>Moussabougou sema</text:p>
          </table:table-cell>
          <table:table-cell office:value-type="string" calcext:value-type="string">
            <text:p>12.63605420994587 -7.912832492259956 357.6783982850611 4.9</text:p>
          </table:table-cell>
          <table:table-cell office:value-type="float" office:value="12.6360542099459" calcext:value-type="float">
            <text:p>12.6360542099459</text:p>
          </table:table-cell>
          <table:table-cell office:value-type="float" office:value="-7.91283249225996" calcext:value-type="float">
            <text:p>-7.91283249225996</text:p>
          </table:table-cell>
          <table:table-cell office:value-type="float" office:value="357.678398285061" calcext:value-type="float">
            <text:p>357.67839828506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Cabinet dentaire MAIGA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Drissa Maiga</text:p>
          </table:table-cell>
          <table:table-cell office:value-type="string" calcext:value-type="string">
            <text:p>Commun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243361" calcext:value-type="float">
            <text:p>662433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ed0bebd0-db39-4c46-a174-62578f1ab60e</text:p>
          </table:table-cell>
          <table:table-cell office:value-type="string" calcext:value-type="string">
            <text:p>2021-02-15T16:44:18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 table:visibility="filter">
          <table:table-cell office:value-type="string" calcext:value-type="string">
            <text:p>2021-02-15T09:57:57.49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Aissakk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704881 -7.9948259 374.1586642126049 3.9</text:p>
          </table:table-cell>
          <table:table-cell office:value-type="float" office:value="12.5704881" calcext:value-type="float">
            <text:p>12.5704881</text:p>
          </table:table-cell>
          <table:table-cell office:value-type="float" office:value="-7.9948259" calcext:value-type="float">
            <text:p>-7.9948259</text:p>
          </table:table-cell>
          <table:table-cell office:value-type="float" office:value="374.158664212605" calcext:value-type="float">
            <text:p>374.15866421260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Òdical Kefena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Traor├Ò Bakaye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769024" calcext:value-type="float">
            <text:p>657690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135d4da8-0e59-4c60-a4a1-39df38ae7bb2</text:p>
          </table:table-cell>
          <table:table-cell office:value-type="string" calcext:value-type="string">
            <text:p>2021-02-15T16:47:05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 table:visibility="filter">
          <table:table-cell office:value-type="string" calcext:value-type="string">
            <text:p>2021-02-15T10:53:36.879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 Ext-sud </text:p>
          </table:table-cell>
          <table:table-cell office:value-type="string" calcext:value-type="string">
            <text:p>12.5719333 -7.9976825 374.62583018831765 3.9</text:p>
          </table:table-cell>
          <table:table-cell office:value-type="float" office:value="12.5719333" calcext:value-type="float">
            <text:p>12.5719333</text:p>
          </table:table-cell>
          <table:table-cell office:value-type="float" office:value="-7.9976825" calcext:value-type="float">
            <text:p>-7.9976825</text:p>
          </table:table-cell>
          <table:table-cell office:value-type="float" office:value="374.625830188318" calcext:value-type="float">
            <text:p>374.62583018831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Òdical le GOLF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6148613" calcext:value-type="float">
            <text:p>66148613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580" calcext:value-type="float">
            <text:p>1580</text:p>
          </table:table-cell>
          <table:table-cell office:value-type="string" calcext:value-type="string">
            <text:p>ff807f94-66e5-4901-a337-01d9d004bdca</text:p>
          </table:table-cell>
          <table:table-cell office:value-type="string" calcext:value-type="string">
            <text:p>2021-02-15T16:47:15</text:p>
          </table:table-cell>
          <table:table-cell/>
          <table:table-cell office:value-type="float" office:value="204" calcext:value-type="float">
            <text:p>204</text:p>
          </table:table-cell>
        </table:table-row>
        <table:table-row table:style-name="ro1" table:visibility="filter">
          <table:table-cell office:value-type="string" calcext:value-type="string">
            <text:p>2021-02-15T13:47:25.72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 yorodiambougou</text:p>
          </table:table-cell>
          <table:table-cell office:value-type="string" calcext:value-type="string">
            <text:p>12.59506 -7.917755 369.3706985665324 3.633</text:p>
          </table:table-cell>
          <table:table-cell office:value-type="float" office:value="12.59506" calcext:value-type="float">
            <text:p>12.59506</text:p>
          </table:table-cell>
          <table:table-cell office:value-type="float" office:value="-7.917755" calcext:value-type="float">
            <text:p>-7.917755</text:p>
          </table:table-cell>
          <table:table-cell office:value-type="float" office:value="369.370698566532" calcext:value-type="float">
            <text:p>369.370698566532</text:p>
          </table:table-cell>
          <table:table-cell office:value-type="float" office:value="3.633" calcext:value-type="float">
            <text:p>3.633</text:p>
          </table:table-cell>
          <table:table-cell office:value-type="string" calcext:value-type="string">
            <text:p>Cabinet m├Òdical soutien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Boubou TRAORE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175372" calcext:value-type="float">
            <text:p>791753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 existence of water poin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00a34202-ab9f-4fd1-8928-ec87c86faed6</text:p>
          </table:table-cell>
          <table:table-cell office:value-type="string" calcext:value-type="string">
            <text:p>2021-02-15T18:48:59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 table:visibility="filter">
          <table:table-cell office:value-type="string" calcext:value-type="string">
            <text:p>2021-02-15T13:50:40.675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Socoura</text:p>
          </table:table-cell>
          <table:table-cell office:value-type="string" calcext:value-type="string">
            <text:p>12.59091 -7.95089 361.06175093037854 3.666</text:p>
          </table:table-cell>
          <table:table-cell office:value-type="float" office:value="12.59091" calcext:value-type="float">
            <text:p>12.59091</text:p>
          </table:table-cell>
          <table:table-cell office:value-type="float" office:value="-7.95089" calcext:value-type="float">
            <text:p>-7.95089</text:p>
          </table:table-cell>
          <table:table-cell office:value-type="float" office:value="361.061750930379" calcext:value-type="float">
            <text:p>361.061750930379</text:p>
          </table:table-cell>
          <table:table-cell office:value-type="float" office:value="3.666" calcext:value-type="float">
            <text:p>3.666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no beds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Coulibaly Safiato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01350" calcext:value-type="float">
            <text:p>202013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a006a0fa-6b07-409c-8a20-3dbc3647321f</text:p>
          </table:table-cell>
          <table:table-cell office:value-type="string" calcext:value-type="string">
            <text:p>2021-02-15T19:15:20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 table:visibility="filter">
          <table:table-cell office:value-type="string" calcext:value-type="string">
            <text:p>2021-02-15T11:19:32.427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Â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6048483 -7.9454533 355.28842328684254 2.0</text:p>
          </table:table-cell>
          <table:table-cell office:value-type="float" office:value="12.6048483" calcext:value-type="float">
            <text:p>12.6048483</text:p>
          </table:table-cell>
          <table:table-cell office:value-type="float" office:value="-7.9454533" calcext:value-type="float">
            <text:p>-7.9454533</text:p>
          </table:table-cell>
          <table:table-cell office:value-type="float" office:value="355.288423286843" calcext:value-type="float">
            <text:p>355.288423286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binet dentaire SISSOKO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Social ca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467130" calcext:value-type="float">
            <text:p>764671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string" calcext:value-type="string">
            <text:p>7f04cb60-2c23-4a69-9715-41c49d19fe2c</text:p>
          </table:table-cell>
          <table:table-cell office:value-type="string" calcext:value-type="string">
            <text:p>2021-02-15T21:13:02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 table:visibility="filter">
          <table:table-cell office:value-type="string" calcext:value-type="string">
            <text:p>2021-02-16T09:56:24.772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Faso kanu </text:p>
          </table:table-cell>
          <table:table-cell office:value-type="string" calcext:value-type="string">
            <text:p>12.615375567634269 -7.964645709173375 369.8901134636253 4.9</text:p>
          </table:table-cell>
          <table:table-cell office:value-type="float" office:value="12.6153755676343" calcext:value-type="float">
            <text:p>12.6153755676343</text:p>
          </table:table-cell>
          <table:table-cell office:value-type="float" office:value="-7.96464570917338" calcext:value-type="float">
            <text:p>-7.96464570917338</text:p>
          </table:table-cell>
          <table:table-cell office:value-type="float" office:value="369.890113463625" calcext:value-type="float">
            <text:p>369.890113463625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cabinet m├Òdical kouna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Mahame Traore 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414250" calcext:value-type="float">
            <text:p>764142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7c037c43-3fc6-4b97-a6a4-ac3d665b935e</text:p>
          </table:table-cell>
          <table:table-cell office:value-type="string" calcext:value-type="string">
            <text:p>2021-02-16T15:48:38</text:p>
          </table:table-cell>
          <table:table-cell/>
          <table:table-cell office:value-type="float" office:value="257" calcext:value-type="float">
            <text:p>257</text:p>
          </table:table-cell>
        </table:table-row>
        <table:table-row table:style-name="ro1" table:visibility="filter">
          <table:table-cell office:value-type="string" calcext:value-type="string">
            <text:p>2021-02-16T10:30:28.371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Faso kanu </text:p>
          </table:table-cell>
          <table:table-cell office:value-type="string" calcext:value-type="string">
            <text:p>12.620020953040166 -7.959765628850898 344.8571586776525 4.9</text:p>
          </table:table-cell>
          <table:table-cell office:value-type="float" office:value="12.6200209530402" calcext:value-type="float">
            <text:p>12.6200209530402</text:p>
          </table:table-cell>
          <table:table-cell office:value-type="float" office:value="-7.9597656288509" calcext:value-type="float">
            <text:p>-7.9597656288509</text:p>
          </table:table-cell>
          <table:table-cell office:value-type="float" office:value="344.857158677652" calcext:value-type="float">
            <text:p>344.857158677652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Cabinet m├Òdical Moussoula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Martenal c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 Oth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Oussebe seydou 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994104" calcext:value-type="float">
            <text:p>669941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a73c3d4c-f3b0-4a57-a38c-1c56b0686e5d</text:p>
          </table:table-cell>
          <table:table-cell office:value-type="string" calcext:value-type="string">
            <text:p>2021-02-16T15:48:41</text:p>
          </table:table-cell>
          <table:table-cell/>
          <table:table-cell office:value-type="float" office:value="259" calcext:value-type="float">
            <text:p>259</text:p>
          </table:table-cell>
        </table:table-row>
        <table:table-row table:style-name="ro1" table:visibility="filter">
          <table:table-cell office:value-type="string" calcext:value-type="string">
            <text:p>2021-02-16T12:04:50.293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 table:number-columns-repeated="2"/>
          <table:table-cell office:value-type="string" calcext:value-type="string">
            <text:p>12.6053981 -7.9778315 378.4599938964844 4.5</text:p>
          </table:table-cell>
          <table:table-cell office:value-type="float" office:value="12.6053981" calcext:value-type="float">
            <text:p>12.6053981</text:p>
          </table:table-cell>
          <table:table-cell office:value-type="float" office:value="-7.9778315" calcext:value-type="float">
            <text:p>-7.9778315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abinet m├Òdical RABI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Sadia Diarra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454731" calcext:value-type="float">
            <text:p>764547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5"/>
          <table:table-cell office:value-type="string" calcext:value-type="string">
            <text:p>Existence of handwashing post/station(s):</text:p>
          </table:table-cell>
          <table:table-cell table:number-columns-repeated="3"/>
          <table:table-cell office:value-type="string" calcext:value-type="string">
            <text:p>Water point exists</text:p>
          </table:table-cell>
          <table:table-cell/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358451c6-1d60-4cc4-8240-a544bc9dd912</text:p>
          </table:table-cell>
          <table:table-cell office:value-type="string" calcext:value-type="string">
            <text:p>2021-02-16T18:17:18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 table:visibility="filter">
          <table:table-cell office:value-type="string" calcext:value-type="string">
            <text:p>2021-02-16T10:42:41.414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ocoura</text:p>
          </table:table-cell>
          <table:table-cell office:value-type="string" calcext:value-type="string">
            <text:p>12.5906967 -7.9506733 357.19736443990723 2.45</text:p>
          </table:table-cell>
          <table:table-cell office:value-type="float" office:value="12.5906967" calcext:value-type="float">
            <text:p>12.5906967</text:p>
          </table:table-cell>
          <table:table-cell office:value-type="float" office:value="-7.9506733" calcext:value-type="float">
            <text:p>-7.9506733</text:p>
          </table:table-cell>
          <table:table-cell office:value-type="float" office:value="357.197364439907" calcext:value-type="float">
            <text:p>357.19736443990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Cabinet Dentaire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736630" calcext:value-type="float">
            <text:p>667366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240df7a9-4c0f-4ef5-aa3e-4e8b6116e5d3</text:p>
          </table:table-cell>
          <table:table-cell office:value-type="string" calcext:value-type="string">
            <text:p>2021-02-16T19:40:43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 table:visibility="filter">
          <table:table-cell office:value-type="string" calcext:value-type="string">
            <text:p>2021-02-16T10:46:26.819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n5oaS9J0rPkZfkVZ</text:p>
          </table:table-cell>
          <table:table-cell table:number-columns-repeated="2"/>
          <table:table-cell office:value-type="string" calcext:value-type="string">
            <text:p>Bernard Ball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 table:number-columns-repeated="2"/>
          <table:table-cell office:value-type="string" calcext:value-type="string">
            <text:p>12.61225 -7.9784767 395.1194688021863 1.483</text:p>
          </table:table-cell>
          <table:table-cell office:value-type="float" office:value="12.61225" calcext:value-type="float">
            <text:p>12.61225</text:p>
          </table:table-cell>
          <table:table-cell office:value-type="float" office:value="-7.9784767" calcext:value-type="float">
            <text:p>-7.9784767</text:p>
          </table:table-cell>
          <table:table-cell office:value-type="float" office:value="395.119468802186" calcext:value-type="float">
            <text:p>395.119468802186</text:p>
          </table:table-cell>
          <table:table-cell office:value-type="float" office:value="1.483" calcext:value-type="float">
            <text:p>1.483</text:p>
          </table:table-cell>
          <table:table-cell office:value-type="string" calcext:value-type="string">
            <text:p>Cabinet m├Òdical de consultation et soins(Amina yarabi)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Diallo Abdoulaye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193742" calcext:value-type="float">
            <text:p>751937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a84d4f5f-c703-41f7-ab76-1a795a56fb9b</text:p>
          </table:table-cell>
          <table:table-cell office:value-type="string" calcext:value-type="string">
            <text:p>2021-02-16T21:48:55</text:p>
          </table:table-cell>
          <table:table-cell/>
          <table:table-cell office:value-type="float" office:value="307" calcext:value-type="float">
            <text:p>307</text:p>
          </table:table-cell>
        </table:table-row>
        <table:table-row table:style-name="ro2" table:visibility="filter">
          <table:table-cell office:value-type="string" calcext:value-type="string">
            <text:p>2021-02-16T10:45:09.713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ocoura</text:p>
          </table:table-cell>
          <table:table-cell office:value-type="string" calcext:value-type="string">
            <text:p>12.5908377 -7.9508471 346.9627969110435 5.0</text:p>
          </table:table-cell>
          <table:table-cell office:value-type="float" office:value="12.5908377" calcext:value-type="float">
            <text:p>12.5908377</text:p>
          </table:table-cell>
          <table:table-cell office:value-type="float" office:value="-7.9508471" calcext:value-type="float">
            <text:p>-7.9508471</text:p>
          </table:table-cell>
          <table:table-cell office:value-type="float" office:value="346.962796911043" calcext:value-type="float">
            <text:p>346.9627969110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binet dentaire chirurgien dentiste</text:p>
            <text:p>Le docteur n'a pas voulu donner les renseignements parce que j'ai pas un ordre fiable pour sa structure en quoi donc les informations remplit sont ceux visibles ├á l'int├Òrieur</text:p>
          </table:table-cell>
          <table:table-cell office:value-type="string" calcext:value-type="string">
            <text:p>Dental</text:p>
          </table:table-cell>
          <table:table-cell table:number-columns-repeated="3"/>
          <table:table-cell office:value-type="string" calcext:value-type="string">
            <text:p>Surgery</text:p>
          </table:table-cell>
          <table:table-cell table:number-columns-repeated="6"/>
          <table:table-cell office:value-type="string" calcext:value-type="string">
            <text:p>Other 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8049d35b-43a4-41cd-9284-12e0281b78b3</text:p>
          </table:table-cell>
          <table:table-cell office:value-type="string" calcext:value-type="string">
            <text:p>2021-02-16T22:36:10</text:p>
          </table:table-cell>
          <table:table-cell/>
          <table:table-cell office:value-type="float" office:value="311" calcext:value-type="float">
            <text:p>311</text:p>
          </table:table-cell>
        </table:table-row>
        <table:table-row table:style-name="ro1" table:visibility="filter">
          <table:table-cell office:value-type="string" calcext:value-type="string">
            <text:p>2021-02-16T11:26:26.743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Cit├Ò unicef </text:p>
          </table:table-cell>
          <table:table-cell office:value-type="string" calcext:value-type="string">
            <text:p>12.5925117 -7.9733783 350.7436188863465 3.9</text:p>
          </table:table-cell>
          <table:table-cell office:value-type="float" office:value="12.5925117" calcext:value-type="float">
            <text:p>12.5925117</text:p>
          </table:table-cell>
          <table:table-cell office:value-type="float" office:value="-7.9733783" calcext:value-type="float">
            <text:p>-7.9733783</text:p>
          </table:table-cell>
          <table:table-cell office:value-type="float" office:value="350.743618886346" calcext:value-type="float">
            <text:p>350.74361888634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dentaire 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Second referral_hospital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Surger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iallo Mohamed</text:p>
          </table:table-cell>
          <table:table-cell office:value-type="string" calcext:value-type="string">
            <text:p>Gene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24907503-0a6a-42b3-b505-b26bf2a2d505</text:p>
          </table:table-cell>
          <table:table-cell office:value-type="string" calcext:value-type="string">
            <text:p>2021-02-17T08:07:31</text:p>
          </table:table-cell>
          <table:table-cell/>
          <table:table-cell office:value-type="float" office:value="317" calcext:value-type="float">
            <text:p>317</text:p>
          </table:table-cell>
        </table:table-row>
        <table:table-row table:style-name="ro1" table:visibility="filter">
          <table:table-cell office:value-type="string" calcext:value-type="string">
            <text:p>2021-02-17T10:31:22.878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Sokoro </text:p>
          </table:table-cell>
          <table:table-cell office:value-type="string" calcext:value-type="string">
            <text:p>12.582396718051907 -7.970479591988038 370.6382102146745 4.9</text:p>
          </table:table-cell>
          <table:table-cell office:value-type="float" office:value="12.5823967180519" calcext:value-type="float">
            <text:p>12.5823967180519</text:p>
          </table:table-cell>
          <table:table-cell office:value-type="float" office:value="-7.97047959198804" calcext:value-type="float">
            <text:p>-7.97047959198804</text:p>
          </table:table-cell>
          <table:table-cell office:value-type="float" office:value="370.638210214674" calcext:value-type="float">
            <text:p>370.63821021467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cabinet m├Òdical sage femme 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General acute care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Pediatric ca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fatoumata 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730838" calcext:value-type="float">
            <text:p>667308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2c3428f1-bdf7-47ed-a140-57aa02499d4f</text:p>
          </table:table-cell>
          <table:table-cell office:value-type="string" calcext:value-type="string">
            <text:p>2021-02-17T15:56:06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 table:visibility="filter">
          <table:table-cell office:value-type="string" calcext:value-type="string">
            <text:p>2021-02-17T15:00:52.144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Sokoro </text:p>
          </table:table-cell>
          <table:table-cell office:value-type="string" calcext:value-type="string">
            <text:p>12.589292275866727 -7.960254322052119 385.2004619669169 4.9</text:p>
          </table:table-cell>
          <table:table-cell office:value-type="float" office:value="12.5892922758667" calcext:value-type="float">
            <text:p>12.5892922758667</text:p>
          </table:table-cell>
          <table:table-cell office:value-type="float" office:value="-7.96025432205212" calcext:value-type="float">
            <text:p>-7.96025432205212</text:p>
          </table:table-cell>
          <table:table-cell office:value-type="float" office:value="385.200461966917" calcext:value-type="float">
            <text:p>385.20046196691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/>
          <table:table-cell office:value-type="string" calcext:value-type="string">
            <text:p>Medic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 Oth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Togola 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030532" calcext:value-type="float">
            <text:p>700305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9969ae04-03de-4e77-a358-fcc9a7898332</text:p>
          </table:table-cell>
          <table:table-cell office:value-type="string" calcext:value-type="string">
            <text:p>2021-02-17T15:56:13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 table:visibility="filter">
          <table:table-cell office:value-type="string" calcext:value-type="string">
            <text:p>2021-02-17T10:58:01.830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Issa ke├»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dalabougou</text:p>
          </table:table-cell>
          <table:table-cell table:number-columns-repeated="2"/>
          <table:table-cell office:value-type="string" calcext:value-type="string">
            <text:p>12.6191823 -7.9904238 378.4599938964844 4.9</text:p>
          </table:table-cell>
          <table:table-cell office:value-type="float" office:value="12.6191823" calcext:value-type="float">
            <text:p>12.6191823</text:p>
          </table:table-cell>
          <table:table-cell office:value-type="float" office:value="-7.9904238" calcext:value-type="float">
            <text:p>-7.9904238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Cabinet M├Òdical MASSILA COULIBALY 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ssila Coulibaly 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221427" calcext:value-type="float">
            <text:p>20221427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4054" calcext:value-type="float">
            <text:p>4054</text:p>
          </table:table-cell>
          <table:table-cell office:value-type="string" calcext:value-type="string">
            <text:p>7841cf14-9386-405b-b99a-ffe98b9f212f</text:p>
          </table:table-cell>
          <table:table-cell office:value-type="string" calcext:value-type="string">
            <text:p>2021-02-17T21:53:18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 table:visibility="filter">
          <table:table-cell office:value-type="string" calcext:value-type="string">
            <text:p>2021-02-17T11:28:51.367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dalabougou</text:p>
          </table:table-cell>
          <table:table-cell table:number-columns-repeated="2"/>
          <table:table-cell office:value-type="string" calcext:value-type="string">
            <text:p>12.6152074 -7.9924624 378.4599938964844 5.0</text:p>
          </table:table-cell>
          <table:table-cell office:value-type="float" office:value="12.6152074" calcext:value-type="float">
            <text:p>12.6152074</text:p>
          </table:table-cell>
          <table:table-cell office:value-type="float" office:value="-7.9924624" calcext:value-type="float">
            <text:p>-7.9924624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binet chinois KIN├ÊSITH├ÊRAPIE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6714974" calcext:value-type="float">
            <text:p>66714974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4060" calcext:value-type="float">
            <text:p>4060</text:p>
          </table:table-cell>
          <table:table-cell office:value-type="string" calcext:value-type="string">
            <text:p>077806e7-8fc8-4d7f-82cf-6c2fce0cde27</text:p>
          </table:table-cell>
          <table:table-cell office:value-type="string" calcext:value-type="string">
            <text:p>2021-02-17T21:53:22</text:p>
          </table:table-cell>
          <table:table-cell/>
          <table:table-cell office:value-type="float" office:value="373" calcext:value-type="float">
            <text:p>373</text:p>
          </table:table-cell>
        </table:table-row>
        <table:table-row table:style-name="ro1" table:visibility="filter">
          <table:table-cell office:value-type="string" calcext:value-type="string">
            <text:p>2021-02-17T12:32:39.953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Issa ke├»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dalabougou</text:p>
          </table:table-cell>
          <table:table-cell table:number-columns-repeated="2"/>
          <table:table-cell office:value-type="string" calcext:value-type="string">
            <text:p>12.6141891 -7.9939936 378.4599938964844 5.0</text:p>
          </table:table-cell>
          <table:table-cell office:value-type="float" office:value="12.6141891" calcext:value-type="float">
            <text:p>12.6141891</text:p>
          </table:table-cell>
          <table:table-cell office:value-type="float" office:value="-7.9939936" calcext:value-type="float">
            <text:p>-7.9939936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binet M├Òdical le pont d'ain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Samak├Ò Bama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799981" calcext:value-type="float">
            <text:p>20799981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4063" calcext:value-type="float">
            <text:p>4063</text:p>
          </table:table-cell>
          <table:table-cell office:value-type="string" calcext:value-type="string">
            <text:p>b4035514-62de-4d4d-9229-6de4e4deaba0</text:p>
          </table:table-cell>
          <table:table-cell office:value-type="string" calcext:value-type="string">
            <text:p>2021-02-17T21:53:24</text:p>
          </table:table-cell>
          <table:table-cell/>
          <table:table-cell office:value-type="float" office:value="374" calcext:value-type="float">
            <text:p>374</text:p>
          </table:table-cell>
        </table:table-row>
        <table:table-row table:style-name="ro1" table:visibility="filter">
          <table:table-cell office:value-type="string" calcext:value-type="string">
            <text:p>2021-02-17T11:51:34.678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37iYIf9mujLgP7FW</text:p>
          </table:table-cell>
          <table:table-cell table:number-columns-repeated="2"/>
          <table:table-cell office:value-type="string" calcext:value-type="string">
            <text:p>ALOU SOW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Djikoroni-Para</text:p>
          </table:table-cell>
          <table:table-cell/>
          <table:table-cell office:value-type="string" calcext:value-type="string">
            <text:p>ACI2000</text:p>
          </table:table-cell>
          <table:table-cell office:value-type="string" calcext:value-type="string">
            <text:p>12.6180667 -8.0362617 338.65899467267747 3.9</text:p>
          </table:table-cell>
          <table:table-cell office:value-type="float" office:value="12.6180667" calcext:value-type="float">
            <text:p>12.6180667</text:p>
          </table:table-cell>
          <table:table-cell office:value-type="float" office:value="-8.0362617" calcext:value-type="float">
            <text:p>-8.0362617</text:p>
          </table:table-cell>
          <table:table-cell office:value-type="float" office:value="338.658994672677" calcext:value-type="float">
            <text:p>338.6589946726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Òdical N'Didi Moussa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o-Sa 07:30-15:00 O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N'Didi Mous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230260" calcext:value-type="float">
            <text:p>222302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bc3aaff2-f4e3-44bf-9b2b-6604355a1e26</text:p>
          </table:table-cell>
          <table:table-cell office:value-type="string" calcext:value-type="string">
            <text:p>2021-02-18T07:57:12</text:p>
          </table:table-cell>
          <table:table-cell/>
          <table:table-cell office:value-type="float" office:value="376" calcext:value-type="float">
            <text:p>376</text:p>
          </table:table-cell>
        </table:table-row>
        <table:table-row table:style-name="ro1" table:visibility="filter">
          <table:table-cell office:value-type="string" calcext:value-type="string">
            <text:p>2021-02-18T10:19:29.349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ACI</text:p>
          </table:table-cell>
          <table:table-cell office:value-type="string" calcext:value-type="string">
            <text:p>12.5904841 -8.0219842 378.4599938964844 4.25</text:p>
          </table:table-cell>
          <table:table-cell office:value-type="float" office:value="12.5904841" calcext:value-type="float">
            <text:p>12.5904841</text:p>
          </table:table-cell>
          <table:table-cell office:value-type="float" office:value="-8.0219842" calcext:value-type="float">
            <text:p>-8.0219842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Cabinet Ophtalmo 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o-Fri 08:00-17:00 Mo-Fri 09:00-17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ssoci├Ò Proph├¿te 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87806" calcext:value-type="float">
            <text:p>202878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1299c4f5-e368-433a-ae45-74896b1a4cc0</text:p>
          </table:table-cell>
          <table:table-cell office:value-type="string" calcext:value-type="string">
            <text:p>2021-02-18T16:45:00</text:p>
          </table:table-cell>
          <table:table-cell/>
          <table:table-cell office:value-type="float" office:value="388" calcext:value-type="float">
            <text:p>388</text:p>
          </table:table-cell>
        </table:table-row>
        <table:table-row table:style-name="ro1" table:visibility="filter">
          <table:table-cell office:value-type="string" calcext:value-type="string">
            <text:p>2021-02-18T12:09:36.516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Issa ke├»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ACI</text:p>
          </table:table-cell>
          <table:table-cell office:value-type="string" calcext:value-type="string">
            <text:p>12.5948045 -8.0203356 378.4599938964844 4.25</text:p>
          </table:table-cell>
          <table:table-cell office:value-type="float" office:value="12.5948045" calcext:value-type="float">
            <text:p>12.5948045</text:p>
          </table:table-cell>
          <table:table-cell office:value-type="float" office:value="-8.0203356" calcext:value-type="float">
            <text:p>-8.0203356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Cabinet m├Òdical ESP├ÊRANCE DE VIE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TRAOR├Ê DRISSA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938868" calcext:value-type="float">
            <text:p>65938868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4750" calcext:value-type="float">
            <text:p>4750</text:p>
          </table:table-cell>
          <table:table-cell office:value-type="string" calcext:value-type="string">
            <text:p>d0d97f4b-507a-4407-a65d-ebad5aef4797</text:p>
          </table:table-cell>
          <table:table-cell office:value-type="string" calcext:value-type="string">
            <text:p>2021-02-18T16:45:07</text:p>
          </table:table-cell>
          <table:table-cell/>
          <table:table-cell office:value-type="float" office:value="390" calcext:value-type="float">
            <text:p>390</text:p>
          </table:table-cell>
        </table:table-row>
        <table:table-row table:style-name="ro1" table:visibility="filter">
          <table:table-cell office:value-type="string" calcext:value-type="string">
            <text:p>2021-02-18T09:32:32.795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 table:number-columns-repeated="2"/>
          <table:table-cell office:value-type="string" calcext:value-type="string">
            <text:p>12.582175 -8.0201117 332.7 2.8</text:p>
          </table:table-cell>
          <table:table-cell office:value-type="float" office:value="12.582175" calcext:value-type="float">
            <text:p>12.582175</text:p>
          </table:table-cell>
          <table:table-cell office:value-type="float" office:value="-8.0201117" calcext:value-type="float">
            <text:p>-8.0201117</text:p>
          </table:table-cell>
          <table:table-cell office:value-type="float" office:value="332.7" calcext:value-type="float">
            <text:p>332.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Cabinet dentaire</text:p>
          </table:table-cell>
          <table:table-cell office:value-type="string" calcext:value-type="string">
            <text:p>Dental</text:p>
          </table:table-cell>
          <table:table-cell/>
          <table:table-cell office:value-type="string" calcext:value-type="string">
            <text:p>Specializ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Dentaire du Gol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714508" calcext:value-type="float">
            <text:p>207145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table:number-columns-repeated="2"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851" calcext:value-type="float">
            <text:p>4851</text:p>
          </table:table-cell>
          <table:table-cell office:value-type="string" calcext:value-type="string">
            <text:p>c574eaa0-4c66-4556-b904-94491d4fb028</text:p>
          </table:table-cell>
          <table:table-cell office:value-type="string" calcext:value-type="string">
            <text:p>2021-02-18T17:21:33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 table:visibility="filter">
          <table:table-cell office:value-type="string" calcext:value-type="string">
            <text:p>2021-02-17T10:01:05.659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├¿ Solola </text:p>
          </table:table-cell>
          <table:table-cell office:value-type="string" calcext:value-type="string">
            <text:p>12.5739117 -7.9569448 387.4599938964844 4.05</text:p>
          </table:table-cell>
          <table:table-cell office:value-type="float" office:value="12.5739117" calcext:value-type="float">
            <text:p>12.5739117</text:p>
          </table:table-cell>
          <table:table-cell office:value-type="float" office:value="-7.9569448" calcext:value-type="float">
            <text:p>-7.9569448</text:p>
          </table:table-cell>
          <table:table-cell office:value-type="float" office:value="387.459993896484" calcext:value-type="float">
            <text:p>387.459993896484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binet m├Òdical <text:s/>Horonya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Thera Aly</text:p>
          </table:table-cell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3837242" calcext:value-type="float">
            <text:p>638372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4e9af492-3b48-4809-9180-a541ce5c9659</text:p>
          </table:table-cell>
          <table:table-cell office:value-type="string" calcext:value-type="string">
            <text:p>2021-02-18T20:55:04</text:p>
          </table:table-cell>
          <table:table-cell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21-02-09T11:26:46.135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</text:p>
          </table:table-cell>
          <table:table-cell office:value-type="string" calcext:value-type="string">
            <text:p>12.6487917 -8.0340217 374.57018931860296 1.5</text:p>
          </table:table-cell>
          <table:table-cell office:value-type="float" office:value="12.6487917" calcext:value-type="float">
            <text:p>12.6487917</text:p>
          </table:table-cell>
          <table:table-cell office:value-type="float" office:value="-8.0340217" calcext:value-type="float">
            <text:p>-8.0340217</text:p>
          </table:table-cell>
          <table:table-cell office:value-type="float" office:value="374.570189318603" calcext:value-type="float">
            <text:p>374.5701893186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├┤pital M├¿re-enfants le Luxembourg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urgery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gious</text:p>
          </table:table-cell>
          <table:table-cell/>
          <table:table-cell office:value-type="string" calcext:value-type="string">
            <text:p>Emergency</text:p>
          </table:table-cell>
          <table:table-cell table:number-columns-repeated="2"/>
          <table:table-cell office:value-type="float" office:value="20294445" calcext:value-type="float">
            <text:p>20294445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0da1fa02-35be-44da-b77d-e327411bbe08</text:p>
          </table:table-cell>
          <table:table-cell office:value-type="string" calcext:value-type="string">
            <text:p>2021-02-09T15:53:2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-02-09T14:49:16.369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 aci</text:p>
          </table:table-cell>
          <table:table-cell office:value-type="string" calcext:value-type="string">
            <text:p>12.552495 -7.9944683 370.3 3.18</text:p>
          </table:table-cell>
          <table:table-cell office:value-type="float" office:value="12.552495" calcext:value-type="float">
            <text:p>12.552495</text:p>
          </table:table-cell>
          <table:table-cell office:value-type="float" office:value="-7.9944683" calcext:value-type="float">
            <text:p>-7.9944683</text:p>
          </table:table-cell>
          <table:table-cell office:value-type="float" office:value="370.3" calcext:value-type="float">
            <text:p>370.3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Centre Dialyse Relais</text:p>
          </table:table-cell>
          <table:table-cell office:value-type="string" calcext:value-type="string">
            <text:p>Hospital</text:p>
          </table:table-cell>
          <table:table-cell/>
          <table:table-cell office:value-type="string" calcext:value-type="string">
            <text:p>Specialized</text:p>
          </table:table-cell>
          <table:table-cell office:value-type="string" calcext:value-type="string">
            <text:p>Intensive care unit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entre M├Òdical de Dialyse le Relais</text:p>
          </table:table-cell>
          <table:table-cell office:value-type="string" calcext:value-type="string">
            <text:p>Gene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b8d827e1-9ea6-47e2-a71d-faa65700e708</text:p>
          </table:table-cell>
          <table:table-cell office:value-type="string" calcext:value-type="string">
            <text:p>2021-02-09T17:11:15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1-02-09T14:25:10.523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laye </text:p>
          </table:table-cell>
          <table:table-cell office:value-type="string" calcext:value-type="string">
            <text:p>12.6550763 -8.0456256 478.0 11.166</text:p>
          </table:table-cell>
          <table:table-cell office:value-type="float" office:value="12.6550763" calcext:value-type="float">
            <text:p>12.6550763</text:p>
          </table:table-cell>
          <table:table-cell office:value-type="float" office:value="-8.0456256" calcext:value-type="float">
            <text:p>-8.0456256</text:p>
          </table:table-cell>
          <table:table-cell office:value-type="float" office:value="478" calcext:value-type="float">
            <text:p>478</text:p>
          </table:table-cell>
          <table:table-cell office:value-type="float" office:value="11.166" calcext:value-type="float">
            <text:p>11.166</text:p>
          </table:table-cell>
          <table:table-cell office:value-type="string" calcext:value-type="string">
            <text:p>H├┤pital m├¿re enfants le Luxembourg 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Surgery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gious</text:p>
          </table:table-cell>
          <table:table-cell/>
          <table:table-cell office:value-type="string" calcext:value-type="string">
            <text:p>Emergency</text:p>
          </table:table-cell>
          <table:table-cell table:number-columns-repeated="2"/>
          <table:table-cell office:value-type="float" office:value="20294445" calcext:value-type="float">
            <text:p>20294445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string" calcext:value-type="string">
            <text:p>4d0c1510-f0d8-462f-a5ee-a319c2c68de4</text:p>
          </table:table-cell>
          <table:table-cell office:value-type="string" calcext:value-type="string">
            <text:p>2021-02-09T17:49:16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1-02-09T10:35:29.532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Senou Lafiabougou</text:p>
          </table:table-cell>
          <table:table-cell office:value-type="string" calcext:value-type="string">
            <text:p>12.53692 -7.9213467 382.4 3.9</text:p>
          </table:table-cell>
          <table:table-cell office:value-type="float" office:value="12.53692" calcext:value-type="float">
            <text:p>12.53692</text:p>
          </table:table-cell>
          <table:table-cell office:value-type="float" office:value="-7.9213467" calcext:value-type="float">
            <text:p>-7.9213467</text:p>
          </table:table-cell>
          <table:table-cell office:value-type="float" office:value="382.4" calcext:value-type="float">
            <text:p>382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H├┤pital priv├Ò 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Second referral_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heick Soufi Bilal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717171" calcext:value-type="float">
            <text:p>207171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79d9fdb1-9996-4abc-a05b-29d80407f9db</text:p>
          </table:table-cell>
          <table:table-cell office:value-type="string" calcext:value-type="string">
            <text:p>2021-02-10T09:27:06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21-02-10T10:37:01.71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37iYIf9mujLgP7FW</text:p>
          </table:table-cell>
          <table:table-cell table:number-columns-repeated="2"/>
          <table:table-cell office:value-type="string" calcext:value-type="string">
            <text:p>ALOU SOW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Djikoroni-Para</text:p>
          </table:table-cell>
          <table:table-cell/>
          <table:table-cell office:value-type="string" calcext:value-type="string">
            <text:p>Bougouba</text:p>
          </table:table-cell>
          <table:table-cell office:value-type="string" calcext:value-type="string">
            <text:p>12.62137 -8.0282383 344.48234351402243 3.5</text:p>
          </table:table-cell>
          <table:table-cell office:value-type="float" office:value="12.62137" calcext:value-type="float">
            <text:p>12.62137</text:p>
          </table:table-cell>
          <table:table-cell office:value-type="float" office:value="-8.0282383" calcext:value-type="float">
            <text:p>-8.0282383</text:p>
          </table:table-cell>
          <table:table-cell office:value-type="float" office:value="344.482343514022" calcext:value-type="float">
            <text:p>344.48234351402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Hospital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Sa 07:30-15:00 O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vernement</text:p>
          </table:table-cell>
          <table:table-cell office:value-type="string" calcext:value-type="string">
            <text:p>Gouverne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d22fedba-0bc6-4532-a659-a82005bae322</text:p>
          </table:table-cell>
          <table:table-cell office:value-type="string" calcext:value-type="string">
            <text:p>2021-02-10T16:31:02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21-02-16T14:57:48.380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AdfiW4ZdTTGYwc43</text:p>
          </table:table-cell>
          <table:table-cell table:number-columns-repeated="2"/>
          <table:table-cell office:value-type="string" calcext:value-type="string">
            <text:p>Ann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S├Òb├Òninkoro</text:p>
          </table:table-cell>
          <table:table-cell/>
          <table:table-cell office:value-type="string" calcext:value-type="string">
            <text:p>Secteur 1</text:p>
          </table:table-cell>
          <table:table-cell office:value-type="string" calcext:value-type="string">
            <text:p>12.5882417 -8.0532867 361.9599938964844 2.483</text:p>
          </table:table-cell>
          <table:table-cell office:value-type="float" office:value="12.5882417" calcext:value-type="float">
            <text:p>12.5882417</text:p>
          </table:table-cell>
          <table:table-cell office:value-type="float" office:value="-8.0532867" calcext:value-type="float">
            <text:p>-8.0532867</text:p>
          </table:table-cell>
          <table:table-cell office:value-type="float" office:value="361.959993896484" calcext:value-type="float">
            <text:p>361.959993896484</text:p>
          </table:table-cell>
          <table:table-cell office:value-type="float" office:value="2.483" calcext:value-type="float">
            <text:p>2.483</text:p>
          </table:table-cell>
          <table:table-cell office:value-type="string" calcext:value-type="string">
            <text:p>H├┤pital Mali Gavardo,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artenal care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Minist├¿re de la sant├Ò</text:p>
          </table:table-cell>
          <table:table-cell office:value-type="string" calcext:value-type="string">
            <text:p>Genera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774017" calcext:value-type="float">
            <text:p>207740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de2e51bf-1196-4a7d-a1b1-29ce4ccfff72</text:p>
          </table:table-cell>
          <table:table-cell office:value-type="string" calcext:value-type="string">
            <text:p>2021-02-16T16:09:18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 table:visibility="filter">
          <table:table-cell office:value-type="string" calcext:value-type="string">
            <text:p>2021-02-08T14:10:27.230Z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collect:AdfiW4ZdTTGYwc43</text:p>
          </table:table-cell>
          <table:table-cell table:number-columns-repeated="2"/>
          <table:table-cell office:value-type="string" calcext:value-type="string">
            <text:p>Ann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S├Òb├Òninkoro</text:p>
          </table:table-cell>
          <table:table-cell/>
          <table:table-cell office:value-type="string" calcext:value-type="string">
            <text:p>Sebenikoro secteur 1</text:p>
          </table:table-cell>
          <table:table-cell office:value-type="string" calcext:value-type="string">
            <text:p>12.58729 -8.06076 344.36196203161217 3.9</text:p>
          </table:table-cell>
          <table:table-cell office:value-type="float" office:value="12.58729" calcext:value-type="float">
            <text:p>12.58729</text:p>
          </table:table-cell>
          <table:table-cell office:value-type="float" office:value="-8.06076" calcext:value-type="float">
            <text:p>-8.06076</text:p>
          </table:table-cell>
          <table:table-cell office:value-type="float" office:value="344.361962031612" calcext:value-type="float">
            <text:p>344.36196203161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Batouma Baya</text:p>
          </table:table-cell>
          <table:table-cell office:value-type="string" calcext:value-type="string">
            <text:p>Pharmacy</text:p>
          </table:table-cell>
          <table:table-cell table:number-columns-repeated="2"/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Ordre des pharmaciens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77777863" calcext:value-type="float">
            <text:p>777778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597a572-bd6d-4a6b-af42-25643a8c7dac</text:p>
          </table:table-cell>
          <table:table-cell office:value-type="string" calcext:value-type="string">
            <text:p>2021-02-08T16:41:3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2021-02-08T14:21:35.908Z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 aci</text:p>
          </table:table-cell>
          <table:table-cell office:value-type="string" calcext:value-type="string">
            <text:p>12.63793 -8.0226367 346.4125793077183 1.516</text:p>
          </table:table-cell>
          <table:table-cell office:value-type="float" office:value="12.63793" calcext:value-type="float">
            <text:p>12.63793</text:p>
          </table:table-cell>
          <table:table-cell office:value-type="float" office:value="-8.0226367" calcext:value-type="float">
            <text:p>-8.0226367</text:p>
          </table:table-cell>
          <table:table-cell office:value-type="float" office:value="346.412579307718" calcext:value-type="float">
            <text:p>346.412579307718</text:p>
          </table:table-cell>
          <table:table-cell office:value-type="float" office:value="1.516" calcext:value-type="float">
            <text:p>1.516</text:p>
          </table:table-cell>
          <table:table-cell office:value-type="string" calcext:value-type="string">
            <text:p>Pharmacie la v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No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table:number-columns-repeated="23"/>
          <table:table-cell office:value-type="float" office:value="164" calcext:value-type="float">
            <text:p>164</text:p>
          </table:table-cell>
          <table:table-cell office:value-type="string" calcext:value-type="string">
            <text:p>7c346fda-241a-4669-8982-293b52ab4e0c</text:p>
          </table:table-cell>
          <table:table-cell office:value-type="string" calcext:value-type="string">
            <text:p>2021-02-08T16:54: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2021-02-08T14:00:22.343Z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collect:YOr78JsZpLkhP6SJ</text:p>
          </table:table-cell>
          <table:table-cell table:number-columns-repeated="2"/>
          <table:table-cell office:value-type="string" calcext:value-type="string">
            <text:p>Mahamady Camar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Hamdallaye</text:p>
          </table:table-cell>
          <table:table-cell/>
          <table:table-cell office:value-type="string" calcext:value-type="string">
            <text:p>Pharmacie la vie </text:p>
          </table:table-cell>
          <table:table-cell office:value-type="string" calcext:value-type="string">
            <text:p>12.6379074 -8.022669 366.922952713809 5.2</text:p>
          </table:table-cell>
          <table:table-cell office:value-type="float" office:value="12.6379074" calcext:value-type="float">
            <text:p>12.6379074</text:p>
          </table:table-cell>
          <table:table-cell office:value-type="float" office:value="-8.022669" calcext:value-type="float">
            <text:p>-8.022669</text:p>
          </table:table-cell>
          <table:table-cell office:value-type="float" office:value="366.922952713809" calcext:value-type="float">
            <text:p>366.92295271380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no beds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87" calcext:value-type="float">
            <text:p>187</text:p>
          </table:table-cell>
          <table:table-cell office:value-type="string" calcext:value-type="string">
            <text:p>0d7382b6-bec8-4a29-8a76-aad7aae388cd</text:p>
          </table:table-cell>
          <table:table-cell office:value-type="string" calcext:value-type="string">
            <text:p>2021-02-08T17:24: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2021-02-08T14:47:03.377Z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├Ê Fatouma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/>
          <table:table-cell office:value-type="string" calcext:value-type="string">
            <text:p>Medine1</text:p>
          </table:table-cell>
          <table:table-cell office:value-type="string" calcext:value-type="string">
            <text:p>12.5241667 -7.9317733 374.26001220703125 4.183</text:p>
          </table:table-cell>
          <table:table-cell office:value-type="float" office:value="12.5241667" calcext:value-type="float">
            <text:p>12.5241667</text:p>
          </table:table-cell>
          <table:table-cell office:value-type="float" office:value="-7.9317733" calcext:value-type="float">
            <text:p>-7.9317733</text:p>
          </table:table-cell>
          <table:table-cell office:value-type="float" office:value="374.260012207031" calcext:value-type="float">
            <text:p>374.260012207031</text:p>
          </table:table-cell>
          <table:table-cell office:value-type="float" office:value="4.183" calcext:value-type="float">
            <text:p>4.183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Tertiary hospital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akoroba goundougou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205" calcext:value-type="float">
            <text:p>205</text:p>
          </table:table-cell>
          <table:table-cell office:value-type="string" calcext:value-type="string">
            <text:p>118e2251-fb8b-4ae5-92f2-adf9376b1ebd</text:p>
          </table:table-cell>
          <table:table-cell office:value-type="string" calcext:value-type="string">
            <text:p>2021-02-08T17:39:09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2021-02-08T14:58:46.732Z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collect:kZCwpco2LamgRepp</text:p>
          </table:table-cell>
          <table:table-cell table:number-columns-repeated="2"/>
          <table:table-cell office:value-type="string" calcext:value-type="string">
            <text:p>Bakary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Taliko</text:p>
          </table:table-cell>
          <table:table-cell/>
          <table:table-cell office:value-type="string" calcext:value-type="string">
            <text:p>Taliko</text:p>
          </table:table-cell>
          <table:table-cell office:value-type="string" calcext:value-type="string">
            <text:p>12.630089466163698 -8.053051667435211 367.57781168209175 16.0</text:p>
          </table:table-cell>
          <table:table-cell office:value-type="float" office:value="12.6300894661637" calcext:value-type="float">
            <text:p>12.6300894661637</text:p>
          </table:table-cell>
          <table:table-cell office:value-type="float" office:value="-8.05305166743521" calcext:value-type="float">
            <text:p>-8.05305166743521</text:p>
          </table:table-cell>
          <table:table-cell office:value-type="float" office:value="367.577811682092" calcext:value-type="float">
            <text:p>367.5778116820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armacie Mami taliko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Sa 07:30-15:00 O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Mami de talik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435007" calcext:value-type="float">
            <text:p>764350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323b7408-cad5-4601-9533-44d04a512b7b</text:p>
          </table:table-cell>
          <table:table-cell office:value-type="string" calcext:value-type="string">
            <text:p>2021-02-08T18:10:1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2021-02-09T10:26:54.69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</text:p>
          </table:table-cell>
          <table:table-cell office:value-type="string" calcext:value-type="string">
            <text:p>12.644 -8.0324617 366.3338122585527 1.4</text:p>
          </table:table-cell>
          <table:table-cell office:value-type="float" office:value="12.644" calcext:value-type="float">
            <text:p>12.644</text:p>
          </table:table-cell>
          <table:table-cell office:value-type="float" office:value="-8.0324617" calcext:value-type="float">
            <text:p>-8.0324617</text:p>
          </table:table-cell>
          <table:table-cell office:value-type="float" office:value="366.333812258553" calcext:value-type="float">
            <text:p>366.3338122585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Pharmacie de la maternit├Ò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bdoulaye dolo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13" calcext:value-type="float">
            <text:p>313</text:p>
          </table:table-cell>
          <table:table-cell office:value-type="string" calcext:value-type="string">
            <text:p>a4b1e4d2-8f3e-4be6-8bcb-43d68e0f781a</text:p>
          </table:table-cell>
          <table:table-cell office:value-type="string" calcext:value-type="string">
            <text:p>2021-02-09T15:53:2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2021-02-09T10:40:13.873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</text:p>
          </table:table-cell>
          <table:table-cell office:value-type="string" calcext:value-type="string">
            <text:p>12.6462017 -8.0336833 364.7247329039524 1.82</text:p>
          </table:table-cell>
          <table:table-cell office:value-type="float" office:value="12.6462017" calcext:value-type="float">
            <text:p>12.6462017</text:p>
          </table:table-cell>
          <table:table-cell office:value-type="float" office:value="-8.0336833" calcext:value-type="float">
            <text:p>-8.0336833</text:p>
          </table:table-cell>
          <table:table-cell office:value-type="float" office:value="364.724732903952" calcext:value-type="float">
            <text:p>364.724732903952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Pharmacie sah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iakit├Ò aichata simeg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290090" calcext:value-type="float">
            <text:p>202900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eabc95d-22aa-4ab6-b103-de887cd2394e</text:p>
          </table:table-cell>
          <table:table-cell office:value-type="string" calcext:value-type="string">
            <text:p>2021-02-09T15:53:2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2021-02-09T11:36:05.086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aye aci boucoum</text:p>
          </table:table-cell>
          <table:table-cell office:value-type="string" calcext:value-type="string">
            <text:p>12.65122 -8.03141 354.18347391863443 1.5</text:p>
          </table:table-cell>
          <table:table-cell office:value-type="float" office:value="12.65122" calcext:value-type="float">
            <text:p>12.65122</text:p>
          </table:table-cell>
          <table:table-cell office:value-type="float" office:value="-8.03141" calcext:value-type="float">
            <text:p>-8.03141</text:p>
          </table:table-cell>
          <table:table-cell office:value-type="float" office:value="354.183473918634" calcext:value-type="float">
            <text:p>354.18347391863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harmacie Koumb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Coulibaly Mamadou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2005049" calcext:value-type="float">
            <text:p>620050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7a348002-f4af-4584-9de1-83382db84122</text:p>
          </table:table-cell>
          <table:table-cell office:value-type="string" calcext:value-type="string">
            <text:p>2021-02-09T15:53:2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2021-02-09T14:26:10.046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AdfiW4ZdTTGYwc43</text:p>
          </table:table-cell>
          <table:table-cell table:number-columns-repeated="2"/>
          <table:table-cell office:value-type="string" calcext:value-type="string">
            <text:p>Ann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S├Òb├Òninkoro</text:p>
          </table:table-cell>
          <table:table-cell/>
          <table:table-cell office:value-type="string" calcext:value-type="string">
            <text:p>Sebenikoro bailaikoun</text:p>
          </table:table-cell>
          <table:table-cell office:value-type="string" calcext:value-type="string">
            <text:p>12.5876483 -8.0608317 347.22918501639134 1.9</text:p>
          </table:table-cell>
          <table:table-cell office:value-type="float" office:value="12.5876483" calcext:value-type="float">
            <text:p>12.5876483</text:p>
          </table:table-cell>
          <table:table-cell office:value-type="float" office:value="-8.0608317" calcext:value-type="float">
            <text:p>-8.0608317</text:p>
          </table:table-cell>
          <table:table-cell office:value-type="float" office:value="347.229185016391" calcext:value-type="float">
            <text:p>347.22918501639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Pharmacie Alfirdaous</text:p>
          </table:table-cell>
          <table:table-cell office:value-type="string" calcext:value-type="string">
            <text:p>Pharmacy</text:p>
          </table:table-cell>
          <table:table-cell table:number-columns-repeated="2"/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Ordre des pharmaciens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65713838" calcext:value-type="float">
            <text:p>657138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9bd8e77c-a643-409c-8042-4f59542309a1</text:p>
          </table:table-cell>
          <table:table-cell office:value-type="string" calcext:value-type="string">
            <text:p>2021-02-09T16:03:3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2021-02-09T14:55:46.703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AdfiW4ZdTTGYwc43</text:p>
          </table:table-cell>
          <table:table-cell table:number-columns-repeated="2"/>
          <table:table-cell office:value-type="string" calcext:value-type="string">
            <text:p>Ann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Sibiribougou</text:p>
          </table:table-cell>
          <table:table-cell table:number-columns-repeated="2"/>
          <table:table-cell office:value-type="string" calcext:value-type="string">
            <text:p>12.5829433 -8.0705767 355.88105249834337 0.9</text:p>
          </table:table-cell>
          <table:table-cell office:value-type="float" office:value="12.5829433" calcext:value-type="float">
            <text:p>12.5829433</text:p>
          </table:table-cell>
          <table:table-cell office:value-type="float" office:value="-8.0705767" calcext:value-type="float">
            <text:p>-8.0705767</text:p>
          </table:table-cell>
          <table:table-cell office:value-type="float" office:value="355.881052498343" calcext:value-type="float">
            <text:p>355.88105249834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harmacie Lothiozan</text:p>
          </table:table-cell>
          <table:table-cell office:value-type="string" calcext:value-type="string">
            <text:p>Pharmacy</text:p>
          </table:table-cell>
          <table:table-cell table:number-columns-repeated="2"/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Ordre des pharmaciens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61143000" calcext:value-type="float">
            <text:p>61143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5450e0b7-8351-46fa-ba65-b467a429fc3f</text:p>
          </table:table-cell>
          <table:table-cell office:value-type="string" calcext:value-type="string">
            <text:p>2021-02-09T16:03:3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2021-02-09T11:59:58.21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YOr78JsZpLkhP6SJ</text:p>
          </table:table-cell>
          <table:table-cell table:number-columns-repeated="2"/>
          <table:table-cell office:value-type="string" calcext:value-type="string">
            <text:p>Mahamady Camar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S├Òb├Òninkoro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12.6013291 -8.0602535 367.5927592931023 4.9</text:p>
          </table:table-cell>
          <table:table-cell office:value-type="float" office:value="12.6013291" calcext:value-type="float">
            <text:p>12.6013291</text:p>
          </table:table-cell>
          <table:table-cell office:value-type="float" office:value="-8.0602535" calcext:value-type="float">
            <text:p>-8.0602535</text:p>
          </table:table-cell>
          <table:table-cell office:value-type="float" office:value="367.592759293102" calcext:value-type="float">
            <text:p>367.592759293102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harm Haron</text:p>
          </table:table-cell>
          <table:table-cell office:value-type="string" calcext:value-type="string">
            <text:p>Pharmacy</text:p>
          </table:table-cell>
          <table:table-cell table:number-columns-repeated="2"/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Ordre pharmacien 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60703499" calcext:value-type="float">
            <text:p>607034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table:number-columns-repeated="2"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6c833f57-bca8-4ef2-8dd0-85f6cc8f0770</text:p>
          </table:table-cell>
          <table:table-cell office:value-type="string" calcext:value-type="string">
            <text:p>2021-02-09T16:19:3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21-02-09T13:21:14.258Z</text:p>
          </table:table-cell>
          <table:table-cell office:value-type="string" calcext:value-type="string">
            <text:p>2021-02-09</text:p>
          </table:table-cell>
          <table:table-cell office:value-type="float" office:value="357470096398437" calcext:value-type="float">
            <text:p>357470096398437</text:p>
          </table:table-cell>
          <table:table-cell office:value-type="float" office:value="8.92230205062059E+018" calcext:value-type="float">
            <text:p>8.92230205062059E+018</text:p>
          </table:table-cell>
          <table:table-cell office:value-type="float" office:value="610025062059459" calcext:value-type="float">
            <text:p>610025062059459</text:p>
          </table:table-cell>
          <table:table-cell office:value-type="string" calcext:value-type="string">
            <text:p>Kadidia Coulibal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72665913030505 -7.997386967763305 379.0 3.0</text:p>
          </table:table-cell>
          <table:table-cell office:value-type="float" office:value="12.5726659130305" calcext:value-type="float">
            <text:p>12.5726659130305</text:p>
          </table:table-cell>
          <table:table-cell office:value-type="float" office:value="-7.99738696776331" calcext:value-type="float">
            <text:p>-7.99738696776331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armacie Singaroume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dame Diakite Assetou Coulibaly </text:p>
          </table:table-cell>
          <table:table-cell office:value-type="string" calcext:value-type="string">
            <text:p>General</text:p>
          </table:table-cell>
          <table:table-cell table:number-columns-repeated="21"/>
          <table:table-cell office:value-type="float" office:value="362" calcext:value-type="float">
            <text:p>362</text:p>
          </table:table-cell>
          <table:table-cell office:value-type="string" calcext:value-type="string">
            <text:p>f54f7463-480e-44a6-be72-5d04e152379c</text:p>
          </table:table-cell>
          <table:table-cell office:value-type="string" calcext:value-type="string">
            <text:p>2021-02-09T16:38:13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2021-02-09T15:03:02.590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rpvpthByLQPVYLdY</text:p>
          </table:table-cell>
          <table:table-cell table:number-columns-repeated="2"/>
          <table:table-cell office:value-type="string" calcext:value-type="string">
            <text:p>Kassim TRAORE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harmacie le cinquantenaire </text:p>
          </table:table-cell>
          <table:table-cell office:value-type="string" calcext:value-type="string">
            <text:p>12.663445 -8.0372567 380.0446262995132 3.9</text:p>
          </table:table-cell>
          <table:table-cell office:value-type="float" office:value="12.663445" calcext:value-type="float">
            <text:p>12.663445</text:p>
          </table:table-cell>
          <table:table-cell office:value-type="float" office:value="-8.0372567" calcext:value-type="float">
            <text:p>-8.0372567</text:p>
          </table:table-cell>
          <table:table-cell office:value-type="float" office:value="380.044626299513" calcext:value-type="float">
            <text:p>380.04462629951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le cinquantenaire 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Tertiary hospital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├Òe </text:p>
          </table:table-cell>
          <table:table-cell office:value-type="string" calcext:value-type="string">
            <text:p>Social_c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1570" calcext:value-type="float">
            <text:p>764115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handwashing</text:p>
          </table:table-cell>
          <table:table-cell table:number-columns-repeated="2"/>
          <table:table-cell office:value-type="string" calcext:value-type="string">
            <text:p>not</text:p>
          </table:table-cell>
          <table:table-cell office:value-type="string" calcext:value-type="string">
            <text:p>No existence of water point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4ccc7de2-4560-49b1-ac74-01823ecd77a1</text:p>
          </table:table-cell>
          <table:table-cell office:value-type="string" calcext:value-type="string">
            <text:p>2021-02-09T16:42:56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2021-02-09T09:31:06.060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37iYIf9mujLgP7FW</text:p>
          </table:table-cell>
          <table:table-cell table:number-columns-repeated="2"/>
          <table:table-cell office:value-type="string" calcext:value-type="string">
            <text:p>ALOU SOW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Djikoroni-Para</text:p>
          </table:table-cell>
          <table:table-cell/>
          <table:table-cell office:value-type="string" calcext:value-type="string">
            <text:p>Tintinkoumba</text:p>
          </table:table-cell>
          <table:table-cell office:value-type="string" calcext:value-type="string">
            <text:p>12.6257367 -8.0192867 356.9599938964844 3.9</text:p>
          </table:table-cell>
          <table:table-cell office:value-type="float" office:value="12.6257367" calcext:value-type="float">
            <text:p>12.6257367</text:p>
          </table:table-cell>
          <table:table-cell office:value-type="float" office:value="-8.0192867" calcext:value-type="float">
            <text:p>-8.0192867</text:p>
          </table:table-cell>
          <table:table-cell office:value-type="float" office:value="356.959993896484" calcext:value-type="float">
            <text:p>356.95999389648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oubacar Sidib├Ò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57a32fce-7f35-49bb-bb1e-b5595f4e2ba1</text:p>
          </table:table-cell>
          <table:table-cell office:value-type="string" calcext:value-type="string">
            <text:p>2021-02-09T16:51:0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2021-02-09T13:54:06.890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</text:p>
          </table:table-cell>
          <table:table-cell office:value-type="string" calcext:value-type="string">
            <text:p>12.5542811 -7.9903929 369.0 2.7</text:p>
          </table:table-cell>
          <table:table-cell office:value-type="float" office:value="12.5542811" calcext:value-type="float">
            <text:p>12.5542811</text:p>
          </table:table-cell>
          <table:table-cell office:value-type="float" office:value="-7.9903929" calcext:value-type="float">
            <text:p>-7.9903929</text:p>
          </table:table-cell>
          <table:table-cell office:value-type="float" office:value="369" calcext:value-type="float">
            <text:p>36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Mariam Hady Belco</text:p>
          </table:table-cell>
          <table:table-cell table:number-columns-repeated="3"/>
          <table:table-cell office:value-type="float" office:value="76737346" calcext:value-type="float">
            <text:p>76737346</text:p>
          </table:table-cell>
          <table:table-cell table:number-columns-repeated="18"/>
          <table:table-cell office:value-type="float" office:value="428" calcext:value-type="float">
            <text:p>428</text:p>
          </table:table-cell>
          <table:table-cell office:value-type="string" calcext:value-type="string">
            <text:p>fc1cfa31-1772-47e5-9d40-ef75d635cb9b</text:p>
          </table:table-cell>
          <table:table-cell office:value-type="string" calcext:value-type="string">
            <text:p>2021-02-09T17:11:10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2021-02-09T10:35:57.550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gpB4BSgVXdaUJ74i</text:p>
          </table:table-cell>
          <table:table-cell table:number-columns-repeated="2"/>
          <table:table-cell office:value-type="string" calcext:value-type="string">
            <text:p>Bintou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Badialan III</text:p>
          </table:table-cell>
          <table:table-cell table:number-columns-repeated="2"/>
          <table:table-cell office:value-type="string" calcext:value-type="string">
            <text:p>12.6531683 -8.02435 341.6 3.9</text:p>
          </table:table-cell>
          <table:table-cell office:value-type="float" office:value="12.6531683" calcext:value-type="float">
            <text:p>12.6531683</text:p>
          </table:table-cell>
          <table:table-cell office:value-type="float" office:value="-8.02435" calcext:value-type="float">
            <text:p>-8.02435</text:p>
          </table:table-cell>
          <table:table-cell office:value-type="float" office:value="341.6" calcext:value-type="float">
            <text:p>341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8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de la mosqu├Òe</text:p>
          </table:table-cell>
          <table:table-cell office:value-type="string" calcext:value-type="string">
            <text:p>Comm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22510" calcext:value-type="float">
            <text:p>20222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6a289c35-6e01-49a1-a770-61164c56d313</text:p>
          </table:table-cell>
          <table:table-cell office:value-type="string" calcext:value-type="string">
            <text:p>2021-02-09T17:31:20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2021-02-09T09:22:37.17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tlhcKmXOf6vUj7hD</text:p>
          </table:table-cell>
          <table:table-cell table:number-columns-repeated="2"/>
          <table:table-cell office:value-type="string" calcext:value-type="string">
            <text:p>Mbaly Doumbi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Banconi</text:p>
          </table:table-cell>
          <table:table-cell office:value-type="string" calcext:value-type="string">
            <text:p>Banconi Dianguinebougou</text:p>
          </table:table-cell>
          <table:table-cell office:value-type="string" calcext:value-type="string">
            <text:p>Diaguinebougou banconi</text:p>
          </table:table-cell>
          <table:table-cell office:value-type="string" calcext:value-type="string">
            <text:p>12.680493 -7.962181 0.0 1700.0</text:p>
          </table:table-cell>
          <table:table-cell office:value-type="float" office:value="12.680493" calcext:value-type="float">
            <text:p>12.680493</text:p>
          </table:table-cell>
          <table:table-cell office:value-type="float" office:value="-7.962181" calcext:value-type="float">
            <text:p>-7.962181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Korotoumou Traor├Ò</text:p>
          </table:table-cell>
          <table:table-cell table:number-columns-repeated="3"/>
          <table:table-cell office:value-type="float" office:value="20719038" calcext:value-type="float">
            <text:p>207190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b657bd3b-c1e7-49c0-b80d-b6340442cead</text:p>
          </table:table-cell>
          <table:table-cell office:value-type="string" calcext:value-type="string">
            <text:p>2021-02-09T17:35:57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2021-02-09T10:18:55.01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vVhQZ4mHlgvFXsPp</text:p>
          </table:table-cell>
          <table:table-cell table:number-columns-repeated="2"/>
          <table:table-cell office:value-type="string" calcext:value-type="string">
            <text:p>Ballo Seyd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Badialan III</text:p>
          </table:table-cell>
          <table:table-cell/>
          <table:table-cell office:value-type="string" calcext:value-type="string">
            <text:p>Badialan III</text:p>
          </table:table-cell>
          <table:table-cell office:value-type="string" calcext:value-type="string">
            <text:p>12.6532252 -8.024439 379.932257509258 2.3</text:p>
          </table:table-cell>
          <table:table-cell office:value-type="float" office:value="12.6532252" calcext:value-type="float">
            <text:p>12.6532252</text:p>
          </table:table-cell>
          <table:table-cell office:value-type="float" office:value="-8.024439" calcext:value-type="float">
            <text:p>-8.024439</text:p>
          </table:table-cell>
          <table:table-cell office:value-type="float" office:value="379.932257509258" calcext:value-type="float">
            <text:p>379.93225750925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de la mosqu├Òe</text:p>
          </table:table-cell>
          <table:table-cell office:value-type="string" calcext:value-type="string">
            <text:p>Comm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22510" calcext:value-type="float">
            <text:p>202225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6f0c6e76-8212-49f0-bd9a-87a23fdca8e5</text:p>
          </table:table-cell>
          <table:table-cell office:value-type="string" calcext:value-type="string">
            <text:p>2021-02-09T17:45:01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2021-02-09T10:26:18.76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laye </text:p>
          </table:table-cell>
          <table:table-cell office:value-type="string" calcext:value-type="string">
            <text:p>12.6439923 -8.0324667 383.0 6.571</text:p>
          </table:table-cell>
          <table:table-cell office:value-type="float" office:value="12.6439923" calcext:value-type="float">
            <text:p>12.6439923</text:p>
          </table:table-cell>
          <table:table-cell office:value-type="float" office:value="-8.0324667" calcext:value-type="float">
            <text:p>-8.0324667</text:p>
          </table:table-cell>
          <table:table-cell office:value-type="float" office:value="383" calcext:value-type="float">
            <text:p>383</text:p>
          </table:table-cell>
          <table:table-cell office:value-type="float" office:value="6.571" calcext:value-type="float">
            <text:p>6.571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bdoulaye Dolo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482" calcext:value-type="float">
            <text:p>482</text:p>
          </table:table-cell>
          <table:table-cell office:value-type="string" calcext:value-type="string">
            <text:p>43e55a90-ab8a-466d-a486-ccbb537aa6c6</text:p>
          </table:table-cell>
          <table:table-cell office:value-type="string" calcext:value-type="string">
            <text:p>2021-02-09T17:49:11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2021-02-09T13:55:19.085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laye </text:p>
          </table:table-cell>
          <table:table-cell office:value-type="string" calcext:value-type="string">
            <text:p>12.6550547 -8.0456058 472.0 5.333</text:p>
          </table:table-cell>
          <table:table-cell office:value-type="float" office:value="12.6550547" calcext:value-type="float">
            <text:p>12.6550547</text:p>
          </table:table-cell>
          <table:table-cell office:value-type="float" office:value="-8.0456058" calcext:value-type="float">
            <text:p>-8.0456058</text:p>
          </table:table-cell>
          <table:table-cell office:value-type="float" office:value="472" calcext:value-type="float">
            <text:p>472</text:p>
          </table:table-cell>
          <table:table-cell office:value-type="float" office:value="5.333" calcext:value-type="float">
            <text:p>5.333</text:p>
          </table:table-cell>
          <table:table-cell office:value-type="string" calcext:value-type="string">
            <text:p>Pharmacie koumba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Coulibaly Mamadou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2005049" calcext:value-type="float">
            <text:p>620050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777a92c-0d1d-4f34-975c-21cfe8994fbc</text:p>
          </table:table-cell>
          <table:table-cell office:value-type="string" calcext:value-type="string">
            <text:p>2021-02-09T17:49:15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2021-02-09T14:32:33.787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laye </text:p>
          </table:table-cell>
          <table:table-cell office:value-type="string" calcext:value-type="string">
            <text:p>12.6550113 -8.0456567 483.0 15.2</text:p>
          </table:table-cell>
          <table:table-cell office:value-type="float" office:value="12.6550113" calcext:value-type="float">
            <text:p>12.6550113</text:p>
          </table:table-cell>
          <table:table-cell office:value-type="float" office:value="-8.0456567" calcext:value-type="float">
            <text:p>-8.0456567</text:p>
          </table:table-cell>
          <table:table-cell office:value-type="float" office:value="483" calcext:value-type="float">
            <text:p>483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Pharmacie Sah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Diakit├Ò Aichata Simega 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290090" calcext:value-type="float">
            <text:p>202900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a1459da-51d2-4648-82ee-d4c70bf9899c</text:p>
          </table:table-cell>
          <table:table-cell office:value-type="string" calcext:value-type="string">
            <text:p>2021-02-09T17:49:17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2021-02-09T11:23:57.09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683149 -7.9921495 390.02722643447345 28.75</text:p>
          </table:table-cell>
          <table:table-cell office:value-type="float" office:value="12.5683149" calcext:value-type="float">
            <text:p>12.5683149</text:p>
          </table:table-cell>
          <table:table-cell office:value-type="float" office:value="-7.9921495" calcext:value-type="float">
            <text:p>-7.9921495</text:p>
          </table:table-cell>
          <table:table-cell office:value-type="float" office:value="390.027226434473" calcext:value-type="float">
            <text:p>390.027226434473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ouleymane Kon├Ò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69030361" calcext:value-type="float">
            <text:p>69030361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500" calcext:value-type="float">
            <text:p>500</text:p>
          </table:table-cell>
          <table:table-cell office:value-type="string" calcext:value-type="string">
            <text:p>fe3c6c6d-67aa-42c7-8651-e03e586cd711</text:p>
          </table:table-cell>
          <table:table-cell office:value-type="string" calcext:value-type="string">
            <text:p>2021-02-09T18:00:08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2021-02-09T14:48:41.654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x903NynjzFpMYnqE</text:p>
          </table:table-cell>
          <table:table-cell table:number-columns-repeated="2"/>
          <table:table-cell office:value-type="string" calcext:value-type="string">
            <text:p>Mouss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Sikoroni</text:p>
          </table:table-cell>
          <table:table-cell/>
          <table:table-cell office:value-type="string" calcext:value-type="string">
            <text:p>Sikoroni sourakabougou</text:p>
          </table:table-cell>
          <table:table-cell office:value-type="string" calcext:value-type="string">
            <text:p>12.680225 -7.971785 373.06 2.983</text:p>
          </table:table-cell>
          <table:table-cell office:value-type="float" office:value="12.680225" calcext:value-type="float">
            <text:p>12.680225</text:p>
          </table:table-cell>
          <table:table-cell office:value-type="float" office:value="-7.971785" calcext:value-type="float">
            <text:p>-7.971785</text:p>
          </table:table-cell>
          <table:table-cell office:value-type="float" office:value="373.06" calcext:value-type="float">
            <text:p>373.06</text:p>
          </table:table-cell>
          <table:table-cell office:value-type="float" office:value="2.983" calcext:value-type="float">
            <text:p>2.983</text:p>
          </table:table-cell>
          <table:table-cell office:value-type="string" calcext:value-type="string">
            <text:p>Officine s├Òkou Traor├Ò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ourama Traor├Ò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28280" calcext:value-type="float">
            <text:p>20728280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514" calcext:value-type="float">
            <text:p>514</text:p>
          </table:table-cell>
          <table:table-cell office:value-type="string" calcext:value-type="string">
            <text:p>ceac27f6-cb62-499d-8981-0e81c60713af</text:p>
          </table:table-cell>
          <table:table-cell office:value-type="string" calcext:value-type="string">
            <text:p>2021-02-09T18:12:23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2021-02-09T09:13:58.037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n5oaS9J0rPkZfkVZ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760249 -7.9900092 351.16419911275676 2.633</text:p>
          </table:table-cell>
          <table:table-cell office:value-type="float" office:value="12.5760249" calcext:value-type="float">
            <text:p>12.5760249</text:p>
          </table:table-cell>
          <table:table-cell office:value-type="float" office:value="-7.9900092" calcext:value-type="float">
            <text:p>-7.9900092</text:p>
          </table:table-cell>
          <table:table-cell office:value-type="float" office:value="351.164199112757" calcext:value-type="float">
            <text:p>351.164199112757</text:p>
          </table:table-cell>
          <table:table-cell office:value-type="float" office:value="2.633" calcext:value-type="float">
            <text:p>2.633</text:p>
          </table:table-cell>
          <table:table-cell office:value-type="string" calcext:value-type="string">
            <text:p>Pharmacie de la R├Òpublique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Other 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├Ò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available when needed</text:p>
          </table:table-cell>
          <table:table-cell table:number-columns-repeated="4"/>
          <table:table-cell office:value-type="float" office:value="521" calcext:value-type="float">
            <text:p>521</text:p>
          </table:table-cell>
          <table:table-cell office:value-type="string" calcext:value-type="string">
            <text:p>a624f6fb-ac73-4545-9593-e7824c97a3a6</text:p>
          </table:table-cell>
          <table:table-cell office:value-type="string" calcext:value-type="string">
            <text:p>2021-02-09T18:40:38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2021-02-09T15:14:22.990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n5oaS9J0rPkZfkVZ</text:p>
          </table:table-cell>
          <table:table-cell table:number-columns-repeated="2"/>
          <table:table-cell office:value-type="string" calcext:value-type="string">
            <text:p>Bernard Ball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831917 -7.998145 381.0039504431488 1.75</text:p>
          </table:table-cell>
          <table:table-cell office:value-type="float" office:value="12.5831917" calcext:value-type="float">
            <text:p>12.5831917</text:p>
          </table:table-cell>
          <table:table-cell office:value-type="float" office:value="-7.998145" calcext:value-type="float">
            <text:p>-7.998145</text:p>
          </table:table-cell>
          <table:table-cell office:value-type="float" office:value="381.003950443149" calcext:value-type="float">
            <text:p>381.003950443149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Pharmacie Kajuru Path├Ò Jallo</text:p>
          </table:table-cell>
          <table:table-cell office:value-type="string" calcext:value-type="string">
            <text:p>Pharmacy</text:p>
          </table:table-cell>
          <table:table-cell table:number-columns-repeated="10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Kajuru Path├Ò Jallo</text:p>
          </table:table-cell>
          <table:table-cell table:number-columns-repeated="3"/>
          <table:table-cell office:value-type="float" office:value="20724049" calcext:value-type="float">
            <text:p>207240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60363066-cf25-41ed-9463-59c531014246</text:p>
          </table:table-cell>
          <table:table-cell office:value-type="string" calcext:value-type="string">
            <text:p>2021-02-09T18:40:49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2021-02-09T12:27:36.030Z</text:p>
          </table:table-cell>
          <table:table-cell office:value-type="string" calcext:value-type="string">
            <text:p>2021-02-09</text:p>
          </table:table-cell>
          <table:table-cell office:value-type="float" office:value="358005080018564" calcext:value-type="float">
            <text:p>358005080018564</text:p>
          </table:table-cell>
          <table:table-cell office:value-type="float" office:value="8.92240102046798E+018" calcext:value-type="float">
            <text:p>8.92240102046798E+018</text:p>
          </table:table-cell>
          <table:table-cell office:value-type="float" office:value="611012046797398" calcext:value-type="float">
            <text:p>611012046797398</text:p>
          </table:table-cell>
          <table:table-cell office:value-type="string" calcext:value-type="string">
            <text:p>Bangaly Diakite chef de group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Missira</text:p>
          </table:table-cell>
          <table:table-cell/>
          <table:table-cell office:value-type="string" calcext:value-type="string">
            <text:p>Missira Sur la rue 14</text:p>
          </table:table-cell>
          <table:table-cell office:value-type="string" calcext:value-type="string">
            <text:p>12.655773333333332 -7.986486666666667 269.7 1.8</text:p>
          </table:table-cell>
          <table:table-cell office:value-type="float" office:value="12.6557733333333" calcext:value-type="float">
            <text:p>12.6557733333333</text:p>
          </table:table-cell>
          <table:table-cell office:value-type="float" office:value="-7.98648666666667" calcext:value-type="float">
            <text:p>-7.98648666666667</text:p>
          </table:table-cell>
          <table:table-cell office:value-type="float" office:value="269.7" calcext:value-type="float">
            <text:p>269.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harn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ther Mo-Sa 07:30-15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octeur Sekou ke├»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783881" calcext:value-type="float">
            <text:p>667838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6e75bd9-d4bc-407a-a39e-fe58acc023a3</text:p>
          </table:table-cell>
          <table:table-cell office:value-type="string" calcext:value-type="string">
            <text:p>2021-02-09T18:50:39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2021-02-09T14:51:17.009Z</text:p>
          </table:table-cell>
          <table:table-cell office:value-type="string" calcext:value-type="string">
            <text:p>2021-02-09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ACI</text:p>
          </table:table-cell>
          <table:table-cell office:value-type="string" calcext:value-type="string">
            <text:p>12.553481666666668 -7.994353333333334 372.5 7.4</text:p>
          </table:table-cell>
          <table:table-cell office:value-type="float" office:value="12.5534816666667" calcext:value-type="float">
            <text:p>12.5534816666667</text:p>
          </table:table-cell>
          <table:table-cell office:value-type="float" office:value="-7.99435333333333" calcext:value-type="float">
            <text:p>-7.99435333333333</text:p>
          </table:table-cell>
          <table:table-cell office:value-type="float" office:value="372.5" calcext:value-type="float">
            <text:p>372.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rmacie Safari</text:p>
          </table:table-cell>
          <table:table-cell office:value-type="string" calcext:value-type="string">
            <text:p>Pharmacy</text:p>
          </table:table-cell>
          <table:table-cell table:number-columns-repeated="43"/>
          <table:table-cell office:value-type="float" office:value="568" calcext:value-type="float">
            <text:p>568</text:p>
          </table:table-cell>
          <table:table-cell office:value-type="string" calcext:value-type="string">
            <text:p>04e0c1ca-cef9-4a9c-a261-58acb08ad2cc</text:p>
          </table:table-cell>
          <table:table-cell office:value-type="string" calcext:value-type="string">
            <text:p>2021-02-09T21:35:15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2021-02-09T13:33:40.083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MJ5leTIAnrD6YxEb</text:p>
          </table:table-cell>
          <table:table-cell table:number-columns-repeated="2"/>
          <table:table-cell office:value-type="string" calcext:value-type="string">
            <text:p>Issa Ke├»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 ACI</text:p>
          </table:table-cell>
          <table:table-cell office:value-type="string" calcext:value-type="string">
            <text:p>12.5586889 -7.9907868 378.26001220703125 8.2</text:p>
          </table:table-cell>
          <table:table-cell office:value-type="float" office:value="12.5586889" calcext:value-type="float">
            <text:p>12.5586889</text:p>
          </table:table-cell>
          <table:table-cell office:value-type="float" office:value="-7.9907868" calcext:value-type="float">
            <text:p>-7.9907868</text:p>
          </table:table-cell>
          <table:table-cell office:value-type="float" office:value="378.260012207031" calcext:value-type="float">
            <text:p>378.26001220703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Officie Sodiya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oumbia Mariam Diallo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723617" calcext:value-type="float">
            <text:p>66723617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604" calcext:value-type="float">
            <text:p>604</text:p>
          </table:table-cell>
          <table:table-cell office:value-type="string" calcext:value-type="string">
            <text:p>d2f0ceff-957f-41da-a245-893b994268e9</text:p>
          </table:table-cell>
          <table:table-cell office:value-type="string" calcext:value-type="string">
            <text:p>2021-02-10T08:31:05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2021-02-09T09:47:16.306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 table:number-columns-repeated="2"/>
          <table:table-cell office:value-type="string" calcext:value-type="string">
            <text:p>12.5218788 -7.9308324 365.6 1.96</text:p>
          </table:table-cell>
          <table:table-cell office:value-type="float" office:value="12.5218788" calcext:value-type="float">
            <text:p>12.5218788</text:p>
          </table:table-cell>
          <table:table-cell office:value-type="float" office:value="-7.9308324" calcext:value-type="float">
            <text:p>-7.9308324</text:p>
          </table:table-cell>
          <table:table-cell office:value-type="float" office:value="365.6" calcext:value-type="float">
            <text:p>365.6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BONNE SANT├Ê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ocial_care</text:p>
          </table:table-cell>
          <table:table-cell table:number-columns-repeated="2"/>
          <table:table-cell office:value-type="float" office:value="83682277" calcext:value-type="float">
            <text:p>83682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74520165-feff-4ccf-811a-b34ea3ea0202</text:p>
          </table:table-cell>
          <table:table-cell office:value-type="string" calcext:value-type="string">
            <text:p>2021-02-10T09:27:23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2021-02-10T09:23:57.050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 table:number-columns-repeated="2"/>
          <table:table-cell office:value-type="string" calcext:value-type="string">
            <text:p>12.6616121 -7.9817673 359.9832491223992 3.9</text:p>
          </table:table-cell>
          <table:table-cell office:value-type="float" office:value="12.6616121" calcext:value-type="float">
            <text:p>12.6616121</text:p>
          </table:table-cell>
          <table:table-cell office:value-type="float" office:value="-7.9817673" calcext:value-type="float">
            <text:p>-7.9817673</text:p>
          </table:table-cell>
          <table:table-cell office:value-type="float" office:value="359.983249122399" calcext:value-type="float">
            <text:p>359.98324912239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bien-├¬tre 24/24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munaut├Ò</text:p>
          </table:table-cell>
          <table:table-cell office:value-type="string" calcext:value-type="string">
            <text:p>Communit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f3917c3d-dcdd-4bf7-b58f-185691616b91</text:p>
          </table:table-cell>
          <table:table-cell office:value-type="string" calcext:value-type="string">
            <text:p>2021-02-10T09:27:55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2" table:visibility="filter">
          <table:table-cell office:value-type="string" calcext:value-type="string">
            <text:p>2021-02-10T10:14:50.351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 table:number-columns-repeated="2"/>
          <table:table-cell office:value-type="string" calcext:value-type="string">
            <text:p>12.6652356 -7.9732241 374.27706086089074 3.9</text:p>
          </table:table-cell>
          <table:table-cell office:value-type="float" office:value="12.6652356" calcext:value-type="float">
            <text:p>12.6652356</text:p>
          </table:table-cell>
          <table:table-cell office:value-type="float" office:value="-7.9732241" calcext:value-type="float">
            <text:p>-7.9732241</text:p>
          </table:table-cell>
          <table:table-cell office:value-type="float" office:value="374.277060860891" calcext:value-type="float">
            <text:p>374.27706086089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</text:p>
            <text:p>Officine N Mandel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├Òe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99031058" calcext:value-type="float">
            <text:p>9903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table:number-columns-repeated="2"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9af2ea39-dbcb-439b-b283-08c10b07f1bc</text:p>
          </table:table-cell>
          <table:table-cell office:value-type="string" calcext:value-type="string">
            <text:p>2021-02-10T10:19:25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2" table:visibility="filter">
          <table:table-cell office:value-type="string" calcext:value-type="string">
            <text:p>2021-02-10T10:33:51.84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 table:number-columns-repeated="2"/>
          <table:table-cell office:value-type="string" calcext:value-type="string">
            <text:p>12.6645121 -7.9682021 340.99786350379026 3.9</text:p>
          </table:table-cell>
          <table:table-cell office:value-type="float" office:value="12.6645121" calcext:value-type="float">
            <text:p>12.6645121</text:p>
          </table:table-cell>
          <table:table-cell office:value-type="float" office:value="-7.9682021" calcext:value-type="float">
            <text:p>-7.9682021</text:p>
          </table:table-cell>
          <table:table-cell office:value-type="float" office:value="340.99786350379" calcext:value-type="float">
            <text:p>340.9978635037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</text:p>
            <text:p>Mariam Traor├Ò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7:30-13:3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munaut├Ò</text:p>
          </table:table-cell>
          <table:table-cell office:value-type="string" calcext:value-type="string">
            <text:p>Community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table:number-columns-repeated="2"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01042bd4-bcad-4cc5-a31c-d86f6c4514b0</text:p>
          </table:table-cell>
          <table:table-cell office:value-type="string" calcext:value-type="string">
            <text:p>2021-02-10T10:37:44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3" table:visibility="filter">
          <table:table-cell office:value-type="string" calcext:value-type="string">
            <text:p>2021-02-10T11:21:52.86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 table:number-columns-repeated="2"/>
          <table:table-cell office:value-type="string" calcext:value-type="string">
            <text:p>12.6606567 -7.9722967 343.9083029051236 3.9</text:p>
          </table:table-cell>
          <table:table-cell office:value-type="float" office:value="12.6606567" calcext:value-type="float">
            <text:p>12.6606567</text:p>
          </table:table-cell>
          <table:table-cell office:value-type="float" office:value="-7.9722967" calcext:value-type="float">
            <text:p>-7.9722967</text:p>
          </table:table-cell>
          <table:table-cell office:value-type="float" office:value="343.908302905124" calcext:value-type="float">
            <text:p>343.90830290512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</text:p>
            <text:p>DANA DEMBELE</text:p>
            <text:p>Espace Sant├Ò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munaut├Ò</text:p>
          </table:table-cell>
          <table:table-cell office:value-type="string" calcext:value-type="string">
            <text:p>Community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43c84bed-1b0d-4aa0-bd2a-4af74ade6d0d</text:p>
          </table:table-cell>
          <table:table-cell office:value-type="string" calcext:value-type="string">
            <text:p>2021-02-10T11:27:28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2" table:visibility="filter">
          <table:table-cell office:value-type="string" calcext:value-type="string">
            <text:p>2021-02-10T12:24:55.272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 table:number-columns-repeated="2"/>
          <table:table-cell office:value-type="string" calcext:value-type="string">
            <text:p>12.6619641 -7.9676879 349.5904401759014 3.9</text:p>
          </table:table-cell>
          <table:table-cell office:value-type="float" office:value="12.6619641" calcext:value-type="float">
            <text:p>12.6619641</text:p>
          </table:table-cell>
          <table:table-cell office:value-type="float" office:value="-7.9676879" calcext:value-type="float">
            <text:p>-7.9676879</text:p>
          </table:table-cell>
          <table:table-cell office:value-type="float" office:value="349.590440175901" calcext:value-type="float">
            <text:p>349.59044017590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</text:p>
            <text:p>Kanu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munaut├Ò</text:p>
          </table:table-cell>
          <table:table-cell office:value-type="string" calcext:value-type="string">
            <text:p>Community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30b1329-e1be-4066-878c-8f1c72f30bcb</text:p>
          </table:table-cell>
          <table:table-cell office:value-type="string" calcext:value-type="string">
            <text:p>2021-02-10T12:28:30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2021-02-10T09:27:35.728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Bakaribougou</text:p>
          </table:table-cell>
          <table:table-cell/>
          <table:table-cell office:value-type="string" calcext:value-type="string">
            <text:p>Rue 364</text:p>
          </table:table-cell>
          <table:table-cell office:value-type="string" calcext:value-type="string">
            <text:p>12.6535064 -7.97433 364.2451586699971 5.142</text:p>
          </table:table-cell>
          <table:table-cell office:value-type="float" office:value="12.6535064" calcext:value-type="float">
            <text:p>12.6535064</text:p>
          </table:table-cell>
          <table:table-cell office:value-type="float" office:value="-7.97433" calcext:value-type="float">
            <text:p>-7.97433</text:p>
          </table:table-cell>
          <table:table-cell office:value-type="float" office:value="364.245158669997" calcext:value-type="float">
            <text:p>364.245158669997</text:p>
          </table:table-cell>
          <table:table-cell office:value-type="float" office:value="5.142" calcext:value-type="float">
            <text:p>5.142</text:p>
          </table:table-cell>
          <table:table-cell office:value-type="string" calcext:value-type="string">
            <text:p>Cscom benkadi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munautair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3309674f-3f09-4b14-9739-94497b9db143</text:p>
          </table:table-cell>
          <table:table-cell office:value-type="string" calcext:value-type="string">
            <text:p>2021-02-10T15:42:3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2021-02-10T10:19:39.37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yz6GdNItMEBqLYb0</text:p>
          </table:table-cell>
          <table:table-cell table:number-columns-repeated="2"/>
          <table:table-cell office:value-type="string" calcext:value-type="string">
            <text:p>Bilaly Dicko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 table:number-columns-repeated="2"/>
          <table:table-cell office:value-type="string" calcext:value-type="string">
            <text:p>12.618045634396378 -7.919343908226216 353.97890357207507 4.9</text:p>
          </table:table-cell>
          <table:table-cell office:value-type="float" office:value="12.6180456343964" calcext:value-type="float">
            <text:p>12.6180456343964</text:p>
          </table:table-cell>
          <table:table-cell office:value-type="float" office:value="-7.91934390822622" calcext:value-type="float">
            <text:p>-7.91934390822622</text:p>
          </table:table-cell>
          <table:table-cell office:value-type="float" office:value="353.978903572075" calcext:value-type="float">
            <text:p>353.978903572075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B├ótiment pharmacie aer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Guindo sali korotoum</text:p>
          </table:table-cell>
          <table:table-cell office:value-type="string" calcext:value-type="string">
            <text:p>Communit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738893" calcext:value-type="float">
            <text:p>667388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0fdb6507-12aa-4431-85d3-41f5c7307495</text:p>
          </table:table-cell>
          <table:table-cell office:value-type="string" calcext:value-type="string">
            <text:p>2021-02-10T15:53:55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2021-02-10T14:30:59.39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3b5bbe021a1812db</text:p>
          </table:table-cell>
          <table:table-cell table:number-columns-repeated="2"/>
          <table:table-cell office:value-type="string" calcext:value-type="string">
            <text:p>Aminata Diaw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Secteur 1 et 2</text:p>
          </table:table-cell>
          <table:table-cell office:value-type="string" calcext:value-type="string">
            <text:p>12.636110046878457 -8.041541995480657 381.0 4.5</text:p>
          </table:table-cell>
          <table:table-cell office:value-type="float" office:value="12.6361100468785" calcext:value-type="float">
            <text:p>12.6361100468785</text:p>
          </table:table-cell>
          <table:table-cell office:value-type="float" office:value="-8.04154199548066" calcext:value-type="float">
            <text:p>-8.04154199548066</text:p>
          </table:table-cell>
          <table:table-cell office:value-type="float" office:value="381" calcext:value-type="float">
            <text:p>38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harmacie Carefour lafi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 Oth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fficine Pharmacie Carefour lafia</text:p>
          </table:table-cell>
          <table:table-cell table:number-columns-repeated="3"/>
          <table:table-cell office:value-type="float" office:value="2296887" calcext:value-type="float">
            <text:p>22968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dddb15c5-b616-49f2-8594-fd3c9ae8fe3e</text:p>
          </table:table-cell>
          <table:table-cell office:value-type="string" calcext:value-type="string">
            <text:p>2021-02-10T16:20:13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string" calcext:value-type="string">
            <text:p>2021-02-10T11:40:49.58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kZCwpco2LamgRepp</text:p>
          </table:table-cell>
          <table:table-cell table:number-columns-repeated="2"/>
          <table:table-cell office:value-type="string" calcext:value-type="string">
            <text:p>Bakary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Tron├ºon route dioncounda</text:p>
          </table:table-cell>
          <table:table-cell office:value-type="string" calcext:value-type="string">
            <text:p>12.634033029173196 -8.039556151499907 364.7271377656311 24.0</text:p>
          </table:table-cell>
          <table:table-cell office:value-type="float" office:value="12.6340330291732" calcext:value-type="float">
            <text:p>12.6340330291732</text:p>
          </table:table-cell>
          <table:table-cell office:value-type="float" office:value="-8.03955615149991" calcext:value-type="float">
            <text:p>-8.03955615149991</text:p>
          </table:table-cell>
          <table:table-cell office:value-type="float" office:value="364.727137765631" calcext:value-type="float">
            <text:p>364.7271377656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fficine Baminat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officine Baminata</text:p>
          </table:table-cell>
          <table:table-cell table:number-columns-repeated="3"/>
          <table:table-cell office:value-type="float" office:value="20290629" calcext:value-type="float">
            <text:p>202906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c973bde-b55f-4bc2-a377-5f8296e6fa97</text:p>
          </table:table-cell>
          <table:table-cell office:value-type="string" calcext:value-type="string">
            <text:p>2021-02-10T16:31:0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 table:visibility="filter">
          <table:table-cell office:value-type="string" calcext:value-type="string">
            <text:p>2021-02-10T14:45:41.349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kZCwpco2LamgRepp</text:p>
          </table:table-cell>
          <table:table-cell table:number-columns-repeated="2"/>
          <table:table-cell office:value-type="string" calcext:value-type="string">
            <text:p>Bakary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 secteur 1 et 2</text:p>
          </table:table-cell>
          <table:table-cell office:value-type="string" calcext:value-type="string">
            <text:p>12.637455195583161 -8.041784031891192 370.61296412175557 4.0</text:p>
          </table:table-cell>
          <table:table-cell office:value-type="float" office:value="12.6374551955832" calcext:value-type="float">
            <text:p>12.6374551955832</text:p>
          </table:table-cell>
          <table:table-cell office:value-type="float" office:value="-8.04178403189119" calcext:value-type="float">
            <text:p>-8.04178403189119</text:p>
          </table:table-cell>
          <table:table-cell office:value-type="float" office:value="370.612964121756" calcext:value-type="float">
            <text:p>370.61296412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armacie Benkan lafi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Benkan Lafia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8b863b6a-af71-4cbe-9217-975f97397696</text:p>
          </table:table-cell>
          <table:table-cell office:value-type="string" calcext:value-type="string">
            <text:p>2021-02-10T16:31:03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2021-02-10T12:25:27.277Z</text:p>
          </table:table-cell>
          <table:table-cell office:value-type="string" calcext:value-type="string">
            <text:p>2021-02-10</text:p>
          </table:table-cell>
          <table:table-cell office:value-type="float" office:value="358005080629725" calcext:value-type="float">
            <text:p>358005080629725</text:p>
          </table:table-cell>
          <table:table-cell table:number-columns-repeated="2"/>
          <table:table-cell office:value-type="string" calcext:value-type="string">
            <text:p>Hamidou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Korofina-Sud</text:p>
          </table:table-cell>
          <table:table-cell/>
          <table:table-cell office:value-type="string" calcext:value-type="string">
            <text:p>Koronfina sud </text:p>
          </table:table-cell>
          <table:table-cell office:value-type="string" calcext:value-type="string">
            <text:p>12.662796666666669 -7.949796666666667 324.6 4.9</text:p>
          </table:table-cell>
          <table:table-cell office:value-type="float" office:value="12.6627966666667" calcext:value-type="float">
            <text:p>12.6627966666667</text:p>
          </table:table-cell>
          <table:table-cell office:value-type="float" office:value="-7.94979666666667" calcext:value-type="float">
            <text:p>-7.94979666666667</text:p>
          </table:table-cell>
          <table:table-cell office:value-type="float" office:value="324.6" calcext:value-type="float">
            <text:p>324.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harmacie populaire du mali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ublic </text:p>
          </table:table-cell>
          <table:table-cell table:number-columns-repeated="3"/>
          <table:table-cell office:value-type="float" office:value="20225059" calcext:value-type="float">
            <text:p>202250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f82b7980-5b37-45d6-ae5d-be3326c49955</text:p>
          </table:table-cell>
          <table:table-cell office:value-type="string" calcext:value-type="string">
            <text:p>2021-02-10T16:31:32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2021-02-10T15:09:52.543Z</text:p>
          </table:table-cell>
          <table:table-cell office:value-type="string" calcext:value-type="string">
            <text:p>2021-02-10</text:p>
          </table:table-cell>
          <table:table-cell office:value-type="float" office:value="358005080629725" calcext:value-type="float">
            <text:p>358005080629725</text:p>
          </table:table-cell>
          <table:table-cell table:number-columns-repeated="2"/>
          <table:table-cell office:value-type="string" calcext:value-type="string">
            <text:p>Hamidou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Fadjiguila</text:p>
          </table:table-cell>
          <table:table-cell/>
          <table:table-cell office:value-type="string" calcext:value-type="string">
            <text:p>Fadjiguila</text:p>
          </table:table-cell>
          <table:table-cell office:value-type="string" calcext:value-type="string">
            <text:p>12.672158333333334 -7.950873333333334 340.6 4.1</text:p>
          </table:table-cell>
          <table:table-cell office:value-type="float" office:value="12.6721583333333" calcext:value-type="float">
            <text:p>12.6721583333333</text:p>
          </table:table-cell>
          <table:table-cell office:value-type="float" office:value="-7.95087333333333" calcext:value-type="float">
            <text:p>-7.95087333333333</text:p>
          </table:table-cell>
          <table:table-cell office:value-type="float" office:value="340.6" calcext:value-type="float">
            <text:p>340.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jeneba Dabitao</text:p>
          </table:table-cell>
          <table:table-cell table:number-columns-repeated="3"/>
          <table:table-cell office:value-type="float" office:value="21742216" calcext:value-type="float">
            <text:p>217422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5843ce4f-14d9-4a27-8b81-11dcdb4b7570</text:p>
          </table:table-cell>
          <table:table-cell office:value-type="string" calcext:value-type="string">
            <text:p>2021-02-10T16:31:35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2021-02-10T12:44:57.46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37iYIf9mujLgP7FW</text:p>
          </table:table-cell>
          <table:table-cell table:number-columns-repeated="2"/>
          <table:table-cell office:value-type="string" calcext:value-type="string">
            <text:p>ALOU SOW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Djikoroni-Para</text:p>
          </table:table-cell>
          <table:table-cell/>
          <table:table-cell office:value-type="string" calcext:value-type="string">
            <text:p>Usineda</text:p>
          </table:table-cell>
          <table:table-cell office:value-type="string" calcext:value-type="string">
            <text:p>12.618245 -8.0330967 339.3577973895132 2.94</text:p>
          </table:table-cell>
          <table:table-cell office:value-type="float" office:value="12.618245" calcext:value-type="float">
            <text:p>12.618245</text:p>
          </table:table-cell>
          <table:table-cell office:value-type="float" office:value="-8.0330967" calcext:value-type="float">
            <text:p>-8.0330967</text:p>
          </table:table-cell>
          <table:table-cell office:value-type="float" office:value="339.357797389513" calcext:value-type="float">
            <text:p>339.357797389513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Mo-Sa 07:30-15:00 O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├Ò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69354a10-c3fe-4044-9ead-f1c769e38ff5</text:p>
          </table:table-cell>
          <table:table-cell office:value-type="string" calcext:value-type="string">
            <text:p>2021-02-10T16:31:41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2021-02-10T14:18:53.219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a183698a4c2d5250</text:p>
          </table:table-cell>
          <table:table-cell table:number-columns-repeated="2"/>
          <table:table-cell office:value-type="string" calcext:value-type="string">
            <text:p>Aissata Maig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Fadjiguila</text:p>
          </table:table-cell>
          <table:table-cell/>
          <table:table-cell office:value-type="string" calcext:value-type="string">
            <text:p>Fadjiguila</text:p>
          </table:table-cell>
          <table:table-cell office:value-type="string" calcext:value-type="string">
            <text:p>12.676479136571288 -7.953369906172156 395.0 5.0</text:p>
          </table:table-cell>
          <table:table-cell office:value-type="float" office:value="12.6764791365713" calcext:value-type="float">
            <text:p>12.6764791365713</text:p>
          </table:table-cell>
          <table:table-cell office:value-type="float" office:value="-7.95336990617216" calcext:value-type="float">
            <text:p>-7.95336990617216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bed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Mo-Sa 07:30-15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hamed Mariko Diakit├Ò </text:p>
          </table:table-cell>
          <table:table-cell table:number-columns-repeated="3"/>
          <table:table-cell office:value-type="float" office:value="74133853" calcext:value-type="float">
            <text:p>741338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existence of water point</text:p>
          </table:table-cell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7056f734-cc57-40cb-9c98-a277a6303adc</text:p>
          </table:table-cell>
          <table:table-cell office:value-type="string" calcext:value-type="string">
            <text:p>2021-02-10T16:32:34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string" calcext:value-type="string">
            <text:p>2021-02-10T11:05:27.548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 bougoudani </text:p>
          </table:table-cell>
          <table:table-cell office:value-type="string" calcext:value-type="string">
            <text:p>12.6349219 -8.0482993 377.0 5.6</text:p>
          </table:table-cell>
          <table:table-cell office:value-type="float" office:value="12.6349219" calcext:value-type="float">
            <text:p>12.6349219</text:p>
          </table:table-cell>
          <table:table-cell office:value-type="float" office:value="-8.0482993" calcext:value-type="float">
            <text:p>-8.0482993</text:p>
          </table:table-cell>
          <table:table-cell office:value-type="float" office:value="377" calcext:value-type="float">
            <text:p>377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Pharmacie Modibo Traor├Ò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odibo Traor├Ò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8828120" calcext:value-type="float">
            <text:p>788281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79cf3fd5-a3f3-47ee-aa80-7b581ab6ee90</text:p>
          </table:table-cell>
          <table:table-cell office:value-type="string" calcext:value-type="string">
            <text:p>2021-02-10T16:43:18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 table:visibility="filter">
          <table:table-cell office:value-type="string" calcext:value-type="string">
            <text:p>2021-02-10T09:14:48.870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AdfiW4ZdTTGYwc43</text:p>
          </table:table-cell>
          <table:table-cell table:number-columns-repeated="2"/>
          <table:table-cell office:value-type="string" calcext:value-type="string">
            <text:p>Ann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Kalabambougou</text:p>
          </table:table-cell>
          <table:table-cell/>
          <table:table-cell office:value-type="string" calcext:value-type="string">
            <text:p>Kalabambougou waireda</text:p>
          </table:table-cell>
          <table:table-cell office:value-type="string" calcext:value-type="string">
            <text:p>12.58015 -8.0691633 345.6460362935805 3.9</text:p>
          </table:table-cell>
          <table:table-cell office:value-type="float" office:value="12.58015" calcext:value-type="float">
            <text:p>12.58015</text:p>
          </table:table-cell>
          <table:table-cell office:value-type="float" office:value="-8.0691633" calcext:value-type="float">
            <text:p>-8.0691633</text:p>
          </table:table-cell>
          <table:table-cell office:value-type="float" office:value="345.64603629358" calcext:value-type="float">
            <text:p>345.6460362935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Kalifa kone</text:p>
          </table:table-cell>
          <table:table-cell office:value-type="string" calcext:value-type="string">
            <text:p>Pharmacy</text:p>
          </table:table-cell>
          <table:table-cell table:number-columns-repeated="2"/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Ordre des pharmaciens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83682844" calcext:value-type="float">
            <text:p>836828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82b0fd6b-2282-4016-9d7a-8e6d61221c2a</text:p>
          </table:table-cell>
          <table:table-cell office:value-type="string" calcext:value-type="string">
            <text:p>2021-02-10T16:55:02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 table:visibility="filter">
          <table:table-cell office:value-type="string" calcext:value-type="string">
            <text:p>2021-02-10T15:55:30.892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AdfiW4ZdTTGYwc43</text:p>
          </table:table-cell>
          <table:table-cell table:number-columns-repeated="2"/>
          <table:table-cell office:value-type="string" calcext:value-type="string">
            <text:p>Ann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Kalabambougou</text:p>
          </table:table-cell>
          <table:table-cell table:number-columns-repeated="2"/>
          <table:table-cell office:value-type="string" calcext:value-type="string">
            <text:p>12.57054 -8.0536867 335.91539673739214 3.9</text:p>
          </table:table-cell>
          <table:table-cell office:value-type="float" office:value="12.57054" calcext:value-type="float">
            <text:p>12.57054</text:p>
          </table:table-cell>
          <table:table-cell office:value-type="float" office:value="-8.0536867" calcext:value-type="float">
            <text:p>-8.0536867</text:p>
          </table:table-cell>
          <table:table-cell office:value-type="float" office:value="335.915396737392" calcext:value-type="float">
            <text:p>335.91539673739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soutoura</text:p>
          </table:table-cell>
          <table:table-cell office:value-type="string" calcext:value-type="string">
            <text:p>Pharmacy</text:p>
          </table:table-cell>
          <table:table-cell table:number-columns-repeated="2"/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Ordre des pharmaciens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76010891" calcext:value-type="float">
            <text:p>760108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5f839a4c-f960-45dd-a8a8-ded21d5be942</text:p>
          </table:table-cell>
          <table:table-cell office:value-type="string" calcext:value-type="string">
            <text:p>2021-02-10T16:55:16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string" calcext:value-type="string">
            <text:p>2021-02-10T14:13:50.610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 table:number-columns-repeated="2"/>
          <table:table-cell office:value-type="string" calcext:value-type="string">
            <text:p>12.5866971 -7.9965175 396.06377075120395 3.9</text:p>
          </table:table-cell>
          <table:table-cell office:value-type="float" office:value="12.5866971" calcext:value-type="float">
            <text:p>12.5866971</text:p>
          </table:table-cell>
          <table:table-cell office:value-type="float" office:value="-7.9965175" calcext:value-type="float">
            <text:p>-7.9965175</text:p>
          </table:table-cell>
          <table:table-cell office:value-type="float" office:value="396.063770751204" calcext:value-type="float">
            <text:p>396.06377075120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de la R├Òf├Òrenc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anou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69510495" calcext:value-type="float">
            <text:p>69510495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896" calcext:value-type="float">
            <text:p>896</text:p>
          </table:table-cell>
          <table:table-cell office:value-type="string" calcext:value-type="string">
            <text:p>5d931f8c-35c4-4857-8aa0-8e03392623ce</text:p>
          </table:table-cell>
          <table:table-cell office:value-type="string" calcext:value-type="string">
            <text:p>2021-02-10T17:02:11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2021-02-10T14:45:37.87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/>
          <table:table-cell office:value-type="string" calcext:value-type="string">
            <text:p>Sabalibougou face de Scom</text:p>
          </table:table-cell>
          <table:table-cell office:value-type="string" calcext:value-type="string">
            <text:p>12.5931012 -8.0031401 355.4 2.583</text:p>
          </table:table-cell>
          <table:table-cell office:value-type="float" office:value="12.5931012" calcext:value-type="float">
            <text:p>12.5931012</text:p>
          </table:table-cell>
          <table:table-cell office:value-type="float" office:value="-8.0031401" calcext:value-type="float">
            <text:p>-8.0031401</text:p>
          </table:table-cell>
          <table:table-cell office:value-type="float" office:value="355.4" calcext:value-type="float">
            <text:p>355.4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10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Officicine Sabalibougou March├Ò Sarl</text:p>
          </table:table-cell>
          <table:table-cell table:number-columns-repeated="22"/>
          <table:table-cell office:value-type="float" office:value="912" calcext:value-type="float">
            <text:p>912</text:p>
          </table:table-cell>
          <table:table-cell office:value-type="string" calcext:value-type="string">
            <text:p>132f1974-be45-4249-aaf7-4e9af4de9490</text:p>
          </table:table-cell>
          <table:table-cell office:value-type="string" calcext:value-type="string">
            <text:p>2021-02-10T17:04:35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 table:visibility="filter">
          <table:table-cell office:value-type="string" calcext:value-type="string">
            <text:p>2021-02-10T13:19:49.122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i8Dxlg3ikyybBVzX</text:p>
          </table:table-cell>
          <table:table-cell table:number-columns-repeated="2"/>
          <table:table-cell office:value-type="string" calcext:value-type="string">
            <text:p>Mbaly Doumbi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Korofina Nord</text:p>
          </table:table-cell>
          <table:table-cell/>
          <table:table-cell office:value-type="string" calcext:value-type="string">
            <text:p>Korofina nord</text:p>
          </table:table-cell>
          <table:table-cell office:value-type="string" calcext:value-type="string">
            <text:p>12.6715577 -7.9534482 325.1 7.4</text:p>
          </table:table-cell>
          <table:table-cell office:value-type="float" office:value="12.6715577" calcext:value-type="float">
            <text:p>12.6715577</text:p>
          </table:table-cell>
          <table:table-cell office:value-type="float" office:value="-7.9534482" calcext:value-type="float">
            <text:p>-7.9534482</text:p>
          </table:table-cell>
          <table:table-cell office:value-type="float" office:value="325.1" calcext:value-type="float">
            <text:p>325.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eydou Traor├Ò </text:p>
          </table:table-cell>
          <table:table-cell table:number-columns-repeated="3"/>
          <table:table-cell office:value-type="float" office:value="76343358" calcext:value-type="float">
            <text:p>763433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a2b86be4-4285-4853-b3a8-fc80d68fab61</text:p>
          </table:table-cell>
          <table:table-cell office:value-type="string" calcext:value-type="string">
            <text:p>2021-02-10T17:36:54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 table:visibility="filter">
          <table:table-cell office:value-type="string" calcext:value-type="string">
            <text:p>2021-02-10T14:20:57.739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i8Dxlg3ikyybBVzX</text:p>
          </table:table-cell>
          <table:table-cell table:number-columns-repeated="2"/>
          <table:table-cell office:value-type="string" calcext:value-type="string">
            <text:p>Mbaly doumbi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Fadjiguila</text:p>
          </table:table-cell>
          <table:table-cell/>
          <table:table-cell office:value-type="string" calcext:value-type="string">
            <text:p>Fadjiguila</text:p>
          </table:table-cell>
          <table:table-cell office:value-type="string" calcext:value-type="string">
            <text:p>12.676755 -7.95114 343.1 7.4</text:p>
          </table:table-cell>
          <table:table-cell office:value-type="float" office:value="12.676755" calcext:value-type="float">
            <text:p>12.676755</text:p>
          </table:table-cell>
          <table:table-cell office:value-type="float" office:value="-7.95114" calcext:value-type="float">
            <text:p>-7.95114</text:p>
          </table:table-cell>
          <table:table-cell office:value-type="float" office:value="343.1" calcext:value-type="float">
            <text:p>343.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octar guindo</text:p>
          </table:table-cell>
          <table:table-cell table:number-columns-repeated="3"/>
          <table:table-cell office:value-type="float" office:value="66787968" calcext:value-type="float">
            <text:p>667879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5b670b56-b514-4ebb-a51e-5814596d905f</text:p>
          </table:table-cell>
          <table:table-cell office:value-type="string" calcext:value-type="string">
            <text:p>2021-02-10T17:36:59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 table:visibility="filter">
          <table:table-cell office:value-type="string" calcext:value-type="string">
            <text:p>2021-02-10T15:35:23.329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no6U5V4eMLGVKt3U</text:p>
          </table:table-cell>
          <table:table-cell table:number-columns-repeated="2"/>
          <table:table-cell office:value-type="string" calcext:value-type="string">
            <text:p>Moussa Kodi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Torokorobougou</text:p>
          </table:table-cell>
          <table:table-cell/>
          <table:table-cell office:value-type="string" calcext:value-type="string">
            <text:p>Dr Traor├Ò Diencan Diallo</text:p>
          </table:table-cell>
          <table:table-cell office:value-type="string" calcext:value-type="string">
            <text:p>12.60404 -8.00272 356.0075718726061 1.86</text:p>
          </table:table-cell>
          <table:table-cell office:value-type="float" office:value="12.60404" calcext:value-type="float">
            <text:p>12.60404</text:p>
          </table:table-cell>
          <table:table-cell office:value-type="float" office:value="-8.00272" calcext:value-type="float">
            <text:p>-8.00272</text:p>
          </table:table-cell>
          <table:table-cell office:value-type="float" office:value="356.007571872606" calcext:value-type="float">
            <text:p>356.00757187260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Pharmacie du Niger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23"/>
          <table:table-cell office:value-type="float" office:value="956" calcext:value-type="float">
            <text:p>956</text:p>
          </table:table-cell>
          <table:table-cell office:value-type="string" calcext:value-type="string">
            <text:p>e1699f76-e800-4265-9736-05be984219c7</text:p>
          </table:table-cell>
          <table:table-cell office:value-type="string" calcext:value-type="string">
            <text:p>2021-02-10T17:39:07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string" calcext:value-type="string">
            <text:p>2021-02-10T13:22:03.14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issabougou</text:p>
          </table:table-cell>
          <table:table-cell table:number-columns-repeated="2"/>
          <table:table-cell office:value-type="string" calcext:value-type="string">
            <text:p>12.6316473 -7.9222229 429.76001220703125 2.316</text:p>
          </table:table-cell>
          <table:table-cell office:value-type="float" office:value="12.6316473" calcext:value-type="float">
            <text:p>12.6316473</text:p>
          </table:table-cell>
          <table:table-cell office:value-type="float" office:value="-7.9222229" calcext:value-type="float">
            <text:p>-7.9222229</text:p>
          </table:table-cell>
          <table:table-cell office:value-type="float" office:value="429.760012207031" calcext:value-type="float">
            <text:p>429.760012207031</text:p>
          </table:table-cell>
          <table:table-cell office:value-type="float" office:value="2.316" calcext:value-type="float">
            <text:p>2.316</text:p>
          </table:table-cell>
          <table:table-cell office:value-type="string" calcext:value-type="string">
            <text:p>Pharmacie la malienne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76326793" calcext:value-type="float">
            <text:p>76326793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006" calcext:value-type="float">
            <text:p>1006</text:p>
          </table:table-cell>
          <table:table-cell office:value-type="string" calcext:value-type="string">
            <text:p>27b29c9c-cbe5-42f1-851c-ddc67a29596f</text:p>
          </table:table-cell>
          <table:table-cell office:value-type="string" calcext:value-type="string">
            <text:p>2021-02-10T17:46:44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string" calcext:value-type="string">
            <text:p>2021-02-10T09:56:21.235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gpB4BSgVXdaUJ74i</text:p>
          </table:table-cell>
          <table:table-cell table:number-columns-repeated="2"/>
          <table:table-cell office:value-type="string" calcext:value-type="string">
            <text:p>Bintou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Bamako Coura</text:p>
          </table:table-cell>
          <table:table-cell table:number-columns-repeated="2"/>
          <table:table-cell office:value-type="string" calcext:value-type="string">
            <text:p>12.6418033 -8.0045767 334.6 3.9</text:p>
          </table:table-cell>
          <table:table-cell office:value-type="float" office:value="12.6418033" calcext:value-type="float">
            <text:p>12.6418033</text:p>
          </table:table-cell>
          <table:table-cell office:value-type="float" office:value="-8.0045767" calcext:value-type="float">
            <text:p>-8.0045767</text:p>
          </table:table-cell>
          <table:table-cell office:value-type="float" office:value="334.6" calcext:value-type="float">
            <text:p>33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├Òe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720506" calcext:value-type="float">
            <text:p>66720506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012" calcext:value-type="float">
            <text:p>1012</text:p>
          </table:table-cell>
          <table:table-cell office:value-type="string" calcext:value-type="string">
            <text:p>e1fefccd-113b-4888-b159-5e666a886908</text:p>
          </table:table-cell>
          <table:table-cell office:value-type="string" calcext:value-type="string">
            <text:p>2021-02-10T17:48:25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2021-02-10T10:07:32.589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gpB4BSgVXdaUJ74i</text:p>
          </table:table-cell>
          <table:table-cell table:number-columns-repeated="2"/>
          <table:table-cell office:value-type="string" calcext:value-type="string">
            <text:p>Bintou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Bamako Coura</text:p>
          </table:table-cell>
          <table:table-cell table:number-columns-repeated="2"/>
          <table:table-cell office:value-type="string" calcext:value-type="string">
            <text:p>12.6378117 -8.0039383 332.4 3.9</text:p>
          </table:table-cell>
          <table:table-cell office:value-type="float" office:value="12.6378117" calcext:value-type="float">
            <text:p>12.6378117</text:p>
          </table:table-cell>
          <table:table-cell office:value-type="float" office:value="-8.0039383" calcext:value-type="float">
            <text:p>-8.0039383</text:p>
          </table:table-cell>
          <table:table-cell office:value-type="float" office:value="332.4" calcext:value-type="float">
            <text:p>332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├Òe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013" calcext:value-type="float">
            <text:p>1013</text:p>
          </table:table-cell>
          <table:table-cell office:value-type="string" calcext:value-type="string">
            <text:p>022a2c3d-d602-4fd9-929a-bc6f60cfb289</text:p>
          </table:table-cell>
          <table:table-cell office:value-type="string" calcext:value-type="string">
            <text:p>2021-02-10T17:48:26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 table:visibility="filter">
          <table:table-cell office:value-type="string" calcext:value-type="string">
            <text:p>2021-02-10T12:20:36.179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</text:p>
          </table:table-cell>
          <table:table-cell office:value-type="string" calcext:value-type="string">
            <text:p>12.632 -8.0434767 353.4202460874678 3.177</text:p>
          </table:table-cell>
          <table:table-cell office:value-type="float" office:value="12.632" calcext:value-type="float">
            <text:p>12.632</text:p>
          </table:table-cell>
          <table:table-cell office:value-type="float" office:value="-8.0434767" calcext:value-type="float">
            <text:p>-8.0434767</text:p>
          </table:table-cell>
          <table:table-cell office:value-type="float" office:value="353.420246087468" calcext:value-type="float">
            <text:p>353.420246087468</text:p>
          </table:table-cell>
          <table:table-cell office:value-type="float" office:value="3.177" calcext:value-type="float">
            <text:p>3.177</text:p>
          </table:table-cell>
          <table:table-cell office:value-type="string" calcext:value-type="string">
            <text:p>Pharmacie m'pewo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293062" calcext:value-type="float">
            <text:p>20293062</text:p>
          </table:table-cell>
          <table:table-cell table:number-columns-repeated="18"/>
          <table:table-cell office:value-type="float" office:value="1063" calcext:value-type="float">
            <text:p>1063</text:p>
          </table:table-cell>
          <table:table-cell office:value-type="string" calcext:value-type="string">
            <text:p>8df638de-d9b8-41b8-8657-e61e394406ba</text:p>
          </table:table-cell>
          <table:table-cell office:value-type="string" calcext:value-type="string">
            <text:p>2021-02-10T19:03:47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 table:visibility="filter">
          <table:table-cell office:value-type="string" calcext:value-type="string">
            <text:p>2021-02-10T15:07:44.443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rWmgRjTPVggkfceM</text:p>
          </table:table-cell>
          <table:table-cell table:number-columns-repeated="2"/>
          <table:table-cell office:value-type="string" calcext:value-type="string">
            <text:p>Aw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</text:p>
          </table:table-cell>
          <table:table-cell office:value-type="string" calcext:value-type="string">
            <text:p>12.6336167 -8.0394917 346.4610522538508 1.328</text:p>
          </table:table-cell>
          <table:table-cell office:value-type="float" office:value="12.6336167" calcext:value-type="float">
            <text:p>12.6336167</text:p>
          </table:table-cell>
          <table:table-cell office:value-type="float" office:value="-8.0394917" calcext:value-type="float">
            <text:p>-8.0394917</text:p>
          </table:table-cell>
          <table:table-cell office:value-type="float" office:value="346.461052253851" calcext:value-type="float">
            <text:p>346.461052253851</text:p>
          </table:table-cell>
          <table:table-cell office:value-type="float" office:value="1.328" calcext:value-type="float">
            <text:p>1.328</text:p>
          </table:table-cell>
          <table:table-cell office:value-type="string" calcext:value-type="string">
            <text:p>Pharmacie Baminat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Private</text:p>
          </table:table-cell>
          <table:table-cell office:value-type="string" calcext:value-type="string">
            <text:p>Dr Oumar Tangara</text:p>
          </table:table-cell>
          <table:table-cell table:number-columns-repeated="3"/>
          <table:table-cell office:value-type="float" office:value="44271714" calcext:value-type="float">
            <text:p>44271714</text:p>
          </table:table-cell>
          <table:table-cell table:number-columns-repeated="18"/>
          <table:table-cell office:value-type="float" office:value="1068" calcext:value-type="float">
            <text:p>1068</text:p>
          </table:table-cell>
          <table:table-cell office:value-type="string" calcext:value-type="string">
            <text:p>cd5a4b2a-3054-496f-954d-6a1ee4067fde</text:p>
          </table:table-cell>
          <table:table-cell office:value-type="string" calcext:value-type="string">
            <text:p>2021-02-10T19:03:50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 table:visibility="filter">
          <table:table-cell office:value-type="string" calcext:value-type="string">
            <text:p>2021-02-10T16:26:46.014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 table:number-columns-repeated="2"/>
          <table:table-cell office:value-type="string" calcext:value-type="string">
            <text:p>12.6088801 -7.9049179 342.4534818888671 7.266</text:p>
          </table:table-cell>
          <table:table-cell office:value-type="float" office:value="12.6088801" calcext:value-type="float">
            <text:p>12.6088801</text:p>
          </table:table-cell>
          <table:table-cell office:value-type="float" office:value="-7.9049179" calcext:value-type="float">
            <text:p>-7.9049179</text:p>
          </table:table-cell>
          <table:table-cell office:value-type="float" office:value="342.453481888867" calcext:value-type="float">
            <text:p>342.453481888867</text:p>
          </table:table-cell>
          <table:table-cell office:value-type="float" office:value="7.266" calcext:value-type="float">
            <text:p>7.266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 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e Niangaly Tembin├Ò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207169" calcext:value-type="float">
            <text:p>20207169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090" calcext:value-type="float">
            <text:p>1090</text:p>
          </table:table-cell>
          <table:table-cell office:value-type="string" calcext:value-type="string">
            <text:p>442263eb-d35a-4f4b-b277-58f0d44b6c24</text:p>
          </table:table-cell>
          <table:table-cell office:value-type="string" calcext:value-type="string">
            <text:p>2021-02-10T19:11:53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 table:visibility="filter">
          <table:table-cell office:value-type="string" calcext:value-type="string">
            <text:p>2021-02-10T14:34:03.552Z</text:p>
          </table:table-cell>
          <table:table-cell office:value-type="string" calcext:value-type="string">
            <text:p>2021-02-10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 table:number-columns-repeated="2"/>
          <table:table-cell office:value-type="string" calcext:value-type="string">
            <text:p>12.590426666666668 -8.001585 335.8 7.3</text:p>
          </table:table-cell>
          <table:table-cell office:value-type="float" office:value="12.5904266666667" calcext:value-type="float">
            <text:p>12.5904266666667</text:p>
          </table:table-cell>
          <table:table-cell office:value-type="float" office:value="-8.001585" calcext:value-type="float">
            <text:p>-8.001585</text:p>
          </table:table-cell>
          <table:table-cell office:value-type="float" office:value="335.8" calcext:value-type="float">
            <text:p>335.8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rmacie BABA DIALLO</text:p>
          </table:table-cell>
          <table:table-cell office:value-type="string" calcext:value-type="string">
            <text:p>Pharmacy</text:p>
          </table:table-cell>
          <table:table-cell table:number-columns-repeated="24"/>
          <table:table-cell office:value-type="float" office:value="71276970" calcext:value-type="float">
            <text:p>71276970</text:p>
          </table:table-cell>
          <table:table-cell table:number-columns-repeated="18"/>
          <table:table-cell office:value-type="float" office:value="1101" calcext:value-type="float">
            <text:p>1101</text:p>
          </table:table-cell>
          <table:table-cell office:value-type="string" calcext:value-type="string">
            <text:p>ee42979b-6741-494b-89be-395e02e11536</text:p>
          </table:table-cell>
          <table:table-cell office:value-type="string" calcext:value-type="string">
            <text:p>2021-02-10T19:20:25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 table:visibility="filter">
          <table:table-cell office:value-type="string" calcext:value-type="string">
            <text:p>2021-02-10T16:03:06.121Z</text:p>
          </table:table-cell>
          <table:table-cell office:value-type="string" calcext:value-type="string">
            <text:p>2021-02-10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 table:number-columns-repeated="2"/>
          <table:table-cell office:value-type="string" calcext:value-type="string">
            <text:p>12.609598333333334 -7.911230000000001 337.7 1.1</text:p>
          </table:table-cell>
          <table:table-cell office:value-type="float" office:value="12.6095983333333" calcext:value-type="float">
            <text:p>12.6095983333333</text:p>
          </table:table-cell>
          <table:table-cell office:value-type="float" office:value="-7.91123" calcext:value-type="float">
            <text:p>-7.91123</text:p>
          </table:table-cell>
          <table:table-cell office:value-type="float" office:value="337.7" calcext:value-type="float">
            <text:p>337.7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Hospice care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 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ouley Guirou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168" calcext:value-type="float">
            <text:p>1168</text:p>
          </table:table-cell>
          <table:table-cell office:value-type="string" calcext:value-type="string">
            <text:p>fad886d5-ef1b-4a1e-bc0f-274917eb0ae1</text:p>
          </table:table-cell>
          <table:table-cell office:value-type="string" calcext:value-type="string">
            <text:p>2021-02-10T20:08:07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 table:visibility="filter">
          <table:table-cell office:value-type="string" calcext:value-type="string">
            <text:p>2021-02-10T11:46:47.160Z</text:p>
          </table:table-cell>
          <table:table-cell office:value-type="string" calcext:value-type="string">
            <text:p>2021-02-10</text:p>
          </table:table-cell>
          <table:table-cell office:value-type="float" office:value="358005081343540" calcext:value-type="float">
            <text:p>358005081343540</text:p>
          </table:table-cell>
          <table:table-cell table:number-columns-repeated="2"/>
          <table:table-cell office:value-type="string" calcext:value-type="string">
            <text:p>Mouss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Korofina Nord</text:p>
          </table:table-cell>
          <table:table-cell/>
          <table:table-cell office:value-type="string" calcext:value-type="string">
            <text:p>korofina nord</text:p>
          </table:table-cell>
          <table:table-cell office:value-type="string" calcext:value-type="string">
            <text:p>12.666451666666667 -7.952843333333334 352.1 7.6</text:p>
          </table:table-cell>
          <table:table-cell office:value-type="float" office:value="12.6664516666667" calcext:value-type="float">
            <text:p>12.6664516666667</text:p>
          </table:table-cell>
          <table:table-cell office:value-type="float" office:value="-7.95284333333333" calcext:value-type="float">
            <text:p>-7.95284333333333</text:p>
          </table:table-cell>
          <table:table-cell office:value-type="float" office:value="352.1" calcext:value-type="float">
            <text:p>352.1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Maternit├Ò korofin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oukasou maig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240572" calcext:value-type="float">
            <text:p>202405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54821c1-e724-4129-a586-1a48d966c4e5</text:p>
          </table:table-cell>
          <table:table-cell office:value-type="string" calcext:value-type="string">
            <text:p>2021-02-10T20:11:27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 table:visibility="filter">
          <table:table-cell office:value-type="string" calcext:value-type="string">
            <text:p>2021-02-10T14:31:55.694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 zerny </text:p>
          </table:table-cell>
          <table:table-cell office:value-type="string" calcext:value-type="string">
            <text:p>12.5987248 -7.9214949 367.06 4.9</text:p>
          </table:table-cell>
          <table:table-cell office:value-type="float" office:value="12.5987248" calcext:value-type="float">
            <text:p>12.5987248</text:p>
          </table:table-cell>
          <table:table-cell office:value-type="float" office:value="-7.9214949" calcext:value-type="float">
            <text:p>-7.9214949</text:p>
          </table:table-cell>
          <table:table-cell office:value-type="float" office:value="367.06" calcext:value-type="float">
            <text:p>367.0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madou Dicall</text:p>
          </table:table-cell>
          <table:table-cell table:number-columns-repeated="3"/>
          <table:table-cell office:value-type="float" office:value="20776800" calcext:value-type="float">
            <text:p>207768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 existence of water poin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049d65c4-8bc5-48f8-aeb3-bb75cf81c15b</text:p>
          </table:table-cell>
          <table:table-cell office:value-type="string" calcext:value-type="string">
            <text:p>2021-02-10T22:43:02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 table:visibility="filter">
          <table:table-cell office:value-type="string" calcext:value-type="string">
            <text:p>2021-02-10T14:55:28.157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 zerny</text:p>
          </table:table-cell>
          <table:table-cell office:value-type="string" calcext:value-type="string">
            <text:p>12.6026627 -7.924082 367.06 4.633</text:p>
          </table:table-cell>
          <table:table-cell office:value-type="float" office:value="12.6026627" calcext:value-type="float">
            <text:p>12.6026627</text:p>
          </table:table-cell>
          <table:table-cell office:value-type="float" office:value="-7.924082" calcext:value-type="float">
            <text:p>-7.924082</text:p>
          </table:table-cell>
          <table:table-cell office:value-type="float" office:value="367.06" calcext:value-type="float">
            <text:p>367.06</text:p>
          </table:table-cell>
          <table:table-cell office:value-type="float" office:value="4.633" calcext:value-type="float">
            <text:p>4.633</text:p>
          </table:table-cell>
          <table:table-cell office:value-type="string" calcext:value-type="string">
            <text:p>PHARMACIE <text:s/>de l'avenir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avid Tour├Ò 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191" calcext:value-type="float">
            <text:p>1191</text:p>
          </table:table-cell>
          <table:table-cell office:value-type="string" calcext:value-type="string">
            <text:p>8c2b21e9-cb8e-45ea-9a1e-f1fbfcedcd58</text:p>
          </table:table-cell>
          <table:table-cell office:value-type="string" calcext:value-type="string">
            <text:p>2021-02-10T22:43:02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2" table:visibility="filter">
          <table:table-cell office:value-type="string" calcext:value-type="string">
            <text:p>2021-02-15T09:57:15.549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  <text:p/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 table:number-columns-repeated="2"/>
          <table:table-cell office:value-type="string" calcext:value-type="string">
            <text:p>12.6699172 -7.9777003 361.03062604472655 3.9</text:p>
          </table:table-cell>
          <table:table-cell office:value-type="float" office:value="12.6699172" calcext:value-type="float">
            <text:p>12.6699172</text:p>
          </table:table-cell>
          <table:table-cell office:value-type="float" office:value="-7.9777003" calcext:value-type="float">
            <text:p>-7.9777003</text:p>
          </table:table-cell>
          <table:table-cell office:value-type="float" office:value="361.030626044727" calcext:value-type="float">
            <text:p>361.03062604472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s</text:p>
            <text:p>DI-DRUGSTOR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munaut├Ò</text:p>
          </table:table-cell>
          <table:table-cell office:value-type="string" calcext:value-type="string">
            <text:p>Community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d58300fb-bd09-42fe-a355-602270302446</text:p>
          </table:table-cell>
          <table:table-cell office:value-type="string" calcext:value-type="string">
            <text:p>2021-02-15T10:03:43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3" table:visibility="filter">
          <table:table-cell office:value-type="string" calcext:value-type="string">
            <text:p>2021-02-15T10:30:37.19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BlCkwukss3l6umtT</text:p>
          </table:table-cell>
          <table:table-cell table:number-columns-repeated="2"/>
          <table:table-cell office:value-type="string" calcext:value-type="string">
            <text:p>Abdoulaye Sissok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 table:number-columns-repeated="2"/>
          <table:table-cell office:value-type="string" calcext:value-type="string">
            <text:p>12.67428 -7.9822049 352.1152466536742 3.9</text:p>
          </table:table-cell>
          <table:table-cell office:value-type="float" office:value="12.67428" calcext:value-type="float">
            <text:p>12.67428</text:p>
          </table:table-cell>
          <table:table-cell office:value-type="float" office:value="-7.9822049" calcext:value-type="float">
            <text:p>-7.9822049</text:p>
          </table:table-cell>
          <table:table-cell office:value-type="float" office:value="352.115246653674" calcext:value-type="float">
            <text:p>352.11524665367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</text:p>
            <text:p>Djedi Diarra</text:p>
            <text:p/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ommunaut├Ò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76433102" calcext:value-type="float">
            <text:p>76433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table:number-columns-repeated="2"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d804dbf7-1f91-4d37-9c79-d24af0101a19</text:p>
          </table:table-cell>
          <table:table-cell office:value-type="string" calcext:value-type="string">
            <text:p>2021-02-15T10:36:27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 table:visibility="filter">
          <table:table-cell office:value-type="string" calcext:value-type="string">
            <text:p>2021-02-15T11:31:15.844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rpvpthByLQPVYLdY</text:p>
          </table:table-cell>
          <table:table-cell table:number-columns-repeated="2"/>
          <table:table-cell office:value-type="string" calcext:value-type="string">
            <text:p>Kassim TRAOR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Quartiers Fleuve</text:p>
          </table:table-cell>
          <table:table-cell table:number-columns-repeated="2"/>
          <table:table-cell office:value-type="string" calcext:value-type="string">
            <text:p>12.63741 -7.9985367 335.5507415445248 3.9</text:p>
          </table:table-cell>
          <table:table-cell office:value-type="float" office:value="12.63741" calcext:value-type="float">
            <text:p>12.63741</text:p>
          </table:table-cell>
          <table:table-cell office:value-type="float" office:value="-7.9985367" calcext:value-type="float">
            <text:p>-7.9985367</text:p>
          </table:table-cell>
          <table:table-cell office:value-type="float" office:value="335.550741544525" calcext:value-type="float">
            <text:p>335.55074154452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OMGS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/>
          <table:table-cell office:value-type="string" calcext:value-type="string">
            <text:p>Medicin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OMGS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f84fd9c7-dbe5-4518-a1ba-4ba7ec376a07</text:p>
          </table:table-cell>
          <table:table-cell office:value-type="string" calcext:value-type="string">
            <text:p>2021-02-15T12:50:44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string" calcext:value-type="string">
            <text:p>2021-02-15T12:22:49.268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rpvpthByLQPVYLdY</text:p>
          </table:table-cell>
          <table:table-cell table:number-columns-repeated="2"/>
          <table:table-cell office:value-type="string" calcext:value-type="string">
            <text:p>Kassim TRAOR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Darsalam</text:p>
          </table:table-cell>
          <table:table-cell table:number-columns-repeated="2"/>
          <table:table-cell office:value-type="string" calcext:value-type="string">
            <text:p>12.651065 -8.0027417 352.3171292437393 3.9</text:p>
          </table:table-cell>
          <table:table-cell office:value-type="float" office:value="12.651065" calcext:value-type="float">
            <text:p>12.651065</text:p>
          </table:table-cell>
          <table:table-cell office:value-type="float" office:value="-8.0027417" calcext:value-type="float">
            <text:p>-8.0027417</text:p>
          </table:table-cell>
          <table:table-cell office:value-type="float" office:value="352.317129243739" calcext:value-type="float">
            <text:p>352.31712924373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/>
          <table:table-cell office:value-type="string" calcext:value-type="string">
            <text:p>Medicin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├Òe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264" calcext:value-type="float">
            <text:p>1264</text:p>
          </table:table-cell>
          <table:table-cell office:value-type="string" calcext:value-type="string">
            <text:p>4914cef1-9b0c-4a95-9375-c179aaa28eda</text:p>
          </table:table-cell>
          <table:table-cell office:value-type="string" calcext:value-type="string">
            <text:p>2021-02-15T12:50:49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 table:visibility="filter">
          <table:table-cell office:value-type="string" calcext:value-type="string">
            <text:p>2021-02-15T12:32:52.766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lZR1popJYsyYC4Jc</text:p>
          </table:table-cell>
          <table:table-cell table:number-columns-repeated="2"/>
          <table:table-cell office:value-type="string" calcext:value-type="string">
            <text:p>Souleymane N'diay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Drav├Òla Bolibana</text:p>
          </table:table-cell>
          <table:table-cell table:number-columns-repeated="2"/>
          <table:table-cell office:value-type="string" calcext:value-type="string">
            <text:p>12.64497 -8.0104183 360.8435926415635 2.64</text:p>
          </table:table-cell>
          <table:table-cell office:value-type="float" office:value="12.64497" calcext:value-type="float">
            <text:p>12.64497</text:p>
          </table:table-cell>
          <table:table-cell office:value-type="float" office:value="-8.0104183" calcext:value-type="float">
            <text:p>-8.0104183</text:p>
          </table:table-cell>
          <table:table-cell office:value-type="float" office:value="360.843592641563" calcext:value-type="float">
            <text:p>360.843592641563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Pharmacie massaman Keita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Hospice care</text:p>
          </table:table-cell>
          <table:table-cell/>
          <table:table-cell office:value-type="string" calcext:value-type="string">
            <text:p>Medicin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e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c187c5db-6896-4f5e-b193-6e332a7474c4</text:p>
          </table:table-cell>
          <table:table-cell office:value-type="string" calcext:value-type="string">
            <text:p>2021-02-15T12:51:01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 table:visibility="filter">
          <table:table-cell office:value-type="string" calcext:value-type="string">
            <text:p>2021-02-15T14:40:44.632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kZCwpco2LamgRepp</text:p>
          </table:table-cell>
          <table:table-cell table:number-columns-repeated="2"/>
          <table:table-cell office:value-type="string" calcext:value-type="string">
            <text:p>Bakary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590 lafiabougou </text:p>
          </table:table-cell>
          <table:table-cell office:value-type="string" calcext:value-type="string">
            <text:p>12.641199557440657 -8.040982772928611 378.9484138316091 6.0</text:p>
          </table:table-cell>
          <table:table-cell office:value-type="float" office:value="12.6411995574407" calcext:value-type="float">
            <text:p>12.6411995574407</text:p>
          </table:table-cell>
          <table:table-cell office:value-type="float" office:value="-8.04098277292861" calcext:value-type="float">
            <text:p>-8.04098277292861</text:p>
          </table:table-cell>
          <table:table-cell office:value-type="float" office:value="378.948413831609" calcext:value-type="float">
            <text:p>378.9484138316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armacie Moussokoro Coulibaly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 Othe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Moussokoro Coulibaly </text:p>
          </table:table-cell>
          <table:table-cell table:number-columns-repeated="3"/>
          <table:table-cell office:value-type="float" office:value="20299010" calcext:value-type="float">
            <text:p>202990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fd45b530-f905-4397-9c84-7e84d0093866</text:p>
          </table:table-cell>
          <table:table-cell office:value-type="string" calcext:value-type="string">
            <text:p>2021-02-15T15:56:38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 table:visibility="filter">
          <table:table-cell office:value-type="string" calcext:value-type="string">
            <text:p>2021-02-15T09:40:53.927Z</text:p>
          </table:table-cell>
          <table:table-cell office:value-type="string" calcext:value-type="string">
            <text:p>2021-02-15</text:p>
          </table:table-cell>
          <table:table-cell office:value-type="float" office:value="358005080629725" calcext:value-type="float">
            <text:p>358005080629725</text:p>
          </table:table-cell>
          <table:table-cell table:number-columns-repeated="2"/>
          <table:table-cell office:value-type="string" calcext:value-type="string">
            <text:p>Hamidou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Dj├Òlibougou</text:p>
          </table:table-cell>
          <table:table-cell/>
          <table:table-cell office:value-type="string" calcext:value-type="string">
            <text:p>Djelibougou</text:p>
          </table:table-cell>
          <table:table-cell office:value-type="string" calcext:value-type="string">
            <text:p>12.670218333333333 -7.9473400000000005 343.0 3.7</text:p>
          </table:table-cell>
          <table:table-cell office:value-type="float" office:value="12.6702183333333" calcext:value-type="float">
            <text:p>12.6702183333333</text:p>
          </table:table-cell>
          <table:table-cell office:value-type="float" office:value="-7.94734" calcext:value-type="float">
            <text:p>-7.94734</text:p>
          </table:table-cell>
          <table:table-cell office:value-type="float" office:value="343" calcext:value-type="float">
            <text:p>34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Guy trao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241509" calcext:value-type="float">
            <text:p>202415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4afeea58-a6f5-4957-b1ab-2668c7e0f4fb</text:p>
          </table:table-cell>
          <table:table-cell office:value-type="string" calcext:value-type="string">
            <text:p>2021-02-15T16:03:44</text:p>
          </table:table-cell>
          <table:table-cell/>
          <table:table-cell office:value-type="float" office:value="185" calcext:value-type="float">
            <text:p>185</text:p>
          </table:table-cell>
        </table:table-row>
        <table:table-row table:style-name="ro1" table:visibility="filter">
          <table:table-cell office:value-type="string" calcext:value-type="string">
            <text:p>2021-02-15T11:55:19.312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6031386 -7.944563 340.8625490953704 7.3</text:p>
          </table:table-cell>
          <table:table-cell office:value-type="float" office:value="12.6031386" calcext:value-type="float">
            <text:p>12.6031386</text:p>
          </table:table-cell>
          <table:table-cell office:value-type="float" office:value="-7.944563" calcext:value-type="float">
            <text:p>-7.944563</text:p>
          </table:table-cell>
          <table:table-cell office:value-type="float" office:value="340.86254909537" calcext:value-type="float">
            <text:p>340.86254909537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ameldo</text:p>
          </table:table-cell>
          <table:table-cell office:value-type="string" calcext:value-type="string">
            <text:p>General</text:p>
          </table:table-cell>
          <table:table-cell table:number-columns-repeated="21"/>
          <table:table-cell office:value-type="float" office:value="1475" calcext:value-type="float">
            <text:p>1475</text:p>
          </table:table-cell>
          <table:table-cell office:value-type="string" calcext:value-type="string">
            <text:p>db1881c6-c446-495a-9303-431fac72cbcf</text:p>
          </table:table-cell>
          <table:table-cell office:value-type="string" calcext:value-type="string">
            <text:p>2021-02-15T16:28:27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 table:visibility="filter">
          <table:table-cell office:value-type="string" calcext:value-type="string">
            <text:p>2021-02-15T15:04:04.387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053033 -7.95662 362.0125323292886 7.233</text:p>
          </table:table-cell>
          <table:table-cell office:value-type="float" office:value="12.6053033" calcext:value-type="float">
            <text:p>12.6053033</text:p>
          </table:table-cell>
          <table:table-cell office:value-type="float" office:value="-7.95662" calcext:value-type="float">
            <text:p>-7.95662</text:p>
          </table:table-cell>
          <table:table-cell office:value-type="float" office:value="362.012532329289" calcext:value-type="float">
            <text:p>362.012532329289</text:p>
          </table:table-cell>
          <table:table-cell office:value-type="float" office:value="7.233" calcext:value-type="float">
            <text:p>7.233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acko oumou N'Diaye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444270" calcext:value-type="float">
            <text:p>76444270</text:p>
          </table:table-cell>
          <table:table-cell table:number-columns-repeated="18"/>
          <table:table-cell office:value-type="float" office:value="1484" calcext:value-type="float">
            <text:p>1484</text:p>
          </table:table-cell>
          <table:table-cell office:value-type="string" calcext:value-type="string">
            <text:p>a3533290-5c9a-4c8c-a262-2a12fa62e6e3</text:p>
          </table:table-cell>
          <table:table-cell office:value-type="string" calcext:value-type="string">
            <text:p>2021-02-15T16:28:33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 table:visibility="filter">
          <table:table-cell office:value-type="string" calcext:value-type="string">
            <text:p>2021-02-15T12:29:40.785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doqJGB7PZxYJ95Vo</text:p>
          </table:table-cell>
          <table:table-cell table:number-columns-repeated="2"/>
          <table:table-cell office:value-type="string" calcext:value-type="string">
            <text:p>Ibrahima BAB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Hamdallaye ACI </text:p>
          </table:table-cell>
          <table:table-cell office:value-type="string" calcext:value-type="string">
            <text:p>12.6373418 -8.0301563 380.3642590500434 12.0</text:p>
          </table:table-cell>
          <table:table-cell office:value-type="float" office:value="12.6373418" calcext:value-type="float">
            <text:p>12.6373418</text:p>
          </table:table-cell>
          <table:table-cell office:value-type="float" office:value="-8.0301563" calcext:value-type="float">
            <text:p>-8.0301563</text:p>
          </table:table-cell>
          <table:table-cell office:value-type="float" office:value="380.364259050043" calcext:value-type="float">
            <text:p>380.3642590500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armacie croix vert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no beds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Mariam Diallo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290465" calcext:value-type="float">
            <text:p>202904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string" calcext:value-type="string">
            <text:p>d644815f-abf3-4967-9856-a10b5adbdc1a</text:p>
          </table:table-cell>
          <table:table-cell office:value-type="string" calcext:value-type="string">
            <text:p>2021-02-15T16:33:31</text:p>
          </table:table-cell>
          <table:table-cell/>
          <table:table-cell office:value-type="float" office:value="198" calcext:value-type="float">
            <text:p>198</text:p>
          </table:table-cell>
        </table:table-row>
        <table:table-row table:style-name="ro1" table:visibility="filter">
          <table:table-cell office:value-type="string" calcext:value-type="string">
            <text:p>2021-02-15T09:51:13.387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Quinzambougou</text:p>
          </table:table-cell>
          <table:table-cell/>
          <table:table-cell office:value-type="string" calcext:value-type="string">
            <text:p>Clinique ALDI</text:p>
          </table:table-cell>
          <table:table-cell office:value-type="string" calcext:value-type="string">
            <text:p>12.648445 -7.9819409 358.56 17.666</text:p>
          </table:table-cell>
          <table:table-cell office:value-type="float" office:value="12.648445" calcext:value-type="float">
            <text:p>12.648445</text:p>
          </table:table-cell>
          <table:table-cell office:value-type="float" office:value="-7.9819409" calcext:value-type="float">
            <text:p>-7.9819409</text:p>
          </table:table-cell>
          <table:table-cell office:value-type="float" office:value="358.56" calcext:value-type="float">
            <text:p>358.56</text:p>
          </table:table-cell>
          <table:table-cell office:value-type="float" office:value="17.666" calcext:value-type="float">
            <text:p>17.666</text:p>
          </table:table-cell>
          <table:table-cell/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5249777" calcext:value-type="float">
            <text:p>752497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971b2903-dfc5-4237-b452-9158f9a6e0e9</text:p>
          </table:table-cell>
          <table:table-cell office:value-type="string" calcext:value-type="string">
            <text:p>2021-02-15T17:19:33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 table:visibility="filter">
          <table:table-cell office:value-type="string" calcext:value-type="string">
            <text:p>2021-02-15T11:36:34.252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Gantiguibougou</text:p>
          </table:table-cell>
          <table:table-cell/>
          <table:table-cell office:value-type="string" calcext:value-type="string">
            <text:p>1er plaque</text:p>
          </table:table-cell>
          <table:table-cell office:value-type="string" calcext:value-type="string">
            <text:p>12.5693099 -8.0014362 359.7 2.82</text:p>
          </table:table-cell>
          <table:table-cell office:value-type="float" office:value="12.5693099" calcext:value-type="float">
            <text:p>12.5693099</text:p>
          </table:table-cell>
          <table:table-cell office:value-type="float" office:value="-8.0014362" calcext:value-type="float">
            <text:p>-8.0014362</text:p>
          </table:table-cell>
          <table:table-cell office:value-type="float" office:value="359.7" calcext:value-type="float">
            <text:p>359.7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1er plaque</text:p>
          </table:table-cell>
          <table:table-cell table:number-columns-repeated="22"/>
          <table:table-cell office:value-type="float" office:value="1723" calcext:value-type="float">
            <text:p>1723</text:p>
          </table:table-cell>
          <table:table-cell office:value-type="string" calcext:value-type="string">
            <text:p>6289a361-7e46-41fc-aab3-7caa0a214541</text:p>
          </table:table-cell>
          <table:table-cell office:value-type="string" calcext:value-type="string">
            <text:p>2021-02-15T17:23:29</text:p>
          </table:table-cell>
          <table:table-cell/>
          <table:table-cell office:value-type="float" office:value="215" calcext:value-type="float">
            <text:p>215</text:p>
          </table:table-cell>
        </table:table-row>
        <table:table-row table:style-name="ro1" table:visibility="filter">
          <table:table-cell office:value-type="string" calcext:value-type="string">
            <text:p>2021-02-15T14:56:07.117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Gantiguibougou</text:p>
          </table:table-cell>
          <table:table-cell/>
          <table:table-cell office:value-type="string" calcext:value-type="string">
            <text:p>Jakarta terrain</text:p>
          </table:table-cell>
          <table:table-cell office:value-type="string" calcext:value-type="string">
            <text:p>12.5778703 -8.0001343 366.3 2.566</text:p>
          </table:table-cell>
          <table:table-cell office:value-type="float" office:value="12.5778703" calcext:value-type="float">
            <text:p>12.5778703</text:p>
          </table:table-cell>
          <table:table-cell office:value-type="float" office:value="-8.0001343" calcext:value-type="float">
            <text:p>-8.0001343</text:p>
          </table:table-cell>
          <table:table-cell office:value-type="float" office:value="366.3" calcext:value-type="float">
            <text:p>366.3</text:p>
          </table:table-cell>
          <table:table-cell office:value-type="float" office:value="2.566" calcext:value-type="float">
            <text:p>2.566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10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Jakarta terrain</text:p>
          </table:table-cell>
          <table:table-cell table:number-columns-repeated="22"/>
          <table:table-cell office:value-type="float" office:value="1743" calcext:value-type="float">
            <text:p>1743</text:p>
          </table:table-cell>
          <table:table-cell office:value-type="string" calcext:value-type="string">
            <text:p>b5603d9d-50c6-4dc7-81c2-c30d8a5aff62</text:p>
          </table:table-cell>
          <table:table-cell office:value-type="string" calcext:value-type="string">
            <text:p>2021-02-15T17:23:43</text:p>
          </table:table-cell>
          <table:table-cell/>
          <table:table-cell office:value-type="float" office:value="217" calcext:value-type="float">
            <text:p>217</text:p>
          </table:table-cell>
        </table:table-row>
        <table:table-row table:style-name="ro1" table:visibility="filter">
          <table:table-cell office:value-type="string" calcext:value-type="string">
            <text:p>2021-02-09T10:00:28.064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 sud</text:p>
          </table:table-cell>
          <table:table-cell office:value-type="string" calcext:value-type="string">
            <text:p>12.5908467 -7.92345 359.66744454459644 3.383</text:p>
          </table:table-cell>
          <table:table-cell office:value-type="float" office:value="12.5908467" calcext:value-type="float">
            <text:p>12.5908467</text:p>
          </table:table-cell>
          <table:table-cell office:value-type="float" office:value="-7.92345" calcext:value-type="float">
            <text:p>-7.92345</text:p>
          </table:table-cell>
          <table:table-cell office:value-type="float" office:value="359.667444544596" calcext:value-type="float">
            <text:p>359.667444544596</text:p>
          </table:table-cell>
          <table:table-cell office:value-type="float" office:value="3.383" calcext:value-type="float">
            <text:p>3.383</text:p>
          </table:table-cell>
          <table:table-cell office:value-type="string" calcext:value-type="string">
            <text:p>PHARMACIE du Sud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boubacrine Dicko</text:p>
          </table:table-cell>
          <table:table-cell table:number-columns-repeated="3"/>
          <table:table-cell office:value-type="float" office:value="76103898" calcext:value-type="float">
            <text:p>76103898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807" calcext:value-type="float">
            <text:p>1807</text:p>
          </table:table-cell>
          <table:table-cell office:value-type="string" calcext:value-type="string">
            <text:p>d0460d5a-1945-46d9-ac73-4d7b07ea1cc7</text:p>
          </table:table-cell>
          <table:table-cell office:value-type="string" calcext:value-type="string">
            <text:p>2021-02-15T18:48:43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 table:visibility="filter">
          <table:table-cell office:value-type="string" calcext:value-type="string">
            <text:p>2021-02-15T16:06:28.091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kk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Yirimadio</text:p>
          </table:table-cell>
          <table:table-cell/>
          <table:table-cell office:value-type="string" calcext:value-type="string">
            <text:p>Yirimadio zerny</text:p>
          </table:table-cell>
          <table:table-cell office:value-type="string" calcext:value-type="string">
            <text:p>12.5986333 -7.9357367 385.07171609806716 4.42</text:p>
          </table:table-cell>
          <table:table-cell office:value-type="float" office:value="12.5986333" calcext:value-type="float">
            <text:p>12.5986333</text:p>
          </table:table-cell>
          <table:table-cell office:value-type="float" office:value="-7.9357367" calcext:value-type="float">
            <text:p>-7.9357367</text:p>
          </table:table-cell>
          <table:table-cell office:value-type="float" office:value="385.071716098067" calcext:value-type="float">
            <text:p>385.071716098067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PHARMACIE Espoir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23"/>
          <table:table-cell office:value-type="float" office:value="1837" calcext:value-type="float">
            <text:p>1837</text:p>
          </table:table-cell>
          <table:table-cell office:value-type="string" calcext:value-type="string">
            <text:p>ac92082a-eb82-4a67-bf06-4fa40a82be40</text:p>
          </table:table-cell>
          <table:table-cell office:value-type="string" calcext:value-type="string">
            <text:p>2021-02-15T18:49:04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 table:visibility="filter">
          <table:table-cell office:value-type="string" calcext:value-type="string">
            <text:p>2021-02-15T14:04:28.49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Socoura</text:p>
          </table:table-cell>
          <table:table-cell office:value-type="string" calcext:value-type="string">
            <text:p>12.5913367 -7.951725 364.1862507227293 2.62</text:p>
          </table:table-cell>
          <table:table-cell office:value-type="float" office:value="12.5913367" calcext:value-type="float">
            <text:p>12.5913367</text:p>
          </table:table-cell>
          <table:table-cell office:value-type="float" office:value="-7.951725" calcext:value-type="float">
            <text:p>-7.951725</text:p>
          </table:table-cell>
          <table:table-cell office:value-type="float" office:value="364.186250722729" calcext:value-type="float">
            <text:p>364.186250722729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iall Moussa Gouro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201380" calcext:value-type="float">
            <text:p>202013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3e1409c5-ab0b-495b-924f-fe62fe93a4dc</text:p>
          </table:table-cell>
          <table:table-cell office:value-type="string" calcext:value-type="string">
            <text:p>2021-02-15T19:15:21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 table:visibility="filter">
          <table:table-cell office:value-type="string" calcext:value-type="string">
            <text:p>2021-02-15T15:22:52.811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2039 -7.95853 339.96976124787597 1.56</text:p>
          </table:table-cell>
          <table:table-cell office:value-type="float" office:value="12.62039" calcext:value-type="float">
            <text:p>12.62039</text:p>
          </table:table-cell>
          <table:table-cell office:value-type="float" office:value="-7.95853" calcext:value-type="float">
            <text:p>-7.95853</text:p>
          </table:table-cell>
          <table:table-cell office:value-type="float" office:value="339.969761247876" calcext:value-type="float">
            <text:p>339.969761247876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KEBA TOUR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Fri 07:00-13: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3e00c658-2828-45df-8e39-c401256a2c49</text:p>
          </table:table-cell>
          <table:table-cell office:value-type="string" calcext:value-type="string">
            <text:p>2021-02-15T21:13:13</text:p>
          </table:table-cell>
          <table:table-cell/>
          <table:table-cell office:value-type="float" office:value="241" calcext:value-type="float">
            <text:p>241</text:p>
          </table:table-cell>
        </table:table-row>
        <table:table-row table:style-name="ro1" table:visibility="filter">
          <table:table-cell office:value-type="string" calcext:value-type="string">
            <text:p>2021-02-15T15:49:28.981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066817 -7.94821 347.3515358368081 1.966</text:p>
          </table:table-cell>
          <table:table-cell office:value-type="float" office:value="12.6066817" calcext:value-type="float">
            <text:p>12.6066817</text:p>
          </table:table-cell>
          <table:table-cell office:value-type="float" office:value="-7.94821" calcext:value-type="float">
            <text:p>-7.94821</text:p>
          </table:table-cell>
          <table:table-cell office:value-type="float" office:value="347.351535836808" calcext:value-type="float">
            <text:p>347.351535836808</text:p>
          </table:table-cell>
          <table:table-cell office:value-type="float" office:value="1.966" calcext:value-type="float">
            <text:p>1.966</text:p>
          </table:table-cell>
          <table:table-cell office:value-type="string" calcext:value-type="string">
            <text:p>MAH-SANDJI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202671" calcext:value-type="float">
            <text:p>202026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f301b909-ffd5-4f66-911c-aa582e85e8cf</text:p>
          </table:table-cell>
          <table:table-cell office:value-type="string" calcext:value-type="string">
            <text:p>2021-02-15T21:13:17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 table:visibility="filter">
          <table:table-cell office:value-type="string" calcext:value-type="string">
            <text:p>2021-02-15T09:48:07.803Z</text:p>
          </table:table-cell>
          <table:table-cell office:value-type="string" calcext:value-type="string">
            <text:p>2021-02-15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Gantiguibougou</text:p>
          </table:table-cell>
          <table:table-cell table:number-columns-repeated="2"/>
          <table:table-cell office:value-type="string" calcext:value-type="string">
            <text:p>12.559351666666664 -8.002588333333334 364.9 7.3</text:p>
          </table:table-cell>
          <table:table-cell office:value-type="float" office:value="12.5593516666667" calcext:value-type="float">
            <text:p>12.5593516666667</text:p>
          </table:table-cell>
          <table:table-cell office:value-type="float" office:value="-8.00258833333333" calcext:value-type="float">
            <text:p>-8.00258833333333</text:p>
          </table:table-cell>
          <table:table-cell office:value-type="float" office:value="364.9" calcext:value-type="float">
            <text:p>364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rmacie Teneman</text:p>
          </table:table-cell>
          <table:table-cell office:value-type="string" calcext:value-type="string">
            <text:p>Pharmacy</text:p>
          </table:table-cell>
          <table:table-cell table:number-columns-repeated="43"/>
          <table:table-cell office:value-type="float" office:value="2071" calcext:value-type="float">
            <text:p>2071</text:p>
          </table:table-cell>
          <table:table-cell office:value-type="string" calcext:value-type="string">
            <text:p>b8cec3b3-d465-450d-ad86-d155832d552f</text:p>
          </table:table-cell>
          <table:table-cell office:value-type="string" calcext:value-type="string">
            <text:p>2021-02-15T21:32:21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 table:visibility="filter">
          <table:table-cell office:value-type="string" calcext:value-type="string">
            <text:p>2021-02-15T11:18:20.27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5916801 -7.9467834 368.3233817704088 3.778</text:p>
          </table:table-cell>
          <table:table-cell office:value-type="float" office:value="12.5916801" calcext:value-type="float">
            <text:p>12.5916801</text:p>
          </table:table-cell>
          <table:table-cell office:value-type="float" office:value="-7.9467834" calcext:value-type="float">
            <text:p>-7.9467834</text:p>
          </table:table-cell>
          <table:table-cell office:value-type="float" office:value="368.323381770409" calcext:value-type="float">
            <text:p>368.323381770409</text:p>
          </table:table-cell>
          <table:table-cell office:value-type="float" office:value="3.778" calcext:value-type="float">
            <text:p>3.778</text:p>
          </table:table-cell>
          <table:table-cell office:value-type="string" calcext:value-type="string">
            <text:p>Pharmacie Mariage Diallo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Abdramane Diarra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205024" calcext:value-type="float">
            <text:p>202050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c89dbf3f-d22c-4428-a0f8-a4f44f75d226</text:p>
          </table:table-cell>
          <table:table-cell office:value-type="string" calcext:value-type="string">
            <text:p>2021-02-16T07:21:35</text:p>
          </table:table-cell>
          <table:table-cell/>
          <table:table-cell office:value-type="float" office:value="251" calcext:value-type="float">
            <text:p>251</text:p>
          </table:table-cell>
        </table:table-row>
        <table:table-row table:style-name="ro1" table:visibility="filter">
          <table:table-cell office:value-type="string" calcext:value-type="string">
            <text:p>2021-02-16T09:37:00.360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cW7hPqU13X6HfpBV</text:p>
          </table:table-cell>
          <table:table-cell table:number-columns-repeated="2"/>
          <table:table-cell office:value-type="string" calcext:value-type="string">
            <text:p>Badara Alou DOUMBI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Bougouba</text:p>
          </table:table-cell>
          <table:table-cell/>
          <table:table-cell office:value-type="string" calcext:value-type="string">
            <text:p>Rue Sotelco</text:p>
          </table:table-cell>
          <table:table-cell office:value-type="string" calcext:value-type="string">
            <text:p>12.6580867 -7.9834025 367.56 3.9</text:p>
          </table:table-cell>
          <table:table-cell office:value-type="float" office:value="12.6580867" calcext:value-type="float">
            <text:p>12.6580867</text:p>
          </table:table-cell>
          <table:table-cell office:value-type="float" office:value="-7.9834025" calcext:value-type="float">
            <text:p>-7.9834025</text:p>
          </table:table-cell>
          <table:table-cell office:value-type="float" office:value="367.56" calcext:value-type="float">
            <text:p>367.5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riv├Ò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opri├Òtaire </text:p>
          </table:table-cell>
          <table:table-cell table:number-columns-repeated="3"/>
          <table:table-cell office:value-type="float" office:value="76000021" calcext:value-type="float">
            <text:p>760000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available when needed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621009da-7b03-4c7c-9183-2b3328a6b7b9</text:p>
          </table:table-cell>
          <table:table-cell office:value-type="string" calcext:value-type="string">
            <text:p>2021-02-16T15:56:34</text:p>
          </table:table-cell>
          <table:table-cell/>
          <table:table-cell office:value-type="float" office:value="261" calcext:value-type="float">
            <text:p>261</text:p>
          </table:table-cell>
        </table:table-row>
        <table:table-row table:style-name="ro1" table:visibility="filter">
          <table:table-cell office:value-type="string" calcext:value-type="string">
            <text:p>2021-02-16T11:18:27.534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cW7hPqU13X6HfpBV</text:p>
          </table:table-cell>
          <table:table-cell table:number-columns-repeated="2"/>
          <table:table-cell office:value-type="string" calcext:value-type="string">
            <text:p>Badara Alou DOUMBI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TSF</text:p>
          </table:table-cell>
          <table:table-cell table:number-columns-repeated="2"/>
          <table:table-cell office:value-type="string" calcext:value-type="string">
            <text:p>12.6384614 -7.9702763 367.56 3.9</text:p>
          </table:table-cell>
          <table:table-cell office:value-type="float" office:value="12.6384614" calcext:value-type="float">
            <text:p>12.6384614</text:p>
          </table:table-cell>
          <table:table-cell office:value-type="float" office:value="-7.9702763" calcext:value-type="float">
            <text:p>-7.9702763</text:p>
          </table:table-cell>
          <table:table-cell office:value-type="float" office:value="367.56" calcext:value-type="float">
            <text:p>367.5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Dr DIARR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opri├Òtaire </text:p>
          </table:table-cell>
          <table:table-cell table:number-columns-repeated="3"/>
          <table:table-cell office:value-type="float" office:value="20210061" calcext:value-type="float">
            <text:p>202100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c6e2b0b3-596a-4426-ac99-18491ab7ed67</text:p>
          </table:table-cell>
          <table:table-cell office:value-type="string" calcext:value-type="string">
            <text:p>2021-02-16T15:56:40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1" table:visibility="filter">
          <table:table-cell office:value-type="string" calcext:value-type="string">
            <text:p>2021-02-16T10:58:45.696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37iYIf9mujLgP7FW</text:p>
          </table:table-cell>
          <table:table-cell table:number-columns-repeated="2"/>
          <table:table-cell office:value-type="string" calcext:value-type="string">
            <text:p>ALOU SOW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Djikoroni-Para</text:p>
          </table:table-cell>
          <table:table-cell/>
          <table:table-cell office:value-type="string" calcext:value-type="string">
            <text:p>ACI2000</text:p>
          </table:table-cell>
          <table:table-cell office:value-type="string" calcext:value-type="string">
            <text:p>12.6214433 -8.035588 364.06 3.9</text:p>
          </table:table-cell>
          <table:table-cell office:value-type="float" office:value="12.6214433" calcext:value-type="float">
            <text:p>12.6214433</text:p>
          </table:table-cell>
          <table:table-cell office:value-type="float" office:value="-8.035588" calcext:value-type="float">
            <text:p>-8.035588</text:p>
          </table:table-cell>
          <table:table-cell office:value-type="float" office:value="364.06" calcext:value-type="float">
            <text:p>364.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SAOUDIAT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Mo-Sa 07:30-15:00 O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AOUDIAT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798665" calcext:value-type="float">
            <text:p>207986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f70697bb-b98f-4ea8-b1cb-1595772e9c6e</text:p>
          </table:table-cell>
          <table:table-cell office:value-type="string" calcext:value-type="string">
            <text:p>2021-02-16T16:19:52</text:p>
          </table:table-cell>
          <table:table-cell/>
          <table:table-cell office:value-type="float" office:value="266" calcext:value-type="float">
            <text:p>266</text:p>
          </table:table-cell>
        </table:table-row>
        <table:table-row table:style-name="ro1" table:visibility="filter">
          <table:table-cell office:value-type="string" calcext:value-type="string">
            <text:p>2021-02-16T14:51:42.303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a183698a4c2d5250</text:p>
          </table:table-cell>
          <table:table-cell table:number-columns-repeated="2"/>
          <table:table-cell office:value-type="string" calcext:value-type="string">
            <text:p>Aissata Maig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Dj├Òlibougou</text:p>
          </table:table-cell>
          <table:table-cell/>
          <table:table-cell office:value-type="string" calcext:value-type="string">
            <text:p>Djelibougou</text:p>
          </table:table-cell>
          <table:table-cell office:value-type="string" calcext:value-type="string">
            <text:p>12.675524856895208 -7.943491581827402 383.0 6.5</text:p>
          </table:table-cell>
          <table:table-cell office:value-type="float" office:value="12.6755248568952" calcext:value-type="float">
            <text:p>12.6755248568952</text:p>
          </table:table-cell>
          <table:table-cell office:value-type="float" office:value="-7.9434915818274" calcext:value-type="float">
            <text:p>-7.9434915818274</text:p>
          </table:table-cell>
          <table:table-cell office:value-type="float" office:value="383" calcext:value-type="float">
            <text:p>383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bed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Su 07:00-20:00 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umou tounkara</text:p>
          </table:table-cell>
          <table:table-cell table:number-columns-repeated="3"/>
          <table:table-cell office:value-type="float" office:value="20241942" calcext:value-type="float">
            <text:p>202419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cda1ab54-625f-4e0d-8077-5a708994716d</text:p>
          </table:table-cell>
          <table:table-cell office:value-type="string" calcext:value-type="string">
            <text:p>2021-02-16T16:32:20</text:p>
          </table:table-cell>
          <table:table-cell/>
          <table:table-cell office:value-type="float" office:value="267" calcext:value-type="float">
            <text:p>267</text:p>
          </table:table-cell>
        </table:table-row>
        <table:table-row table:style-name="ro1" table:visibility="filter">
          <table:table-cell office:value-type="string" calcext:value-type="string">
            <text:p>2021-02-16T11:29:35.751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okorodji</text:p>
          </table:table-cell>
          <table:table-cell table:number-columns-repeated="2"/>
          <table:table-cell office:value-type="string" calcext:value-type="string">
            <text:p>12.610323 -7.9528383 381.8600183105469 3.9</text:p>
          </table:table-cell>
          <table:table-cell office:value-type="float" office:value="12.610323" calcext:value-type="float">
            <text:p>12.610323</text:p>
          </table:table-cell>
          <table:table-cell office:value-type="float" office:value="-7.9528383" calcext:value-type="float">
            <text:p>-7.9528383</text:p>
          </table:table-cell>
          <table:table-cell office:value-type="float" office:value="381.860018310547" calcext:value-type="float">
            <text:p>381.86001831054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AMEN SART</text:p>
          </table:table-cell>
          <table:table-cell office:value-type="string" calcext:value-type="string">
            <text:p>Pharmacy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23"/>
          <table:table-cell office:value-type="float" office:value="2734" calcext:value-type="float">
            <text:p>2734</text:p>
          </table:table-cell>
          <table:table-cell office:value-type="string" calcext:value-type="string">
            <text:p>430e3ea4-1871-4fee-9aea-f3983f721d42</text:p>
          </table:table-cell>
          <table:table-cell office:value-type="string" calcext:value-type="string">
            <text:p>2021-02-16T16:34:12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 table:visibility="filter">
          <table:table-cell office:value-type="string" calcext:value-type="string">
            <text:p>2021-02-16T10:28:55.122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i8Dxlg3ikyybBVzX</text:p>
          </table:table-cell>
          <table:table-cell table:number-columns-repeated="2"/>
          <table:table-cell office:value-type="string" calcext:value-type="string">
            <text:p>Mbaly Doumbi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Doumanzana</text:p>
          </table:table-cell>
          <table:table-cell/>
          <table:table-cell office:value-type="string" calcext:value-type="string">
            <text:p>Doumazana</text:p>
          </table:table-cell>
          <table:table-cell office:value-type="string" calcext:value-type="string">
            <text:p>12.6812045 -7.936152 363.4912219510984 7.5</text:p>
          </table:table-cell>
          <table:table-cell office:value-type="float" office:value="12.6812045" calcext:value-type="float">
            <text:p>12.6812045</text:p>
          </table:table-cell>
          <table:table-cell office:value-type="float" office:value="-7.936152" calcext:value-type="float">
            <text:p>-7.936152</text:p>
          </table:table-cell>
          <table:table-cell office:value-type="float" office:value="363.491221951098" calcext:value-type="float">
            <text:p>363.49122195109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imouna ouleguem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4cb00837-11c0-400e-b5a7-02ea5145a93b</text:p>
          </table:table-cell>
          <table:table-cell office:value-type="string" calcext:value-type="string">
            <text:p>2021-02-16T17:07:36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 table:visibility="filter">
          <table:table-cell office:value-type="string" calcext:value-type="string">
            <text:p>2021-02-16T09:34:23.467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Bozola</text:p>
          </table:table-cell>
          <table:table-cell/>
          <table:table-cell office:value-type="string" calcext:value-type="string">
            <text:p>CSCOM DE ABOSAC</text:p>
          </table:table-cell>
          <table:table-cell office:value-type="string" calcext:value-type="string">
            <text:p>12.6411685 -7.9901532 360.7489859570794 3.833</text:p>
          </table:table-cell>
          <table:table-cell office:value-type="float" office:value="12.6411685" calcext:value-type="float">
            <text:p>12.6411685</text:p>
          </table:table-cell>
          <table:table-cell office:value-type="float" office:value="-7.9901532" calcext:value-type="float">
            <text:p>-7.9901532</text:p>
          </table:table-cell>
          <table:table-cell office:value-type="float" office:value="360.748985957079" calcext:value-type="float">
            <text:p>360.748985957079</text:p>
          </table:table-cell>
          <table:table-cell office:value-type="float" office:value="3.833" calcext:value-type="float">
            <text:p>3.833</text:p>
          </table:table-cell>
          <table:table-cell/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GOUVERNEMENT du mali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20790021" calcext:value-type="float">
            <text:p>207900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12530b47-e02a-44cf-afaf-b6315bdc5d5f</text:p>
          </table:table-cell>
          <table:table-cell office:value-type="string" calcext:value-type="string">
            <text:p>2021-02-16T17:41:47</text:p>
          </table:table-cell>
          <table:table-cell/>
          <table:table-cell office:value-type="float" office:value="274" calcext:value-type="float">
            <text:p>274</text:p>
          </table:table-cell>
        </table:table-row>
        <table:table-row table:style-name="ro1" table:visibility="filter">
          <table:table-cell office:value-type="string" calcext:value-type="string">
            <text:p>2021-02-16T10:04:50.443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Quinzambougou</text:p>
          </table:table-cell>
          <table:table-cell/>
          <table:table-cell office:value-type="string" calcext:value-type="string">
            <text:p>KENEYA</text:p>
          </table:table-cell>
          <table:table-cell office:value-type="string" calcext:value-type="string">
            <text:p>12.6441385 -7.9899535 363.0518867926823 3.65</text:p>
          </table:table-cell>
          <table:table-cell office:value-type="float" office:value="12.6441385" calcext:value-type="float">
            <text:p>12.6441385</text:p>
          </table:table-cell>
          <table:table-cell office:value-type="float" office:value="-7.9899535" calcext:value-type="float">
            <text:p>-7.9899535</text:p>
          </table:table-cell>
          <table:table-cell office:value-type="float" office:value="363.051886792682" calcext:value-type="float">
            <text:p>363.051886792682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Keneya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213485" calcext:value-type="float">
            <text:p>202134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b7f3a27b-c0ae-4688-be11-1f2e98184137</text:p>
          </table:table-cell>
          <table:table-cell office:value-type="string" calcext:value-type="string">
            <text:p>2021-02-16T17:41:49</text:p>
          </table:table-cell>
          <table:table-cell/>
          <table:table-cell office:value-type="float" office:value="275" calcext:value-type="float">
            <text:p>275</text:p>
          </table:table-cell>
        </table:table-row>
        <table:table-row table:style-name="ro1" table:visibility="filter">
          <table:table-cell office:value-type="string" calcext:value-type="string">
            <text:p>2021-02-16T09:22:49.142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/>
          <table:table-cell office:value-type="string" calcext:value-type="string">
            <text:p>March├Ò de daoudabougougou</text:p>
          </table:table-cell>
          <table:table-cell office:value-type="string" calcext:value-type="string">
            <text:p>12.6011738 -7.9800119 335.2 2.1</text:p>
          </table:table-cell>
          <table:table-cell office:value-type="float" office:value="12.6011738" calcext:value-type="float">
            <text:p>12.6011738</text:p>
          </table:table-cell>
          <table:table-cell office:value-type="float" office:value="-7.9800119" calcext:value-type="float">
            <text:p>-7.9800119</text:p>
          </table:table-cell>
          <table:table-cell office:value-type="float" office:value="335.2" calcext:value-type="float">
            <text:p>335.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10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officine Daoudabougou march├Ò</text:p>
          </table:table-cell>
          <table:table-cell table:number-columns-repeated="3"/>
          <table:table-cell office:value-type="float" office:value="20209111" calcext:value-type="float">
            <text:p>20209111</text:p>
          </table:table-cell>
          <table:table-cell table:number-columns-repeated="18"/>
          <table:table-cell office:value-type="float" office:value="2920" calcext:value-type="float">
            <text:p>2920</text:p>
          </table:table-cell>
          <table:table-cell office:value-type="string" calcext:value-type="string">
            <text:p>f08280f4-012d-45db-84e0-1a0944194176</text:p>
          </table:table-cell>
          <table:table-cell office:value-type="string" calcext:value-type="string">
            <text:p>2021-02-16T19:23:57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 table:visibility="filter">
          <table:table-cell office:value-type="string" calcext:value-type="string">
            <text:p>2021-02-16T10:13:06.922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 table:number-columns-repeated="2"/>
          <table:table-cell office:value-type="string" calcext:value-type="string">
            <text:p>12.6010038 -7.985425 357.2 3.18</text:p>
          </table:table-cell>
          <table:table-cell office:value-type="float" office:value="12.6010038" calcext:value-type="float">
            <text:p>12.6010038</text:p>
          </table:table-cell>
          <table:table-cell office:value-type="float" office:value="-7.985425" calcext:value-type="float">
            <text:p>-7.985425</text:p>
          </table:table-cell>
          <table:table-cell office:value-type="float" office:value="357.2" calcext:value-type="float">
            <text:p>357.2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10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officine Garalo</text:p>
          </table:table-cell>
          <table:table-cell table:number-columns-repeated="3"/>
          <table:table-cell office:value-type="float" office:value="20202347" calcext:value-type="float">
            <text:p>20202347</text:p>
          </table:table-cell>
          <table:table-cell table:number-columns-repeated="18"/>
          <table:table-cell office:value-type="float" office:value="2949" calcext:value-type="float">
            <text:p>2949</text:p>
          </table:table-cell>
          <table:table-cell office:value-type="string" calcext:value-type="string">
            <text:p>fec90a9d-04ec-4ebc-b225-b9c8f3de3c26</text:p>
          </table:table-cell>
          <table:table-cell office:value-type="string" calcext:value-type="string">
            <text:p>2021-02-16T19:24:46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 table:visibility="filter">
          <table:table-cell office:value-type="string" calcext:value-type="string">
            <text:p>2021-02-16T15:45:22.020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/>
          <table:table-cell office:value-type="string" calcext:value-type="string">
            <text:p>Daoudabougou petit march├Ò</text:p>
          </table:table-cell>
          <table:table-cell office:value-type="string" calcext:value-type="string">
            <text:p>12.60157 -7.9904783 382.0 2.7</text:p>
          </table:table-cell>
          <table:table-cell office:value-type="float" office:value="12.60157" calcext:value-type="float">
            <text:p>12.60157</text:p>
          </table:table-cell>
          <table:table-cell office:value-type="float" office:value="-7.9904783" calcext:value-type="float">
            <text:p>-7.9904783</text:p>
          </table:table-cell>
          <table:table-cell office:value-type="float" office:value="382" calcext:value-type="float">
            <text:p>38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Sabou _T</text:p>
          </table:table-cell>
          <table:table-cell table:number-columns-repeated="3"/>
          <table:table-cell office:value-type="float" office:value="66013892" calcext:value-type="float">
            <text:p>66013892</text:p>
          </table:table-cell>
          <table:table-cell table:number-columns-repeated="18"/>
          <table:table-cell office:value-type="float" office:value="3008" calcext:value-type="float">
            <text:p>3008</text:p>
          </table:table-cell>
          <table:table-cell office:value-type="string" calcext:value-type="string">
            <text:p>e68b189b-31dc-4f1c-84f7-96ccb8f0d4b6</text:p>
          </table:table-cell>
          <table:table-cell office:value-type="string" calcext:value-type="string">
            <text:p>2021-02-16T19:25:33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 table:visibility="filter">
          <table:table-cell office:value-type="string" calcext:value-type="string">
            <text:p>2021-02-16T10:00:56.687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Halles de Bamako</text:p>
          </table:table-cell>
          <table:table-cell office:value-type="string" calcext:value-type="string">
            <text:p>12.5950667 -7.96175 360.83606216237763 2.833</text:p>
          </table:table-cell>
          <table:table-cell office:value-type="float" office:value="12.5950667" calcext:value-type="float">
            <text:p>12.5950667</text:p>
          </table:table-cell>
          <table:table-cell office:value-type="float" office:value="-7.96175" calcext:value-type="float">
            <text:p>-7.96175</text:p>
          </table:table-cell>
          <table:table-cell office:value-type="float" office:value="360.836062162378" calcext:value-type="float">
            <text:p>360.836062162378</text:p>
          </table:table-cell>
          <table:table-cell office:value-type="float" office:value="2.833" calcext:value-type="float">
            <text:p>2.833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202944" calcext:value-type="float">
            <text:p>20202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4dcc3009-42ce-4ae5-b4f0-4cec201186c6</text:p>
          </table:table-cell>
          <table:table-cell office:value-type="string" calcext:value-type="string">
            <text:p>2021-02-16T19:49:44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 table:visibility="filter">
          <table:table-cell office:value-type="string" calcext:value-type="string">
            <text:p>2021-02-16T11:26:07.578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</text:p>
          </table:table-cell>
          <table:table-cell office:value-type="string" calcext:value-type="string">
            <text:p>12.5929143 -7.9730359 346.82441742260943 2.816</text:p>
          </table:table-cell>
          <table:table-cell office:value-type="float" office:value="12.5929143" calcext:value-type="float">
            <text:p>12.5929143</text:p>
          </table:table-cell>
          <table:table-cell office:value-type="float" office:value="-7.9730359" calcext:value-type="float">
            <text:p>-7.9730359</text:p>
          </table:table-cell>
          <table:table-cell office:value-type="float" office:value="346.824417422609" calcext:value-type="float">
            <text:p>346.824417422609</text:p>
          </table:table-cell>
          <table:table-cell office:value-type="float" office:value="2.816" calcext:value-type="float">
            <text:p>2.816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fficine Beni Sarl</text:p>
          </table:table-cell>
          <table:table-cell table:number-columns-repeated="3"/>
          <table:table-cell office:value-type="float" office:value="76190552" calcext:value-type="float">
            <text:p>761905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ab64b615-55e7-44f0-abe7-4a9901b4c9da</text:p>
          </table:table-cell>
          <table:table-cell office:value-type="string" calcext:value-type="string">
            <text:p>2021-02-16T19:49:51</text:p>
          </table:table-cell>
          <table:table-cell/>
          <table:table-cell office:value-type="float" office:value="291" calcext:value-type="float">
            <text:p>291</text:p>
          </table:table-cell>
        </table:table-row>
        <table:table-row table:style-name="ro1" table:visibility="filter">
          <table:table-cell office:value-type="string" calcext:value-type="string">
            <text:p>2021-02-16T15:15:21.875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</text:p>
          </table:table-cell>
          <table:table-cell office:value-type="string" calcext:value-type="string">
            <text:p>12.6015817 -7.9726583 347.23850160725345 1.483</text:p>
          </table:table-cell>
          <table:table-cell office:value-type="float" office:value="12.6015817" calcext:value-type="float">
            <text:p>12.6015817</text:p>
          </table:table-cell>
          <table:table-cell office:value-type="float" office:value="-7.9726583" calcext:value-type="float">
            <text:p>-7.9726583</text:p>
          </table:table-cell>
          <table:table-cell office:value-type="float" office:value="347.238501607253" calcext:value-type="float">
            <text:p>347.238501607253</text:p>
          </table:table-cell>
          <table:table-cell office:value-type="float" office:value="1.483" calcext:value-type="float">
            <text:p>1.483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f6554d76-b266-4ffb-96d3-192d438482c4</text:p>
          </table:table-cell>
          <table:table-cell office:value-type="string" calcext:value-type="string">
            <text:p>2021-02-16T19:49:59</text:p>
          </table:table-cell>
          <table:table-cell/>
          <table:table-cell office:value-type="float" office:value="296" calcext:value-type="float">
            <text:p>296</text:p>
          </table:table-cell>
        </table:table-row>
        <table:table-row table:style-name="ro1" table:visibility="filter">
          <table:table-cell office:value-type="string" calcext:value-type="string">
            <text:p>2021-02-16T13:31:23.715Z</text:p>
          </table:table-cell>
          <table:table-cell office:value-type="string" calcext:value-type="string">
            <text:p>2021-02-16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Daoudabougou</text:p>
          </table:table-cell>
          <table:table-cell table:number-columns-repeated="2"/>
          <table:table-cell office:value-type="string" calcext:value-type="string">
            <text:p>12.589886666666667 -7.986591666666667 343.2 7.4</text:p>
          </table:table-cell>
          <table:table-cell office:value-type="float" office:value="12.5898866666667" calcext:value-type="float">
            <text:p>12.5898866666667</text:p>
          </table:table-cell>
          <table:table-cell office:value-type="float" office:value="-7.98659166666667" calcext:value-type="float">
            <text:p>-7.98659166666667</text:p>
          </table:table-cell>
          <table:table-cell office:value-type="float" office:value="343.2" calcext:value-type="float">
            <text:p>343.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rmacie Wassa</text:p>
          </table:table-cell>
          <table:table-cell office:value-type="string" calcext:value-type="string">
            <text:p>Pharmacy</text:p>
          </table:table-cell>
          <table:table-cell table:number-columns-repeated="43"/>
          <table:table-cell office:value-type="float" office:value="3143" calcext:value-type="float">
            <text:p>3143</text:p>
          </table:table-cell>
          <table:table-cell office:value-type="string" calcext:value-type="string">
            <text:p>79a0c16c-b33b-4a09-951d-e262cea33f56</text:p>
          </table:table-cell>
          <table:table-cell office:value-type="string" calcext:value-type="string">
            <text:p>2021-02-16T21:00:57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 table:visibility="filter">
          <table:table-cell office:value-type="string" calcext:value-type="string">
            <text:p>2021-02-16T10:58:05.218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ogoniko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12.604505 -7.9692383 339.1015125624131 7.2</text:p>
          </table:table-cell>
          <table:table-cell office:value-type="float" office:value="12.604505" calcext:value-type="float">
            <text:p>12.604505</text:p>
          </table:table-cell>
          <table:table-cell office:value-type="float" office:value="-7.9692383" calcext:value-type="float">
            <text:p>-7.9692383</text:p>
          </table:table-cell>
          <table:table-cell office:value-type="float" office:value="339.101512562413" calcext:value-type="float">
            <text:p>339.101512562413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Multipharma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179" calcext:value-type="float">
            <text:p>3179</text:p>
          </table:table-cell>
          <table:table-cell office:value-type="string" calcext:value-type="string">
            <text:p>ebb70d0e-d406-4fda-8923-3f855f1614f9</text:p>
          </table:table-cell>
          <table:table-cell office:value-type="string" calcext:value-type="string">
            <text:p>2021-02-16T21:35:27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 table:visibility="filter">
          <table:table-cell office:value-type="string" calcext:value-type="string">
            <text:p>2021-02-16T11:19:26.257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ogoniko</text:p>
          </table:table-cell>
          <table:table-cell table:number-columns-repeated="2"/>
          <table:table-cell office:value-type="string" calcext:value-type="string">
            <text:p>12.6047817 -7.9620583 362.3984780129563 7.22</text:p>
          </table:table-cell>
          <table:table-cell office:value-type="float" office:value="12.6047817" calcext:value-type="float">
            <text:p>12.6047817</text:p>
          </table:table-cell>
          <table:table-cell office:value-type="float" office:value="-7.9620583" calcext:value-type="float">
            <text:p>-7.9620583</text:p>
          </table:table-cell>
          <table:table-cell office:value-type="float" office:value="362.398478012956" calcext:value-type="float">
            <text:p>362.398478012956</text:p>
          </table:table-cell>
          <table:table-cell office:value-type="float" office:value="7.22" calcext:value-type="float">
            <text:p>7.22</text:p>
          </table:table-cell>
          <table:table-cell office:value-type="string" calcext:value-type="string">
            <text:p>Pharmacie le c├┤t├Ò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182" calcext:value-type="float">
            <text:p>3182</text:p>
          </table:table-cell>
          <table:table-cell office:value-type="string" calcext:value-type="string">
            <text:p>4ca937de-3f10-47d4-afd4-2affd360e052</text:p>
          </table:table-cell>
          <table:table-cell office:value-type="string" calcext:value-type="string">
            <text:p>2021-02-16T21:35:30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 table:visibility="filter">
          <table:table-cell office:value-type="string" calcext:value-type="string">
            <text:p>2021-02-16T12:58:04.776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126833 -7.9575133 343.8884809268236 7.3</text:p>
          </table:table-cell>
          <table:table-cell office:value-type="float" office:value="12.6126833" calcext:value-type="float">
            <text:p>12.6126833</text:p>
          </table:table-cell>
          <table:table-cell office:value-type="float" office:value="-7.9575133" calcext:value-type="float">
            <text:p>-7.9575133</text:p>
          </table:table-cell>
          <table:table-cell office:value-type="float" office:value="343.888480926824" calcext:value-type="float">
            <text:p>343.88848092682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rmacie Zanga Coulibaly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185" calcext:value-type="float">
            <text:p>3185</text:p>
          </table:table-cell>
          <table:table-cell office:value-type="string" calcext:value-type="string">
            <text:p>17d44e5d-e745-4f7b-a00b-14feea1a62c4</text:p>
          </table:table-cell>
          <table:table-cell office:value-type="string" calcext:value-type="string">
            <text:p>2021-02-16T21:35:32</text:p>
          </table:table-cell>
          <table:table-cell/>
          <table:table-cell office:value-type="float" office:value="306" calcext:value-type="float">
            <text:p>306</text:p>
          </table:table-cell>
        </table:table-row>
        <table:table-row table:style-name="ro1" table:visibility="filter">
          <table:table-cell office:value-type="string" calcext:value-type="string">
            <text:p>2021-02-16T16:34:18.014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ocoura</text:p>
          </table:table-cell>
          <table:table-cell office:value-type="string" calcext:value-type="string">
            <text:p>12.5974468 -7.9472304 360.34072263272714 4.55</text:p>
          </table:table-cell>
          <table:table-cell office:value-type="float" office:value="12.5974468" calcext:value-type="float">
            <text:p>12.5974468</text:p>
          </table:table-cell>
          <table:table-cell office:value-type="float" office:value="-7.9472304" calcext:value-type="float">
            <text:p>-7.9472304</text:p>
          </table:table-cell>
          <table:table-cell office:value-type="float" office:value="360.340722632727" calcext:value-type="float">
            <text:p>360.340722632727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Pharmacie Mariam Yanogo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 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Yanogo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72127112" calcext:value-type="float">
            <text:p>72127112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204" calcext:value-type="float">
            <text:p>3204</text:p>
          </table:table-cell>
          <table:table-cell office:value-type="string" calcext:value-type="string">
            <text:p>ba0bc175-d555-473d-aad4-cfdf9c89542a</text:p>
          </table:table-cell>
          <table:table-cell office:value-type="string" calcext:value-type="string">
            <text:p>2021-02-16T22:36:06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 table:visibility="filter">
          <table:table-cell office:value-type="string" calcext:value-type="string">
            <text:p>2021-02-16T10:20:22.224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ocoura</text:p>
          </table:table-cell>
          <table:table-cell office:value-type="string" calcext:value-type="string">
            <text:p>12.5967038 -7.9539542 345.3759327352977 4.9</text:p>
          </table:table-cell>
          <table:table-cell office:value-type="float" office:value="12.5967038" calcext:value-type="float">
            <text:p>12.5967038</text:p>
          </table:table-cell>
          <table:table-cell office:value-type="float" office:value="-7.9539542" calcext:value-type="float">
            <text:p>-7.9539542</text:p>
          </table:table-cell>
          <table:table-cell office:value-type="float" office:value="345.375932735298" calcext:value-type="float">
            <text:p>345.37593273529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harmacie Noumouss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Su 07:00-20:00 Oth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Samak├Ò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73909048" calcext:value-type="float">
            <text:p>73909048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205" calcext:value-type="float">
            <text:p>3205</text:p>
          </table:table-cell>
          <table:table-cell office:value-type="string" calcext:value-type="string">
            <text:p>f184787a-33d4-4cf8-9553-de0313e5849e</text:p>
          </table:table-cell>
          <table:table-cell office:value-type="string" calcext:value-type="string">
            <text:p>2021-02-16T22:36:08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1" table:visibility="filter">
          <table:table-cell office:value-type="string" calcext:value-type="string">
            <text:p>2021-02-16T10:37:11.867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ocoura</text:p>
          </table:table-cell>
          <table:table-cell office:value-type="string" calcext:value-type="string">
            <text:p>12.5912964 -7.9516977 343.0902840080273 4.92</text:p>
          </table:table-cell>
          <table:table-cell office:value-type="float" office:value="12.5912964" calcext:value-type="float">
            <text:p>12.5912964</text:p>
          </table:table-cell>
          <table:table-cell office:value-type="float" office:value="-7.9516977" calcext:value-type="float">
            <text:p>-7.9516977</text:p>
          </table:table-cell>
          <table:table-cell office:value-type="float" office:value="343.090284008027" calcext:value-type="float">
            <text:p>343.090284008027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Pharmacie "Mieux Vivre "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Su 07:00-20:00 Oth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Diall Moussa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20201380" calcext:value-type="float">
            <text:p>20201380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206" calcext:value-type="float">
            <text:p>3206</text:p>
          </table:table-cell>
          <table:table-cell office:value-type="string" calcext:value-type="string">
            <text:p>aba222ab-2fc6-4e14-99b0-67de0de41a97</text:p>
          </table:table-cell>
          <table:table-cell office:value-type="string" calcext:value-type="string">
            <text:p>2021-02-16T22:36:09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1" table:visibility="filter">
          <table:table-cell office:value-type="string" calcext:value-type="string">
            <text:p>2021-02-16T10:53:08.815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ema</text:p>
          </table:table-cell>
          <table:table-cell office:value-type="string" calcext:value-type="string">
            <text:p>12.5884446 -7.9497372 345.48189259015254 4.98</text:p>
          </table:table-cell>
          <table:table-cell office:value-type="float" office:value="12.5884446" calcext:value-type="float">
            <text:p>12.5884446</text:p>
          </table:table-cell>
          <table:table-cell office:value-type="float" office:value="-7.9497372" calcext:value-type="float">
            <text:p>-7.9497372</text:p>
          </table:table-cell>
          <table:table-cell office:value-type="float" office:value="345.481892590153" calcext:value-type="float">
            <text:p>345.481892590153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Pharmacie Sim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 Mo-Sa 07:30-15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Mamadou Fanta Simaga</text:p>
          </table:table-cell>
          <table:table-cell table:number-columns-repeated="3"/>
          <table:table-cell office:value-type="float" office:value="20202089" calcext:value-type="float">
            <text:p>20202089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208" calcext:value-type="float">
            <text:p>3208</text:p>
          </table:table-cell>
          <table:table-cell office:value-type="string" calcext:value-type="string">
            <text:p>b96e1b40-85ce-4f1e-8c9c-5215475dd6b2</text:p>
          </table:table-cell>
          <table:table-cell office:value-type="string" calcext:value-type="string">
            <text:p>2021-02-16T22:36:11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 table:visibility="filter">
          <table:table-cell office:value-type="string" calcext:value-type="string">
            <text:p>2021-02-16T12:27:19.451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 </text:p>
          </table:table-cell>
          <table:table-cell office:value-type="string" calcext:value-type="string">
            <text:p>12.5883718 -7.9745269 352.54822056967134 3.9</text:p>
          </table:table-cell>
          <table:table-cell office:value-type="float" office:value="12.5883718" calcext:value-type="float">
            <text:p>12.5883718</text:p>
          </table:table-cell>
          <table:table-cell office:value-type="float" office:value="-7.9745269" calcext:value-type="float">
            <text:p>-7.9745269</text:p>
          </table:table-cell>
          <table:table-cell office:value-type="float" office:value="352.548220569671" calcext:value-type="float">
            <text:p>352.54822056967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Ky Michel 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table:number-columns-repeated="3"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a1976bd0-3776-40b2-ad9b-88693948fe8d</text:p>
          </table:table-cell>
          <table:table-cell office:value-type="string" calcext:value-type="string">
            <text:p>2021-02-17T08:07:39</text:p>
          </table:table-cell>
          <table:table-cell/>
          <table:table-cell office:value-type="float" office:value="318" calcext:value-type="float">
            <text:p>318</text:p>
          </table:table-cell>
        </table:table-row>
        <table:table-row table:style-name="ro1" table:visibility="filter">
          <table:table-cell office:value-type="string" calcext:value-type="string">
            <text:p>2021-02-15T14:03:55.011Z</text:p>
          </table:table-cell>
          <table:table-cell office:value-type="string" calcext:value-type="string">
            <text:p>2021-02-15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604738333333334 -7.950279999999999 340.3 1.0</text:p>
          </table:table-cell>
          <table:table-cell office:value-type="float" office:value="12.6047383333333" calcext:value-type="float">
            <text:p>12.6047383333333</text:p>
          </table:table-cell>
          <table:table-cell office:value-type="float" office:value="-7.95028" calcext:value-type="float">
            <text:p>-7.95028</text:p>
          </table:table-cell>
          <table:table-cell office:value-type="float" office:value="340.3" calcext:value-type="float">
            <text:p>34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ian Sidibe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202001" calcext:value-type="float">
            <text:p>20202001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266" calcext:value-type="float">
            <text:p>3266</text:p>
          </table:table-cell>
          <table:table-cell office:value-type="string" calcext:value-type="string">
            <text:p>ab621423-c75e-4067-bc2e-5cb2c0b301b2</text:p>
          </table:table-cell>
          <table:table-cell office:value-type="string" calcext:value-type="string">
            <text:p>2021-02-17T08:34:55</text:p>
          </table:table-cell>
          <table:table-cell/>
          <table:table-cell office:value-type="float" office:value="326" calcext:value-type="float">
            <text:p>326</text:p>
          </table:table-cell>
        </table:table-row>
        <table:table-row table:style-name="ro1" table:visibility="filter">
          <table:table-cell office:value-type="string" calcext:value-type="string">
            <text:p>2021-02-16T10:06:36.812Z</text:p>
          </table:table-cell>
          <table:table-cell office:value-type="string" calcext:value-type="string">
            <text:p>2021-02-16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08331666666666 -7.96114 350.3 1.3</text:p>
          </table:table-cell>
          <table:table-cell office:value-type="float" office:value="12.6083316666667" calcext:value-type="float">
            <text:p>12.6083316666667</text:p>
          </table:table-cell>
          <table:table-cell office:value-type="float" office:value="-7.96114" calcext:value-type="float">
            <text:p>-7.96114</text:p>
          </table:table-cell>
          <table:table-cell office:value-type="float" office:value="350.3" calcext:value-type="float">
            <text:p>350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Pharmacie Fanta Sangar├Ò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anta Sangar├Ò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76932785" calcext:value-type="float">
            <text:p>76932785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275" calcext:value-type="float">
            <text:p>3275</text:p>
          </table:table-cell>
          <table:table-cell office:value-type="string" calcext:value-type="string">
            <text:p>969a9bd4-4c06-4f25-88a2-0bddfc5b3063</text:p>
          </table:table-cell>
          <table:table-cell office:value-type="string" calcext:value-type="string">
            <text:p>2021-02-17T08:35:05</text:p>
          </table:table-cell>
          <table:table-cell/>
          <table:table-cell office:value-type="float" office:value="328" calcext:value-type="float">
            <text:p>328</text:p>
          </table:table-cell>
        </table:table-row>
        <table:table-row table:style-name="ro1" table:visibility="filter">
          <table:table-cell office:value-type="string" calcext:value-type="string">
            <text:p>2021-02-16T11:51:13.504Z</text:p>
          </table:table-cell>
          <table:table-cell office:value-type="string" calcext:value-type="string">
            <text:p>2021-02-16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ogoniko</text:p>
          </table:table-cell>
          <table:table-cell table:number-columns-repeated="2"/>
          <table:table-cell office:value-type="string" calcext:value-type="string">
            <text:p>12.611438333333334 -7.9690883333333336 324.3 1.9</text:p>
          </table:table-cell>
          <table:table-cell office:value-type="float" office:value="12.6114383333333" calcext:value-type="float">
            <text:p>12.6114383333333</text:p>
          </table:table-cell>
          <table:table-cell office:value-type="float" office:value="-7.96908833333333" calcext:value-type="float">
            <text:p>-7.96908833333333</text:p>
          </table:table-cell>
          <table:table-cell office:value-type="float" office:value="324.3" calcext:value-type="float">
            <text:p>324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Pharmacie Bienvenue Sarl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Clinic no be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2"/>
          <table:table-cell office:value-type="float" office:value="20204524" calcext:value-type="float">
            <text:p>20204524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284" calcext:value-type="float">
            <text:p>3284</text:p>
          </table:table-cell>
          <table:table-cell office:value-type="string" calcext:value-type="string">
            <text:p>96f27a00-b858-40ce-9710-dbd340fc8199</text:p>
          </table:table-cell>
          <table:table-cell office:value-type="string" calcext:value-type="string">
            <text:p>2021-02-17T08:35:13</text:p>
          </table:table-cell>
          <table:table-cell/>
          <table:table-cell office:value-type="float" office:value="330" calcext:value-type="float">
            <text:p>330</text:p>
          </table:table-cell>
        </table:table-row>
        <table:table-row table:style-name="ro1" table:visibility="filter">
          <table:table-cell office:value-type="string" calcext:value-type="string">
            <text:p>2021-02-16T10:34:10.376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├¿ sokoura </text:p>
          </table:table-cell>
          <table:table-cell office:value-type="string" calcext:value-type="string">
            <text:p>12.5920983 -7.9527467 379.20156186526475 3.416</text:p>
          </table:table-cell>
          <table:table-cell office:value-type="float" office:value="12.5920983" calcext:value-type="float">
            <text:p>12.5920983</text:p>
          </table:table-cell>
          <table:table-cell office:value-type="float" office:value="-7.9527467" calcext:value-type="float">
            <text:p>-7.9527467</text:p>
          </table:table-cell>
          <table:table-cell office:value-type="float" office:value="379.201561865265" calcext:value-type="float">
            <text:p>379.201561865265</text:p>
          </table:table-cell>
          <table:table-cell office:value-type="float" office:value="3.416" calcext:value-type="float">
            <text:p>3.416</text:p>
          </table:table-cell>
          <table:table-cell office:value-type="string" calcext:value-type="string">
            <text:p>PHARMACIE Faladi├¿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204223" calcext:value-type="float">
            <text:p>20204223</text:p>
          </table:table-cell>
          <table:table-cell table:number-columns-repeated="18"/>
          <table:table-cell office:value-type="float" office:value="3298" calcext:value-type="float">
            <text:p>3298</text:p>
          </table:table-cell>
          <table:table-cell office:value-type="string" calcext:value-type="string">
            <text:p>7c1396ac-71ef-425f-a066-822afa051fcd</text:p>
          </table:table-cell>
          <table:table-cell office:value-type="string" calcext:value-type="string">
            <text:p>2021-02-17T09:07:14</text:p>
          </table:table-cell>
          <table:table-cell/>
          <table:table-cell office:value-type="float" office:value="333" calcext:value-type="float">
            <text:p>333</text:p>
          </table:table-cell>
        </table:table-row>
        <table:table-row table:style-name="ro1" table:visibility="filter">
          <table:table-cell office:value-type="string" calcext:value-type="string">
            <text:p>2021-02-16T11:26:18.726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├¿ Sema</text:p>
          </table:table-cell>
          <table:table-cell office:value-type="string" calcext:value-type="string">
            <text:p>12.584378 -7.9526934 376.87564735038063 4.8</text:p>
          </table:table-cell>
          <table:table-cell office:value-type="float" office:value="12.584378" calcext:value-type="float">
            <text:p>12.584378</text:p>
          </table:table-cell>
          <table:table-cell office:value-type="float" office:value="-7.9526934" calcext:value-type="float">
            <text:p>-7.9526934</text:p>
          </table:table-cell>
          <table:table-cell office:value-type="float" office:value="376.875647350381" calcext:value-type="float">
            <text:p>376.87564735038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PHARMACIE Bani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ani Tour├Ò </text:p>
          </table:table-cell>
          <table:table-cell table:number-columns-repeated="3"/>
          <table:table-cell office:value-type="float" office:value="20202304" calcext:value-type="float">
            <text:p>20202304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float" office:value="3301" calcext:value-type="float">
            <text:p>3301</text:p>
          </table:table-cell>
          <table:table-cell office:value-type="string" calcext:value-type="string">
            <text:p>486a2f46-3485-4b42-8068-6ecc0cb9dce4</text:p>
          </table:table-cell>
          <table:table-cell office:value-type="string" calcext:value-type="string">
            <text:p>2021-02-17T09:07:17</text:p>
          </table:table-cell>
          <table:table-cell/>
          <table:table-cell office:value-type="float" office:value="334" calcext:value-type="float">
            <text:p>334</text:p>
          </table:table-cell>
        </table:table-row>
        <table:table-row table:style-name="ro1" table:visibility="filter">
          <table:table-cell office:value-type="string" calcext:value-type="string">
            <text:p>2021-02-16T10:08:51.598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087483 -7.9588983 362.02008317712176 3.233</text:p>
          </table:table-cell>
          <table:table-cell office:value-type="float" office:value="12.6087483" calcext:value-type="float">
            <text:p>12.6087483</text:p>
          </table:table-cell>
          <table:table-cell office:value-type="float" office:value="-7.9588983" calcext:value-type="float">
            <text:p>-7.9588983</text:p>
          </table:table-cell>
          <table:table-cell office:value-type="float" office:value="362.020083177122" calcext:value-type="float">
            <text:p>362.020083177122</text:p>
          </table:table-cell>
          <table:table-cell office:value-type="float" office:value="3.233" calcext:value-type="float">
            <text:p>3.233</text:p>
          </table:table-cell>
          <table:table-cell office:value-type="string" calcext:value-type="string">
            <text:p>Pharmacie le BOURGOU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table:number-columns-repeated="23"/>
          <table:table-cell office:value-type="float" office:value="3320" calcext:value-type="float">
            <text:p>3320</text:p>
          </table:table-cell>
          <table:table-cell office:value-type="string" calcext:value-type="string">
            <text:p>6accb90c-ff8c-4dc0-82ac-6a6878cd6e95</text:p>
          </table:table-cell>
          <table:table-cell office:value-type="string" calcext:value-type="string">
            <text:p>2021-02-17T09:44:47</text:p>
          </table:table-cell>
          <table:table-cell/>
          <table:table-cell office:value-type="float" office:value="337" calcext:value-type="float">
            <text:p>337</text:p>
          </table:table-cell>
        </table:table-row>
        <table:table-row table:style-name="ro1" table:visibility="filter">
          <table:table-cell office:value-type="string" calcext:value-type="string">
            <text:p>2021-02-17T10:26:04.147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FHdsKPpeR8jLHo9P</text:p>
          </table:table-cell>
          <table:table-cell table:number-columns-repeated="2"/>
          <table:table-cell office:value-type="string" calcext:value-type="string">
            <text:p>Salimata Trao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Ouolofobougou Bolibana</text:p>
          </table:table-cell>
          <table:table-cell table:number-columns-repeated="2"/>
          <table:table-cell office:value-type="string" calcext:value-type="string">
            <text:p>12.6479782 -8.0128438 357.68684857159803 2.9</text:p>
          </table:table-cell>
          <table:table-cell office:value-type="float" office:value="12.6479782" calcext:value-type="float">
            <text:p>12.6479782</text:p>
          </table:table-cell>
          <table:table-cell office:value-type="float" office:value="-8.0128438" calcext:value-type="float">
            <text:p>-8.0128438</text:p>
          </table:table-cell>
          <table:table-cell office:value-type="float" office:value="357.686848571598" calcext:value-type="float">
            <text:p>357.68684857159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Pharmacie fotigui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Tertiary hospital</text:p>
          </table:table-cell>
          <table:table-cell office:value-type="string" calcext:value-type="string">
            <text:p>Hospice care</text:p>
          </table:table-cell>
          <table:table-cell/>
          <table:table-cell office:value-type="string" calcext:value-type="string">
            <text:p>Medicin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Fotigui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360" calcext:value-type="float">
            <text:p>3360</text:p>
          </table:table-cell>
          <table:table-cell office:value-type="string" calcext:value-type="string">
            <text:p>1158abc7-7aaa-4500-b020-1b892d0bdbde</text:p>
          </table:table-cell>
          <table:table-cell office:value-type="string" calcext:value-type="string">
            <text:p>2021-02-17T13:18:33</text:p>
          </table:table-cell>
          <table:table-cell/>
          <table:table-cell office:value-type="float" office:value="341" calcext:value-type="float">
            <text:p>341</text:p>
          </table:table-cell>
        </table:table-row>
        <table:table-row table:style-name="ro1" table:visibility="filter">
          <table:table-cell office:value-type="string" calcext:value-type="string">
            <text:p>2021-02-17T10:59:40.911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a183698a4c2d5250</text:p>
          </table:table-cell>
          <table:table-cell table:number-columns-repeated="2"/>
          <table:table-cell office:value-type="string" calcext:value-type="string">
            <text:p>Aissata Maig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Boulkassoumbougou</text:p>
          </table:table-cell>
          <table:table-cell/>
          <table:table-cell office:value-type="string" calcext:value-type="string">
            <text:p>Boulkassoumbougou </text:p>
          </table:table-cell>
          <table:table-cell office:value-type="string" calcext:value-type="string">
            <text:p>12.674721954390407 -7.924044309183955 360.0 6.5</text:p>
          </table:table-cell>
          <table:table-cell office:value-type="float" office:value="12.6747219543904" calcext:value-type="float">
            <text:p>12.6747219543904</text:p>
          </table:table-cell>
          <table:table-cell office:value-type="float" office:value="-7.92404430918396" calcext:value-type="float">
            <text:p>-7.92404430918396</text:p>
          </table:table-cell>
          <table:table-cell office:value-type="float" office:value="360" calcext:value-type="float">
            <text:p>36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amadou kaou toure</text:p>
          </table:table-cell>
          <table:table-cell office:value-type="string" calcext:value-type="string">
            <text:p>Women</text:p>
          </table:table-cell>
          <table:table-cell table:number-columns-repeated="2"/>
          <table:table-cell office:value-type="float" office:value="66739011" calcext:value-type="float">
            <text:p>667390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6f195be3-7a72-41c4-aa66-3ffa30031d6b</text:p>
          </table:table-cell>
          <table:table-cell office:value-type="string" calcext:value-type="string">
            <text:p>2021-02-17T15:43:08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 table:visibility="filter">
          <table:table-cell office:value-type="string" calcext:value-type="string">
            <text:p>2021-02-17T10:34:38.252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cW7hPqU13X6HfpBV</text:p>
          </table:table-cell>
          <table:table-cell table:number-columns-repeated="2"/>
          <table:table-cell office:value-type="string" calcext:value-type="string">
            <text:p>Badara Alou DOUMBI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TSF</text:p>
          </table:table-cell>
          <table:table-cell table:number-columns-repeated="2"/>
          <table:table-cell office:value-type="string" calcext:value-type="string">
            <text:p>12.6408734 -7.971326 367.56 3.9</text:p>
          </table:table-cell>
          <table:table-cell office:value-type="float" office:value="12.6408734" calcext:value-type="float">
            <text:p>12.6408734</text:p>
          </table:table-cell>
          <table:table-cell office:value-type="float" office:value="-7.971326" calcext:value-type="float">
            <text:p>-7.971326</text:p>
          </table:table-cell>
          <table:table-cell office:value-type="float" office:value="367.56" calcext:value-type="float">
            <text:p>367.5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ie DANAY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opri├Òtaire </text:p>
          </table:table-cell>
          <table:table-cell table:number-columns-repeated="3"/>
          <table:table-cell office:value-type="float" office:value="75301122" calcext:value-type="float">
            <text:p>753011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428" calcext:value-type="float">
            <text:p>3428</text:p>
          </table:table-cell>
          <table:table-cell office:value-type="string" calcext:value-type="string">
            <text:p>4e85fb0e-784b-49ec-a05f-ee203dc4d5f4</text:p>
          </table:table-cell>
          <table:table-cell office:value-type="string" calcext:value-type="string">
            <text:p>2021-02-17T15:45:12</text:p>
          </table:table-cell>
          <table:table-cell/>
          <table:table-cell office:value-type="float" office:value="343" calcext:value-type="float">
            <text:p>343</text:p>
          </table:table-cell>
        </table:table-row>
        <table:table-row table:style-name="ro1" table:visibility="filter">
          <table:table-cell office:value-type="string" calcext:value-type="string">
            <text:p>2021-02-17T12:50:57.140Z</text:p>
          </table:table-cell>
          <table:table-cell office:value-type="string" calcext:value-type="string">
            <text:p>2021-02-17</text:p>
          </table:table-cell>
          <table:table-cell office:value-type="float" office:value="358005081343540" calcext:value-type="float">
            <text:p>358005081343540</text:p>
          </table:table-cell>
          <table:table-cell office:value-type="float" office:value="8.9223014151145E+019" calcext:value-type="float">
            <text:p>8.9223014151145E+019</text:p>
          </table:table-cell>
          <table:table-cell office:value-type="float" office:value="610010344500778" calcext:value-type="float">
            <text:p>610010344500778</text:p>
          </table:table-cell>
          <table:table-cell office:value-type="string" calcext:value-type="string">
            <text:p>Moussa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Boulkassoumbougou</text:p>
          </table:table-cell>
          <table:table-cell/>
          <table:table-cell office:value-type="string" calcext:value-type="string">
            <text:p>Koloubleni</text:p>
          </table:table-cell>
          <table:table-cell office:value-type="string" calcext:value-type="string">
            <text:p>12.675723333333334 -7.918804999999999 316.3 7.6</text:p>
          </table:table-cell>
          <table:table-cell office:value-type="float" office:value="12.6757233333333" calcext:value-type="float">
            <text:p>12.6757233333333</text:p>
          </table:table-cell>
          <table:table-cell office:value-type="float" office:value="-7.918805" calcext:value-type="float">
            <text:p>-7.918805</text:p>
          </table:table-cell>
          <table:table-cell office:value-type="float" office:value="316.3" calcext:value-type="float">
            <text:p>316.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A├»cha karemb├Ò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Brahima diall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244752" calcext:value-type="float">
            <text:p>202447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cc9de054-e09a-4180-88e8-e8842abfd6c5</text:p>
          </table:table-cell>
          <table:table-cell office:value-type="string" calcext:value-type="string">
            <text:p>2021-02-17T16:21:50</text:p>
          </table:table-cell>
          <table:table-cell/>
          <table:table-cell office:value-type="float" office:value="346" calcext:value-type="float">
            <text:p>346</text:p>
          </table:table-cell>
        </table:table-row>
        <table:table-row table:style-name="ro1" table:visibility="filter">
          <table:table-cell office:value-type="string" calcext:value-type="string">
            <text:p>2021-02-17T09:31:05.575Z</text:p>
          </table:table-cell>
          <table:table-cell office:value-type="string" calcext:value-type="string">
            <text:p>2021-02-17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 table:number-columns-repeated="2"/>
          <table:table-cell office:value-type="string" calcext:value-type="string">
            <text:p>12.582013333333334 -7.970276666666666 346.4 1.2</text:p>
          </table:table-cell>
          <table:table-cell office:value-type="float" office:value="12.5820133333333" calcext:value-type="float">
            <text:p>12.5820133333333</text:p>
          </table:table-cell>
          <table:table-cell office:value-type="float" office:value="-7.97027666666667" calcext:value-type="float">
            <text:p>-7.97027666666667</text:p>
          </table:table-cell>
          <table:table-cell office:value-type="float" office:value="346.4" calcext:value-type="float">
            <text:p>346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General</text:p>
          </table:table-cell>
          <table:table-cell table:number-columns-repeated="21"/>
          <table:table-cell office:value-type="float" office:value="3542" calcext:value-type="float">
            <text:p>3542</text:p>
          </table:table-cell>
          <table:table-cell office:value-type="string" calcext:value-type="string">
            <text:p>a1cca861-8972-4e40-bb2d-543ee62a581e</text:p>
          </table:table-cell>
          <table:table-cell office:value-type="string" calcext:value-type="string">
            <text:p>2021-02-17T16:45:40</text:p>
          </table:table-cell>
          <table:table-cell/>
          <table:table-cell office:value-type="float" office:value="348" calcext:value-type="float">
            <text:p>348</text:p>
          </table:table-cell>
        </table:table-row>
        <table:table-row table:style-name="ro1" table:visibility="filter">
          <table:table-cell office:value-type="string" calcext:value-type="string">
            <text:p>2021-02-17T10:09:23.444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Niarela</text:p>
          </table:table-cell>
          <table:table-cell/>
          <table:table-cell office:value-type="string" calcext:value-type="string">
            <text:p>Niarela </text:p>
          </table:table-cell>
          <table:table-cell office:value-type="string" calcext:value-type="string">
            <text:p>12.6421824 -7.9852795 367.24163711670667 5.1</text:p>
          </table:table-cell>
          <table:table-cell office:value-type="float" office:value="12.6421824" calcext:value-type="float">
            <text:p>12.6421824</text:p>
          </table:table-cell>
          <table:table-cell office:value-type="float" office:value="-7.9852795" calcext:value-type="float">
            <text:p>-7.9852795</text:p>
          </table:table-cell>
          <table:table-cell office:value-type="float" office:value="367.241637116707" calcext:value-type="float">
            <text:p>367.241637116707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Bassan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20214466" calcext:value-type="float">
            <text:p>202144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47c01ee6-6fe1-4ed8-8cb1-584a84c2370f</text:p>
          </table:table-cell>
          <table:table-cell office:value-type="string" calcext:value-type="string">
            <text:p>2021-02-17T17:04:01</text:p>
          </table:table-cell>
          <table:table-cell/>
          <table:table-cell office:value-type="float" office:value="349" calcext:value-type="float">
            <text:p>349</text:p>
          </table:table-cell>
        </table:table-row>
        <table:table-row table:style-name="ro1" table:visibility="filter">
          <table:table-cell office:value-type="string" calcext:value-type="string">
            <text:p>2021-02-17T13:47:10.714Z</text:p>
          </table:table-cell>
          <table:table-cell office:value-type="string" calcext:value-type="string">
            <text:p>2021-02-17</text:p>
          </table:table-cell>
          <table:table-cell office:value-type="float" office:value="358005081423789" calcext:value-type="float">
            <text:p>358005081423789</text:p>
          </table:table-cell>
          <table:table-cell office:value-type="float" office:value="8.92230141903677E+019" calcext:value-type="float">
            <text:p>8.92230141903677E+019</text:p>
          </table:table-cell>
          <table:table-cell office:value-type="float" office:value="610010354300644" calcext:value-type="float">
            <text:p>610010354300644</text:p>
          </table:table-cell>
          <table:table-cell office:value-type="string" calcext:value-type="string">
            <text:p>Konat├Ò <text:s/>Baoum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Dj├Òlibougou</text:p>
          </table:table-cell>
          <table:table-cell/>
          <table:table-cell office:value-type="string" calcext:value-type="string">
            <text:p>Djelibougou </text:p>
          </table:table-cell>
          <table:table-cell office:value-type="string" calcext:value-type="string">
            <text:p>12.671713333333333 -7.939421666666668 362.5 7.7</text:p>
          </table:table-cell>
          <table:table-cell office:value-type="float" office:value="12.6717133333333" calcext:value-type="float">
            <text:p>12.6717133333333</text:p>
          </table:table-cell>
          <table:table-cell office:value-type="float" office:value="-7.93942166666667" calcext:value-type="float">
            <text:p>-7.93942166666667</text:p>
          </table:table-cell>
          <table:table-cell office:value-type="float" office:value="362.5" calcext:value-type="float">
            <text:p>362.5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harmacie <text:s/>ASAHI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SAHI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Financial support by NGO or other partners for: maintenance / major repairs / construction of new facilit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8dc8559d-57db-402f-8fed-268f32f581fe</text:p>
          </table:table-cell>
          <table:table-cell office:value-type="string" calcext:value-type="string">
            <text:p>2021-02-17T17:52:29</text:p>
          </table:table-cell>
          <table:table-cell/>
          <table:table-cell office:value-type="float" office:value="351" calcext:value-type="float">
            <text:p>351</text:p>
          </table:table-cell>
        </table:table-row>
        <table:table-row table:style-name="ro1" table:visibility="filter">
          <table:table-cell office:value-type="string" calcext:value-type="string">
            <text:p>2021-02-17T11:03:11.132Z</text:p>
          </table:table-cell>
          <table:table-cell office:value-type="string" calcext:value-type="string">
            <text:p>2021-02-17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EMA I</text:p>
          </table:table-cell>
          <table:table-cell table:number-columns-repeated="2"/>
          <table:table-cell office:value-type="string" calcext:value-type="string">
            <text:p>12.619065 -7.98857 327.4 7.4</text:p>
          </table:table-cell>
          <table:table-cell office:value-type="float" office:value="12.619065" calcext:value-type="float">
            <text:p>12.619065</text:p>
          </table:table-cell>
          <table:table-cell office:value-type="float" office:value="-7.98857" calcext:value-type="float">
            <text:p>-7.98857</text:p>
          </table:table-cell>
          <table:table-cell office:value-type="float" office:value="327.4" calcext:value-type="float">
            <text:p>327.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43"/>
          <table:table-cell office:value-type="float" office:value="3752" calcext:value-type="float">
            <text:p>3752</text:p>
          </table:table-cell>
          <table:table-cell office:value-type="string" calcext:value-type="string">
            <text:p>b7550943-3e7d-43e8-a8a8-269df821ed92</text:p>
          </table:table-cell>
          <table:table-cell office:value-type="string" calcext:value-type="string">
            <text:p>2021-02-17T18:02:40</text:p>
          </table:table-cell>
          <table:table-cell/>
          <table:table-cell office:value-type="float" office:value="356" calcext:value-type="float">
            <text:p>356</text:p>
          </table:table-cell>
        </table:table-row>
        <table:table-row table:style-name="ro1" table:visibility="filter">
          <table:table-cell office:value-type="string" calcext:value-type="string">
            <text:p>2021-02-17T10:50:40.884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n5oaS9J0rPkZfkVZ</text:p>
          </table:table-cell>
          <table:table-cell table:number-columns-repeated="2"/>
          <table:table-cell office:value-type="string" calcext:value-type="string">
            <text:p>Bernard Ball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dalabougou</text:p>
          </table:table-cell>
          <table:table-cell table:number-columns-repeated="2"/>
          <table:table-cell office:value-type="string" calcext:value-type="string">
            <text:p>12.6147303 -7.9776975 355.2561158519586 4.62</text:p>
          </table:table-cell>
          <table:table-cell office:value-type="float" office:value="12.6147303" calcext:value-type="float">
            <text:p>12.6147303</text:p>
          </table:table-cell>
          <table:table-cell office:value-type="float" office:value="-7.9776975" calcext:value-type="float">
            <text:p>-7.9776975</text:p>
          </table:table-cell>
          <table:table-cell office:value-type="float" office:value="355.256115851959" calcext:value-type="float">
            <text:p>355.256115851959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Pharmacie le Guide</text:p>
          </table:table-cell>
          <table:table-cell office:value-type="string" calcext:value-type="string">
            <text:p>Pharmacy</text:p>
          </table:table-cell>
          <table:table-cell table:number-columns-repeated="10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232311" calcext:value-type="float">
            <text:p>20232311</text:p>
          </table:table-cell>
          <table:table-cell table:number-columns-repeated="18"/>
          <table:table-cell office:value-type="float" office:value="3905" calcext:value-type="float">
            <text:p>3905</text:p>
          </table:table-cell>
          <table:table-cell office:value-type="string" calcext:value-type="string">
            <text:p>9a224a54-e493-4268-89be-22200fb1adb9</text:p>
          </table:table-cell>
          <table:table-cell office:value-type="string" calcext:value-type="string">
            <text:p>2021-02-17T19:38:21</text:p>
          </table:table-cell>
          <table:table-cell/>
          <table:table-cell office:value-type="float" office:value="358" calcext:value-type="float">
            <text:p>358</text:p>
          </table:table-cell>
        </table:table-row>
        <table:table-row table:style-name="ro1" table:visibility="filter">
          <table:table-cell office:value-type="string" calcext:value-type="string">
            <text:p>2021-02-17T12:14:00.501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n5oaS9J0rPkZfkVZ</text:p>
          </table:table-cell>
          <table:table-cell table:number-columns-repeated="2"/>
          <table:table-cell office:value-type="string" calcext:value-type="string">
            <text:p>Bernard Ball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EMA I</text:p>
          </table:table-cell>
          <table:table-cell/>
          <table:table-cell office:value-type="string" calcext:value-type="string">
            <text:p>SEMA I</text:p>
          </table:table-cell>
          <table:table-cell office:value-type="string" calcext:value-type="string">
            <text:p>12.6236207 -7.9895353 354.9599938964844 1.666</text:p>
          </table:table-cell>
          <table:table-cell office:value-type="float" office:value="12.6236207" calcext:value-type="float">
            <text:p>12.6236207</text:p>
          </table:table-cell>
          <table:table-cell office:value-type="float" office:value="-7.9895353" calcext:value-type="float">
            <text:p>-7.9895353</text:p>
          </table:table-cell>
          <table:table-cell office:value-type="float" office:value="354.959993896484" calcext:value-type="float">
            <text:p>354.959993896484</text:p>
          </table:table-cell>
          <table:table-cell office:value-type="float" office:value="1.666" calcext:value-type="float">
            <text:p>1.666</text:p>
          </table:table-cell>
          <table:table-cell office:value-type="string" calcext:value-type="string">
            <text:p>Pharmacie du palais de la culture</text:p>
          </table:table-cell>
          <table:table-cell office:value-type="string" calcext:value-type="string">
            <text:p>Pharmacy</text:p>
          </table:table-cell>
          <table:table-cell table:number-columns-repeated="10"/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table:number-columns-repeated="23"/>
          <table:table-cell office:value-type="float" office:value="3912" calcext:value-type="float">
            <text:p>3912</text:p>
          </table:table-cell>
          <table:table-cell office:value-type="string" calcext:value-type="string">
            <text:p>45986b7e-3fc7-4e0a-8363-00c90ca23b4f</text:p>
          </table:table-cell>
          <table:table-cell office:value-type="string" calcext:value-type="string">
            <text:p>2021-02-17T19:38:39</text:p>
          </table:table-cell>
          <table:table-cell/>
          <table:table-cell office:value-type="float" office:value="359" calcext:value-type="float">
            <text:p>359</text:p>
          </table:table-cell>
        </table:table-row>
        <table:table-row table:style-name="ro1" table:visibility="filter">
          <table:table-cell office:value-type="string" calcext:value-type="string">
            <text:p>2021-02-17T14:32:26.505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yj2h1Rz8Ksd54l2S</text:p>
          </table:table-cell>
          <table:table-cell table:number-columns-repeated="2"/>
          <table:table-cell office:value-type="string" calcext:value-type="string">
            <text:p>Th├Òophile D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je Sokoro</text:p>
          </table:table-cell>
          <table:table-cell office:value-type="string" calcext:value-type="string">
            <text:p>12.590125 -7.964935 359.775080780792 2.74</text:p>
          </table:table-cell>
          <table:table-cell office:value-type="float" office:value="12.590125" calcext:value-type="float">
            <text:p>12.590125</text:p>
          </table:table-cell>
          <table:table-cell office:value-type="float" office:value="-7.964935" calcext:value-type="float">
            <text:p>-7.964935</text:p>
          </table:table-cell>
          <table:table-cell office:value-type="float" office:value="359.775080780792" calcext:value-type="float">
            <text:p>359.775080780792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Pharmacie Diarrakounda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Diarra Sadio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4866" calcext:value-type="float">
            <text:p>76414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table:number-columns-repeated="2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c8ed206a-c64e-4a84-8fcb-9e2e768259be</text:p>
          </table:table-cell>
          <table:table-cell office:value-type="string" calcext:value-type="string">
            <text:p>2021-02-17T20:37:21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 table:visibility="filter">
          <table:table-cell office:value-type="string" calcext:value-type="string">
            <text:p>2021-02-17T11:44:08.464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 table:number-columns-repeated="2"/>
          <table:table-cell office:value-type="string" calcext:value-type="string">
            <text:p>12.573035 -7.9695767 355.54788753553186 7.3</text:p>
          </table:table-cell>
          <table:table-cell office:value-type="float" office:value="12.573035" calcext:value-type="float">
            <text:p>12.573035</text:p>
          </table:table-cell>
          <table:table-cell office:value-type="float" office:value="-7.9695767" calcext:value-type="float">
            <text:p>-7.9695767</text:p>
          </table:table-cell>
          <table:table-cell office:value-type="float" office:value="355.547887535532" calcext:value-type="float">
            <text:p>355.54788753553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Guindo sidiki</text:p>
          </table:table-cell>
          <table:table-cell table:number-columns-repeated="3"/>
          <table:table-cell office:value-type="float" office:value="66720508" calcext:value-type="float">
            <text:p>667205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t</text:p>
          </table:table-cell>
          <table:table-cell table:number-columns-repeated="7"/>
          <table:table-cell office:value-type="float" office:value="4001" calcext:value-type="float">
            <text:p>4001</text:p>
          </table:table-cell>
          <table:table-cell office:value-type="string" calcext:value-type="string">
            <text:p>99ce80d0-4c33-4747-ad9c-ae4e6e2f2cb1</text:p>
          </table:table-cell>
          <table:table-cell office:value-type="string" calcext:value-type="string">
            <text:p>2021-02-17T21:14:00</text:p>
          </table:table-cell>
          <table:table-cell/>
          <table:table-cell office:value-type="float" office:value="364" calcext:value-type="float">
            <text:p>364</text:p>
          </table:table-cell>
        </table:table-row>
        <table:table-row table:style-name="ro1" table:visibility="filter">
          <table:table-cell office:value-type="string" calcext:value-type="string">
            <text:p>2021-02-17T13:11:18.672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Koko</text:p>
          </table:table-cell>
          <table:table-cell office:value-type="string" calcext:value-type="string">
            <text:p>12.5744567 -7.962225 347.91952154742603 7.316</text:p>
          </table:table-cell>
          <table:table-cell office:value-type="float" office:value="12.5744567" calcext:value-type="float">
            <text:p>12.5744567</text:p>
          </table:table-cell>
          <table:table-cell office:value-type="float" office:value="-7.962225" calcext:value-type="float">
            <text:p>-7.962225</text:p>
          </table:table-cell>
          <table:table-cell office:value-type="float" office:value="347.919521547426" calcext:value-type="float">
            <text:p>347.919521547426</text:p>
          </table:table-cell>
          <table:table-cell office:value-type="float" office:value="7.316" calcext:value-type="float">
            <text:p>7.316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Wassa keita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4010" calcext:value-type="float">
            <text:p>4010</text:p>
          </table:table-cell>
          <table:table-cell office:value-type="string" calcext:value-type="string">
            <text:p>19be2ff5-0371-4e4c-b0df-27bd4db91e79</text:p>
          </table:table-cell>
          <table:table-cell office:value-type="string" calcext:value-type="string">
            <text:p>2021-02-17T21:14:06</text:p>
          </table:table-cell>
          <table:table-cell/>
          <table:table-cell office:value-type="float" office:value="367" calcext:value-type="float">
            <text:p>367</text:p>
          </table:table-cell>
        </table:table-row>
        <table:table-row table:style-name="ro1" table:visibility="filter">
          <table:table-cell office:value-type="string" calcext:value-type="string">
            <text:p>2021-02-17T10:13:42.932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 table:number-columns-repeated="2"/>
          <table:table-cell office:value-type="string" calcext:value-type="string">
            <text:p>12.5842467 -7.9588283 364.8725139016279 1.7</text:p>
          </table:table-cell>
          <table:table-cell office:value-type="float" office:value="12.5842467" calcext:value-type="float">
            <text:p>12.5842467</text:p>
          </table:table-cell>
          <table:table-cell office:value-type="float" office:value="-7.9588283" calcext:value-type="float">
            <text:p>-7.9588283</text:p>
          </table:table-cell>
          <table:table-cell office:value-type="float" office:value="364.872513901628" calcext:value-type="float">
            <text:p>364.87251390162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harmacie KOUNIDJI GUINDO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204570" calcext:value-type="float">
            <text:p>20204570</text:p>
          </table:table-cell>
          <table:table-cell table:number-columns-repeated="18"/>
          <table:table-cell office:value-type="float" office:value="4022" calcext:value-type="float">
            <text:p>4022</text:p>
          </table:table-cell>
          <table:table-cell office:value-type="string" calcext:value-type="string">
            <text:p>a6bcf194-e0ef-44da-b498-30cc1629feb0</text:p>
          </table:table-cell>
          <table:table-cell office:value-type="string" calcext:value-type="string">
            <text:p>2021-02-17T21:18:33</text:p>
          </table:table-cell>
          <table:table-cell/>
          <table:table-cell office:value-type="float" office:value="368" calcext:value-type="float">
            <text:p>368</text:p>
          </table:table-cell>
        </table:table-row>
        <table:table-row table:style-name="ro1" table:visibility="filter">
          <table:table-cell office:value-type="string" calcext:value-type="string">
            <text:p>2021-02-17T09:34:43.006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Ancien march├Ò </text:p>
          </table:table-cell>
          <table:table-cell office:value-type="string" calcext:value-type="string">
            <text:p>12.5805177 -7.972028 368.4599938964844 4.99</text:p>
          </table:table-cell>
          <table:table-cell office:value-type="float" office:value="12.5805177" calcext:value-type="float">
            <text:p>12.5805177</text:p>
          </table:table-cell>
          <table:table-cell office:value-type="float" office:value="-7.972028" calcext:value-type="float">
            <text:p>-7.972028</text:p>
          </table:table-cell>
          <table:table-cell office:value-type="float" office:value="368.459993896484" calcext:value-type="float">
            <text:p>368.459993896484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Pharmacie 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Ciss├Ò Aichatou Camara</text:p>
          </table:table-cell>
          <table:table-cell table:number-columns-repeated="3"/>
          <table:table-cell office:value-type="float" office:value="20201550" calcext:value-type="float">
            <text:p>202015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304" calcext:value-type="float">
            <text:p>4304</text:p>
          </table:table-cell>
          <table:table-cell office:value-type="string" calcext:value-type="string">
            <text:p>0c2807d1-34a5-49bb-901a-6d2952db6d6b</text:p>
          </table:table-cell>
          <table:table-cell office:value-type="string" calcext:value-type="string">
            <text:p>2021-02-18T09:35:22</text:p>
          </table:table-cell>
          <table:table-cell/>
          <table:table-cell office:value-type="float" office:value="377" calcext:value-type="float">
            <text:p>377</text:p>
          </table:table-cell>
        </table:table-row>
        <table:table-row table:style-name="ro1" table:visibility="filter">
          <table:table-cell office:value-type="string" calcext:value-type="string">
            <text:p>2021-02-18T09:31:26.431Z</text:p>
          </table:table-cell>
          <table:table-cell office:value-type="string" calcext:value-type="string">
            <text:p>2021-02-18</text:p>
          </table:table-cell>
          <table:table-cell office:value-type="float" office:value="358005081423789" calcext:value-type="float">
            <text:p>358005081423789</text:p>
          </table:table-cell>
          <table:table-cell office:value-type="float" office:value="8.92230141903677E+019" calcext:value-type="float">
            <text:p>8.92230141903677E+019</text:p>
          </table:table-cell>
          <table:table-cell office:value-type="float" office:value="610010354300644" calcext:value-type="float">
            <text:p>610010354300644</text:p>
          </table:table-cell>
          <table:table-cell office:value-type="string" calcext:value-type="string">
            <text:p>Konat├Ò <text:s/>Baoum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Sotuba</text:p>
          </table:table-cell>
          <table:table-cell/>
          <table:table-cell office:value-type="string" calcext:value-type="string">
            <text:p>ACI</text:p>
          </table:table-cell>
          <table:table-cell office:value-type="string" calcext:value-type="string">
            <text:p>12.66321 -7.930748333333334 322.5 7.7</text:p>
          </table:table-cell>
          <table:table-cell office:value-type="float" office:value="12.66321" calcext:value-type="float">
            <text:p>12.66321</text:p>
          </table:table-cell>
          <table:table-cell office:value-type="float" office:value="-7.93074833333333" calcext:value-type="float">
            <text:p>-7.93074833333333</text:p>
          </table:table-cell>
          <table:table-cell office:value-type="float" office:value="322.5" calcext:value-type="float">
            <text:p>322.5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harmacie Basitan Keit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r Keita 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table:number-columns-repeated="2"/>
          <table:table-cell office:value-type="string" calcext:value-type="string">
            <text:p>Existence of handwashing post/station(s):</text:p>
          </table:table-cell>
          <table:table-cell/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No existence of water point</text:p>
          </table:table-cell>
          <table:table-cell office:value-type="string" calcext:value-type="string">
            <text:p>no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e7b82178-c5ce-4131-90ee-e62d22a9f57f</text:p>
          </table:table-cell>
          <table:table-cell office:value-type="string" calcext:value-type="string">
            <text:p>2021-02-18T14:32:31</text:p>
          </table:table-cell>
          <table:table-cell/>
          <table:table-cell office:value-type="float" office:value="380" calcext:value-type="float">
            <text:p>380</text:p>
          </table:table-cell>
        </table:table-row>
        <table:table-row table:style-name="ro1" table:visibility="filter">
          <table:table-cell office:value-type="string" calcext:value-type="string">
            <text:p>2021-02-18T14:28:08.835Z</text:p>
          </table:table-cell>
          <table:table-cell office:value-type="string" calcext:value-type="string">
            <text:p>2021-02-18</text:p>
          </table:table-cell>
          <table:table-cell office:value-type="float" office:value="357470096398437" calcext:value-type="float">
            <text:p>357470096398437</text:p>
          </table:table-cell>
          <table:table-cell office:value-type="float" office:value="8.92230205062059E+018" calcext:value-type="float">
            <text:p>8.92230205062059E+018</text:p>
          </table:table-cell>
          <table:table-cell office:value-type="float" office:value="610025062059459" calcext:value-type="float">
            <text:p>610025062059459</text:p>
          </table:table-cell>
          <table:table-cell office:value-type="string" calcext:value-type="string">
            <text:p>Kadidia Coulibaly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ACI</text:p>
          </table:table-cell>
          <table:table-cell office:value-type="string" calcext:value-type="string">
            <text:p>12.598772230558097 -8.03120912052691 363.0 3.0</text:p>
          </table:table-cell>
          <table:table-cell office:value-type="float" office:value="12.5987722305581" calcext:value-type="float">
            <text:p>12.5987722305581</text:p>
          </table:table-cell>
          <table:table-cell office:value-type="float" office:value="-8.03120912052691" calcext:value-type="float">
            <text:p>-8.03120912052691</text:p>
          </table:table-cell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harmacy</text:p>
          </table:table-cell>
          <table:table-cell table:number-columns-repeated="10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4640" calcext:value-type="float">
            <text:p>4640</text:p>
          </table:table-cell>
          <table:table-cell office:value-type="string" calcext:value-type="string">
            <text:p>0c50f114-dbfe-4611-9705-4064b2009056</text:p>
          </table:table-cell>
          <table:table-cell office:value-type="string" calcext:value-type="string">
            <text:p>2021-02-18T15:56:06</text:p>
          </table:table-cell>
          <table:table-cell/>
          <table:table-cell office:value-type="float" office:value="384" calcext:value-type="float">
            <text:p>384</text:p>
          </table:table-cell>
        </table:table-row>
        <table:table-row table:style-name="ro1" table:visibility="filter">
          <table:table-cell office:value-type="string" calcext:value-type="string">
            <text:p>2021-02-18T09:23:45.322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/>
          <table:table-cell office:value-type="string" calcext:value-type="string">
            <text:p>Hippodrome </text:p>
          </table:table-cell>
          <table:table-cell office:value-type="string" calcext:value-type="string">
            <text:p>12.6641662 -7.9780622 365.3600183105469 5.416</text:p>
          </table:table-cell>
          <table:table-cell office:value-type="float" office:value="12.6641662" calcext:value-type="float">
            <text:p>12.6641662</text:p>
          </table:table-cell>
          <table:table-cell office:value-type="float" office:value="-7.9780622" calcext:value-type="float">
            <text:p>-7.9780622</text:p>
          </table:table-cell>
          <table:table-cell office:value-type="float" office:value="365.360018310547" calcext:value-type="float">
            <text:p>365.360018310547</text:p>
          </table:table-cell>
          <table:table-cell office:value-type="float" office:value="5.416" calcext:value-type="float">
            <text:p>5.416</text:p>
          </table:table-cell>
          <table:table-cell/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du SALUT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98997711" calcext:value-type="float">
            <text:p>989977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e9f230a9-2b24-4408-869b-3e557b190187</text:p>
          </table:table-cell>
          <table:table-cell office:value-type="string" calcext:value-type="string">
            <text:p>2021-02-18T16:10:56</text:p>
          </table:table-cell>
          <table:table-cell/>
          <table:table-cell office:value-type="float" office:value="385" calcext:value-type="float">
            <text:p>385</text:p>
          </table:table-cell>
        </table:table-row>
        <table:table-row table:style-name="ro1" table:visibility="filter">
          <table:table-cell office:value-type="string" calcext:value-type="string">
            <text:p>2021-02-18T09:28:34.948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FqitT56WpXPmMGWo</text:p>
          </table:table-cell>
          <table:table-cell table:number-columns-repeated="2"/>
          <table:table-cell office:value-type="string" calcext:value-type="string">
            <text:p>Kant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</text:p>
          </table:table-cell>
          <table:table-cell office:value-type="string" calcext:value-type="string">
            <text:p>Hippodrome</text:p>
          </table:table-cell>
          <table:table-cell/>
          <table:table-cell office:value-type="string" calcext:value-type="string">
            <text:p>Hippodrome </text:p>
          </table:table-cell>
          <table:table-cell office:value-type="string" calcext:value-type="string">
            <text:p>12.6658107 -7.9779691 365.3600183105469 3.18</text:p>
          </table:table-cell>
          <table:table-cell office:value-type="float" office:value="12.6658107" calcext:value-type="float">
            <text:p>12.6658107</text:p>
          </table:table-cell>
          <table:table-cell office:value-type="float" office:value="-7.9779691" calcext:value-type="float">
            <text:p>-7.9779691</text:p>
          </table:table-cell>
          <table:table-cell office:value-type="float" office:value="365.360018310547" calcext:value-type="float">
            <text:p>365.360018310547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Specialized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KS SANTE+ pharmacie traditionnelle (th├Òrapeute/herboriste )</text:p>
          </table:table-cell>
          <table:table-cell office:value-type="string" calcext:value-type="string">
            <text:p>Traditional</text:p>
          </table:table-cell>
          <table:table-cell table:number-columns-repeated="2"/>
          <table:table-cell office:value-type="float" office:value="77667179" calcext:value-type="float">
            <text:p>776671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663" calcext:value-type="float">
            <text:p>4663</text:p>
          </table:table-cell>
          <table:table-cell office:value-type="string" calcext:value-type="string">
            <text:p>6bc6b057-59e8-4b12-9890-cc52d484975f</text:p>
          </table:table-cell>
          <table:table-cell office:value-type="string" calcext:value-type="string">
            <text:p>2021-02-18T16:10:58</text:p>
          </table:table-cell>
          <table:table-cell/>
          <table:table-cell office:value-type="float" office:value="386" calcext:value-type="float">
            <text:p>386</text:p>
          </table:table-cell>
        </table:table-row>
        <table:table-row table:style-name="ro1" table:visibility="filter">
          <table:table-cell office:value-type="string" calcext:value-type="string">
            <text:p>2021-02-18T15:32:11.968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Issa ke├»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ACI </text:p>
          </table:table-cell>
          <table:table-cell office:value-type="string" calcext:value-type="string">
            <text:p>12.5897152 -8.021088 378.4599938964844 3.9</text:p>
          </table:table-cell>
          <table:table-cell office:value-type="float" office:value="12.5897152" calcext:value-type="float">
            <text:p>12.5897152</text:p>
          </table:table-cell>
          <table:table-cell office:value-type="float" office:value="-8.021088" calcext:value-type="float">
            <text:p>-8.021088</text:p>
          </table:table-cell>
          <table:table-cell office:value-type="float" office:value="378.459993896484" calcext:value-type="float">
            <text:p>378.45999389648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enda </text:p>
          </table:table-cell>
          <table:table-cell office:value-type="string" calcext:value-type="string">
            <text:p>Pharmacy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konipo kalilou </text:p>
          </table:table-cell>
          <table:table-cell table:number-columns-repeated="3"/>
          <table:table-cell office:value-type="float" office:value="20777479" calcext:value-type="float">
            <text:p>20777479</text:p>
          </table:table-cell>
          <table:table-cell table:number-columns-repeated="18"/>
          <table:table-cell office:value-type="float" office:value="4767" calcext:value-type="float">
            <text:p>4767</text:p>
          </table:table-cell>
          <table:table-cell office:value-type="string" calcext:value-type="string">
            <text:p>67c4d336-6f6d-4cf1-847c-9a6d92b1b36f</text:p>
          </table:table-cell>
          <table:table-cell office:value-type="string" calcext:value-type="string">
            <text:p>2021-02-18T16:45:17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 table:visibility="filter">
          <table:table-cell office:value-type="string" calcext:value-type="string">
            <text:p>2021-02-18T13:01:41.340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Golf</text:p>
          </table:table-cell>
          <table:table-cell office:value-type="string" calcext:value-type="string">
            <text:p>12.57721 -8.00373 403.7 1.94</text:p>
          </table:table-cell>
          <table:table-cell office:value-type="float" office:value="12.57721" calcext:value-type="float">
            <text:p>12.57721</text:p>
          </table:table-cell>
          <table:table-cell office:value-type="float" office:value="-8.00373" calcext:value-type="float">
            <text:p>-8.00373</text:p>
          </table:table-cell>
          <table:table-cell office:value-type="float" office:value="403.7" calcext:value-type="float">
            <text:p>403.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Pharmacie</text:p>
          </table:table-cell>
          <table:table-cell office:value-type="string" calcext:value-type="string">
            <text:p>Pharmacy</text:p>
          </table:table-cell>
          <table:table-cell table:number-columns-repeated="10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ie Assistan Coulibaly</text:p>
          </table:table-cell>
          <table:table-cell table:number-columns-repeated="3"/>
          <table:table-cell office:value-type="float" office:value="20285073" calcext:value-type="float">
            <text:p>20285073</text:p>
          </table:table-cell>
          <table:table-cell table:number-columns-repeated="18"/>
          <table:table-cell office:value-type="float" office:value="4940" calcext:value-type="float">
            <text:p>4940</text:p>
          </table:table-cell>
          <table:table-cell office:value-type="string" calcext:value-type="string">
            <text:p>f7b1b852-1b6b-40bf-82f5-54e19e42e44c</text:p>
          </table:table-cell>
          <table:table-cell office:value-type="string" calcext:value-type="string">
            <text:p>2021-02-18T17:22:56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 table:visibility="filter">
          <table:table-cell office:value-type="string" calcext:value-type="string">
            <text:p>2021-02-17T10:31:15.701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olola</text:p>
          </table:table-cell>
          <table:table-cell office:value-type="string" calcext:value-type="string">
            <text:p>12.5754501 -7.9587369 379.8600183105469 2.166</text:p>
          </table:table-cell>
          <table:table-cell office:value-type="float" office:value="12.5754501" calcext:value-type="float">
            <text:p>12.5754501</text:p>
          </table:table-cell>
          <table:table-cell office:value-type="float" office:value="-7.9587369" calcext:value-type="float">
            <text:p>-7.9587369</text:p>
          </table:table-cell>
          <table:table-cell office:value-type="float" office:value="379.860018310547" calcext:value-type="float">
            <text:p>379.860018310547</text:p>
          </table:table-cell>
          <table:table-cell office:value-type="float" office:value="2.166" calcext:value-type="float">
            <text:p>2.166</text:p>
          </table:table-cell>
          <table:table-cell office:value-type="string" calcext:value-type="string">
            <text:p>Pharmacie Sarl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Mo-Su 07:00-20:00 Oth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Tata Sarl</text:p>
          </table:table-cell>
          <table:table-cell table:number-columns-repeated="3"/>
          <table:table-cell office:value-type="float" office:value="20206468" calcext:value-type="float">
            <text:p>20206468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5036" calcext:value-type="float">
            <text:p>5036</text:p>
          </table:table-cell>
          <table:table-cell office:value-type="string" calcext:value-type="string">
            <text:p>96d58c1c-85f0-46d2-b80b-0b40b6d9331a</text:p>
          </table:table-cell>
          <table:table-cell office:value-type="string" calcext:value-type="string">
            <text:p>2021-02-18T19:57:45</text:p>
          </table:table-cell>
          <table:table-cell/>
          <table:table-cell office:value-type="float" office:value="403" calcext:value-type="float">
            <text:p>403</text:p>
          </table:table-cell>
        </table:table-row>
        <table:table-row table:style-name="ro1" table:visibility="filter">
          <table:table-cell office:value-type="string" calcext:value-type="string">
            <text:p>2021-02-17T10:51:26.263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ema</text:p>
          </table:table-cell>
          <table:table-cell office:value-type="string" calcext:value-type="string">
            <text:p>12.5763367 -7.9558667 379.8600183105469 1.62</text:p>
          </table:table-cell>
          <table:table-cell office:value-type="float" office:value="12.5763367" calcext:value-type="float">
            <text:p>12.5763367</text:p>
          </table:table-cell>
          <table:table-cell office:value-type="float" office:value="-7.9558667" calcext:value-type="float">
            <text:p>-7.9558667</text:p>
          </table:table-cell>
          <table:table-cell office:value-type="float" office:value="379.860018310547" calcext:value-type="float">
            <text:p>379.860018310547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harmacie Sokona Damba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Mo-Su 07:00-20:00 Oth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Damba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5037" calcext:value-type="float">
            <text:p>5037</text:p>
          </table:table-cell>
          <table:table-cell office:value-type="string" calcext:value-type="string">
            <text:p>4e2e73d8-545d-45f6-bb6d-0003e498e700</text:p>
          </table:table-cell>
          <table:table-cell office:value-type="string" calcext:value-type="string">
            <text:p>2021-02-18T19:57:47</text:p>
          </table:table-cell>
          <table:table-cell/>
          <table:table-cell office:value-type="float" office:value="404" calcext:value-type="float">
            <text:p>404</text:p>
          </table:table-cell>
        </table:table-row>
        <table:table-row table:style-name="ro1" table:visibility="filter">
          <table:table-cell office:value-type="string" calcext:value-type="string">
            <text:p>2021-02-17T11:14:33.046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ema</text:p>
          </table:table-cell>
          <table:table-cell office:value-type="string" calcext:value-type="string">
            <text:p>12.5812897 -7.9459135 379.8600183105469 2.2</text:p>
          </table:table-cell>
          <table:table-cell office:value-type="float" office:value="12.5812897" calcext:value-type="float">
            <text:p>12.5812897</text:p>
          </table:table-cell>
          <table:table-cell office:value-type="float" office:value="-7.9459135" calcext:value-type="float">
            <text:p>-7.9459135</text:p>
          </table:table-cell>
          <table:table-cell office:value-type="float" office:value="379.860018310547" calcext:value-type="float">
            <text:p>379.86001831054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harmacie Mamadou Ballo</text:p>
          </table:table-cell>
          <table:table-cell office:value-type="string" calcext:value-type="string">
            <text:p>Pharmacy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Mo-Su 07:00-20:00 Oth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. Daouda M Ballo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66830310" calcext:value-type="float">
            <text:p>66830310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5039" calcext:value-type="float">
            <text:p>5039</text:p>
          </table:table-cell>
          <table:table-cell office:value-type="string" calcext:value-type="string">
            <text:p>c1391a85-1371-4880-a45c-0ccd541f150b</text:p>
          </table:table-cell>
          <table:table-cell office:value-type="string" calcext:value-type="string">
            <text:p>2021-02-18T19:57:49</text:p>
          </table:table-cell>
          <table:table-cell/>
          <table:table-cell office:value-type="float" office:value="405" calcext:value-type="float">
            <text:p>405</text:p>
          </table:table-cell>
        </table:table-row>
        <table:table-row table:style-name="ro1" table:visibility="filter">
          <table:table-cell office:value-type="string" calcext:value-type="string">
            <text:p>2021-02-18T13:37:04.206Z</text:p>
          </table:table-cell>
          <table:table-cell office:value-type="string" calcext:value-type="string">
            <text:p>2021-02-18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 table:number-columns-repeated="2"/>
          <table:table-cell office:value-type="string" calcext:value-type="string">
            <text:p>12.581846666666669 -8.007485 368.7 7.3</text:p>
          </table:table-cell>
          <table:table-cell office:value-type="float" office:value="12.5818466666667" calcext:value-type="float">
            <text:p>12.5818466666667</text:p>
          </table:table-cell>
          <table:table-cell office:value-type="float" office:value="-8.007485" calcext:value-type="float">
            <text:p>-8.007485</text:p>
          </table:table-cell>
          <table:table-cell office:value-type="float" office:value="368.7" calcext:value-type="float">
            <text:p>368.7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rmacie Touchoumbe</text:p>
          </table:table-cell>
          <table:table-cell office:value-type="string" calcext:value-type="string">
            <text:p>Pharmacy</text:p>
          </table:table-cell>
          <table:table-cell table:number-columns-repeated="24"/>
          <table:table-cell office:value-type="float" office:value="20285297" calcext:value-type="float">
            <text:p>20285297</text:p>
          </table:table-cell>
          <table:table-cell table:number-columns-repeated="18"/>
          <table:table-cell office:value-type="float" office:value="5148" calcext:value-type="float">
            <text:p>5148</text:p>
          </table:table-cell>
          <table:table-cell office:value-type="string" calcext:value-type="string">
            <text:p>296e6edf-7ff4-492e-b3b8-db46ad362aea</text:p>
          </table:table-cell>
          <table:table-cell office:value-type="string" calcext:value-type="string">
            <text:p>2021-02-18T22:17:43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 table:visibility="filter">
          <table:table-cell office:value-type="string" calcext:value-type="string">
            <text:p>2021-02-18T14:50:37.201Z</text:p>
          </table:table-cell>
          <table:table-cell office:value-type="string" calcext:value-type="string">
            <text:p>2021-02-18</text:p>
          </table:table-cell>
          <table:table-cell office:value-type="float" office:value="358005081305960" calcext:value-type="float">
            <text:p>358005081305960</text:p>
          </table:table-cell>
          <table:table-cell office:value-type="float" office:value="8.92230205055341E+018" calcext:value-type="float">
            <text:p>8.92230205055341E+018</text:p>
          </table:table-cell>
          <table:table-cell office:value-type="float" office:value="610025055341168" calcext:value-type="float">
            <text:p>610025055341168</text:p>
          </table:table-cell>
          <table:table-cell office:value-type="string" calcext:value-type="string">
            <text:p>Fatoumata CISS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Aci Sud</text:p>
          </table:table-cell>
          <table:table-cell office:value-type="string" calcext:value-type="string">
            <text:p>12.584496666666666 -8.012083333333333 377.1 7.4</text:p>
          </table:table-cell>
          <table:table-cell office:value-type="float" office:value="12.5844966666667" calcext:value-type="float">
            <text:p>12.5844966666667</text:p>
          </table:table-cell>
          <table:table-cell office:value-type="float" office:value="-8.01208333333333" calcext:value-type="float">
            <text:p>-8.01208333333333</text:p>
          </table:table-cell>
          <table:table-cell office:value-type="float" office:value="377.1" calcext:value-type="float">
            <text:p>377.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rmacie DUNIA</text:p>
          </table:table-cell>
          <table:table-cell office:value-type="string" calcext:value-type="string">
            <text:p>Pharmacy</text:p>
          </table:table-cell>
          <table:table-cell table:number-columns-repeated="19"/>
          <table:table-cell office:value-type="string" calcext:value-type="string">
            <text:p>Private</text:p>
          </table:table-cell>
          <table:table-cell table:number-columns-repeated="4"/>
          <table:table-cell office:value-type="float" office:value="20793504" calcext:value-type="float">
            <text:p>20793504</text:p>
          </table:table-cell>
          <table:table-cell table:number-columns-repeated="18"/>
          <table:table-cell office:value-type="float" office:value="5159" calcext:value-type="float">
            <text:p>5159</text:p>
          </table:table-cell>
          <table:table-cell office:value-type="string" calcext:value-type="string">
            <text:p>330070d2-877b-44bc-9690-1d12de4764b8</text:p>
          </table:table-cell>
          <table:table-cell office:value-type="string" calcext:value-type="string">
            <text:p>2021-02-18T22:17:50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21-02-09T15:05:36.798Z</text:p>
          </table:table-cell>
          <table:table-cell office:value-type="string" calcext:value-type="string">
            <text:p>2021-02-09</text:p>
          </table:table-cell>
          <table:table-cell office:value-type="float" office:value="358005081307784" calcext:value-type="float">
            <text:p>358005081307784</text:p>
          </table:table-cell>
          <table:table-cell office:value-type="float" office:value="8.92230130906177E+019" calcext:value-type="float">
            <text:p>8.92230130906177E+019</text:p>
          </table:table-cell>
          <table:table-cell office:value-type="float" office:value="610010101772776" calcext:value-type="float">
            <text:p>610010101772776</text:p>
          </table:table-cell>
          <table:table-cell office:value-type="string" calcext:value-type="string">
            <text:p>Ali balata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N'Tomikorobougou</text:p>
          </table:table-cell>
          <table:table-cell/>
          <table:table-cell office:value-type="string" calcext:value-type="string">
            <text:p>GMS maternit├Ò </text:p>
          </table:table-cell>
          <table:table-cell office:value-type="string" calcext:value-type="string">
            <text:p>12.658036666666666 -8.024338333333333 358.7 2.3</text:p>
          </table:table-cell>
          <table:table-cell office:value-type="float" office:value="12.6580366666667" calcext:value-type="float">
            <text:p>12.6580366666667</text:p>
          </table:table-cell>
          <table:table-cell office:value-type="float" office:value="-8.02433833333333" calcext:value-type="float">
            <text:p>-8.02433833333333</text:p>
          </table:table-cell>
          <table:table-cell office:value-type="float" office:value="358.7" calcext:value-type="float">
            <text:p>358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aternit├Ò </text:p>
          </table:table-cell>
          <table:table-cell office:value-type="string" calcext:value-type="string">
            <text:p>Reference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artenal ca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ompile Mariam konate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118707" calcext:value-type="float">
            <text:p>761187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15"/>
          <table:table-cell office:value-type="float" office:value="384" calcext:value-type="float">
            <text:p>384</text:p>
          </table:table-cell>
          <table:table-cell office:value-type="string" calcext:value-type="string">
            <text:p>d9e79d68-8be9-4e34-935f-af1b544595d8</text:p>
          </table:table-cell>
          <table:table-cell office:value-type="string" calcext:value-type="string">
            <text:p>2021-02-09T16:51:45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1-02-09T15:05:11.719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FHdsKPpeR8jLHo9P</text:p>
          </table:table-cell>
          <table:table-cell table:number-columns-repeated="2"/>
          <table:table-cell office:value-type="string" calcext:value-type="string">
            <text:p>Salimata Trao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N'Tomikorobougou</text:p>
          </table:table-cell>
          <table:table-cell/>
          <table:table-cell office:value-type="string" calcext:value-type="string">
            <text:p>GMS maternit├Ò</text:p>
          </table:table-cell>
          <table:table-cell office:value-type="string" calcext:value-type="string">
            <text:p>12.65809 -8.0241783 365.9449222047916 3.433</text:p>
          </table:table-cell>
          <table:table-cell office:value-type="float" office:value="12.65809" calcext:value-type="float">
            <text:p>12.65809</text:p>
          </table:table-cell>
          <table:table-cell office:value-type="float" office:value="-8.0241783" calcext:value-type="float">
            <text:p>-8.0241783</text:p>
          </table:table-cell>
          <table:table-cell office:value-type="float" office:value="365.944922204792" calcext:value-type="float">
            <text:p>365.944922204792</text:p>
          </table:table-cell>
          <table:table-cell office:value-type="float" office:value="3.433" calcext:value-type="float">
            <text:p>3.433</text:p>
          </table:table-cell>
          <table:table-cell office:value-type="string" calcext:value-type="string">
            <text:p>Maternit├Ò</text:p>
          </table:table-cell>
          <table:table-cell office:value-type="string" calcext:value-type="string">
            <text:p>Reference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Martenal ca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Mariam Konat├Ò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118707" calcext:value-type="float">
            <text:p>761187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table:number-columns-repeated="4"/>
          <table:table-cell office:value-type="float" office:value="533" calcext:value-type="float">
            <text:p>533</text:p>
          </table:table-cell>
          <table:table-cell office:value-type="string" calcext:value-type="string">
            <text:p>175cf802-8ca5-43d3-bf0d-420283a451ec</text:p>
          </table:table-cell>
          <table:table-cell office:value-type="string" calcext:value-type="string">
            <text:p>2021-02-09T18:49:04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1-02-10T09:22:16.116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kZCwpco2LamgRepp</text:p>
          </table:table-cell>
          <table:table-cell table:number-columns-repeated="2"/>
          <table:table-cell office:value-type="string" calcext:value-type="string">
            <text:p>Bakary Cam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Sant├Ò</text:p>
          </table:table-cell>
          <table:table-cell office:value-type="string" calcext:value-type="string">
            <text:p>12.6295345766942 -8.041903222020238 321.80574325801086 32.0</text:p>
          </table:table-cell>
          <table:table-cell office:value-type="float" office:value="12.6295345766942" calcext:value-type="float">
            <text:p>12.6295345766942</text:p>
          </table:table-cell>
          <table:table-cell office:value-type="float" office:value="-8.04190322202024" calcext:value-type="float">
            <text:p>-8.04190322202024</text:p>
          </table:table-cell>
          <table:table-cell office:value-type="float" office:value="321.805743258011" calcext:value-type="float">
            <text:p>321.805743258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entre de sant├Ò de r├Òf├Òrence de la Commune IV</text:p>
          </table:table-cell>
          <table:table-cell office:value-type="string" calcext:value-type="string">
            <text:p>Reference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Medicine</text:p>
          </table:table-cell>
          <table:table-cell office:value-type="float" office:value="39" calcext:value-type="float">
            <text:p>39</text:p>
          </table:table-cell>
          <table:table-cell office:value-type="float" office:value="560" calcext:value-type="float">
            <text:p>560</text:p>
          </table:table-cell>
          <table:table-cell office:value-type="float" office:value="232" calcext:value-type="float">
            <text:p>232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7:30-13:30 Other 24/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vernement</text:p>
          </table:table-cell>
          <table:table-cell office:value-type="string" calcext:value-type="string">
            <text:p>Centre de sant├Ò de r├Òf├Òrence</text:p>
          </table:table-cell>
          <table:table-cell office:value-type="string" calcext:value-type="string">
            <text:p>Emergency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20291499" calcext:value-type="float">
            <text:p>202914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2a7f479d-9fa1-4188-a834-1fb44a80affb</text:p>
          </table:table-cell>
          <table:table-cell office:value-type="string" calcext:value-type="string">
            <text:p>2021-02-10T16:31:00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21-02-10T12:09:45.456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x903NynjzFpMYnqE</text:p>
          </table:table-cell>
          <table:table-cell table:number-columns-repeated="2"/>
          <table:table-cell office:value-type="string" calcext:value-type="string">
            <text:p>Adama Djib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Korofina Nord</text:p>
          </table:table-cell>
          <table:table-cell table:number-columns-repeated="2"/>
          <table:table-cell office:value-type="string" calcext:value-type="string">
            <text:p>12.6686961 -7.9538494 367.6600061035156 3.9</text:p>
          </table:table-cell>
          <table:table-cell office:value-type="float" office:value="12.6686961" calcext:value-type="float">
            <text:p>12.6686961</text:p>
          </table:table-cell>
          <table:table-cell office:value-type="float" office:value="-7.9538494" calcext:value-type="float">
            <text:p>-7.9538494</text:p>
          </table:table-cell>
          <table:table-cell office:value-type="float" office:value="367.660006103516" calcext:value-type="float">
            <text:p>367.66000610351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entre de sant├Ò de r├Òf├Òrence</text:p>
          </table:table-cell>
          <table:table-cell office:value-type="string" calcext:value-type="string">
            <text:p>Reference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Operating theater</text:p>
          </table:table-cell>
          <table:table-cell office:value-type="string" calcext:value-type="string">
            <text:p>Martenal care</text:p>
          </table:table-cell>
          <table:table-cell office:value-type="float" office:value="63" calcext:value-type="float">
            <text:p>63</text:p>
          </table:table-cell>
          <table:table-cell office:value-type="float" office:value="271" calcext:value-type="float">
            <text:p>271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vernement</text:p>
          </table:table-cell>
          <table:table-cell office:value-type="string" calcext:value-type="string">
            <text:p>Centre de sant├Ò de r├Òf├Òrence coniba pleya de Commune 1</text:p>
          </table:table-cell>
          <table:table-cell office:value-type="string" calcext:value-type="string">
            <text:p>General</text:p>
          </table:table-cell>
          <table:table-cell office:value-type="float" office:value="412" calcext:value-type="float">
            <text:p>412</text:p>
          </table:table-cell>
          <table:table-cell office:value-type="float" office:value="58" calcext:value-type="float">
            <text:p>58</text:p>
          </table:table-cell>
          <table:table-cell office:value-type="float" office:value="20245119" calcext:value-type="float">
            <text:p>202451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9bcedb70-0f71-471e-be21-3471e540f51d</text:p>
          </table:table-cell>
          <table:table-cell office:value-type="string" calcext:value-type="string">
            <text:p>2021-02-10T17:41:50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21-02-15T09:15:03.960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FHdsKPpeR8jLHo9P</text:p>
          </table:table-cell>
          <table:table-cell table:number-columns-repeated="2"/>
          <table:table-cell office:value-type="string" calcext:value-type="string">
            <text:p>Salimata Trao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II</text:p>
          </table:table-cell>
          <table:table-cell office:value-type="string" calcext:value-type="string">
            <text:p>N'Tomikorobougou</text:p>
          </table:table-cell>
          <table:table-cell/>
          <table:table-cell office:value-type="string" calcext:value-type="string">
            <text:p>├Êcole de <text:s/>police </text:p>
          </table:table-cell>
          <table:table-cell office:value-type="string" calcext:value-type="string">
            <text:p>12.6578178 -8.0168306 359.5222989458131 4.4</text:p>
          </table:table-cell>
          <table:table-cell office:value-type="float" office:value="12.6578178" calcext:value-type="float">
            <text:p>12.6578178</text:p>
          </table:table-cell>
          <table:table-cell office:value-type="float" office:value="-8.0168306" calcext:value-type="float">
            <text:p>-8.0168306</text:p>
          </table:table-cell>
          <table:table-cell office:value-type="float" office:value="359.522298945813" calcext:value-type="float">
            <text:p>359.52229894581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entre de sant├Ò de r├Òf├Òrence de la police </text:p>
          </table:table-cell>
          <table:table-cell office:value-type="string" calcext:value-type="string">
            <text:p>Reference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General acute car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Surgery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vernement</text:p>
          </table:table-cell>
          <table:table-cell office:value-type="string" calcext:value-type="string">
            <text:p>Police nationale</text:p>
          </table:table-cell>
          <table:table-cell office:value-type="string" calcext:value-type="string">
            <text:p>Commun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17780940-7f67-4f97-bcfa-e4f083ec1c79</text:p>
          </table:table-cell>
          <table:table-cell office:value-type="string" calcext:value-type="string">
            <text:p>2021-02-15T17:02:38</text:p>
          </table:table-cell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21-02-16T11:07:00.139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1txgpNFTAAr85wIK</text:p>
          </table:table-cell>
          <table:table-cell table:number-columns-repeated="2"/>
          <table:table-cell office:value-type="string" calcext:value-type="string">
            <text:p>Toumany Diabat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ogoniko</text:p>
          </table:table-cell>
          <table:table-cell table:number-columns-repeated="2"/>
          <table:table-cell office:value-type="string" calcext:value-type="string">
            <text:p>12.6030643 -7.9661309 344.57401490545755 7.316</text:p>
          </table:table-cell>
          <table:table-cell office:value-type="float" office:value="12.6030643" calcext:value-type="float">
            <text:p>12.6030643</text:p>
          </table:table-cell>
          <table:table-cell office:value-type="float" office:value="-7.9661309" calcext:value-type="float">
            <text:p>-7.9661309</text:p>
          </table:table-cell>
          <table:table-cell office:value-type="float" office:value="344.574014905458" calcext:value-type="float">
            <text:p>344.574014905458</text:p>
          </table:table-cell>
          <table:table-cell office:value-type="float" office:value="7.316" calcext:value-type="float">
            <text:p>7.316</text:p>
          </table:table-cell>
          <table:table-cell office:value-type="string" calcext:value-type="string">
            <text:p>Centre de Sant├Ò de r├Òf├Òrence de Sogoniko</text:p>
          </table:table-cell>
          <table:table-cell office:value-type="string" calcext:value-type="string">
            <text:p>Reference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General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202633" calcext:value-type="float">
            <text:p>202026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0eedc50a-6236-4be9-a0e7-4a9c93d62289</text:p>
          </table:table-cell>
          <table:table-cell office:value-type="string" calcext:value-type="string">
            <text:p>2021-02-16T21:35:28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21-02-16T15:18:13.410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SIM9EPAN7xmiLAou</text:p>
          </table:table-cell>
          <table:table-cell table:number-columns-repeated="2"/>
          <table:table-cell office:value-type="string" calcext:value-type="string">
            <text:p>Thierno Hady Demb├Òl├Ò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 </text:p>
          </table:table-cell>
          <table:table-cell office:value-type="string" calcext:value-type="string">
            <text:p>12.6007812 -7.9727537 350.87939565038045 3.9</text:p>
          </table:table-cell>
          <table:table-cell office:value-type="float" office:value="12.6007812" calcext:value-type="float">
            <text:p>12.6007812</text:p>
          </table:table-cell>
          <table:table-cell office:value-type="float" office:value="-7.9727537" calcext:value-type="float">
            <text:p>-7.9727537</text:p>
          </table:table-cell>
          <table:table-cell office:value-type="float" office:value="350.87939565038" calcext:value-type="float">
            <text:p>350.8793956503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binet m├Òdical Dao</text:p>
          </table:table-cell>
          <table:table-cell office:value-type="string" calcext:value-type="string">
            <text:p>Reference health center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office:value-type="string" calcext:value-type="string">
            <text:p>Imaging equipment</text:p>
          </table:table-cell>
          <table:table-cell office:value-type="string" calcext:value-type="string">
            <text:p>Surger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Wome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4430000" calcext:value-type="float">
            <text:p>74430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9be33188-9d04-4f95-bbd0-9604bf6b84b1</text:p>
          </table:table-cell>
          <table:table-cell office:value-type="string" calcext:value-type="string">
            <text:p>2021-02-17T08:07:47</text:p>
          </table:table-cell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21-02-18T10:02:01.674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x903NynjzFpMYnqE</text:p>
          </table:table-cell>
          <table:table-cell table:number-columns-repeated="2"/>
          <table:table-cell office:value-type="string" calcext:value-type="string">
            <text:p>Adama Djibo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</text:p>
          </table:table-cell>
          <table:table-cell office:value-type="string" calcext:value-type="string">
            <text:p>Sotuba</text:p>
          </table:table-cell>
          <table:table-cell table:number-columns-repeated="2"/>
          <table:table-cell office:value-type="string" calcext:value-type="string">
            <text:p>12.6588117 -7.9279433 361.9599938964844 2.316</text:p>
          </table:table-cell>
          <table:table-cell office:value-type="float" office:value="12.6588117" calcext:value-type="float">
            <text:p>12.6588117</text:p>
          </table:table-cell>
          <table:table-cell office:value-type="float" office:value="-7.9279433" calcext:value-type="float">
            <text:p>-7.9279433</text:p>
          </table:table-cell>
          <table:table-cell office:value-type="float" office:value="361.959993896484" calcext:value-type="float">
            <text:p>361.959993896484</text:p>
          </table:table-cell>
          <table:table-cell office:value-type="float" office:value="2.316" calcext:value-type="float">
            <text:p>2.316</text:p>
          </table:table-cell>
          <table:table-cell office:value-type="string" calcext:value-type="string">
            <text:p>Clinique ami pi</text:p>
          </table:table-cell>
          <table:table-cell office:value-type="string" calcext:value-type="string">
            <text:p>Reference health center</text:p>
          </table:table-cell>
          <table:table-cell office:value-type="string" calcext:value-type="string">
            <text:p>First referral hospita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Maman tembely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6139330" calcext:value-type="float">
            <text:p>761393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e5f46ef6-7d1d-4788-83ca-8d1c90296ced</text:p>
          </table:table-cell>
          <table:table-cell office:value-type="string" calcext:value-type="string">
            <text:p>2021-02-19T22:08:55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 table:visibility="filter">
          <table:table-cell office:value-type="string" calcext:value-type="string">
            <text:p>2021-02-09T15:38:41.736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Quartier Mali</text:p>
          </table:table-cell>
          <table:table-cell/>
          <table:table-cell office:value-type="string" calcext:value-type="string">
            <text:p>Kalaban coura</text:p>
          </table:table-cell>
          <table:table-cell office:value-type="string" calcext:value-type="string">
            <text:p>12.5534367 -7.9989117 377.9 2.9</text:p>
          </table:table-cell>
          <table:table-cell office:value-type="float" office:value="12.5534367" calcext:value-type="float">
            <text:p>12.5534367</text:p>
          </table:table-cell>
          <table:table-cell office:value-type="float" office:value="-7.9989117" calcext:value-type="float">
            <text:p>-7.9989117</text:p>
          </table:table-cell>
          <table:table-cell office:value-type="float" office:value="377.9" calcext:value-type="float">
            <text:p>377.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abinet m├Òdical Arama m├Òdecine Traditionnel</text:p>
          </table:table-cell>
          <table:table-cell office:value-type="string" calcext:value-type="string">
            <text:p>Traditional</text:p>
          </table:table-cell>
          <table:table-cell/>
          <table:table-cell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├Òdical Arama m├Òdecine transitionnel</text:p>
          </table:table-cell>
          <table:table-cell office:value-type="string" calcext:value-type="string">
            <text:p>Traditional</text:p>
          </table:table-cell>
          <table:table-cell table:number-columns-repeated="2"/>
          <table:table-cell office:value-type="float" office:value="76054258" calcext:value-type="float">
            <text:p>76054258</text:p>
          </table:table-cell>
          <table:table-cell table:number-columns-repeated="18"/>
          <table:table-cell office:value-type="float" office:value="435" calcext:value-type="float">
            <text:p>435</text:p>
          </table:table-cell>
          <table:table-cell office:value-type="string" calcext:value-type="string">
            <text:p>6e86c071-cd83-442e-b15a-ed50f16b6e0f</text:p>
          </table:table-cell>
          <table:table-cell office:value-type="string" calcext:value-type="string">
            <text:p>2021-02-09T17:11:17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2021-02-09T09:54:27.923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├Ònou</text:p>
          </table:table-cell>
          <table:table-cell table:number-columns-repeated="2"/>
          <table:table-cell office:value-type="string" calcext:value-type="string">
            <text:p>12.5179243 -7.9307947 363.3 2.65</text:p>
          </table:table-cell>
          <table:table-cell office:value-type="float" office:value="12.5179243" calcext:value-type="float">
            <text:p>12.5179243</text:p>
          </table:table-cell>
          <table:table-cell office:value-type="float" office:value="-7.9307947" calcext:value-type="float">
            <text:p>-7.9307947</text:p>
          </table:table-cell>
          <table:table-cell office:value-type="float" office:value="363.3" calcext:value-type="float">
            <text:p>363.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Seydou Demb├Òl├Ò BANA BAN PEW LAFIA</text:p>
          </table:table-cell>
          <table:table-cell office:value-type="string" calcext:value-type="string">
            <text:p>Traditional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opri├Òtaire</text:p>
          </table:table-cell>
          <table:table-cell office:value-type="string" calcext:value-type="string">
            <text:p>Traditional</text:p>
          </table:table-cell>
          <table:table-cell table:number-columns-repeated="2"/>
          <table:table-cell office:value-type="float" office:value="78204227" calcext:value-type="float">
            <text:p>782042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handwashin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 existence of water poin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00873504-7635-4759-a564-7086b5554c9d</text:p>
          </table:table-cell>
          <table:table-cell office:value-type="string" calcext:value-type="string">
            <text:p>2021-02-10T09:27:23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2021-02-10T15:20:10.342Z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Issa ke├»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abalibougou</text:p>
          </table:table-cell>
          <table:table-cell table:number-columns-repeated="2"/>
          <table:table-cell office:value-type="string" calcext:value-type="string">
            <text:p>12.5866986 -8.0011557 394.00551628994907 4.5</text:p>
          </table:table-cell>
          <table:table-cell office:value-type="float" office:value="12.5866986" calcext:value-type="float">
            <text:p>12.5866986</text:p>
          </table:table-cell>
          <table:table-cell office:value-type="float" office:value="-8.0011557" calcext:value-type="float">
            <text:p>-8.0011557</text:p>
          </table:table-cell>
          <table:table-cell office:value-type="float" office:value="394.005516289949" calcext:value-type="float">
            <text:p>394.00551628994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 S BOUA</text:p>
          </table:table-cell>
          <table:table-cell office:value-type="string" calcext:value-type="string">
            <text:p>Traditional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Yoroba Adama Sangar├Ò</text:p>
          </table:table-cell>
          <table:table-cell office:value-type="string" calcext:value-type="string">
            <text:p>Traditional</text:p>
          </table:table-cell>
          <table:table-cell table:number-columns-repeated="2"/>
          <table:table-cell office:value-type="float" office:value="66733818" calcext:value-type="float">
            <text:p>66733818</text:p>
          </table:table-cell>
          <table:table-cell table:number-columns-repeated="18"/>
          <table:table-cell office:value-type="float" office:value="901" calcext:value-type="float">
            <text:p>901</text:p>
          </table:table-cell>
          <table:table-cell office:value-type="string" calcext:value-type="string">
            <text:p>69580d4b-ec57-4e7e-a2ac-bf84a0af1400</text:p>
          </table:table-cell>
          <table:table-cell office:value-type="string" calcext:value-type="string">
            <text:p>2021-02-10T17:02:14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 table:visibility="filter">
          <table:table-cell office:value-type="string" calcext:value-type="string">
            <text:p>2021-02-15T10:52:44.857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3b5bbe021a1812db</text:p>
          </table:table-cell>
          <table:table-cell table:number-columns-repeated="2"/>
          <table:table-cell office:value-type="string" calcext:value-type="string">
            <text:p>Aminata Diawa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IV</text:p>
          </table:table-cell>
          <table:table-cell office:value-type="string" calcext:value-type="string">
            <text:p>Lafiabougou</text:p>
          </table:table-cell>
          <table:table-cell/>
          <table:table-cell office:value-type="string" calcext:value-type="string">
            <text:p>Lafiabougou</text:p>
          </table:table-cell>
          <table:table-cell office:value-type="string" calcext:value-type="string">
            <text:p>12.638002596795559 -8.039239319041371 376.0 2.0</text:p>
          </table:table-cell>
          <table:table-cell office:value-type="float" office:value="12.6380025967956" calcext:value-type="float">
            <text:p>12.6380025967956</text:p>
          </table:table-cell>
          <table:table-cell office:value-type="float" office:value="-8.03923931904137" calcext:value-type="float">
            <text:p>-8.03923931904137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aemacopee Lafia</text:p>
          </table:table-cell>
          <table:table-cell office:value-type="string" calcext:value-type="string">
            <text:p>Traditional</text:p>
          </table:table-cell>
          <table:table-cell/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Social car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opee Lafia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76361022" calcext:value-type="float">
            <text:p>76361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/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4ec5356c-50e5-4968-a367-bf65d9592885</text:p>
          </table:table-cell>
          <table:table-cell office:value-type="string" calcext:value-type="string">
            <text:p>2021-02-15T16:01:54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 table:visibility="filter">
          <table:table-cell office:value-type="string" calcext:value-type="string">
            <text:p>2021-02-15T10:35:38.401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MISsMtgfFQthUhqA</text:p>
          </table:table-cell>
          <table:table-cell table:number-columns-repeated="2"/>
          <table:table-cell office:value-type="string" calcext:value-type="string">
            <text:p>Ramatou Sogob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 table:number-columns-repeated="2"/>
          <table:table-cell office:value-type="string" calcext:value-type="string">
            <text:p>12.569315 -7.9974349 374.4039145844732 3.9</text:p>
          </table:table-cell>
          <table:table-cell office:value-type="float" office:value="12.569315" calcext:value-type="float">
            <text:p>12.569315</text:p>
          </table:table-cell>
          <table:table-cell office:value-type="float" office:value="-7.9974349" calcext:value-type="float">
            <text:p>-7.9974349</text:p>
          </table:table-cell>
          <table:table-cell office:value-type="float" office:value="374.403914584473" calcext:value-type="float">
            <text:p>374.40391458447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rmacop├Òe MYAKALA</text:p>
          </table:table-cell>
          <table:table-cell office:value-type="string" calcext:value-type="string">
            <text:p>Traditional</text:p>
          </table:table-cell>
          <table:table-cell table:number-columns-repeated="2"/>
          <table:table-cell office:value-type="string" calcext:value-type="string">
            <text:p>Intensive care unit</text:p>
          </table:table-cell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Sekou Demb├Òl├Ò </text:p>
          </table:table-cell>
          <table:table-cell office:value-type="string" calcext:value-type="string">
            <text:p>Traditiona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059320" calcext:value-type="float">
            <text:p>63059320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1576" calcext:value-type="float">
            <text:p>1576</text:p>
          </table:table-cell>
          <table:table-cell office:value-type="string" calcext:value-type="string">
            <text:p>e6d912f1-a678-4d2c-9e39-545b152d12aa</text:p>
          </table:table-cell>
          <table:table-cell office:value-type="string" calcext:value-type="string">
            <text:p>2021-02-15T16:47:09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 table:visibility="filter">
          <table:table-cell office:value-type="string" calcext:value-type="string">
            <text:p>2021-02-15T13:08:36.978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no6U5V4eMLGVKt3U</text:p>
          </table:table-cell>
          <table:table-cell table:number-columns-repeated="2"/>
          <table:table-cell office:value-type="string" calcext:value-type="string">
            <text:p>Minata M Kon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Torokorobougou</text:p>
          </table:table-cell>
          <table:table-cell table:number-columns-repeated="2"/>
          <table:table-cell office:value-type="string" calcext:value-type="string">
            <text:p>12.611415 -8.0025133 359.1600061035156 1.4</text:p>
          </table:table-cell>
          <table:table-cell office:value-type="float" office:value="12.611415" calcext:value-type="float">
            <text:p>12.611415</text:p>
          </table:table-cell>
          <table:table-cell office:value-type="float" office:value="-8.0025133" calcext:value-type="float">
            <text:p>-8.0025133</text:p>
          </table:table-cell>
          <table:table-cell office:value-type="float" office:value="359.160006103516" calcext:value-type="float">
            <text:p>359.1600061035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Pharmacopie</text:p>
          </table:table-cell>
          <table:table-cell office:value-type="string" calcext:value-type="string">
            <text:p>Traditiona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6"/>
          <table:table-cell office:value-type="string" calcext:value-type="string">
            <text:p>Oth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table:number-columns-repeated="23"/>
          <table:table-cell office:value-type="float" office:value="1793" calcext:value-type="float">
            <text:p>1793</text:p>
          </table:table-cell>
          <table:table-cell office:value-type="string" calcext:value-type="string">
            <text:p>5efb7196-ac3a-4d5e-90cc-f8517117b4b0</text:p>
          </table:table-cell>
          <table:table-cell office:value-type="string" calcext:value-type="string">
            <text:p>2021-02-15T18:13:31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1" table:visibility="filter">
          <table:table-cell office:value-type="string" calcext:value-type="string">
            <text:p>2021-02-16T13:07:07.632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DrFw3glO4ZWWLvKX</text:p>
          </table:table-cell>
          <table:table-cell table:number-columns-repeated="2"/>
          <table:table-cell office:value-type="string" calcext:value-type="string">
            <text:p>KANTE Abou Drahama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e Sema</text:p>
          </table:table-cell>
          <table:table-cell office:value-type="string" calcext:value-type="string">
            <text:p>12.5815146 -7.9549228 350.62610575944416 4.76</text:p>
          </table:table-cell>
          <table:table-cell office:value-type="float" office:value="12.5815146" calcext:value-type="float">
            <text:p>12.5815146</text:p>
          </table:table-cell>
          <table:table-cell office:value-type="float" office:value="-7.9549228" calcext:value-type="float">
            <text:p>-7.9549228</text:p>
          </table:table-cell>
          <table:table-cell office:value-type="float" office:value="350.626105759444" calcext:value-type="float">
            <text:p>350.626105759444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Pharmacop├Òe</text:p>
          </table:table-cell>
          <table:table-cell office:value-type="string" calcext:value-type="string">
            <text:p>Traditional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o-Sa 07:30-15:00 O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├Òkou Demb├Òl├Ò</text:p>
          </table:table-cell>
          <table:table-cell office:value-type="string" calcext:value-type="string">
            <text:p>Traditional</text:p>
          </table:table-cell>
          <table:table-cell table:number-columns-repeated="2"/>
          <table:table-cell office:value-type="float" office:value="60454517" calcext:value-type="float">
            <text:p>60454517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210" calcext:value-type="float">
            <text:p>3210</text:p>
          </table:table-cell>
          <table:table-cell office:value-type="string" calcext:value-type="string">
            <text:p>1faba4b6-a9a7-4ce4-befd-7cdb1b6e7ee6</text:p>
          </table:table-cell>
          <table:table-cell office:value-type="string" calcext:value-type="string">
            <text:p>2021-02-16T22:36:13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 table:visibility="filter">
          <table:table-cell office:value-type="string" calcext:value-type="string">
            <text:p>2021-02-15T11:39:52.464Z</text:p>
          </table:table-cell>
          <table:table-cell office:value-type="string" calcext:value-type="string">
            <text:p>2021-02-15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Banankabougou - LMK</text:p>
          </table:table-cell>
          <table:table-cell table:number-columns-repeated="2"/>
          <table:table-cell office:value-type="string" calcext:value-type="string">
            <text:p>12.600776666666665 -7.9450199999999995 343.7 2.8</text:p>
          </table:table-cell>
          <table:table-cell office:value-type="float" office:value="12.6007766666667" calcext:value-type="float">
            <text:p>12.6007766666667</text:p>
          </table:table-cell>
          <table:table-cell office:value-type="float" office:value="-7.94502" calcext:value-type="float">
            <text:p>-7.94502</text:p>
          </table:table-cell>
          <table:table-cell office:value-type="float" office:value="343.7" calcext:value-type="float">
            <text:p>343.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Clinique m├Òdical Lafia Yoro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Ciss├Ò Boubacer Diallo</text:p>
          </table:table-cell>
          <table:table-cell office:value-type="string" calcext:value-type="string">
            <text:p>Gener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205613" calcext:value-type="float">
            <text:p>202056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2241e4bd-aad3-4765-9a95-5ec9e3d1e72e</text:p>
          </table:table-cell>
          <table:table-cell office:value-type="string" calcext:value-type="string">
            <text:p>2021-02-17T08:34:47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 table:visibility="filter">
          <table:table-cell office:value-type="string" calcext:value-type="string">
            <text:p>2021-02-17T09:43:15.706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SEMA I</text:p>
          </table:table-cell>
          <table:table-cell table:number-columns-repeated="2"/>
          <table:table-cell office:value-type="string" calcext:value-type="string">
            <text:p>12.621645 -7.9900767 331.5 2.966</text:p>
          </table:table-cell>
          <table:table-cell office:value-type="float" office:value="12.621645" calcext:value-type="float">
            <text:p>12.621645</text:p>
          </table:table-cell>
          <table:table-cell office:value-type="float" office:value="-7.9900767" calcext:value-type="float">
            <text:p>-7.9900767</text:p>
          </table:table-cell>
          <table:table-cell office:value-type="float" office:value="331.5" calcext:value-type="float">
            <text:p>331.5</text:p>
          </table:table-cell>
          <table:table-cell office:value-type="float" office:value="2.966" calcext:value-type="float">
            <text:p>2.966</text:p>
          </table:table-cell>
          <table:table-cell office:value-type="string" calcext:value-type="string">
            <text:p>Pharmacop├Òe</text:p>
          </table:table-cell>
          <table:table-cell office:value-type="string" calcext:value-type="string">
            <text:p>Traditional</text:p>
          </table:table-cell>
          <table:table-cell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Mo-Su 07:00-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harmacop├Òe TAIBa hommes et femme</text:p>
          </table:table-cell>
          <table:table-cell office:value-type="string" calcext:value-type="string">
            <text:p>Tradition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224229" calcext:value-type="float">
            <text:p>752242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f68219f3-130a-4383-851c-623019b527ab</text:p>
          </table:table-cell>
          <table:table-cell office:value-type="string" calcext:value-type="string">
            <text:p>2021-02-17T17:58:38</text:p>
          </table:table-cell>
          <table:table-cell/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21-02-09T15:57:39.538Z</text:p>
          </table:table-cell>
          <table:table-cell office:value-type="string" calcext:value-type="string">
            <text:p>2021-02-09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Kalaban - Coura</text:p>
          </table:table-cell>
          <table:table-cell/>
          <table:table-cell office:value-type="string" calcext:value-type="string">
            <text:p>Kalaban coura</text:p>
          </table:table-cell>
          <table:table-cell office:value-type="string" calcext:value-type="string">
            <text:p>12.5547117 -7.9995732 373.8 2.516</text:p>
          </table:table-cell>
          <table:table-cell office:value-type="float" office:value="12.5547117" calcext:value-type="float">
            <text:p>12.5547117</text:p>
          </table:table-cell>
          <table:table-cell office:value-type="float" office:value="-7.9995732" calcext:value-type="float">
            <text:p>-7.9995732</text:p>
          </table:table-cell>
          <table:table-cell office:value-type="float" office:value="373.8" calcext:value-type="float">
            <text:p>373.8</text:p>
          </table:table-cell>
          <table:table-cell office:value-type="float" office:value="2.516" calcext:value-type="float">
            <text:p>2.516</text:p>
          </table:table-cell>
          <table:table-cell office:value-type="string" calcext:value-type="string">
            <text:p>Cabinet m├Òdical Saha GEDE</text:p>
          </table:table-cell>
          <table:table-cell table:number-columns-repeated="2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├Òdical Saha GEDE</text:p>
          </table:table-cell>
          <table:table-cell office:value-type="string" calcext:value-type="string">
            <text:p>Genera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24744424-8b8a-4d64-828e-a60af5132656</text:p>
          </table:table-cell>
          <table:table-cell office:value-type="string" calcext:value-type="string">
            <text:p>2021-02-09T17:11:19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21-02-15T14:12:45.999Z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Sogoniko</text:p>
          </table:table-cell>
          <table:table-cell/>
          <table:table-cell office:value-type="string" calcext:value-type="string">
            <text:p>Auto gare</text:p>
          </table:table-cell>
          <table:table-cell office:value-type="string" calcext:value-type="string">
            <text:p>12.5964367 -7.9582583 348.1391631667299 1.966</text:p>
          </table:table-cell>
          <table:table-cell office:value-type="float" office:value="12.5964367" calcext:value-type="float">
            <text:p>12.5964367</text:p>
          </table:table-cell>
          <table:table-cell office:value-type="float" office:value="-7.9582583" calcext:value-type="float">
            <text:p>-7.9582583</text:p>
          </table:table-cell>
          <table:table-cell office:value-type="float" office:value="348.13916316673" calcext:value-type="float">
            <text:p>348.13916316673</text:p>
          </table:table-cell>
          <table:table-cell office:value-type="float" office:value="1.966" calcext:value-type="float">
            <text:p>1.966</text:p>
          </table:table-cell>
          <table:table-cell office:value-type="string" calcext:value-type="string">
            <text:p>Pharmacie</text:p>
          </table:table-cell>
          <table:table-cell table:number-columns-repeated="4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 24/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bdoulaye Sing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201606" calcext:value-type="float">
            <text:p>202016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50c6ae7f-6e49-49d1-ac47-0f43ad461766</text:p>
          </table:table-cell>
          <table:table-cell office:value-type="string" calcext:value-type="string">
            <text:p>2021-02-15T19:15:21</text:p>
          </table:table-cell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21-02-16T10:53:01.245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2I1Tdd4038qf3eqE</text:p>
          </table:table-cell>
          <table:table-cell table:number-columns-repeated="2"/>
          <table:table-cell office:value-type="string" calcext:value-type="string">
            <text:p>Amadou Mint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/>
          <table:table-cell office:value-type="string" calcext:value-type="string">
            <text:p>Projet</text:p>
          </table:table-cell>
          <table:table-cell office:value-type="string" calcext:value-type="string">
            <text:p>12.6073916 -7.9534448 381.8600183105469 4.0</text:p>
          </table:table-cell>
          <table:table-cell office:value-type="float" office:value="12.6073916" calcext:value-type="float">
            <text:p>12.6073916</text:p>
          </table:table-cell>
          <table:table-cell office:value-type="float" office:value="-7.9534448" calcext:value-type="float">
            <text:p>-7.9534448</text:p>
          </table:table-cell>
          <table:table-cell office:value-type="float" office:value="381.860018310547" calcext:value-type="float">
            <text:p>381.8600183105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BINET de consultation <text:s/>RAPHA</text:p>
          </table:table-cell>
          <table:table-cell/>
          <table:table-cell office:value-type="string" calcext:value-type="string">
            <text:p>Clinic bed</text:p>
          </table:table-cell>
          <table:table-cell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763612" calcext:value-type="float">
            <text:p>667636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/>
          <table:table-cell office:value-type="float" office:value="2731" calcext:value-type="float">
            <text:p>2731</text:p>
          </table:table-cell>
          <table:table-cell office:value-type="string" calcext:value-type="string">
            <text:p>c8540eff-6f61-4619-856d-856753ae1632</text:p>
          </table:table-cell>
          <table:table-cell office:value-type="string" calcext:value-type="string">
            <text:p>2021-02-16T16:34:10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21-02-16T10:28:25.421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</text:p>
          </table:table-cell>
          <table:table-cell office:value-type="string" calcext:value-type="string">
            <text:p>12.5911645 -7.966265 359.18850195719335 3.45</text:p>
          </table:table-cell>
          <table:table-cell office:value-type="float" office:value="12.5911645" calcext:value-type="float">
            <text:p>12.5911645</text:p>
          </table:table-cell>
          <table:table-cell office:value-type="float" office:value="-7.966265" calcext:value-type="float">
            <text:p>-7.966265</text:p>
          </table:table-cell>
          <table:table-cell office:value-type="float" office:value="359.188501957193" calcext:value-type="float">
            <text:p>359.188501957193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Cabinet</text:p>
          </table:table-cell>
          <table:table-cell/>
          <table:table-cell office:value-type="string" calcext:value-type="string">
            <text:p>Clinic no beds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Dr Kane Abdouharama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302919" calcext:value-type="float">
            <text:p>763029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e4a7a87b-365e-4d34-a712-ad2b7ed21080</text:p>
          </table:table-cell>
          <table:table-cell office:value-type="string" calcext:value-type="string">
            <text:p>2021-02-16T19:49:46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21-02-16T11:41:26.778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</text:p>
          </table:table-cell>
          <table:table-cell office:value-type="string" calcext:value-type="string">
            <text:p>12.5913717 -7.9751267 342.2952771416527 2.166</text:p>
          </table:table-cell>
          <table:table-cell office:value-type="float" office:value="12.5913717" calcext:value-type="float">
            <text:p>12.5913717</text:p>
          </table:table-cell>
          <table:table-cell office:value-type="float" office:value="-7.9751267" calcext:value-type="float">
            <text:p>-7.9751267</text:p>
          </table:table-cell>
          <table:table-cell office:value-type="float" office:value="342.295277141653" calcext:value-type="float">
            <text:p>342.295277141653</text:p>
          </table:table-cell>
          <table:table-cell office:value-type="float" office:value="2.166" calcext:value-type="float">
            <text:p>2.166</text:p>
          </table:table-cell>
          <table:table-cell office:value-type="string" calcext:value-type="string">
            <text:p>Cabinet medical</text:p>
          </table:table-cell>
          <table:table-cell/>
          <table:table-cell office:value-type="string" calcext:value-type="string">
            <text:p>Clinic no beds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9072327" calcext:value-type="float">
            <text:p>79072327</text:p>
          </table:table-cell>
          <table:table-cell office:value-type="string" calcext:value-type="string">
            <text:p>No</text:p>
          </table:table-cell>
          <table:table-cell table:number-columns-repeated="17"/>
          <table:table-cell office:value-type="float" office:value="3054" calcext:value-type="float">
            <text:p>3054</text:p>
          </table:table-cell>
          <table:table-cell office:value-type="string" calcext:value-type="string">
            <text:p>282f9ae1-a26f-4171-9491-2fcfbefcfe7f</text:p>
          </table:table-cell>
          <table:table-cell office:value-type="string" calcext:value-type="string">
            <text:p>2021-02-16T19:49:52</text:p>
          </table:table-cell>
          <table:table-cell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21-02-16T14:23:10.226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├Ò unicef</text:p>
          </table:table-cell>
          <table:table-cell office:value-type="string" calcext:value-type="string">
            <text:p>12.5931717 -7.9723217 352.69835387200476 2.86</text:p>
          </table:table-cell>
          <table:table-cell office:value-type="float" office:value="12.5931717" calcext:value-type="float">
            <text:p>12.5931717</text:p>
          </table:table-cell>
          <table:table-cell office:value-type="float" office:value="-7.9723217" calcext:value-type="float">
            <text:p>-7.9723217</text:p>
          </table:table-cell>
          <table:table-cell office:value-type="float" office:value="352.698353872005" calcext:value-type="float">
            <text:p>352.69835387200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Cabinet medical</text:p>
          </table:table-cell>
          <table:table-cell/>
          <table:table-cell office:value-type="string" calcext:value-type="string">
            <text:p>Clinic bed</text:p>
          </table:table-cell>
          <table:table-cell table:number-columns-repeated="2"/>
          <table:table-cell office:value-type="string" calcext:value-type="string">
            <text:p>Medicin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00836" calcext:value-type="float">
            <text:p>202008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ab3b280f-cbdb-4f87-8b40-06d0a82ccf91</text:p>
          </table:table-cell>
          <table:table-cell office:value-type="string" calcext:value-type="string">
            <text:p>2021-02-16T19:49:56</text:p>
          </table:table-cell>
          <table:table-cell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021-02-16T14:38:09.677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Cite unicef</text:p>
          </table:table-cell>
          <table:table-cell office:value-type="string" calcext:value-type="string">
            <text:p>12.59642 -7.9728233 342.81398203634626 2.066</text:p>
          </table:table-cell>
          <table:table-cell office:value-type="float" office:value="12.59642" calcext:value-type="float">
            <text:p>12.59642</text:p>
          </table:table-cell>
          <table:table-cell office:value-type="float" office:value="-7.9728233" calcext:value-type="float">
            <text:p>-7.9728233</text:p>
          </table:table-cell>
          <table:table-cell office:value-type="float" office:value="342.813982036346" calcext:value-type="float">
            <text:p>342.813982036346</text:p>
          </table:table-cell>
          <table:table-cell office:value-type="float" office:value="2.066" calcext:value-type="float">
            <text:p>2.066</text:p>
          </table:table-cell>
          <table:table-cell office:value-type="string" calcext:value-type="string">
            <text:p>Cabinet d'ophtamologie Mohamed V</text:p>
          </table:table-cell>
          <table:table-cell/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Medicin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-Fri 08:00-1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02094" calcext:value-type="float">
            <text:p>202020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9cef0b18-ed43-4c09-93f9-3b6f4f46e893</text:p>
          </table:table-cell>
          <table:table-cell office:value-type="string" calcext:value-type="string">
            <text:p>2021-02-16T19:49:57</text:p>
          </table:table-cell>
          <table:table-cell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021-02-16T13:53:31.725Z</text:p>
          </table:table-cell>
          <table:table-cell office:value-type="string" calcext:value-type="string">
            <text:p>2021-02-16</text:p>
          </table:table-cell>
          <table:table-cell office:value-type="float" office:value="357828107947080" calcext:value-type="float">
            <text:p>357828107947080</text:p>
          </table:table-cell>
          <table:table-cell office:value-type="float" office:value="8.92230171602166E+019" calcext:value-type="float">
            <text:p>8.92230171602166E+019</text:p>
          </table:table-cell>
          <table:table-cell office:value-type="float" office:value="610010371654756" calcext:value-type="float">
            <text:p>610010371654756</text:p>
          </table:table-cell>
          <table:table-cell office:value-type="string" calcext:value-type="string">
            <text:p>Awa Diarra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Magnambougou</text:p>
          </table:table-cell>
          <table:table-cell table:number-columns-repeated="2"/>
          <table:table-cell office:value-type="string" calcext:value-type="string">
            <text:p>12.612871666666669 -7.962524999999999 337.0 0.9</text:p>
          </table:table-cell>
          <table:table-cell office:value-type="float" office:value="12.6128716666667" calcext:value-type="float">
            <text:p>12.6128716666667</text:p>
          </table:table-cell>
          <table:table-cell office:value-type="float" office:value="-7.962525" calcext:value-type="float">
            <text:p>-7.962525</text:p>
          </table:table-cell>
          <table:table-cell office:value-type="float" office:value="337" calcext:value-type="float">
            <text:p>33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Centre de soins d'obst├Òtrique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Intensive care unit</text:p>
          </table:table-cell>
          <table:table-cell office:value-type="string" calcext:value-type="string">
            <text:p>Martenal car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000731" calcext:value-type="float">
            <text:p>220007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d0454d00-ff58-4d33-ac2e-be0f5fb11d17</text:p>
          </table:table-cell>
          <table:table-cell office:value-type="string" calcext:value-type="string">
            <text:p>2021-02-17T08:35:23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21-02-16T14:01:49.132Z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collect:EZ7wOdBrRXaKJzjD</text:p>
          </table:table-cell>
          <table:table-cell table:number-columns-repeated="2"/>
          <table:table-cell office:value-type="string" calcext:value-type="string">
            <text:p>TRAORE Fatoumata 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Faladi├Ò</text:p>
          </table:table-cell>
          <table:table-cell/>
          <table:table-cell office:value-type="string" calcext:value-type="string">
            <text:p>Faladi├¿ Sema </text:p>
          </table:table-cell>
          <table:table-cell office:value-type="string" calcext:value-type="string">
            <text:p>12.5799683 -7.9575483 371.7875651532534 3.266</text:p>
          </table:table-cell>
          <table:table-cell office:value-type="float" office:value="12.5799683" calcext:value-type="float">
            <text:p>12.5799683</text:p>
          </table:table-cell>
          <table:table-cell office:value-type="float" office:value="-7.9575483" calcext:value-type="float">
            <text:p>-7.9575483</text:p>
          </table:table-cell>
          <table:table-cell office:value-type="float" office:value="371.787565153253" calcext:value-type="float">
            <text:p>371.787565153253</text:p>
          </table:table-cell>
          <table:table-cell office:value-type="float" office:value="3.266" calcext:value-type="float">
            <text:p>3.266</text:p>
          </table:table-cell>
          <table:table-cell office:value-type="string" calcext:value-type="string">
            <text:p>PHARMACIE djema</text:p>
          </table:table-cell>
          <table:table-cell table:number-columns-repeated="4"/>
          <table:table-cell office:value-type="string" calcext:value-type="string">
            <text:p>Medicine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nta Daf</text:p>
          </table:table-cell>
          <table:table-cell table:number-columns-repeated="22"/>
          <table:table-cell office:value-type="float" office:value="3310" calcext:value-type="float">
            <text:p>3310</text:p>
          </table:table-cell>
          <table:table-cell office:value-type="string" calcext:value-type="string">
            <text:p>b7430aa2-0573-497f-b998-0493ba6f1cdb</text:p>
          </table:table-cell>
          <table:table-cell office:value-type="string" calcext:value-type="string">
            <text:p>2021-02-17T09:07:24</text:p>
          </table:table-cell>
          <table:table-cell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021-02-17T12:31:05.782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HT5m96BSOrMwBzMD</text:p>
          </table:table-cell>
          <table:table-cell table:number-columns-repeated="2"/>
          <table:table-cell office:value-type="string" calcext:value-type="string">
            <text:p>Seydou KONE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/>
          <table:table-cell office:value-type="string" calcext:value-type="string">
            <text:p>Diallobougou</text:p>
          </table:table-cell>
          <table:table-cell office:value-type="string" calcext:value-type="string">
            <text:p>12.5689117 -7.9735967 360.67014200756023 2.05</text:p>
          </table:table-cell>
          <table:table-cell office:value-type="float" office:value="12.5689117" calcext:value-type="float">
            <text:p>12.5689117</text:p>
          </table:table-cell>
          <table:table-cell office:value-type="float" office:value="-7.9735967" calcext:value-type="float">
            <text:p>-7.9735967</text:p>
          </table:table-cell>
          <table:table-cell office:value-type="float" office:value="360.67014200756" calcext:value-type="float">
            <text:p>360.67014200756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CSCOM de ANIASCo</text:p>
          </table:table-cell>
          <table:table-cell/>
          <table:table-cell office:value-type="string" calcext:value-type="string">
            <text:p>Clinic bed</text:p>
          </table:table-cell>
          <table:table-cell office:value-type="string" calcext:value-type="string">
            <text:p>Specializ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e24e5981-ff3a-4c1a-bb23-309503384094</text:p>
          </table:table-cell>
          <table:table-cell office:value-type="string" calcext:value-type="string">
            <text:p>2021-02-17T19:18:09</text:p>
          </table:table-cell>
          <table:table-cell/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21-02-17T10:37:55.907Z</text:p>
          </table:table-cell>
          <table:table-cell office:value-type="string" calcext:value-type="string">
            <text:p>2021-02-17</text:p>
          </table:table-cell>
          <table:table-cell office:value-type="string" calcext:value-type="string">
            <text:p>collect:T2d0jw7SofpYizv1</text:p>
          </table:table-cell>
          <table:table-cell table:number-columns-repeated="2"/>
          <table:table-cell office:value-type="string" calcext:value-type="string">
            <text:p>A├»ssatou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I</text:p>
          </table:table-cell>
          <table:table-cell office:value-type="string" calcext:value-type="string">
            <text:p>Niamakoro</text:p>
          </table:table-cell>
          <table:table-cell table:number-columns-repeated="2"/>
          <table:table-cell office:value-type="string" calcext:value-type="string">
            <text:p>12.5825983 -7.9583133 363.01894260404424 2.45</text:p>
          </table:table-cell>
          <table:table-cell office:value-type="float" office:value="12.5825983" calcext:value-type="float">
            <text:p>12.5825983</text:p>
          </table:table-cell>
          <table:table-cell office:value-type="float" office:value="-7.9583133" calcext:value-type="float">
            <text:p>-7.9583133</text:p>
          </table:table-cell>
          <table:table-cell office:value-type="float" office:value="363.018942604044" calcext:value-type="float">
            <text:p>363.018942604044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Cabinet de soin de sant├Ò d'amiti├Ò </text:p>
          </table:table-cell>
          <table:table-cell/>
          <table:table-cell office:value-type="string" calcext:value-type="string">
            <text:p>Clinic bed</text:p>
          </table:table-cell>
          <table:table-cell office:value-type="string" calcext:value-type="string">
            <text:p>General acute care</text:p>
          </table:table-cell>
          <table:table-cell/>
          <table:table-cell office:value-type="string" calcext:value-type="string">
            <text:p>Pediatric care</text:p>
          </table:table-cell>
          <table:table-cell table:number-columns-repeated="6"/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ocial_care</text:p>
          </table:table-cell>
          <table:table-cell table:number-columns-repeated="2"/>
          <table:table-cell office:value-type="float" office:value="61871179" calcext:value-type="float">
            <text:p>618711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cility is equipped for menstrual hygiene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Other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24fef57a-2acc-4bb3-9619-1076f04acd22</text:p>
          </table:table-cell>
          <table:table-cell office:value-type="string" calcext:value-type="string">
            <text:p>2021-02-17T21:18:34</text:p>
          </table:table-cell>
          <table:table-cell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21-02-18T10:11:27.530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 table:number-columns-repeated="2"/>
          <table:table-cell office:value-type="string" calcext:value-type="string">
            <text:p>12.5825903 -8.019136 349.4 4.016</text:p>
          </table:table-cell>
          <table:table-cell office:value-type="float" office:value="12.5825903" calcext:value-type="float">
            <text:p>12.5825903</text:p>
          </table:table-cell>
          <table:table-cell office:value-type="float" office:value="-8.019136" calcext:value-type="float">
            <text:p>-8.019136</text:p>
          </table:table-cell>
          <table:table-cell office:value-type="float" office:value="349.4" calcext:value-type="float">
            <text:p>349.4</text:p>
          </table:table-cell>
          <table:table-cell office:value-type="float" office:value="4.016" calcext:value-type="float">
            <text:p>4.016</text:p>
          </table:table-cell>
          <table:table-cell office:value-type="string" calcext:value-type="string">
            <text:p>Cabinet Globale Sant├Ò</text:p>
          </table:table-cell>
          <table:table-cell table:number-columns-repeated="2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Medicine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abinet m├Òdical Globale sant├Ò</text:p>
          </table:table-cell>
          <table:table-cell office:value-type="string" calcext:value-type="string">
            <text:p>Gene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273942" calcext:value-type="float">
            <text:p>732739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4d1c470f-19bf-49ac-bb26-be06f57c03f7</text:p>
          </table:table-cell>
          <table:table-cell office:value-type="string" calcext:value-type="string">
            <text:p>2021-02-18T17:21:53</text:p>
          </table:table-cell>
          <table:table-cell/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21-02-18T11:52:07.524Z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collect:vZ1IuJDmO5Vr0btQ</text:p>
          </table:table-cell>
          <table:table-cell table:number-columns-repeated="2"/>
          <table:table-cell office:value-type="string" calcext:value-type="string">
            <text:p>Daouda Sangar├Ò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Commune V</text:p>
          </table:table-cell>
          <table:table-cell office:value-type="string" calcext:value-type="string">
            <text:p>Baco - Djicoroni</text:p>
          </table:table-cell>
          <table:table-cell/>
          <table:table-cell office:value-type="string" calcext:value-type="string">
            <text:p>Golf</text:p>
          </table:table-cell>
          <table:table-cell office:value-type="string" calcext:value-type="string">
            <text:p>12.5781749 -8.0111733 371.8 2.98</text:p>
          </table:table-cell>
          <table:table-cell office:value-type="float" office:value="12.5781749" calcext:value-type="float">
            <text:p>12.5781749</text:p>
          </table:table-cell>
          <table:table-cell office:value-type="float" office:value="-8.0111733" calcext:value-type="float">
            <text:p>-8.0111733</text:p>
          </table:table-cell>
          <table:table-cell office:value-type="float" office:value="371.8" calcext:value-type="float">
            <text:p>371.8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Clinique m├Òdical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Medici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4/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Clinique m├Òdical Bakoroba Kane</text:p>
          </table:table-cell>
          <table:table-cell office:value-type="string" calcext:value-type="string">
            <text:p>Genera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281836" calcext:value-type="float">
            <text:p>202818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rov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cility is not equipped for menstrual hygiene manag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istence of handwashing post/station(s)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ility with water and so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point exis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 located near healthcre premises</text:p>
          </table:table-cell>
          <table:table-cell office:value-type="string" calcext:value-type="string">
            <text:p>Existence of Management Committee including WASH iss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ce a day</text:p>
          </table:table-cell>
          <table:table-cell office:value-type="string" calcext:value-type="string">
            <text:p>Manual Emptier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2e33f8b5-cba4-49d7-a6eb-24aa96706cfc</text:p>
          </table:table-cell>
          <table:table-cell office:value-type="string" calcext:value-type="string">
            <text:p>2021-02-18T17:22:44</text:p>
          </table:table-cell>
          <table:table-cell/>
          <table:table-cell office:value-type="float" office:value="398" calcext:value-type="float">
            <text:p>398</text:p>
          </table:table-cell>
        </table:table-row>
      </table:table>
      <table:table table:name="Pivot Table_02_OCA_Bamako_Health_Facility_v_0_5_-_latest_version_-_EN_-_2021-02-26-03-45-03_1" table:style-name="ta1">
        <table:table-column table:style-name="co58" table:default-cell-style-name="ce5"/>
        <table:table-column table:style-name="co58" table:default-cell-style-name="ce10"/>
        <table:table-column table:style-name="co58" table:number-columns-repeated="4" table:default-cell-style-name="Pivot_20_Table_20_Value"/>
        <table:table-column table:style-name="co58" table:default-cell-style-name="ce19"/>
        <table:table-column table:style-name="co58" table:default-cell-style-name="ce25"/>
        <table:table-row table:style-name="ro1">
          <table:table-cell table:style-name="ce2" office:value-type="string" calcext:value-type="string">
            <text:p>Sum - Nature of the facility</text:p>
          </table:table-cell>
          <table:table-cell table:style-name="ce7" office:value-type="string" calcext:value-type="string">
            <text:p>Data</text:p>
          </table:table-cell>
          <table:table-cell table:style-name="ce13" table:number-columns-repeated="5"/>
          <table:table-cell table:style-name="ce22"/>
        </table:table-row>
        <table:table-row table:style-name="ro1">
          <table:table-cell table:style-name="ce3" office:value-type="string" calcext:value-type="string">
            <text:p>Type of the facility</text:p>
          </table:table-cell>
          <table:table-cell table:style-name="ce8" office:value-type="string" calcext:value-type="string">
            <text:p>Commune I</text:p>
          </table:table-cell>
          <table:table-cell table:style-name="ce14" office:value-type="string" calcext:value-type="string">
            <text:p>Commune II</text:p>
          </table:table-cell>
          <table:table-cell table:style-name="ce14" office:value-type="string" calcext:value-type="string">
            <text:p>Commune III</text:p>
          </table:table-cell>
          <table:table-cell table:style-name="ce14" office:value-type="string" calcext:value-type="string">
            <text:p>Commune IV</text:p>
          </table:table-cell>
          <table:table-cell table:style-name="ce14" office:value-type="string" calcext:value-type="string">
            <text:p>Commune V</text:p>
          </table:table-cell>
          <table:table-cell table:style-name="ce14" office:value-type="string" calcext:value-type="string">
            <text:p>Commune VI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Clinic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24"/>
        </table:table-row>
        <table:table-row table:style-name="ro1">
          <table:table-cell office:value-type="string" calcext:value-type="string">
            <text:p>Community health c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armac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health c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dition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empty)</text:p>
          </table:table-cell>
          <table:table-cell table:style-name="ce11"/>
          <table:table-cell table:style-name="ce16" table:number-columns-repeated="4"/>
          <table:table-cell table:style-name="ce20"/>
          <table:table-cell table:style-name="ce26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7" table:number-columns-repeated="4"/>
          <table:table-cell table:style-name="ce21"/>
          <table:table-cell table:style-name="ce27"/>
        </table:table-row>
      </table:table>
      <table:named-expressions/>
      <table:database-ranges>
        <table:database-range table:name="__Anonymous_Sheet_DB__0" table:target-range-address="'02_OCA_Bamako_Health_Facility_v_0_5_-_latest_version_-_EN_-_2021-02-26-03-45-03'.A1:'02_OCA_Bamako_Health_Facility_v_0_5_-_latest_version_-_EN_-_2021-02-26-03-45-03'.BN413" table:display-filter-buttons="true">
          <table:filter>
            <table:filter-and>
              <table:filter-condition table:field-number="18" table:value="" table:operator="=">
                <table:filter-set-item table:value=""/>
                <table:filter-set-item table:value="Clinic"/>
                <table:filter-set-item table:value="Community health center"/>
                <table:filter-set-item table:value="Hospital"/>
                <table:filter-set-item table:value="Reference health center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Pivot Table_02_OCA_Bamako_Health_Facility_v_0_5_-_latest_version_-_EN_-_2021-02-26-03-45-03_1'.A1:'Pivot Table_02_OCA_Bamako_Health_Facility_v_0_5_-_latest_version_-_EN_-_2021-02-26-03-45-03_1'.H11" table:buttons="'Pivot Table_02_OCA_Bamako_Health_Facility_v_0_5_-_latest_version_-_EN_-_2021-02-26-03-45-03_1'.A2 'Pivot Table_02_OCA_Bamako_Health_Facility_v_0_5_-_latest_version_-_EN_-_2021-02-26-03-45-03_1'.B1" table:show-filter-button="false" table:drill-down-on-double-click="false">
          <table:source-cell-range table:cell-range-address="'02_OCA_Bamako_Health_Facility_v_0_5_-_latest_version_-_EN_-_2021-02-26-03-45-03'.A1:'02_OCA_Bamako_Health_Facility_v_0_5_-_latest_version_-_EN_-_2021-02-26-03-45-03'.BN4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mune" table:orientation="column" table:used-hierarchy="0" table:function="auto">
            <table:data-pilot-level table:show-empty="false" calcext:repeat-item-labels="false">
              <table:data-pilot-members>
                <table:data-pilot-member table:name="Commune I" table:display="true" table:show-details="true"/>
                <table:data-pilot-member table:name="Commune II" table:display="true" table:show-details="true"/>
                <table:data-pilot-member table:name="Commune III" table:display="true" table:show-details="true"/>
                <table:data-pilot-member table:name="Commune IV" table:display="true" table:show-details="true"/>
                <table:data-pilot-member table:name="Commune V" table:display="true" table:show-details="true"/>
                <table:data-pilot-member table:name="Commune V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 of the facility" table:orientation="row" table:used-hierarchy="0" table:function="auto">
            <table:data-pilot-level table:show-empty="false" calcext:repeat-item-labels="false">
              <table:data-pilot-members>
                <table:data-pilot-member table:name="Clinic" table:display="true" table:show-details="true"/>
                <table:data-pilot-member table:name="Community health center" table:display="true" table:show-details="true"/>
                <table:data-pilot-member table:name="Dental" table:display="true" table:show-details="true"/>
                <table:data-pilot-member table:name="Hospital" table:display="true" table:show-details="true"/>
                <table:data-pilot-member table:name="Pharmacy" table:display="true" table:show-details="true"/>
                <table:data-pilot-member table:name="Reference health center" table:display="true" table:show-details="true"/>
                <table:data-pilot-member table:name="Traditiona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ture of the facility" table:orientation="data" table:used-hierarchy="0" table:function="sum">
            <table:data-pilot-level table:show-empty="false" calcext:repeat-item-labels="false">
              <table:data-pilot-members>
                <table:data-pilot-member table:name="&quot;Cabinet m├Òdicale Seydou Bamako&quot; " table:display="true" table:show-details="true"/>
                <table:data-pilot-member table:name="A S BOUA" table:display="true" table:show-details="true"/>
                <table:data-pilot-member table:name="A.D.O.C iota" table:display="true" table:show-details="true"/>
                <table:data-pilot-member table:name="A├»cha karemb├Ò" table:display="true" table:show-details="true"/>
                <table:data-pilot-member table:name="Asaco bakon" table:display="true" table:show-details="true"/>
                <table:data-pilot-member table:name="Asaco koulou- point" table:display="true" table:show-details="true"/>
                <table:data-pilot-member table:name="ASACOBAKON" table:display="true" table:show-details="true"/>
                <table:data-pilot-member table:name="ASACODES" table:display="true" table:show-details="true"/>
                <table:data-pilot-member table:name="Asacokossa" table:display="true" table:show-details="true"/>
                <table:data-pilot-member table:name="Asacola B5" table:display="true" table:show-details="true"/>
                <table:data-pilot-member table:name="ASACOMGA" table:display="true" table:show-details="true"/>
                <table:data-pilot-member table:name="ASACOMSAB I" table:display="true" table:show-details="true"/>
                <table:data-pilot-member table:name="ASACOSAB" table:display="true" table:show-details="true"/>
                <table:data-pilot-member table:name="ASACOSODIA" table:display="true" table:show-details="true"/>
                <table:data-pilot-member table:name="Asacosy" table:display="true" table:show-details="true"/>
                <table:data-pilot-member table:name="ASACOYirimadjo" table:display="true" table:show-details="true"/>
                <table:data-pilot-member table:name="Assacoba " table:display="true" table:show-details="true"/>
                <table:data-pilot-member table:name="B├ótiment " table:display="true" table:show-details="true"/>
                <table:data-pilot-member table:name="B├ótiment ASCOMISSABOUGOU" table:display="true" table:show-details="true"/>
                <table:data-pilot-member table:name="B├ótiment cabinet m├Òdical kouna" table:display="true" table:show-details="true"/>
                <table:data-pilot-member table:name="B├ótiment Cabinet m├Òdical Moussoula" table:display="true" table:show-details="true"/>
                <table:data-pilot-member table:name="B├ótiment cabinet m├Òdical sage femme " table:display="true" table:show-details="true"/>
                <table:data-pilot-member table:name="B├ótiment Clinique M├Òdicale la r├Òf├Òrence " table:display="true" table:show-details="true"/>
                <table:data-pilot-member table:name="B├ótiment Clinique ogon" table:display="true" table:show-details="true"/>
                <table:data-pilot-member table:name="B├ótiment Clinique safari " table:display="true" table:show-details="true"/>
                <table:data-pilot-member table:name="B├ótiment Clinique Wagadou" table:display="true" table:show-details="true"/>
                <table:data-pilot-member table:name="B├ótiment pharmacie aer" table:display="true" table:show-details="true"/>
                <table:data-pilot-member table:name="B├ótiment pharmacie Priv├Ò H├┤pital du Mali " table:display="true" table:show-details="true"/>
                <table:data-pilot-member table:name="B├ótiment, la pyramide " table:display="true" table:show-details="true"/>
                <table:data-pilot-member table:name="BONNE SANT├Ê" table:display="true" table:show-details="true"/>
                <table:data-pilot-member table:name="Cabine dentaire" table:display="true" table:show-details="true"/>
                <table:data-pilot-member table:name="Cabinet" table:display="true" table:show-details="true"/>
                <table:data-pilot-member table:name="Cabinet&#10;INE CHALAHOU" table:display="true" table:show-details="true"/>
                <table:data-pilot-member table:name="Cabinet B├ó Mariam" table:display="true" table:show-details="true"/>
                <table:data-pilot-member table:name="Cabinet Bara" table:display="true" table:show-details="true"/>
                <table:data-pilot-member table:name="Cabinet chinois KIN├ÊSITH├ÊRAPIE" table:display="true" table:show-details="true"/>
                <table:data-pilot-member table:name="Cabinet d'ophtamologie Mohamed V" table:display="true" table:show-details="true"/>
                <table:data-pilot-member table:name="CABINET de consultation  RAPHA" table:display="true" table:show-details="true"/>
                <table:data-pilot-member table:name="Cabinet de soin Amadou Baba Traor├Ò" table:display="true" table:show-details="true"/>
                <table:data-pilot-member table:name="Cabinet de soin de sant├Ò d'amiti├Ò " table:display="true" table:show-details="true"/>
                <table:data-pilot-member table:name="Cabinet de soin m├Òdical " table:display="true" table:show-details="true"/>
                <table:data-pilot-member table:name="Cabinet de soin m├Òdical Douala Bagayoko" table:display="true" table:show-details="true"/>
                <table:data-pilot-member table:name="Cabinet de Soin Soungoura" table:display="true" table:show-details="true"/>
                <table:data-pilot-member table:name="Cabinet de soins " table:display="true" table:show-details="true"/>
                <table:data-pilot-member table:name="Cabinet de soins &quot;Macalou&quot;" table:display="true" table:show-details="true"/>
                <table:data-pilot-member table:name="Cabinet de Soins (Fanta Dabo)" table:display="true" table:show-details="true"/>
                <table:data-pilot-member table:name="Cabinet de soins Mah Dounamba" table:display="true" table:show-details="true"/>
                <table:data-pilot-member table:name="Cabinet de soins makalou" table:display="true" table:show-details="true"/>
                <table:data-pilot-member table:name="CABINET DE SOINS SANT├Ê PLUS" table:display="true" table:show-details="true"/>
                <table:data-pilot-member table:name="Cabinet dentaire" table:display="true" table:show-details="true"/>
                <table:data-pilot-member table:name="Cabinet dentaire " table:display="true" table:show-details="true"/>
                <table:data-pilot-member table:name="Cabinet dentaire chirurgien dentiste&#10;Le docteur n'a pas voulu donner les renseignements parce que j'ai pas un ordre fiable pour sa structure en quoi donc les informations remplit sont ceux visibles ├á l'int├Òrieur" table:display="true" table:show-details="true"/>
                <table:data-pilot-member table:name="Cabinet dentaire MAIGA" table:display="true" table:show-details="true"/>
                <table:data-pilot-member table:name="Cabinet dentaire matou" table:display="true" table:show-details="true"/>
                <table:data-pilot-member table:name="Cabinet dentaire SISSOKO" table:display="true" table:show-details="true"/>
                <table:data-pilot-member table:name="Cabinet des soins du Golf" table:display="true" table:show-details="true"/>
                <table:data-pilot-member table:name="Cabinet Djiguiya" table:display="true" table:show-details="true"/>
                <table:data-pilot-member table:name="Cabinet Globale Sant├Ò" table:display="true" table:show-details="true"/>
                <table:data-pilot-member table:name="Cabinet Keneya de Yirimadjo" table:display="true" table:show-details="true"/>
                <table:data-pilot-member table:name="Cabinet le Carrefour Mandingue" table:display="true" table:show-details="true"/>
                <table:data-pilot-member table:name="CABINET M├ÊDICAL AKT" table:display="true" table:show-details="true"/>
                <table:data-pilot-member table:name="CABINET M├ÊDICAL baminata" table:display="true" table:show-details="true"/>
                <table:data-pilot-member table:name="CABINET M├ÊDICAL BINTOULA" table:display="true" table:show-details="true"/>
                <table:data-pilot-member table:name="CABINET M├ÊDICAL BONNE MERE" table:display="true" table:show-details="true"/>
                <table:data-pilot-member table:name="CABINET M├ÊDICAL GALIEN" table:display="true" table:show-details="true"/>
                <table:data-pilot-member table:name="CABINET M├ÊDICAL LONGUE VIE" table:display="true" table:show-details="true"/>
                <table:data-pilot-member table:name="Cabinet m├Òdical" table:display="true" table:show-details="true"/>
                <table:data-pilot-member table:name="Cabinet m├Òdical " table:display="true" table:show-details="true"/>
                <table:data-pilot-member table:name="Cabinet m├Òdical  Agna" table:display="true" table:show-details="true"/>
                <table:data-pilot-member table:name="Cabinet M├Òdical  Baraka" table:display="true" table:show-details="true"/>
                <table:data-pilot-member table:name="Cabinet m├Òdical  Horonya" table:display="true" table:show-details="true"/>
                <table:data-pilot-member table:name="Cabinet m├Òdical  succ├¿s" table:display="true" table:show-details="true"/>
                <table:data-pilot-member table:name="Cabinet m├Òdical Al-Iklas" table:display="true" table:show-details="true"/>
                <table:data-pilot-member table:name="Cabinet m├Òdical Arama m├Òdecine Traditionnel" table:display="true" table:show-details="true"/>
                <table:data-pilot-member table:name="Cabinet m├Òdical Bethesda" table:display="true" table:show-details="true"/>
                <table:data-pilot-member table:name="Cabinet m├Òdical Bougouzie" table:display="true" table:show-details="true"/>
                <table:data-pilot-member table:name="Cabinet m├Òdical COUMBA" table:display="true" table:show-details="true"/>
                <table:data-pilot-member table:name="Cabinet m├Òdical Dao" table:display="true" table:show-details="true"/>
                <table:data-pilot-member table:name="Cabinet m├Òdical de consultation et soins(Amina yarabi)" table:display="true" table:show-details="true"/>
                <table:data-pilot-member table:name="Cabinet M├Òdical de la cit├Ò " table:display="true" table:show-details="true"/>
                <table:data-pilot-member table:name="Cabinet m├Òdical de soin et ophtalmologie " table:display="true" table:show-details="true"/>
                <table:data-pilot-member table:name="Cabinet m├Òdical de Zirakoro" table:display="true" table:show-details="true"/>
                <table:data-pilot-member table:name="Cabinet M├Òdical Djigi" table:display="true" table:show-details="true"/>
                <table:data-pilot-member table:name="Cabinet m├Òdical Doniya" table:display="true" table:show-details="true"/>
                <table:data-pilot-member table:name="Cabinet m├Òdical ESP├ÊRANCE DE VIE" table:display="true" table:show-details="true"/>
                <table:data-pilot-member table:name="Cabinet m├Òdical ESPOIR" table:display="true" table:show-details="true"/>
                <table:data-pilot-member table:name="Cabinet m├Òdical Faye" table:display="true" table:show-details="true"/>
                <table:data-pilot-member table:name="Cabinet m├Òdical Horonya" table:display="true" table:show-details="true"/>
                <table:data-pilot-member table:name="Cabinet m├Òdical Kefena" table:display="true" table:show-details="true"/>
                <table:data-pilot-member table:name="Cabinet m├Òdical keneyasso" table:display="true" table:show-details="true"/>
                <table:data-pilot-member table:name="Cabinet m├Òdical le GOLF" table:display="true" table:show-details="true"/>
                <table:data-pilot-member table:name="Cabinet m├Òdical le Guide" table:display="true" table:show-details="true"/>
                <table:data-pilot-member table:name="Cabinet M├Òdical le pont d'ain" table:display="true" table:show-details="true"/>
                <table:data-pilot-member table:name="Cabinet M├Òdical les Associates" table:display="true" table:show-details="true"/>
                <table:data-pilot-member table:name="Cabinet M├Òdical MASSILA COULIBALY " table:display="true" table:show-details="true"/>
                <table:data-pilot-member table:name="Cabinet M├Òdical N'Didi Moussa" table:display="true" table:show-details="true"/>
                <table:data-pilot-member table:name="Cabinet m├Òdical national" table:display="true" table:show-details="true"/>
                <table:data-pilot-member table:name="Cabinet m├Òdical OUIDAH" table:display="true" table:show-details="true"/>
                <table:data-pilot-member table:name="Cabinet m├Òdical RABI" table:display="true" table:show-details="true"/>
                <table:data-pilot-member table:name="Cabinet M├Òdical Renaissance" table:display="true" table:show-details="true"/>
                <table:data-pilot-member table:name="Cabinet m├Òdical Saha GEDE" table:display="true" table:show-details="true"/>
                <table:data-pilot-member table:name="Cabinet m├Òdical SIANWA" table:display="true" table:show-details="true"/>
                <table:data-pilot-member table:name="Cabinet m├Òdical soutien" table:display="true" table:show-details="true"/>
                <table:data-pilot-member table:name="Cabinet m├Òdical&quot;Awa camara&quot;" table:display="true" table:show-details="true"/>
                <table:data-pilot-member table:name="Cabinet M├Òdicale Teriya" table:display="true" table:show-details="true"/>
                <table:data-pilot-member table:name="Cabinet medical" table:display="true" table:show-details="true"/>
                <table:data-pilot-member table:name="Cabinet Medical ''Sante pour Tous''" table:display="true" table:show-details="true"/>
                <table:data-pilot-member table:name="Cabinet Medical Djiguiya" table:display="true" table:show-details="true"/>
                <table:data-pilot-member table:name="Cabinet Medical le Cinquantenaire" table:display="true" table:show-details="true"/>
                <table:data-pilot-member table:name="Cabinet medical pour sage femme" table:display="true" table:show-details="true"/>
                <table:data-pilot-member table:name="Cabinet medical Vision Sante" table:display="true" table:show-details="true"/>
                <table:data-pilot-member table:name="Cabinet Ophtalmo " table:display="true" table:show-details="true"/>
                <table:data-pilot-member table:name="Cabinet se soin D'ar Salam" table:display="true" table:show-details="true"/>
                <table:data-pilot-member table:name="Cabinet soin m├Òdical Youssouf" table:display="true" table:show-details="true"/>
                <table:data-pilot-member table:name="Centre de sant├Ò" table:display="true" table:show-details="true"/>
                <table:data-pilot-member table:name="Centre de sant├Ò " table:display="true" table:show-details="true"/>
                <table:data-pilot-member table:name="Centre de Sant├Ò ├Êvang├Òlique    &#10;                   ADD" table:display="true" table:show-details="true"/>
                <table:data-pilot-member table:name="Centre de sant├Ò cherifla " table:display="true" table:show-details="true"/>
                <table:data-pilot-member table:name="Centre de sant├Ò communautaire" table:display="true" table:show-details="true"/>
                <table:data-pilot-member table:name="Centre de sant├Ò communautaire " table:display="true" table:show-details="true"/>
                <table:data-pilot-member table:name="Centre de sant├Ò communautaire Abdou Toungara" table:display="true" table:show-details="true"/>
                <table:data-pilot-member table:name="Centre de Sant├Ò Communautaire de DAOUDABOUGOU 3├¿me AIRE" table:display="true" table:show-details="true"/>
                <table:data-pilot-member table:name="Centre de Sant├Ò communautaire de kalaban coura" table:display="true" table:show-details="true"/>
                <table:data-pilot-member table:name="Centre de sant├Ò de r├Òf├Òrence" table:display="true" table:show-details="true"/>
                <table:data-pilot-member table:name="Centre de sant├Ò de r├Òf├Òrence de la Commune IV" table:display="true" table:show-details="true"/>
                <table:data-pilot-member table:name="Centre de sant├Ò de r├Òf├Òrence de la police " table:display="true" table:show-details="true"/>
                <table:data-pilot-member table:name="Centre de Sant├Ò de r├Òf├Òrence de Sogoniko" table:display="true" table:show-details="true"/>
                <table:data-pilot-member table:name="Centre de Sant├Ò ESPOIR" table:display="true" table:show-details="true"/>
                <table:data-pilot-member table:name="Centre de sant├Ò publique" table:display="true" table:show-details="true"/>
                <table:data-pilot-member table:name="Centre de soin communautaire " table:display="true" table:show-details="true"/>
                <table:data-pilot-member table:name="Centre de soins d'obst├Òtrique" table:display="true" table:show-details="true"/>
                <table:data-pilot-member table:name="Centre Dialyse Relais" table:display="true" table:show-details="true"/>
                <table:data-pilot-member table:name="Centre m├Òdical" table:display="true" table:show-details="true"/>
                <table:data-pilot-member table:name="Centre m├Òdical " table:display="true" table:show-details="true"/>
                <table:data-pilot-member table:name="Centre M├Òdical le bonheur" table:display="true" table:show-details="true"/>
                <table:data-pilot-member table:name="Centre m├Òdical(Alliance)" table:display="true" table:show-details="true"/>
                <table:data-pilot-member table:name="Centre Valentin depablo" table:display="true" table:show-details="true"/>
                <table:data-pilot-member table:name="Clinic priv├Òe " table:display="true" table:show-details="true"/>
                <table:data-pilot-member table:name="Clinique" table:display="true" table:show-details="true"/>
                <table:data-pilot-member table:name="Clinique " table:display="true" table:show-details="true"/>
                <table:data-pilot-member table:name="Clinique  m├Òdicale YOUMA" table:display="true" table:show-details="true"/>
                <table:data-pilot-member table:name="Clinique AMBAOBOU" table:display="true" table:show-details="true"/>
                <table:data-pilot-member table:name="Clinique ami pi" table:display="true" table:show-details="true"/>
                <table:data-pilot-member table:name="Clinique Atlas" table:display="true" table:show-details="true"/>
                <table:data-pilot-member table:name="Clinique cabinet kanuya " table:display="true" table:show-details="true"/>
                <table:data-pilot-member table:name="CLINIQUE COLMED" table:display="true" table:show-details="true"/>
                <table:data-pilot-member table:name="Clinique de la cote" table:display="true" table:show-details="true"/>
                <table:data-pilot-member table:name="Clinique de la Premiere plaque" table:display="true" table:show-details="true"/>
                <table:data-pilot-member table:name="Clinique Dr Mall├Ò" table:display="true" table:show-details="true"/>
                <table:data-pilot-member table:name="Clinique eaux claires AYA" table:display="true" table:show-details="true"/>
                <table:data-pilot-member table:name="Clinique effica sant├Ò" table:display="true" table:show-details="true"/>
                <table:data-pilot-member table:name="Clinique hombori" table:display="true" table:show-details="true"/>
                <table:data-pilot-member table:name="Clinique horizon sant├Ò" table:display="true" table:show-details="true"/>
                <table:data-pilot-member table:name="Clinique horizon sant├Ò " table:display="true" table:show-details="true"/>
                <table:data-pilot-member table:name="Clinique Kabala " table:display="true" table:show-details="true"/>
                <table:data-pilot-member table:name="Clinique Keba Dafee" table:display="true" table:show-details="true"/>
                <table:data-pilot-member table:name="Clinique m├Òdical" table:display="true" table:show-details="true"/>
                <table:data-pilot-member table:name="Clinique m├Òdical &quot;Banan&quot;" table:display="true" table:show-details="true"/>
                <table:data-pilot-member table:name="Clinique m├Òdical eureka" table:display="true" table:show-details="true"/>
                <table:data-pilot-member table:name="Clinique m├Òdical hongou" table:display="true" table:show-details="true"/>
                <table:data-pilot-member table:name="Clinique m├Òdical K├¿n├¿ya Ton" table:display="true" table:show-details="true"/>
                <table:data-pilot-member table:name="Clinique M├Òdical la Solidarit├Ò" table:display="true" table:show-details="true"/>
                <table:data-pilot-member table:name="Clinique m├Òdical Lafia" table:display="true" table:show-details="true"/>
                <table:data-pilot-member table:name="Clinique m├Òdical Lafia Yoro" table:display="true" table:show-details="true"/>
                <table:data-pilot-member table:name="Clinique m├Òdical Layidou" table:display="true" table:show-details="true"/>
                <table:data-pilot-member table:name="Clinique m├Òdical le Defi" table:display="true" table:show-details="true"/>
                <table:data-pilot-member table:name="Clinique m├Òdical plus" table:display="true" table:show-details="true"/>
                <table:data-pilot-member table:name="Clinique m├Òdical Saiwa" table:display="true" table:show-details="true"/>
                <table:data-pilot-member table:name="Clinique m├Òdical Salomon" table:display="true" table:show-details="true"/>
                <table:data-pilot-member table:name="Clinique M├Òdical Sinc├Òrit├Ò" table:display="true" table:show-details="true"/>
                <table:data-pilot-member table:name="Clinique m├Òdical Yiriba" table:display="true" table:show-details="true"/>
                <table:data-pilot-member table:name="Clinique M├Òdicale&#10;LA PITIE" table:display="true" table:show-details="true"/>
                <table:data-pilot-member table:name="Clinique m├Òdicale " table:display="true" table:show-details="true"/>
                <table:data-pilot-member table:name="Clinique M├Òdicale &quot;K├¿n├¿ya Ton&quot;" table:display="true" table:show-details="true"/>
                <table:data-pilot-member table:name="Clinique m├Òdicale (sant├Ò pour tous)" table:display="true" table:show-details="true"/>
                <table:data-pilot-member table:name="Clinique m├Òdicale AL HAMDOULAYE " table:display="true" table:show-details="true"/>
                <table:data-pilot-member table:name="Clinique m├Òdicale bien-├¬tre " table:display="true" table:show-details="true"/>
                <table:data-pilot-member table:name="Clinique M├Òdicale ESTHER" table:display="true" table:show-details="true"/>
                <table:data-pilot-member table:name="Clinique m├Òdicale et  d'accouchement " table:display="true" table:show-details="true"/>
                <table:data-pilot-member table:name="Clinique m├Òdicale eureka" table:display="true" table:show-details="true"/>
                <table:data-pilot-member table:name="Clinique m├Òdicale fertilia" table:display="true" table:show-details="true"/>
                <table:data-pilot-member table:name="Clinique m├Òdicale Gu├Òrison" table:display="true" table:show-details="true"/>
                <table:data-pilot-member table:name="Clinique m├Òdicale KALA JATA" table:display="true" table:show-details="true"/>
                <table:data-pilot-member table:name="Clinique m├Òdicale la paix Divine" table:display="true" table:show-details="true"/>
                <table:data-pilot-member table:name="Clinique m├Òdicale le plateau " table:display="true" table:show-details="true"/>
                <table:data-pilot-member table:name="Clinique m├Òdicale Maman Cl├Òmentine " table:display="true" table:show-details="true"/>
                <table:data-pilot-member table:name="Clinique m├Òdicale Mosart" table:display="true" table:show-details="true"/>
                <table:data-pilot-member table:name="Clinique m├Òdicale promesse sant├Ò" table:display="true" table:show-details="true"/>
                <table:data-pilot-member table:name="Clinique m├Òdicale sissmed sant├Ò" table:display="true" table:show-details="true"/>
                <table:data-pilot-member table:name="Clinique M├Òdicale Teneni" table:display="true" table:show-details="true"/>
                <table:data-pilot-member table:name="Clinique M├Òdicale Yiriba" table:display="true" table:show-details="true"/>
                <table:data-pilot-member table:name="Clinique m├Òdicale yiriba " table:display="true" table:show-details="true"/>
                <table:data-pilot-member table:name="Clinique m├Òdicale&quot;ADA&quot;" table:display="true" table:show-details="true"/>
                <table:data-pilot-member table:name="Clinique Madi Bah" table:display="true" table:show-details="true"/>
                <table:data-pilot-member table:name="Clinique Medical le Sacerdoce" table:display="true" table:show-details="true"/>
                <table:data-pilot-member table:name="Clinique Medical Nouvel Esppoir" table:display="true" table:show-details="true"/>
                <table:data-pilot-member table:name="Clinique Medical Saha Djike" table:display="true" table:show-details="true"/>
                <table:data-pilot-member table:name="Clinique Medical Tehillan Medical Center" table:display="true" table:show-details="true"/>
                <table:data-pilot-member table:name="Clinique Medico Chirugical &#10;Wassa" table:display="true" table:show-details="true"/>
                <table:data-pilot-member table:name="Clinique Medicplus" table:display="true" table:show-details="true"/>
                <table:data-pilot-member table:name="Clinique ophtalmologue " table:display="true" table:show-details="true"/>
                <table:data-pilot-member table:name="Clinique Oumou KHAL TALL" table:display="true" table:show-details="true"/>
                <table:data-pilot-member table:name="Clinique pape" table:display="true" table:show-details="true"/>
                <table:data-pilot-member table:name="Clinique plan├¿te sant├Ò" table:display="true" table:show-details="true"/>
                <table:data-pilot-member table:name="Clinique priv├Òe" table:display="true" table:show-details="true"/>
                <table:data-pilot-member table:name="Clinique seyna" table:display="true" table:show-details="true"/>
                <table:data-pilot-member table:name="Cscom" table:display="true" table:show-details="true"/>
                <table:data-pilot-member table:name="Cscom ASACOMI" table:display="true" table:show-details="true"/>
                <table:data-pilot-member table:name="Cscom benkadi" table:display="true" table:show-details="true"/>
                <table:data-pilot-member table:name="CSCOM CSCODA" table:display="true" table:show-details="true"/>
                <table:data-pilot-member table:name="CSCOM de ANIASCo" table:display="true" table:show-details="true"/>
                <table:data-pilot-member table:name="CSCOM DE ASACOKALKO" table:display="true" table:show-details="true"/>
                <table:data-pilot-member table:name="Cscom de Bozola" table:display="true" table:show-details="true"/>
                <table:data-pilot-member table:name="Cscom Mekin Sikoroni" table:display="true" table:show-details="true"/>
                <table:data-pilot-member table:name="Cscom missira" table:display="true" table:show-details="true"/>
                <table:data-pilot-member table:name="Embrace Relief M├Òdical center Golf" table:display="true" table:show-details="true"/>
                <table:data-pilot-member table:name="H├┤pital m├¿re enfants le Luxembourg " table:display="true" table:show-details="true"/>
                <table:data-pilot-member table:name="H├┤pital M├¿re-enfants le Luxembourg" table:display="true" table:show-details="true"/>
                <table:data-pilot-member table:name="H├┤pital Mali Gavardo," table:display="true" table:show-details="true"/>
                <table:data-pilot-member table:name="H├┤pital priv├Ò " table:display="true" table:show-details="true"/>
                <table:data-pilot-member table:name="Kabinet m├Òdical &quot;ASSO&quot;" table:display="true" table:show-details="true"/>
                <table:data-pilot-member table:name="KEBA TOURE" table:display="true" table:show-details="true"/>
                <table:data-pilot-member table:name="Laboratoire biom├Òdicale le diafounou sarl" table:display="true" table:show-details="true"/>
                <table:data-pilot-member table:name="Le Domaine,  Centre m├Òdical " table:display="true" table:show-details="true"/>
                <table:data-pilot-member table:name="MAH-SANDJI" table:display="true" table:show-details="true"/>
                <table:data-pilot-member table:name="Maternit├Ò" table:display="true" table:show-details="true"/>
                <table:data-pilot-member table:name="Maternit├Ò " table:display="true" table:show-details="true"/>
                <table:data-pilot-member table:name="Maternit├Ò korofina" table:display="true" table:show-details="true"/>
                <table:data-pilot-member table:name="Officie Sodiya" table:display="true" table:show-details="true"/>
                <table:data-pilot-member table:name="Officine Baminata" table:display="true" table:show-details="true"/>
                <table:data-pilot-member table:name="Officine s├Òkou Traor├Ò" table:display="true" table:show-details="true"/>
                <table:data-pilot-member table:name="Optique 2000" table:display="true" table:show-details="true"/>
                <table:data-pilot-member table:name="Penda " table:display="true" table:show-details="true"/>
                <table:data-pilot-member table:name="Phaemacopee Lafia" table:display="true" table:show-details="true"/>
                <table:data-pilot-member table:name="Pharm Haron" table:display="true" table:show-details="true"/>
                <table:data-pilot-member table:name="Pharmacie" table:display="true" table:show-details="true"/>
                <table:data-pilot-member table:name="Pharmacie&#10;Djedi Diarra&#10;" table:display="true" table:show-details="true"/>
                <table:data-pilot-member table:name="Pharmacie&#10;Kanu" table:display="true" table:show-details="true"/>
                <table:data-pilot-member table:name="Pharmacie&#10;Mariam Traor├Ò" table:display="true" table:show-details="true"/>
                <table:data-pilot-member table:name="PHARMACIE " table:display="true" table:show-details="true"/>
                <table:data-pilot-member table:name="Pharmacie &#10;DANA DEMBELE&#10;Espace Sant├Ò" table:display="true" table:show-details="true"/>
                <table:data-pilot-member table:name="Pharmacie &#10;Officine N Mandela" table:display="true" table:show-details="true"/>
                <table:data-pilot-member table:name="Pharmacie  ASAHI" table:display="true" table:show-details="true"/>
                <table:data-pilot-member table:name="PHARMACIE  de l'avenir" table:display="true" table:show-details="true"/>
                <table:data-pilot-member table:name="Pharmacie &quot;Mieux Vivre &quot;" table:display="true" table:show-details="true"/>
                <table:data-pilot-member table:name="Pharmacie Alfirdaous" table:display="true" table:show-details="true"/>
                <table:data-pilot-member table:name="Pharmacie AMEN SART" table:display="true" table:show-details="true"/>
                <table:data-pilot-member table:name="Pharmacie BABA DIALLO" table:display="true" table:show-details="true"/>
                <table:data-pilot-member table:name="Pharmacie Baminata" table:display="true" table:show-details="true"/>
                <table:data-pilot-member table:name="PHARMACIE Bani" table:display="true" table:show-details="true"/>
                <table:data-pilot-member table:name="Pharmacie Basitan Keita" table:display="true" table:show-details="true"/>
                <table:data-pilot-member table:name="Pharmacie Batouma Baya" table:display="true" table:show-details="true"/>
                <table:data-pilot-member table:name="Pharmacie Benkan lafia" table:display="true" table:show-details="true"/>
                <table:data-pilot-member table:name="Pharmacie bien-├¬tre 24/24" table:display="true" table:show-details="true"/>
                <table:data-pilot-member table:name="Pharmacie Bienvenue Sarl" table:display="true" table:show-details="true"/>
                <table:data-pilot-member table:name="Pharmacie Carefour lafia" table:display="true" table:show-details="true"/>
                <table:data-pilot-member table:name="Pharmacie croix verte" table:display="true" table:show-details="true"/>
                <table:data-pilot-member table:name="Pharmacie DANAYA" table:display="true" table:show-details="true"/>
                <table:data-pilot-member table:name="Pharmacie de la maternit├Ò" table:display="true" table:show-details="true"/>
                <table:data-pilot-member table:name="Pharmacie de la R├Òf├Òrence" table:display="true" table:show-details="true"/>
                <table:data-pilot-member table:name="Pharmacie de la R├Òpublique" table:display="true" table:show-details="true"/>
                <table:data-pilot-member table:name="Pharmacie Diarrakounda" table:display="true" table:show-details="true"/>
                <table:data-pilot-member table:name="PHARMACIE djema" table:display="true" table:show-details="true"/>
                <table:data-pilot-member table:name="Pharmacie Dr DIARRA" table:display="true" table:show-details="true"/>
                <table:data-pilot-member table:name="Pharmacie du Niger " table:display="true" table:show-details="true"/>
                <table:data-pilot-member table:name="Pharmacie du palais de la culture" table:display="true" table:show-details="true"/>
                <table:data-pilot-member table:name="PHARMACIE du Sud" table:display="true" table:show-details="true"/>
                <table:data-pilot-member table:name="Pharmacie DUNIA" table:display="true" table:show-details="true"/>
                <table:data-pilot-member table:name="PHARMACIE Espoir" table:display="true" table:show-details="true"/>
                <table:data-pilot-member table:name="PHARMACIE Faladi├¿ " table:display="true" table:show-details="true"/>
                <table:data-pilot-member table:name="Pharmacie Fanta Sangar├Ò" table:display="true" table:show-details="true"/>
                <table:data-pilot-member table:name="Pharmacie fotigui" table:display="true" table:show-details="true"/>
                <table:data-pilot-member table:name="Pharmacie Kajuru Path├Ò Jallo" table:display="true" table:show-details="true"/>
                <table:data-pilot-member table:name="Pharmacie Kalifa kone" table:display="true" table:show-details="true"/>
                <table:data-pilot-member table:name="Pharmacie Koumba" table:display="true" table:show-details="true"/>
                <table:data-pilot-member table:name="Pharmacie koumba " table:display="true" table:show-details="true"/>
                <table:data-pilot-member table:name="Pharmacie KOUNIDJI GUINDO" table:display="true" table:show-details="true"/>
                <table:data-pilot-member table:name="Pharmacie la malienne " table:display="true" table:show-details="true"/>
                <table:data-pilot-member table:name="Pharmacie la vie" table:display="true" table:show-details="true"/>
                <table:data-pilot-member table:name="Pharmacie le BOURGOU" table:display="true" table:show-details="true"/>
                <table:data-pilot-member table:name="Pharmacie le c├┤t├Ò" table:display="true" table:show-details="true"/>
                <table:data-pilot-member table:name="Pharmacie le cinquantenaire " table:display="true" table:show-details="true"/>
                <table:data-pilot-member table:name="Pharmacie le Guide" table:display="true" table:show-details="true"/>
                <table:data-pilot-member table:name="Pharmacie Lothiozan" table:display="true" table:show-details="true"/>
                <table:data-pilot-member table:name="Pharmacie m'pewo" table:display="true" table:show-details="true"/>
                <table:data-pilot-member table:name="Pharmacie Mamadou Ballo" table:display="true" table:show-details="true"/>
                <table:data-pilot-member table:name="Pharmacie Mami taliko" table:display="true" table:show-details="true"/>
                <table:data-pilot-member table:name="Pharmacie Mariage Diallo " table:display="true" table:show-details="true"/>
                <table:data-pilot-member table:name="Pharmacie Mariam Yanogo" table:display="true" table:show-details="true"/>
                <table:data-pilot-member table:name="Pharmacie massaman Keita" table:display="true" table:show-details="true"/>
                <table:data-pilot-member table:name="Pharmacie Modibo Traor├Ò " table:display="true" table:show-details="true"/>
                <table:data-pilot-member table:name="Pharmacie Moussokoro Coulibaly" table:display="true" table:show-details="true"/>
                <table:data-pilot-member table:name="Pharmacie Noumoussa" table:display="true" table:show-details="true"/>
                <table:data-pilot-member table:name="Pharmacie OMGS" table:display="true" table:show-details="true"/>
                <table:data-pilot-member table:name="Pharmacie populaire du mali" table:display="true" table:show-details="true"/>
                <table:data-pilot-member table:name="Pharmacie Safari" table:display="true" table:show-details="true"/>
                <table:data-pilot-member table:name="Pharmacie saha" table:display="true" table:show-details="true"/>
                <table:data-pilot-member table:name="PHARMACIE SAOUDIATA" table:display="true" table:show-details="true"/>
                <table:data-pilot-member table:name="Pharmacie Sarl" table:display="true" table:show-details="true"/>
                <table:data-pilot-member table:name="Pharmacie Sim" table:display="true" table:show-details="true"/>
                <table:data-pilot-member table:name="Pharmacie Singaroume" table:display="true" table:show-details="true"/>
                <table:data-pilot-member table:name="Pharmacie Sokona Damba" table:display="true" table:show-details="true"/>
                <table:data-pilot-member table:name="Pharmacie soutoura" table:display="true" table:show-details="true"/>
                <table:data-pilot-member table:name="Pharmacie Teneman" table:display="true" table:show-details="true"/>
                <table:data-pilot-member table:name="Pharmacie Touchoumbe" table:display="true" table:show-details="true"/>
                <table:data-pilot-member table:name="Pharmacie Wassa" table:display="true" table:show-details="true"/>
                <table:data-pilot-member table:name="Pharmacie Zanga Coulibaly" table:display="true" table:show-details="true"/>
                <table:data-pilot-member table:name="Pharmacies&#10;DI-DRUGSTORE" table:display="true" table:show-details="true"/>
                <table:data-pilot-member table:name="Pharmacop├Òe" table:display="true" table:show-details="true"/>
                <table:data-pilot-member table:name="Pharmacop├Òe MYAKALA" table:display="true" table:show-details="true"/>
                <table:data-pilot-member table:name="Pharmacopie" table:display="true" table:show-details="true"/>
                <table:data-pilot-member table:name="Pharnacie" table:display="true" table:show-details="true"/>
                <table:data-pilot-member table:name="Polyclinique DHM" table:display="true" table:show-details="true"/>
                <table:data-pilot-member table:name="Priv├Ò " table:display="true" table:show-details="true"/>
                <table:data-pilot-member table:name="Scom " table:display="true" table:show-details="true"/>
                <table:data-pilot-member table:name="Scom de Bozola" table:display="true" table:show-details="true"/>
                <table:data-pilot-member table:name="Seydou Demb├Òl├Ò BANA BAN PEW LAF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aksaman" svg:font-family="Laksama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aksaman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1T18:01:25.957664642</dc:date>
    <meta:editing-duration>PT21S</meta:editing-duration>
    <meta:editing-cycles>1</meta:editing-cycles>
    <meta:document-statistic meta:table-count="2" meta:cell-count="20634" meta:object-count="0"/>
    <meta:generator>LibreOffice/6.4.6.2$Linux_X86_64 LibreOffice_project/40$Build-2</meta:generator>
  </office:meta>
</office:document-meta>
</file>